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er_stats_03_16_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<text:s/>Shots or Saves</text:p>
          </table:table-cell>
          <table:table-cell office:value-type="string" calcext:value-type="string">
            <text:p><text:s/>Shots or Saves Against Opponent</text:p>
          </table:table-cell>
          <table:table-cell office:value-type="string" calcext:value-type="string">
            <text:p><text:s/>Shots or Saves in March</text:p>
          </table:table-cell>
          <table:table-cell office:value-type="string" calcext:value-type="string">
            <text:p><text:s/>Shots or Saves at Roa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P Lin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Mads Sogaard</text:p>
          </table:table-cell>
          <table:table-cell office:value-type="float" office:value="0" calcext:value-type="float">
            <text:p>0</text:p>
          </table:table-cell>
          <table:table-cell office:value-type="float" office:value="24.25" calcext:value-type="float">
            <text:p>24.25</text:p>
          </table:table-cell>
          <table:table-cell office:value-type="float" office:value="22" calcext:value-type="float">
            <text:p>22</text:p>
          </table:table-cell>
          <table:table-cell office:value-type="float" office:value="23.8333333333333" calcext:value-type="float">
            <text:p>23.8333333333333</text:p>
          </table:table-cell>
          <table:table-cell office:value-type="float" office:value="17.5208333333333" calcext:value-type="float">
            <text:p>17.5208333333333</text:p>
          </table:table-cell>
          <table:table-cell office:value-type="float" office:value="28.5" calcext:value-type="float">
            <text:p>28.5</text:p>
          </table:table-cell>
          <table:table-cell table:formula="of:=[.G2]-[.F2]" office:value-type="float" office:value="10.9791666666667" calcext:value-type="float">
            <text:p>10.9791666666667</text:p>
          </table:table-cell>
        </table:table-row>
        <table:table-row table:style-name="ro1">
          <table:table-cell office:value-type="string" calcext:value-type="string">
            <text:p>Sergei Bobrovsky</text:p>
          </table:table-cell>
          <table:table-cell office:value-type="float" office:value="0" calcext:value-type="float">
            <text:p>0</text:p>
          </table:table-cell>
          <table:table-cell office:value-type="float" office:value="26.8955223880597" calcext:value-type="float">
            <text:p>26.8955223880597</text:p>
          </table:table-cell>
          <table:table-cell office:value-type="float" office:value="26.8443396226415" calcext:value-type="float">
            <text:p>26.8443396226415</text:p>
          </table:table-cell>
          <table:table-cell office:value-type="float" office:value="27.45" calcext:value-type="float">
            <text:p>27.45</text:p>
          </table:table-cell>
          <table:table-cell office:value-type="float" office:value="20.2974655026753" calcext:value-type="float">
            <text:p>20.2974655026753</text:p>
          </table:table-cell>
          <table:table-cell office:value-type="float" office:value="23.5" calcext:value-type="float">
            <text:p>23.5</text:p>
          </table:table-cell>
          <table:table-cell table:formula="of:=[.G3]-[.F3]" office:value-type="float" office:value="3.2025344973247" calcext:value-type="float">
            <text:p>3.2025344973247</text:p>
          </table:table-cell>
        </table:table-row>
        <table:table-row table:style-name="ro1">
          <table:table-cell office:value-type="string" calcext:value-type="string">
            <text:p>Pheonix Copley</text:p>
          </table:table-cell>
          <table:table-cell office:value-type="float" office:value="24.016393442623" calcext:value-type="float">
            <text:p>24.016393442623</text:p>
          </table:table-cell>
          <table:table-cell table:number-columns-repeated="2" office:value-type="float" office:value="24.2" calcext:value-type="float">
            <text:p>24.2</text:p>
          </table:table-cell>
          <table:table-cell office:value-type="float" office:value="24.5925925925926" calcext:value-type="float">
            <text:p>24.5925925925926</text:p>
          </table:table-cell>
          <table:table-cell office:value-type="float" office:value="21.3272465088039" calcext:value-type="float">
            <text:p>21.3272465088039</text:p>
          </table:table-cell>
          <table:table-cell office:value-type="float" office:value="24.5" calcext:value-type="float">
            <text:p>24.5</text:p>
          </table:table-cell>
          <table:table-cell table:formula="of:=[.G4]-[.F4]" office:value-type="float" office:value="3.1727534911961" calcext:value-type="float">
            <text:p>3.1727534911961</text:p>
          </table:table-cell>
        </table:table-row>
        <table:table-row table:style-name="ro1">
          <table:table-cell office:value-type="string" calcext:value-type="string">
            <text:p>Tristan Jarry</text:p>
          </table:table-cell>
          <table:table-cell office:value-type="float" office:value="24.2142857142857" calcext:value-type="float">
            <text:p>24.2142857142857</text:p>
          </table:table-cell>
          <table:table-cell office:value-type="float" office:value="25.7272727272727" calcext:value-type="float">
            <text:p>25.7272727272727</text:p>
          </table:table-cell>
          <table:table-cell office:value-type="float" office:value="26.5948717948718" calcext:value-type="float">
            <text:p>26.5948717948718</text:p>
          </table:table-cell>
          <table:table-cell office:value-type="float" office:value="25.5" calcext:value-type="float">
            <text:p>25.5</text:p>
          </table:table-cell>
          <table:table-cell office:value-type="float" office:value="25.5091075591076" calcext:value-type="float">
            <text:p>25.5091075591076</text:p>
          </table:table-cell>
          <table:table-cell office:value-type="float" office:value="28.5" calcext:value-type="float">
            <text:p>28.5</text:p>
          </table:table-cell>
          <table:table-cell table:formula="of:=[.G5]-[.F5]" office:value-type="float" office:value="2.9908924408924" calcext:value-type="float">
            <text:p>2.9908924408924</text:p>
          </table:table-cell>
        </table:table-row>
        <table:table-row table:style-name="ro1">
          <table:table-cell office:value-type="string" calcext:value-type="string">
            <text:p>Brad Marchand</text:p>
          </table:table-cell>
          <table:table-cell office:value-type="float" office:value="0.574468085106383" calcext:value-type="float">
            <text:p>0.574468085106383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'NULL'</text:p>
          </table:table-cell>
          <table:table-cell office:value-type="float" office:value="0.574822695035461" calcext:value-type="float">
            <text:p>0.574822695035461</text:p>
          </table:table-cell>
          <table:table-cell office:value-type="float" office:value="2.5" calcext:value-type="float">
            <text:p>2.5</text:p>
          </table:table-cell>
          <table:table-cell table:formula="of:=[.G6]-[.F6]" office:value-type="float" office:value="1.92517730496454" calcext:value-type="float">
            <text:p>1.92517730496454</text:p>
          </table:table-cell>
        </table:table-row>
        <table:table-row table:style-name="ro1">
          <table:table-cell office:value-type="string" calcext:value-type="string">
            <text:p>Mike Hoff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[.G7]-[.F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drian Kempe</text:p>
          </table:table-cell>
          <table:table-cell office:value-type="float" office:value="2.1746724" calcext:value-type="float">
            <text:p>2.1746724</text:p>
          </table:table-cell>
          <table:table-cell office:value-type="float" office:value="2.17467248908297" calcext:value-type="float">
            <text:p>2.17467248908297</text:p>
          </table:table-cell>
          <table:table-cell office:value-type="float" office:value="2.05952380952381" calcext:value-type="float">
            <text:p>2.05952380952381</text:p>
          </table:table-cell>
          <table:table-cell office:value-type="float" office:value="2.1695652173913" calcext:value-type="float">
            <text:p>2.1695652173913</text:p>
          </table:table-cell>
          <table:table-cell office:value-type="float" office:value="2.14460847899952" calcext:value-type="float">
            <text:p>2.14460847899952</text:p>
          </table:table-cell>
          <table:table-cell office:value-type="float" office:value="3.5" calcext:value-type="float">
            <text:p>3.5</text:p>
          </table:table-cell>
          <table:table-cell table:formula="of:=[.G8]-[.F8]" office:value-type="float" office:value="1.35539152100048" calcext:value-type="float">
            <text:p>1.35539152100048</text:p>
          </table:table-cell>
        </table:table-row>
        <table:table-row table:style-name="ro1">
          <table:table-cell office:value-type="string" calcext:value-type="string">
            <text:p>Matthew Tkachuk</text:p>
          </table:table-cell>
          <table:table-cell office:value-type="float" office:value="2.80606060606061" calcext:value-type="float">
            <text:p>2.80606060606061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2.86938775510204" calcext:value-type="float">
            <text:p>2.86938775510204</text:p>
          </table:table-cell>
          <table:table-cell office:value-type="string" calcext:value-type="string">
            <text:p><text:s/>'NULL'</text:p>
          </table:table-cell>
          <table:table-cell office:value-type="float" office:value="2.83626056483199" calcext:value-type="float">
            <text:p>2.83626056483199</text:p>
          </table:table-cell>
          <table:table-cell office:value-type="float" office:value="4" calcext:value-type="float">
            <text:p>4</text:p>
          </table:table-cell>
          <table:table-cell table:formula="of:=[.G9]-[.F9]" office:value-type="float" office:value="1.16373943516801" calcext:value-type="float">
            <text:p>1.16373943516801</text:p>
          </table:table-cell>
        </table:table-row>
        <table:table-row table:style-name="ro1">
          <table:table-cell office:value-type="string" calcext:value-type="string">
            <text:p>J.T. Miller</text:p>
          </table:table-cell>
          <table:table-cell office:value-type="float" office:value="1.93447293447293" calcext:value-type="float">
            <text:p>1.93447293447293</text:p>
          </table:table-cell>
          <table:table-cell office:value-type="float" office:value="2.03149606299213" calcext:value-type="float">
            <text:p>2.03149606299213</text:p>
          </table:table-cell>
          <table:table-cell office:value-type="float" office:value="1.72222222222222" calcext:value-type="float">
            <text:p>1.72222222222222</text:p>
          </table:table-cell>
          <table:table-cell office:value-type="float" office:value="1.86994219653179" calcext:value-type="float">
            <text:p>1.86994219653179</text:p>
          </table:table-cell>
          <table:table-cell office:value-type="float" office:value="1.88953335405477" calcext:value-type="float">
            <text:p>1.88953335405477</text:p>
          </table:table-cell>
          <table:table-cell office:value-type="float" office:value="3" calcext:value-type="float">
            <text:p>3</text:p>
          </table:table-cell>
          <table:table-cell table:formula="of:=[.G10]-[.F10]" office:value-type="float" office:value="1.11046664594523" calcext:value-type="float">
            <text:p>1.11046664594523</text:p>
          </table:table-cell>
        </table:table-row>
        <table:table-row table:style-name="ro1">
          <table:table-cell office:value-type="string" calcext:value-type="string">
            <text:p>Carter Verhaeghe</text:p>
          </table:table-cell>
          <table:table-cell office:value-type="float" office:value="2.28451882845188" calcext:value-type="float">
            <text:p>2.28451882845188</text:p>
          </table:table-cell>
          <table:table-cell office:value-type="float" office:value="2.45945945945946" calcext:value-type="float">
            <text:p>2.45945945945946</text:p>
          </table:table-cell>
          <table:table-cell office:value-type="float" office:value="2.54867256637168" calcext:value-type="float">
            <text:p>2.54867256637168</text:p>
          </table:table-cell>
          <table:table-cell office:value-type="string" calcext:value-type="string">
            <text:p><text:s/>'NULL'</text:p>
          </table:table-cell>
          <table:table-cell office:value-type="float" office:value="2.43088361809434" calcext:value-type="float">
            <text:p>2.43088361809434</text:p>
          </table:table-cell>
          <table:table-cell office:value-type="float" office:value="3.5" calcext:value-type="float">
            <text:p>3.5</text:p>
          </table:table-cell>
          <table:table-cell table:formula="of:=[.G11]-[.F11]" office:value-type="float" office:value="1.06911638190566" calcext:value-type="float">
            <text:p>1.06911638190566</text:p>
          </table:table-cell>
        </table:table-row>
        <table:table-row table:style-name="ro1">
          <table:table-cell office:value-type="string" calcext:value-type="string">
            <text:p>Barrett Hayton</text:p>
          </table:table-cell>
          <table:table-cell office:value-type="float" office:value="1.64197530864198" calcext:value-type="float">
            <text:p>1.64197530864198</text:p>
          </table:table-cell>
          <table:table-cell office:value-type="float" office:value="1.61728395061728" calcext:value-type="float">
            <text:p>1.61728395061728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1.50231481481481" calcext:value-type="float">
            <text:p>1.50231481481481</text:p>
          </table:table-cell>
          <table:table-cell office:value-type="float" office:value="2.5" calcext:value-type="float">
            <text:p>2.5</text:p>
          </table:table-cell>
          <table:table-cell table:formula="of:=[.G12]-[.F12]" office:value-type="float" office:value="0.99768518518519" calcext:value-type="float">
            <text:p>0.99768518518519</text:p>
          </table:table-cell>
        </table:table-row>
        <table:table-row table:style-name="ro1">
          <table:table-cell office:value-type="string" calcext:value-type="string">
            <text:p>Aaron Ekblad</text:p>
          </table:table-cell>
          <table:table-cell office:value-type="float" office:value="2.53770491803279" calcext:value-type="float">
            <text:p>2.53770491803279</text:p>
          </table:table-cell>
          <table:table-cell office:value-type="float" office:value="2.36633663366337" calcext:value-type="float">
            <text:p>2.36633663366337</text:p>
          </table:table-cell>
          <table:table-cell office:value-type="float" office:value="2.67320261437909" calcext:value-type="float">
            <text:p>2.67320261437909</text:p>
          </table:table-cell>
          <table:table-cell office:value-type="string" calcext:value-type="string">
            <text:p><text:s/>'NULL'</text:p>
          </table:table-cell>
          <table:table-cell office:value-type="float" office:value="2.52574805535841" calcext:value-type="float">
            <text:p>2.52574805535841</text:p>
          </table:table-cell>
          <table:table-cell office:value-type="float" office:value="3.5" calcext:value-type="float">
            <text:p>3.5</text:p>
          </table:table-cell>
          <table:table-cell table:formula="of:=[.G13]-[.F13]" office:value-type="float" office:value="0.97425194464159" calcext:value-type="float">
            <text:p>0.97425194464159</text:p>
          </table:table-cell>
        </table:table-row>
        <table:table-row table:style-name="ro1">
          <table:table-cell office:value-type="string" calcext:value-type="string">
            <text:p>Brandon Montour</text:p>
          </table:table-cell>
          <table:table-cell office:value-type="float" office:value="2.08656036446469" calcext:value-type="float">
            <text:p>2.08656036446469</text:p>
          </table:table-cell>
          <table:table-cell office:value-type="float" office:value="2.125" calcext:value-type="float">
            <text:p>2.125</text:p>
          </table:table-cell>
          <table:table-cell office:value-type="float" office:value="2.04109589041096" calcext:value-type="float">
            <text:p>2.04109589041096</text:p>
          </table:table-cell>
          <table:table-cell office:value-type="string" calcext:value-type="string">
            <text:p><text:s/>'NULL'</text:p>
          </table:table-cell>
          <table:table-cell office:value-type="float" office:value="2.08421875162522" calcext:value-type="float">
            <text:p>2.08421875162522</text:p>
          </table:table-cell>
          <table:table-cell office:value-type="float" office:value="3" calcext:value-type="float">
            <text:p>3</text:p>
          </table:table-cell>
          <table:table-cell table:formula="of:=[.G14]-[.F14]" office:value-type="float" office:value="0.91578124837478" calcext:value-type="float">
            <text:p>0.91578124837478</text:p>
          </table:table-cell>
        </table:table-row>
        <table:table-row table:style-name="ro1">
          <table:table-cell office:value-type="string" calcext:value-type="string">
            <text:p>Jared McCann</text:p>
          </table:table-cell>
          <table:table-cell office:value-type="float" office:value="2.11201629327902" calcext:value-type="float">
            <text:p>2.11201629327902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2.1625" calcext:value-type="float">
            <text:p>2.1625</text:p>
          </table:table-cell>
          <table:table-cell office:value-type="float" office:value="2.18218623481781" calcext:value-type="float">
            <text:p>2.18218623481781</text:p>
          </table:table-cell>
          <table:table-cell office:value-type="float" office:value="2.13084229869088" calcext:value-type="float">
            <text:p>2.13084229869088</text:p>
          </table:table-cell>
          <table:table-cell office:value-type="float" office:value="3" calcext:value-type="float">
            <text:p>3</text:p>
          </table:table-cell>
          <table:table-cell table:formula="of:=[.G15]-[.F15]" office:value-type="float" office:value="0.86915770130912" calcext:value-type="float">
            <text:p>0.86915770130912</text:p>
          </table:table-cell>
        </table:table-row>
        <table:table-row table:style-name="ro1">
          <table:table-cell office:value-type="string" calcext:value-type="string">
            <text:p>Timo Meier</text:p>
          </table:table-cell>
          <table:table-cell office:value-type="float" office:value="3.09210526315789" calcext:value-type="float">
            <text:p>3.09210526315789</text:p>
          </table:table-cell>
          <table:table-cell office:value-type="float" office:value="3.38666666666667" calcext:value-type="float">
            <text:p>3.38666666666667</text:p>
          </table:table-cell>
          <table:table-cell office:value-type="float" office:value="2.81818181818182" calcext:value-type="float">
            <text:p>2.81818181818182</text:p>
          </table:table-cell>
          <table:table-cell office:value-type="float" office:value="3.28227571115974" calcext:value-type="float">
            <text:p>3.28227571115974</text:p>
          </table:table-cell>
          <table:table-cell office:value-type="float" office:value="3.14480736479153" calcext:value-type="float">
            <text:p>3.14480736479153</text:p>
          </table:table-cell>
          <table:table-cell office:value-type="float" office:value="4" calcext:value-type="float">
            <text:p>4</text:p>
          </table:table-cell>
          <table:table-cell table:formula="of:=[.G16]-[.F16]" office:value-type="float" office:value="0.85519263520847" calcext:value-type="float">
            <text:p>0.85519263520847</text:p>
          </table:table-cell>
        </table:table-row>
        <table:table-row table:style-name="ro1">
          <table:table-cell office:value-type="string" calcext:value-type="string">
            <text:p>Sam Bennett</text:p>
          </table:table-cell>
          <table:table-cell office:value-type="float" office:value="2.11233885819521" calcext:value-type="float">
            <text:p>2.11233885819521</text:p>
          </table:table-cell>
          <table:table-cell office:value-type="float" office:value="2.03614457831325" calcext:value-type="float">
            <text:p>2.03614457831325</text:p>
          </table:table-cell>
          <table:table-cell office:value-type="float" office:value="2.36567164179104" calcext:value-type="float">
            <text:p>2.36567164179104</text:p>
          </table:table-cell>
          <table:table-cell office:value-type="string" calcext:value-type="string">
            <text:p><text:s/>'NULL'</text:p>
          </table:table-cell>
          <table:table-cell office:value-type="float" office:value="2.17138502609984" calcext:value-type="float">
            <text:p>2.17138502609984</text:p>
          </table:table-cell>
          <table:table-cell office:value-type="float" office:value="3" calcext:value-type="float">
            <text:p>3</text:p>
          </table:table-cell>
          <table:table-cell table:formula="of:=[.G17]-[.F17]" office:value-type="float" office:value="0.82861497390016" calcext:value-type="float">
            <text:p>0.82861497390016</text:p>
          </table:table-cell>
        </table:table-row>
        <table:table-row table:style-name="ro1">
          <table:table-cell office:value-type="string" calcext:value-type="string">
            <text:p>Nico Hischier</text:p>
          </table:table-cell>
          <table:table-cell office:value-type="float" office:value="1.75" calcext:value-type="float">
            <text:p>1.75</text:p>
          </table:table-cell>
          <table:table-cell office:value-type="float" office:value="2.37978142076503" calcext:value-type="float">
            <text:p>2.37978142076503</text:p>
          </table:table-cell>
          <table:table-cell office:value-type="float" office:value="2.28888888888889" calcext:value-type="float">
            <text:p>2.28888888888889</text:p>
          </table:table-cell>
          <table:table-cell office:value-type="float" office:value="2.45054945054945" calcext:value-type="float">
            <text:p>2.45054945054945</text:p>
          </table:table-cell>
          <table:table-cell office:value-type="float" office:value="2.21730494005084" calcext:value-type="float">
            <text:p>2.21730494005084</text:p>
          </table:table-cell>
          <table:table-cell office:value-type="float" office:value="3" calcext:value-type="float">
            <text:p>3</text:p>
          </table:table-cell>
          <table:table-cell table:formula="of:=[.G18]-[.F18]" office:value-type="float" office:value="0.78269505994916" calcext:value-type="float">
            <text:p>0.78269505994916</text:p>
          </table:table-cell>
        </table:table-row>
        <table:table-row table:style-name="ro1">
          <table:table-cell office:value-type="string" calcext:value-type="string">
            <text:p>David Pastrnak</text:p>
          </table:table-cell>
          <table:table-cell office:value-type="float" office:value="3.50485436893204" calcext:value-type="float">
            <text:p>3.50485436893204</text:p>
          </table:table-cell>
          <table:table-cell office:value-type="float" office:value="3.38487972508591" calcext:value-type="float">
            <text:p>3.38487972508591</text:p>
          </table:table-cell>
          <table:table-cell office:value-type="float" office:value="3.50868055555556" calcext:value-type="float">
            <text:p>3.50868055555556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3.76627032906004" calcext:value-type="float">
            <text:p>3.76627032906004</text:p>
          </table:table-cell>
          <table:table-cell office:value-type="float" office:value="4.5" calcext:value-type="float">
            <text:p>4.5</text:p>
          </table:table-cell>
          <table:table-cell table:formula="of:=[.G19]-[.F19]" office:value-type="float" office:value="0.73372967093996" calcext:value-type="float">
            <text:p>0.73372967093996</text:p>
          </table:table-cell>
        </table:table-row>
        <table:table-row table:style-name="ro1">
          <table:table-cell office:value-type="string" calcext:value-type="string">
            <text:p>Nathan MacKinnon</text:p>
          </table:table-cell>
          <table:table-cell office:value-type="float" office:value="3.6875" calcext:value-type="float">
            <text:p>3.6875</text:p>
          </table:table-cell>
          <table:table-cell office:value-type="float" office:value="3.64285714285714" calcext:value-type="float">
            <text:p>3.64285714285714</text:p>
          </table:table-cell>
          <table:table-cell office:value-type="float" office:value="3.88005780346821" calcext:value-type="float">
            <text:p>3.88005780346821</text:p>
          </table:table-cell>
          <table:table-cell office:value-type="float" office:value="3.89814814814815" calcext:value-type="float">
            <text:p>3.89814814814815</text:p>
          </table:table-cell>
          <table:table-cell office:value-type="float" office:value="3.77714077361838" calcext:value-type="float">
            <text:p>3.77714077361838</text:p>
          </table:table-cell>
          <table:table-cell office:value-type="float" office:value="4.5" calcext:value-type="float">
            <text:p>4.5</text:p>
          </table:table-cell>
          <table:table-cell table:formula="of:=[.G20]-[.F20]" office:value-type="float" office:value="0.72285922638162" calcext:value-type="float">
            <text:p>0.72285922638162</text:p>
          </table:table-cell>
        </table:table-row>
        <table:table-row table:style-name="ro1">
          <table:table-cell office:value-type="string" calcext:value-type="string">
            <text:p>Boone Jenner</text:p>
          </table:table-cell>
          <table:table-cell office:value-type="float" office:value="2.1743119266055" calcext:value-type="float">
            <text:p>2.1743119266055</text:p>
          </table:table-cell>
          <table:table-cell office:value-type="float" office:value="2.49068322981366" calcext:value-type="float">
            <text:p>2.49068322981366</text:p>
          </table:table-cell>
          <table:table-cell office:value-type="float" office:value="2.07142857142857" calcext:value-type="float">
            <text:p>2.07142857142857</text:p>
          </table:table-cell>
          <table:table-cell office:value-type="float" office:value="2.38924050632911" calcext:value-type="float">
            <text:p>2.38924050632911</text:p>
          </table:table-cell>
          <table:table-cell office:value-type="float" office:value="2.28141605854421" calcext:value-type="float">
            <text:p>2.28141605854421</text:p>
          </table:table-cell>
          <table:table-cell office:value-type="float" office:value="3" calcext:value-type="float">
            <text:p>3</text:p>
          </table:table-cell>
          <table:table-cell table:formula="of:=[.G21]-[.F21]" office:value-type="float" office:value="0.71858394145579" calcext:value-type="float">
            <text:p>0.71858394145579</text:p>
          </table:table-cell>
        </table:table-row>
        <table:table-row table:style-name="ro1">
          <table:table-cell office:value-type="string" calcext:value-type="string">
            <text:p>Mike Matheson</text:p>
          </table:table-cell>
          <table:table-cell office:value-type="float" office:value="1.97560975609756" calcext:value-type="float">
            <text:p>1.97560975609756</text:p>
          </table:table-cell>
          <table:table-cell office:value-type="float" office:value="2.15116279069767" calcext:value-type="float">
            <text:p>2.15116279069767</text:p>
          </table:table-cell>
          <table:table-cell office:value-type="float" office:value="2.03225806451613" calcext:value-type="float">
            <text:p>2.03225806451613</text:p>
          </table:table-cell>
          <table:table-cell office:value-type="float" office:value="1" calcext:value-type="float">
            <text:p>1</text:p>
          </table:table-cell>
          <table:table-cell office:value-type="float" office:value="1.78975765282784" calcext:value-type="float">
            <text:p>1.78975765282784</text:p>
          </table:table-cell>
          <table:table-cell office:value-type="float" office:value="2.5" calcext:value-type="float">
            <text:p>2.5</text:p>
          </table:table-cell>
          <table:table-cell table:formula="of:=[.G22]-[.F22]" office:value-type="float" office:value="0.71024234717216" calcext:value-type="float">
            <text:p>0.71024234717216</text:p>
          </table:table-cell>
        </table:table-row>
        <table:table-row table:style-name="ro1">
          <table:table-cell office:value-type="string" calcext:value-type="string">
            <text:p>Elias Pettersson</text:p>
          </table:table-cell>
          <table:table-cell office:value-type="float" office:value="2.02564102564103" calcext:value-type="float">
            <text:p>2.02564102564103</text:p>
          </table:table-cell>
          <table:table-cell office:value-type="float" office:value="2.49190938511327" calcext:value-type="float">
            <text:p>2.49190938511327</text:p>
          </table:table-cell>
          <table:table-cell office:value-type="float" office:value="2.25" calcext:value-type="float">
            <text:p>2.25</text:p>
          </table:table-cell>
          <table:table-cell office:value-type="float" office:value="2.52258064516129" calcext:value-type="float">
            <text:p>2.52258064516129</text:p>
          </table:table-cell>
          <table:table-cell office:value-type="float" office:value="2.3225327639789" calcext:value-type="float">
            <text:p>2.3225327639789</text:p>
          </table:table-cell>
          <table:table-cell office:value-type="float" office:value="3" calcext:value-type="float">
            <text:p>3</text:p>
          </table:table-cell>
          <table:table-cell table:formula="of:=[.G23]-[.F23]" office:value-type="float" office:value="0.6774672360211" calcext:value-type="float">
            <text:p>0.6774672360211</text:p>
          </table:table-cell>
        </table:table-row>
        <table:table-row table:style-name="ro1">
          <table:table-cell office:value-type="string" calcext:value-type="string">
            <text:p>Sam Reinhart</text:p>
          </table:table-cell>
          <table:table-cell office:value-type="float" office:value="2.27378964941569" calcext:value-type="float">
            <text:p>2.27378964941569</text:p>
          </table:table-cell>
          <table:table-cell office:value-type="float" office:value="2.41237113402062" calcext:value-type="float">
            <text:p>2.41237113402062</text:p>
          </table:table-cell>
          <table:table-cell office:value-type="float" office:value="2.35785953177258" calcext:value-type="float">
            <text:p>2.35785953177258</text:p>
          </table:table-cell>
          <table:table-cell office:value-type="string" calcext:value-type="string">
            <text:p><text:s/>'NULL'</text:p>
          </table:table-cell>
          <table:table-cell office:value-type="float" office:value="2.3480067717363" calcext:value-type="float">
            <text:p>2.3480067717363</text:p>
          </table:table-cell>
          <table:table-cell office:value-type="float" office:value="3" calcext:value-type="float">
            <text:p>3</text:p>
          </table:table-cell>
          <table:table-cell table:formula="of:=[.G24]-[.F24]" office:value-type="float" office:value="0.6519932282637" calcext:value-type="float">
            <text:p>0.6519932282637</text:p>
          </table:table-cell>
        </table:table-row>
        <table:table-row table:style-name="ro1">
          <table:table-cell office:value-type="string" calcext:value-type="string">
            <text:p>Connor McDavid</text:p>
          </table:table-cell>
          <table:table-cell office:value-type="float" office:value="3.35294117647059" calcext:value-type="float">
            <text:p>3.35294117647059</text:p>
          </table:table-cell>
          <table:table-cell office:value-type="float" office:value="3.49458483754513" calcext:value-type="float">
            <text:p>3.49458483754513</text:p>
          </table:table-cell>
          <table:table-cell office:value-type="float" office:value="3.40900900900901" calcext:value-type="float">
            <text:p>3.40900900900901</text:p>
          </table:table-cell>
          <table:table-cell office:value-type="float" office:value="3.21212121212121" calcext:value-type="float">
            <text:p>3.21212121212121</text:p>
          </table:table-cell>
          <table:table-cell office:value-type="float" office:value="3.36716405878648" calcext:value-type="float">
            <text:p>3.36716405878648</text:p>
          </table:table-cell>
          <table:table-cell office:value-type="float" office:value="4" calcext:value-type="float">
            <text:p>4</text:p>
          </table:table-cell>
          <table:table-cell table:formula="of:=[.G25]-[.F25]" office:value-type="float" office:value="0.63283594121352" calcext:value-type="float">
            <text:p>0.63283594121352</text:p>
          </table:table-cell>
        </table:table-row>
        <table:table-row table:style-name="ro1">
          <table:table-cell office:value-type="string" calcext:value-type="string">
            <text:p>Mikko Rantanen</text:p>
          </table:table-cell>
          <table:table-cell office:value-type="float" office:value="1.54545454545455" calcext:value-type="float">
            <text:p>1.54545454545455</text:p>
          </table:table-cell>
          <table:table-cell office:value-type="float" office:value="2.72093023255814" calcext:value-type="float">
            <text:p>2.72093023255814</text:p>
          </table:table-cell>
          <table:table-cell office:value-type="float" office:value="2.65060240963855" calcext:value-type="float">
            <text:p>2.65060240963855</text:p>
          </table:table-cell>
          <table:table-cell office:value-type="float" office:value="2.62770562770563" calcext:value-type="float">
            <text:p>2.62770562770563</text:p>
          </table:table-cell>
          <table:table-cell office:value-type="float" office:value="2.38617320383922" calcext:value-type="float">
            <text:p>2.38617320383922</text:p>
          </table:table-cell>
          <table:table-cell office:value-type="float" office:value="3" calcext:value-type="float">
            <text:p>3</text:p>
          </table:table-cell>
          <table:table-cell table:formula="of:=[.G26]-[.F26]" office:value-type="float" office:value="0.61382679616078" calcext:value-type="float">
            <text:p>0.61382679616078</text:p>
          </table:table-cell>
        </table:table-row>
        <table:table-row table:style-name="ro1">
          <table:table-cell office:value-type="string" calcext:value-type="string">
            <text:p>Valeri Nichushkin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2.04819277108434" calcext:value-type="float">
            <text:p>2.04819277108434</text:p>
          </table:table-cell>
          <table:table-cell office:value-type="float" office:value="1.72350230414747" calcext:value-type="float">
            <text:p>1.72350230414747</text:p>
          </table:table-cell>
          <table:table-cell office:value-type="float" office:value="1.9" calcext:value-type="float">
            <text:p>1.9</text:p>
          </table:table-cell>
          <table:table-cell office:value-type="float" office:value="1.89014599103017" calcext:value-type="float">
            <text:p>1.89014599103017</text:p>
          </table:table-cell>
          <table:table-cell office:value-type="float" office:value="2.5" calcext:value-type="float">
            <text:p>2.5</text:p>
          </table:table-cell>
          <table:table-cell table:formula="of:=[.G27]-[.F27]" office:value-type="float" office:value="0.60985400896983" calcext:value-type="float">
            <text:p>0.60985400896983</text:p>
          </table:table-cell>
        </table:table-row>
        <table:table-row table:style-name="ro1">
          <table:table-cell office:value-type="string" calcext:value-type="string">
            <text:p>Andrei Kuzmenko</text:p>
          </table:table-cell>
          <table:table-cell office:value-type="float" office:value="0" calcext:value-type="float">
            <text:p>0</text:p>
          </table:table-cell>
          <table:table-cell office:value-type="float" office:value="1.86153846153846" calcext:value-type="float">
            <text:p>1.86153846153846</text:p>
          </table:table-cell>
          <table:table-cell office:value-type="float" office:value="2" calcext:value-type="float">
            <text:p>2</text:p>
          </table:table-cell>
          <table:table-cell office:value-type="float" office:value="1.7741935483871" calcext:value-type="float">
            <text:p>1.7741935483871</text:p>
          </table:table-cell>
          <table:table-cell office:value-type="float" office:value="1.40893300248139" calcext:value-type="float">
            <text:p>1.40893300248139</text:p>
          </table:table-cell>
          <table:table-cell office:value-type="float" office:value="2" calcext:value-type="float">
            <text:p>2</text:p>
          </table:table-cell>
          <table:table-cell table:formula="of:=[.G28]-[.F28]" office:value-type="float" office:value="0.59106699751861" calcext:value-type="float">
            <text:p>0.59106699751861</text:p>
          </table:table-cell>
        </table:table-row>
        <table:table-row table:style-name="ro1">
          <table:table-cell office:value-type="string" calcext:value-type="string">
            <text:p>Drake Batherson</text:p>
          </table:table-cell>
          <table:table-cell office:value-type="float" office:value="0.75" calcext:value-type="float">
            <text:p>0.75</text:p>
          </table:table-cell>
          <table:table-cell office:value-type="float" office:value="2.2122641509434" calcext:value-type="float">
            <text:p>2.2122641509434</text:p>
          </table:table-cell>
          <table:table-cell office:value-type="float" office:value="2.40909090909091" calcext:value-type="float">
            <text:p>2.40909090909091</text:p>
          </table:table-cell>
          <table:table-cell office:value-type="float" office:value="2.35454545454545" calcext:value-type="float">
            <text:p>2.35454545454545</text:p>
          </table:table-cell>
          <table:table-cell office:value-type="float" office:value="1.93147512864494" calcext:value-type="float">
            <text:p>1.93147512864494</text:p>
          </table:table-cell>
          <table:table-cell office:value-type="float" office:value="2.5" calcext:value-type="float">
            <text:p>2.5</text:p>
          </table:table-cell>
          <table:table-cell table:formula="of:=[.G29]-[.F29]" office:value-type="float" office:value="0.56852487135506" calcext:value-type="float">
            <text:p>0.56852487135506</text:p>
          </table:table-cell>
        </table:table-row>
        <table:table-row table:style-name="ro1">
          <table:table-cell office:value-type="string" calcext:value-type="string">
            <text:p>Tomas Hertl</text:p>
          </table:table-cell>
          <table:table-cell office:value-type="float" office:value="0.8" calcext:value-type="float">
            <text:p>0.8</text:p>
          </table:table-cell>
          <table:table-cell office:value-type="float" office:value="2.27692307692308" calcext:value-type="float">
            <text:p>2.27692307692308</text:p>
          </table:table-cell>
          <table:table-cell office:value-type="float" office:value="2.32407407407407" calcext:value-type="float">
            <text:p>2.32407407407407</text:p>
          </table:table-cell>
          <table:table-cell office:value-type="float" office:value="2.34493670886076" calcext:value-type="float">
            <text:p>2.34493670886076</text:p>
          </table:table-cell>
          <table:table-cell office:value-type="float" office:value="1.93648346496448" calcext:value-type="float">
            <text:p>1.93648346496448</text:p>
          </table:table-cell>
          <table:table-cell office:value-type="float" office:value="2.5" calcext:value-type="float">
            <text:p>2.5</text:p>
          </table:table-cell>
          <table:table-cell table:formula="of:=[.G30]-[.F30]" office:value-type="float" office:value="0.56351653503552" calcext:value-type="float">
            <text:p>0.56351653503552</text:p>
          </table:table-cell>
        </table:table-row>
        <table:table-row table:style-name="ro1">
          <table:table-cell office:value-type="string" calcext:value-type="string">
            <text:p>Quinn Hughes</text:p>
          </table:table-cell>
          <table:table-cell office:value-type="float" office:value="0.75" calcext:value-type="float">
            <text:p>0.75</text:p>
          </table:table-cell>
          <table:table-cell office:value-type="float" office:value="1.86516853932584" calcext:value-type="float">
            <text:p>1.86516853932584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.475" calcext:value-type="float">
            <text:p>1.475</text:p>
          </table:table-cell>
          <table:table-cell office:value-type="float" office:value="1.47708758937692" calcext:value-type="float">
            <text:p>1.47708758937692</text:p>
          </table:table-cell>
          <table:table-cell office:value-type="float" office:value="2" calcext:value-type="float">
            <text:p>2</text:p>
          </table:table-cell>
          <table:table-cell table:formula="of:=[.G31]-[.F31]" office:value-type="float" office:value="0.52291241062308" calcext:value-type="float">
            <text:p>0.52291241062308</text:p>
          </table:table-cell>
        </table:table-row>
        <table:table-row table:style-name="ro1">
          <table:table-cell office:value-type="string" calcext:value-type="string">
            <text:p>Miro Heiskanen</text:p>
          </table:table-cell>
          <table:table-cell office:value-type="float" office:value="2.26785714285714" calcext:value-type="float">
            <text:p>2.26785714285714</text:p>
          </table:table-cell>
          <table:table-cell office:value-type="float" office:value="2.35882352941176" calcext:value-type="float">
            <text:p>2.35882352941176</text:p>
          </table:table-cell>
          <table:table-cell office:value-type="float" office:value="2.6" calcext:value-type="float">
            <text:p>2.6</text:p>
          </table:table-cell>
          <table:table-cell office:value-type="float" office:value="2.70212765957447" calcext:value-type="float">
            <text:p>2.70212765957447</text:p>
          </table:table-cell>
          <table:table-cell office:value-type="float" office:value="2.48220208296084" calcext:value-type="float">
            <text:p>2.48220208296084</text:p>
          </table:table-cell>
          <table:table-cell office:value-type="float" office:value="3" calcext:value-type="float">
            <text:p>3</text:p>
          </table:table-cell>
          <table:table-cell table:formula="of:=[.G32]-[.F32]" office:value-type="float" office:value="0.51779791703916" calcext:value-type="float">
            <text:p>0.51779791703916</text:p>
          </table:table-cell>
        </table:table-row>
        <table:table-row table:style-name="ro1">
          <table:table-cell office:value-type="string" calcext:value-type="string">
            <text:p>Kirill Marchen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G33]-[.F3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lexander Barabanov</text:p>
          </table:table-cell>
          <table:table-cell office:value-type="float" office:value="1.54838709677419" calcext:value-type="float">
            <text:p>1.54838709677419</text:p>
          </table:table-cell>
          <table:table-cell office:value-type="float" office:value="1.48717948717949" calcext:value-type="float">
            <text:p>1.48717948717949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1.50131588841266" calcext:value-type="float">
            <text:p>1.50131588841266</text:p>
          </table:table-cell>
          <table:table-cell office:value-type="float" office:value="2" calcext:value-type="float">
            <text:p>2</text:p>
          </table:table-cell>
          <table:table-cell table:formula="of:=[.G34]-[.F34]" office:value-type="float" office:value="0.49868411158734" calcext:value-type="float">
            <text:p>0.49868411158734</text:p>
          </table:table-cell>
        </table:table-row>
        <table:table-row table:style-name="ro1">
          <table:table-cell office:value-type="string" calcext:value-type="string">
            <text:p>Viktor Arvidsson</text:p>
          </table:table-cell>
          <table:table-cell office:value-type="float" office:value="3.15151515151515" calcext:value-type="float">
            <text:p>3.15151515151515</text:p>
          </table:table-cell>
          <table:table-cell office:value-type="float" office:value="2.95719844357977" calcext:value-type="float">
            <text:p>2.95719844357977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9618320610687" calcext:value-type="float">
            <text:p>2.9618320610687</text:p>
          </table:table-cell>
          <table:table-cell office:value-type="float" office:value="3.00201141404091" calcext:value-type="float">
            <text:p>3.00201141404091</text:p>
          </table:table-cell>
          <table:table-cell office:value-type="float" office:value="3.5" calcext:value-type="float">
            <text:p>3.5</text:p>
          </table:table-cell>
          <table:table-cell table:formula="of:=[.G35]-[.F35]" office:value-type="float" office:value="0.49798858595909" calcext:value-type="float">
            <text:p>0.49798858595909</text:p>
          </table:table-cell>
        </table:table-row>
        <table:table-row table:style-name="ro1">
          <table:table-cell office:value-type="string" calcext:value-type="string">
            <text:p>Clayton Keller</text:p>
          </table:table-cell>
          <table:table-cell office:value-type="float" office:value="2.49299065420561" calcext:value-type="float">
            <text:p>2.49299065420561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.68899521531101" calcext:value-type="float">
            <text:p>2.68899521531101</text:p>
          </table:table-cell>
          <table:table-cell office:value-type="float" office:value="2.21621621621622" calcext:value-type="float">
            <text:p>2.21621621621622</text:p>
          </table:table-cell>
          <table:table-cell office:value-type="float" office:value="2.51621718809987" calcext:value-type="float">
            <text:p>2.51621718809987</text:p>
          </table:table-cell>
          <table:table-cell office:value-type="float" office:value="3" calcext:value-type="float">
            <text:p>3</text:p>
          </table:table-cell>
          <table:table-cell table:formula="of:=[.G36]-[.F36]" office:value-type="float" office:value="0.48378281190013" calcext:value-type="float">
            <text:p>0.48378281190013</text:p>
          </table:table-cell>
        </table:table-row>
        <table:table-row table:style-name="ro1">
          <table:table-cell office:value-type="string" calcext:value-type="string">
            <text:p>Matty Beniers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85333333333333" calcext:value-type="float">
            <text:p>1.85333333333333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51627819548872" calcext:value-type="float">
            <text:p>1.51627819548872</text:p>
          </table:table-cell>
          <table:table-cell office:value-type="float" office:value="2" calcext:value-type="float">
            <text:p>2</text:p>
          </table:table-cell>
          <table:table-cell table:formula="of:=[.G37]-[.F37]" office:value-type="float" office:value="0.48372180451128" calcext:value-type="float">
            <text:p>0.48372180451128</text:p>
          </table:table-cell>
        </table:table-row>
        <table:table-row table:style-name="ro1">
          <table:table-cell office:value-type="string" calcext:value-type="string">
            <text:p>Anthony Beauvillier</text:p>
          </table:table-cell>
          <table:table-cell office:value-type="float" office:value="1.9789029535865" calcext:value-type="float">
            <text:p>1.978902953586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2.19540229885057" calcext:value-type="float">
            <text:p>2.19540229885057</text:p>
          </table:table-cell>
          <table:table-cell office:value-type="float" office:value="1.87012987012987" calcext:value-type="float">
            <text:p>1.87012987012987</text:p>
          </table:table-cell>
          <table:table-cell office:value-type="float" office:value="2.03383605336901" calcext:value-type="float">
            <text:p>2.03383605336901</text:p>
          </table:table-cell>
          <table:table-cell office:value-type="float" office:value="2.5" calcext:value-type="float">
            <text:p>2.5</text:p>
          </table:table-cell>
          <table:table-cell table:formula="of:=[.G38]-[.F38]" office:value-type="float" office:value="0.46616394663099" calcext:value-type="float">
            <text:p>0.46616394663099</text:p>
          </table:table-cell>
        </table:table-row>
        <table:table-row table:style-name="ro1">
          <table:table-cell office:value-type="string" calcext:value-type="string">
            <text:p>Jesper Bratt</text:p>
          </table:table-cell>
          <table:table-cell office:value-type="float" office:value="1.98245614035088" calcext:value-type="float">
            <text:p>1.98245614035088</text:p>
          </table:table-cell>
          <table:table-cell office:value-type="float" office:value="2.04010695187166" calcext:value-type="float">
            <text:p>2.04010695187166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2.0054347826087" calcext:value-type="float">
            <text:p>2.0054347826087</text:p>
          </table:table-cell>
          <table:table-cell office:value-type="float" office:value="2.03477724648559" calcext:value-type="float">
            <text:p>2.03477724648559</text:p>
          </table:table-cell>
          <table:table-cell office:value-type="float" office:value="2.5" calcext:value-type="float">
            <text:p>2.5</text:p>
          </table:table-cell>
          <table:table-cell table:formula="of:=[.G39]-[.F39]" office:value-type="float" office:value="0.46522275351441" calcext:value-type="float">
            <text:p>0.46522275351441</text:p>
          </table:table-cell>
        </table:table-row>
        <table:table-row table:style-name="ro1">
          <table:table-cell office:value-type="string" calcext:value-type="string">
            <text:p>Leon Draisaitl</text:p>
          </table:table-cell>
          <table:table-cell office:value-type="float" office:value="2.63942307692308" calcext:value-type="float">
            <text:p>2.63942307692308</text:p>
          </table:table-cell>
          <table:table-cell office:value-type="float" office:value="2.35" calcext:value-type="float">
            <text:p>2.35</text:p>
          </table:table-cell>
          <table:table-cell office:value-type="float" office:value="2.66025641025641" calcext:value-type="float">
            <text:p>2.66025641025641</text:p>
          </table:table-cell>
          <table:table-cell office:value-type="float" office:value="2.62" calcext:value-type="float">
            <text:p>2.62</text:p>
          </table:table-cell>
          <table:table-cell office:value-type="float" office:value="2.56741987179487" calcext:value-type="float">
            <text:p>2.56741987179487</text:p>
          </table:table-cell>
          <table:table-cell office:value-type="float" office:value="3" calcext:value-type="float">
            <text:p>3</text:p>
          </table:table-cell>
          <table:table-cell table:formula="of:=[.G40]-[.F40]" office:value-type="float" office:value="0.43258012820513" calcext:value-type="float">
            <text:p>0.43258012820513</text:p>
          </table:table-cell>
        </table:table-row>
        <table:table-row table:style-name="ro1">
          <table:table-cell office:value-type="string" calcext:value-type="string">
            <text:p>Mikael Backlund</text:p>
          </table:table-cell>
          <table:table-cell office:value-type="float" office:value="2.40939597315436" calcext:value-type="float">
            <text:p>2.40939597315436</text:p>
          </table:table-cell>
          <table:table-cell office:value-type="float" office:value="3.0625" calcext:value-type="float">
            <text:p>3.0625</text:p>
          </table:table-cell>
          <table:table-cell office:value-type="float" office:value="2.51829268292683" calcext:value-type="float">
            <text:p>2.51829268292683</text:p>
          </table:table-cell>
          <table:table-cell office:value-type="float" office:value="2.37610619469027" calcext:value-type="float">
            <text:p>2.37610619469027</text:p>
          </table:table-cell>
          <table:table-cell office:value-type="float" office:value="2.59157371269286" calcext:value-type="float">
            <text:p>2.59157371269286</text:p>
          </table:table-cell>
          <table:table-cell office:value-type="float" office:value="3" calcext:value-type="float">
            <text:p>3</text:p>
          </table:table-cell>
          <table:table-cell table:formula="of:=[.G41]-[.F41]" office:value-type="float" office:value="0.40842628730714" calcext:value-type="float">
            <text:p>0.40842628730714</text:p>
          </table:table-cell>
        </table:table-row>
        <table:table-row table:style-name="ro1">
          <table:table-cell office:value-type="string" calcext:value-type="string">
            <text:p>Erik Karlsson</text:p>
          </table:table-cell>
          <table:table-cell office:value-type="float" office:value="1.75" calcext:value-type="float">
            <text:p>1.75</text:p>
          </table:table-cell>
          <table:table-cell office:value-type="float" office:value="2.8046357615894" calcext:value-type="float">
            <text:p>2.8046357615894</text:p>
          </table:table-cell>
          <table:table-cell office:value-type="float" office:value="3" calcext:value-type="float">
            <text:p>3</text:p>
          </table:table-cell>
          <table:table-cell office:value-type="float" office:value="2.93141592920354" calcext:value-type="float">
            <text:p>2.93141592920354</text:p>
          </table:table-cell>
          <table:table-cell office:value-type="float" office:value="2.62151292269824" calcext:value-type="float">
            <text:p>2.62151292269824</text:p>
          </table:table-cell>
          <table:table-cell office:value-type="float" office:value="3" calcext:value-type="float">
            <text:p>3</text:p>
          </table:table-cell>
          <table:table-cell table:formula="of:=[.G42]-[.F42]" office:value-type="float" office:value="0.37848707730176" calcext:value-type="float">
            <text:p>0.37848707730176</text:p>
          </table:table-cell>
        </table:table-row>
        <table:table-row table:style-name="ro1">
          <table:table-cell office:value-type="string" calcext:value-type="string">
            <text:p>Eeli Tolvanen</text:p>
          </table:table-cell>
          <table:table-cell office:value-type="float" office:value="1.86309523809524" calcext:value-type="float">
            <text:p>1.86309523809524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1.63157894736842" calcext:value-type="float">
            <text:p>1.6315789473684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64817835028748" calcext:value-type="float">
            <text:p>1.64817835028748</text:p>
          </table:table-cell>
          <table:table-cell office:value-type="float" office:value="2" calcext:value-type="float">
            <text:p>2</text:p>
          </table:table-cell>
          <table:table-cell table:formula="of:=[.G43]-[.F43]" office:value-type="float" office:value="0.35182164971252" calcext:value-type="float">
            <text:p>0.35182164971252</text:p>
          </table:table-cell>
        </table:table-row>
        <table:table-row table:style-name="ro1">
          <table:table-cell office:value-type="string" calcext:value-type="string">
            <text:p>William Eklund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1.875" calcext:value-type="float">
            <text:p>1.875</text:p>
          </table:table-cell>
          <table:table-cell office:value-type="float" office:value="1.83333333333333" calcext:value-type="float">
            <text:p>1.83333333333333</text:p>
          </table:table-cell>
          <table:table-cell office:value-type="string" calcext:value-type="string">
            <text:p><text:s/>'NULL'</text:p>
          </table:table-cell>
          <table:table-cell office:value-type="float" office:value="1.65833333333333" calcext:value-type="float">
            <text:p>1.65833333333333</text:p>
          </table:table-cell>
          <table:table-cell office:value-type="float" office:value="2" calcext:value-type="float">
            <text:p>2</text:p>
          </table:table-cell>
          <table:table-cell table:formula="of:=[.G44]-[.F44]" office:value-type="float" office:value="0.34166666666667" calcext:value-type="float">
            <text:p>0.34166666666667</text:p>
          </table:table-cell>
        </table:table-row>
        <table:table-row table:style-name="ro1">
          <table:table-cell office:value-type="string" calcext:value-type="string">
            <text:p>Jacob Trouba</text:p>
          </table:table-cell>
          <table:table-cell office:value-type="float" office:value="1.83035714285714" calcext:value-type="float">
            <text:p>1.83035714285714</text:p>
          </table:table-cell>
          <table:table-cell office:value-type="float" office:value="2.20331325301205" calcext:value-type="float">
            <text:p>2.20331325301205</text:p>
          </table:table-cell>
          <table:table-cell office:value-type="float" office:value="2.37037037037037" calcext:value-type="float">
            <text:p>2.37037037037037</text:p>
          </table:table-cell>
          <table:table-cell office:value-type="float" office:value="2.26543209876543" calcext:value-type="float">
            <text:p>2.26543209876543</text:p>
          </table:table-cell>
          <table:table-cell office:value-type="float" office:value="2.16736821625125" calcext:value-type="float">
            <text:p>2.16736821625125</text:p>
          </table:table-cell>
          <table:table-cell office:value-type="float" office:value="2.5" calcext:value-type="float">
            <text:p>2.5</text:p>
          </table:table-cell>
          <table:table-cell table:formula="of:=[.G45]-[.F45]" office:value-type="float" office:value="0.33263178374875" calcext:value-type="float">
            <text:p>0.33263178374875</text:p>
          </table:table-cell>
        </table:table-row>
        <table:table-row table:style-name="ro1">
          <table:table-cell office:value-type="string" calcext:value-type="string">
            <text:p>Lawson Crouse</text:p>
          </table:table-cell>
          <table:table-cell office:value-type="float" office:value="1.6161369193154" calcext:value-type="float">
            <text:p>1.6161369193154</text:p>
          </table:table-cell>
          <table:table-cell office:value-type="float" office:value="1.74285714285714" calcext:value-type="float">
            <text:p>1.74285714285714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69950738916256" calcext:value-type="float">
            <text:p>1.69950738916256</text:p>
          </table:table-cell>
          <table:table-cell office:value-type="float" office:value="1.66847151667993" calcext:value-type="float">
            <text:p>1.66847151667993</text:p>
          </table:table-cell>
          <table:table-cell office:value-type="float" office:value="2" calcext:value-type="float">
            <text:p>2</text:p>
          </table:table-cell>
          <table:table-cell table:formula="of:=[.G46]-[.F46]" office:value-type="float" office:value="0.33152848332007" calcext:value-type="float">
            <text:p>0.33152848332007</text:p>
          </table:table-cell>
        </table:table-row>
        <table:table-row table:style-name="ro1">
          <table:table-cell office:value-type="string" calcext:value-type="string">
            <text:p>Nazem Kadri</text:p>
          </table:table-cell>
          <table:table-cell office:value-type="float" office:value="2.70136307311029" calcext:value-type="float">
            <text:p>2.70136307311029</text:p>
          </table:table-cell>
          <table:table-cell office:value-type="float" office:value="2.61111111111111" calcext:value-type="float">
            <text:p>2.61111111111111</text:p>
          </table:table-cell>
          <table:table-cell office:value-type="float" office:value="2.75714285714286" calcext:value-type="float">
            <text:p>2.75714285714286</text:p>
          </table:table-cell>
          <table:table-cell office:value-type="float" office:value="2.61463414634146" calcext:value-type="float">
            <text:p>2.61463414634146</text:p>
          </table:table-cell>
          <table:table-cell office:value-type="float" office:value="2.67106279692643" calcext:value-type="float">
            <text:p>2.67106279692643</text:p>
          </table:table-cell>
          <table:table-cell office:value-type="float" office:value="3" calcext:value-type="float">
            <text:p>3</text:p>
          </table:table-cell>
          <table:table-cell table:formula="of:=[.G47]-[.F47]" office:value-type="float" office:value="0.32893720307357" calcext:value-type="float">
            <text:p>0.32893720307357</text:p>
          </table:table-cell>
        </table:table-row>
        <table:table-row table:style-name="ro1">
          <table:table-cell office:value-type="string" calcext:value-type="string">
            <text:p>Aleksander Barkov</text:p>
          </table:table-cell>
          <table:table-cell office:value-type="float" office:value="2.63174114021572" calcext:value-type="float">
            <text:p>2.63174114021572</text:p>
          </table:table-cell>
          <table:table-cell office:value-type="float" office:value="2.60909090909091" calcext:value-type="float">
            <text:p>2.60909090909091</text:p>
          </table:table-cell>
          <table:table-cell office:value-type="float" office:value="2.86068111455108" calcext:value-type="float">
            <text:p>2.86068111455108</text:p>
          </table:table-cell>
          <table:table-cell office:value-type="string" calcext:value-type="string">
            <text:p><text:s/>'NULL'</text:p>
          </table:table-cell>
          <table:table-cell office:value-type="float" office:value="2.70050438795257" calcext:value-type="float">
            <text:p>2.70050438795257</text:p>
          </table:table-cell>
          <table:table-cell office:value-type="float" office:value="3" calcext:value-type="float">
            <text:p>3</text:p>
          </table:table-cell>
          <table:table-cell table:formula="of:=[.G48]-[.F48]" office:value-type="float" office:value="0.29949561204743" calcext:value-type="float">
            <text:p>0.29949561204743</text:p>
          </table:table-cell>
        </table:table-row>
        <table:table-row table:style-name="ro1">
          <table:table-cell office:value-type="string" calcext:value-type="string">
            <text:p>Rasmus Andersson</text:p>
          </table:table-cell>
          <table:table-cell office:value-type="float" office:value="1.74931129476584" calcext:value-type="float">
            <text:p>1.74931129476584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.81318681318681" calcext:value-type="float">
            <text:p>1.81318681318681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1.71052684689048" calcext:value-type="float">
            <text:p>1.71052684689048</text:p>
          </table:table-cell>
          <table:table-cell office:value-type="float" office:value="2" calcext:value-type="float">
            <text:p>2</text:p>
          </table:table-cell>
          <table:table-cell table:formula="of:=[.G49]-[.F49]" office:value-type="float" office:value="0.28947315310952" calcext:value-type="float">
            <text:p>0.28947315310952</text:p>
          </table:table-cell>
        </table:table-row>
        <table:table-row table:style-name="ro1">
          <table:table-cell office:value-type="string" calcext:value-type="string">
            <text:p>Oliver Bjorkstrand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2.43875278396437" calcext:value-type="float">
            <text:p>2.43875278396437</text:p>
          </table:table-cell>
          <table:table-cell office:value-type="float" office:value="2.74712643678161" calcext:value-type="float">
            <text:p>2.74712643678161</text:p>
          </table:table-cell>
          <table:table-cell office:value-type="float" office:value="2.34684684684685" calcext:value-type="float">
            <text:p>2.34684684684685</text:p>
          </table:table-cell>
          <table:table-cell office:value-type="float" office:value="2.21651485023154" calcext:value-type="float">
            <text:p>2.21651485023154</text:p>
          </table:table-cell>
          <table:table-cell office:value-type="float" office:value="2.5" calcext:value-type="float">
            <text:p>2.5</text:p>
          </table:table-cell>
          <table:table-cell table:formula="of:=[.G50]-[.F50]" office:value-type="float" office:value="0.28348514976846" calcext:value-type="float">
            <text:p>0.28348514976846</text:p>
          </table:table-cell>
        </table:table-row>
        <table:table-row table:style-name="ro1">
          <table:table-cell office:value-type="string" calcext:value-type="string">
            <text:p>Dougie Hamilton</text:p>
          </table:table-cell>
          <table:table-cell office:value-type="float" office:value="2.64492753623188" calcext:value-type="float">
            <text:p>2.64492753623188</text:p>
          </table:table-cell>
          <table:table-cell office:value-type="float" office:value="2.84782608695652" calcext:value-type="float">
            <text:p>2.84782608695652</text:p>
          </table:table-cell>
          <table:table-cell office:value-type="float" office:value="2.6" calcext:value-type="float">
            <text:p>2.6</text:p>
          </table:table-cell>
          <table:table-cell office:value-type="float" office:value="2.88409703504043" calcext:value-type="float">
            <text:p>2.88409703504043</text:p>
          </table:table-cell>
          <table:table-cell office:value-type="float" office:value="2.74421266455721" calcext:value-type="float">
            <text:p>2.74421266455721</text:p>
          </table:table-cell>
          <table:table-cell office:value-type="float" office:value="3" calcext:value-type="float">
            <text:p>3</text:p>
          </table:table-cell>
          <table:table-cell table:formula="of:=[.G51]-[.F51]" office:value-type="float" office:value="0.25578733544279" calcext:value-type="float">
            <text:p>0.25578733544279</text:p>
          </table:table-cell>
        </table:table-row>
        <table:table-row table:style-name="ro1">
          <table:table-cell office:value-type="string" calcext:value-type="string">
            <text:p>Jake Guentzel</text:p>
          </table:table-cell>
          <table:table-cell office:value-type="float" office:value="2.72685185185185" calcext:value-type="float">
            <text:p>2.72685185185185</text:p>
          </table:table-cell>
          <table:table-cell office:value-type="float" office:value="2.76255707762557" calcext:value-type="float">
            <text:p>2.76255707762557</text:p>
          </table:table-cell>
          <table:table-cell office:value-type="float" office:value="2.84615384615385" calcext:value-type="float">
            <text:p>2.84615384615385</text:p>
          </table:table-cell>
          <table:table-cell office:value-type="float" office:value="2.7" calcext:value-type="float">
            <text:p>2.7</text:p>
          </table:table-cell>
          <table:table-cell office:value-type="float" office:value="2.75889069390782" calcext:value-type="float">
            <text:p>2.75889069390782</text:p>
          </table:table-cell>
          <table:table-cell office:value-type="float" office:value="3" calcext:value-type="float">
            <text:p>3</text:p>
          </table:table-cell>
          <table:table-cell table:formula="of:=[.G52]-[.F52]" office:value-type="float" office:value="0.24110930609218" calcext:value-type="float">
            <text:p>0.24110930609218</text:p>
          </table:table-cell>
        </table:table-row>
        <table:table-row table:style-name="ro1">
          <table:table-cell office:value-type="string" calcext:value-type="string">
            <text:p>Kyle Connor</text:p>
          </table:table-cell>
          <table:table-cell office:value-type="float" office:value="3.04166666666667" calcext:value-type="float">
            <text:p>3.04166666666667</text:p>
          </table:table-cell>
          <table:table-cell office:value-type="float" office:value="1.9" calcext:value-type="float">
            <text:p>1.9</text:p>
          </table:table-cell>
          <table:table-cell office:value-type="float" office:value="3.09513274336283" calcext:value-type="float">
            <text:p>3.09513274336283</text:p>
          </table:table-cell>
          <table:table-cell office:value-type="float" office:value="3.15217391304348" calcext:value-type="float">
            <text:p>3.15217391304348</text:p>
          </table:table-cell>
          <table:table-cell office:value-type="float" office:value="2.79724333076824" calcext:value-type="float">
            <text:p>2.79724333076824</text:p>
          </table:table-cell>
          <table:table-cell office:value-type="float" office:value="3" calcext:value-type="float">
            <text:p>3</text:p>
          </table:table-cell>
          <table:table-cell table:formula="of:=[.G53]-[.F53]" office:value-type="float" office:value="0.20275666923176" calcext:value-type="float">
            <text:p>0.20275666923176</text:p>
          </table:table-cell>
        </table:table-row>
        <table:table-row table:style-name="ro1">
          <table:table-cell office:value-type="string" calcext:value-type="string">
            <text:p>Tyler Toffoli</text:p>
          </table:table-cell>
          <table:table-cell office:value-type="float" office:value="2.57894736842105" calcext:value-type="float">
            <text:p>2.57894736842105</text:p>
          </table:table-cell>
          <table:table-cell office:value-type="float" office:value="2.73852573018081" calcext:value-type="float">
            <text:p>2.73852573018081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2.71111111111111" calcext:value-type="float">
            <text:p>2.71111111111111</text:p>
          </table:table-cell>
          <table:table-cell office:value-type="float" office:value="2.80126369948707" calcext:value-type="float">
            <text:p>2.80126369948707</text:p>
          </table:table-cell>
          <table:table-cell office:value-type="float" office:value="3" calcext:value-type="float">
            <text:p>3</text:p>
          </table:table-cell>
          <table:table-cell table:formula="of:=[.G54]-[.F54]" office:value-type="float" office:value="0.19873630051293" calcext:value-type="float">
            <text:p>0.19873630051293</text:p>
          </table:table-cell>
        </table:table-row>
        <table:table-row table:style-name="ro1">
          <table:table-cell office:value-type="string" calcext:value-type="string">
            <text:p>Nikolaj Ehlers</text:p>
          </table:table-cell>
          <table:table-cell office:value-type="float" office:value="2.82213438735178" calcext:value-type="float">
            <text:p>2.82213438735178</text:p>
          </table:table-cell>
          <table:table-cell office:value-type="float" office:value="2.84313725490196" calcext:value-type="float">
            <text:p>2.84313725490196</text:p>
          </table:table-cell>
          <table:table-cell office:value-type="float" office:value="2.8" calcext:value-type="float">
            <text:p>2.8</text:p>
          </table:table-cell>
          <table:table-cell office:value-type="float" office:value="2.74193548387097" calcext:value-type="float">
            <text:p>2.74193548387097</text:p>
          </table:table-cell>
          <table:table-cell office:value-type="float" office:value="2.80180178153118" calcext:value-type="float">
            <text:p>2.80180178153118</text:p>
          </table:table-cell>
          <table:table-cell office:value-type="float" office:value="3" calcext:value-type="float">
            <text:p>3</text:p>
          </table:table-cell>
          <table:table-cell table:formula="of:=[.G55]-[.F55]" office:value-type="float" office:value="0.19819821846882" calcext:value-type="float">
            <text:p>0.19819821846882</text:p>
          </table:table-cell>
        </table:table-row>
        <table:table-row table:style-name="ro1">
          <table:table-cell office:value-type="string" calcext:value-type="string">
            <text:p>Roope Hintz</text:p>
          </table:table-cell>
          <table:table-cell office:value-type="float" office:value="2.38461538461538" calcext:value-type="float">
            <text:p>2.38461538461538</text:p>
          </table:table-cell>
          <table:table-cell office:value-type="float" office:value="2.26755852842809" calcext:value-type="float">
            <text:p>2.26755852842809</text:p>
          </table:table-cell>
          <table:table-cell office:value-type="float" office:value="2.3" calcext:value-type="float">
            <text:p>2.3</text:p>
          </table:table-cell>
          <table:table-cell office:value-type="float" office:value="2.2751677852349" calcext:value-type="float">
            <text:p>2.2751677852349</text:p>
          </table:table-cell>
          <table:table-cell office:value-type="float" office:value="2.30683542456959" calcext:value-type="float">
            <text:p>2.30683542456959</text:p>
          </table:table-cell>
          <table:table-cell office:value-type="float" office:value="2.5" calcext:value-type="float">
            <text:p>2.5</text:p>
          </table:table-cell>
          <table:table-cell table:formula="of:=[.G56]-[.F56]" office:value-type="float" office:value="0.19316457543041" calcext:value-type="float">
            <text:p>0.19316457543041</text:p>
          </table:table-cell>
        </table:table-row>
        <table:table-row table:style-name="ro1">
          <table:table-cell office:value-type="string" calcext:value-type="string">
            <text:p>Wyatt Johnston</text:p>
          </table:table-cell>
          <table:table-cell office:value-type="float" office:value="1.89705882352941" calcext:value-type="float">
            <text:p>1.89705882352941</text:p>
          </table:table-cell>
          <table:table-cell office:value-type="float" office:value="2.125" calcext:value-type="float">
            <text:p>2.125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1.5" calcext:value-type="float">
            <text:p>1.5</text:p>
          </table:table-cell>
          <table:table-cell office:value-type="float" office:value="1.82169117647059" calcext:value-type="float">
            <text:p>1.82169117647059</text:p>
          </table:table-cell>
          <table:table-cell office:value-type="float" office:value="2" calcext:value-type="float">
            <text:p>2</text:p>
          </table:table-cell>
          <table:table-cell table:formula="of:=[.G57]-[.F57]" office:value-type="float" office:value="0.17830882352941" calcext:value-type="float">
            <text:p>0.17830882352941</text:p>
          </table:table-cell>
        </table:table-row>
        <table:table-row table:style-name="ro1">
          <table:table-cell office:value-type="string" calcext:value-type="string">
            <text:p>Patrik Laine</text:p>
          </table:table-cell>
          <table:table-cell office:value-type="float" office:value="2.91048034934498" calcext:value-type="float">
            <text:p>2.91048034934498</text:p>
          </table:table-cell>
          <table:table-cell office:value-type="float" office:value="2.78571428571429" calcext:value-type="float">
            <text:p>2.78571428571429</text:p>
          </table:table-cell>
          <table:table-cell office:value-type="float" office:value="2.80088495575221" calcext:value-type="float">
            <text:p>2.80088495575221</text:p>
          </table:table-cell>
          <table:table-cell office:value-type="float" office:value="2.80246913580247" calcext:value-type="float">
            <text:p>2.80246913580247</text:p>
          </table:table-cell>
          <table:table-cell office:value-type="float" office:value="2.82488718165349" calcext:value-type="float">
            <text:p>2.82488718165349</text:p>
          </table:table-cell>
          <table:table-cell office:value-type="float" office:value="3" calcext:value-type="float">
            <text:p>3</text:p>
          </table:table-cell>
          <table:table-cell table:formula="of:=[.G58]-[.F58]" office:value-type="float" office:value="0.17511281834651" calcext:value-type="float">
            <text:p>0.17511281834651</text:p>
          </table:table-cell>
        </table:table-row>
        <table:table-row table:style-name="ro1">
          <table:table-cell office:value-type="string" calcext:value-type="string">
            <text:p>Nino Niederreiter</text:p>
          </table:table-cell>
          <table:table-cell office:value-type="float" office:value="1.97738693467337" calcext:value-type="float">
            <text:p>1.97738693467337</text:p>
          </table:table-cell>
          <table:table-cell office:value-type="float" office:value="2.04929577464789" calcext:value-type="float">
            <text:p>2.04929577464789</text:p>
          </table:table-cell>
          <table:table-cell office:value-type="float" office:value="1.98982188295165" calcext:value-type="float">
            <text:p>1.98982188295165</text:p>
          </table:table-cell>
          <table:table-cell office:value-type="float" office:value="1.35" calcext:value-type="float">
            <text:p>1.35</text:p>
          </table:table-cell>
          <table:table-cell office:value-type="float" office:value="1.84162614806823" calcext:value-type="float">
            <text:p>1.84162614806823</text:p>
          </table:table-cell>
          <table:table-cell office:value-type="float" office:value="2" calcext:value-type="float">
            <text:p>2</text:p>
          </table:table-cell>
          <table:table-cell table:formula="of:=[.G59]-[.F59]" office:value-type="float" office:value="0.15837385193177" calcext:value-type="float">
            <text:p>0.15837385193177</text:p>
          </table:table-cell>
        </table:table-row>
        <table:table-row table:style-name="ro1">
          <table:table-cell office:value-type="string" calcext:value-type="string">
            <text:p>Chris Kreider</text:p>
          </table:table-cell>
          <table:table-cell office:value-type="float" office:value="2.09448818897638" calcext:value-type="float">
            <text:p>2.09448818897638</text:p>
          </table:table-cell>
          <table:table-cell office:value-type="float" office:value="2.40807799442897" calcext:value-type="float">
            <text:p>2.40807799442897</text:p>
          </table:table-cell>
          <table:table-cell office:value-type="float" office:value="2.40540540540541" calcext:value-type="float">
            <text:p>2.40540540540541</text:p>
          </table:table-cell>
          <table:table-cell office:value-type="float" office:value="2.53296703296703" calcext:value-type="float">
            <text:p>2.53296703296703</text:p>
          </table:table-cell>
          <table:table-cell office:value-type="float" office:value="2.36023465544445" calcext:value-type="float">
            <text:p>2.36023465544445</text:p>
          </table:table-cell>
          <table:table-cell office:value-type="float" office:value="2.5" calcext:value-type="float">
            <text:p>2.5</text:p>
          </table:table-cell>
          <table:table-cell table:formula="of:=[.G60]-[.F60]" office:value-type="float" office:value="0.13976534455555" calcext:value-type="float">
            <text:p>0.13976534455555</text:p>
          </table:table-cell>
        </table:table-row>
        <table:table-row table:style-name="ro1">
          <table:table-cell office:value-type="string" calcext:value-type="string">
            <text:p>Adam Fox</text:p>
          </table:table-cell>
          <table:table-cell office:value-type="float" office:value="1.93333333333333" calcext:value-type="float">
            <text:p>1.93333333333333</text:p>
          </table:table-cell>
          <table:table-cell office:value-type="float" office:value="2.04511278195489" calcext:value-type="float">
            <text:p>2.04511278195489</text:p>
          </table:table-cell>
          <table:table-cell office:value-type="float" office:value="1.74418604651163" calcext:value-type="float">
            <text:p>1.74418604651163</text:p>
          </table:table-cell>
          <table:table-cell office:value-type="float" office:value="1.8" calcext:value-type="float">
            <text:p>1.8</text:p>
          </table:table-cell>
          <table:table-cell office:value-type="float" office:value="1.88065804044996" calcext:value-type="float">
            <text:p>1.88065804044996</text:p>
          </table:table-cell>
          <table:table-cell office:value-type="float" office:value="2" calcext:value-type="float">
            <text:p>2</text:p>
          </table:table-cell>
          <table:table-cell table:formula="of:=[.G61]-[.F61]" office:value-type="float" office:value="0.11934195955004" calcext:value-type="float">
            <text:p>0.11934195955004</text:p>
          </table:table-cell>
        </table:table-row>
        <table:table-row table:style-name="ro1">
          <table:table-cell office:value-type="string" calcext:value-type="string">
            <text:p>Andrew Mangiapane</text:p>
          </table:table-cell>
          <table:table-cell office:value-type="float" office:value="1.85975609756098" calcext:value-type="float">
            <text:p>1.85975609756098</text:p>
          </table:table-cell>
          <table:table-cell office:value-type="float" office:value="2.2" calcext:value-type="float">
            <text:p>2.2</text:p>
          </table:table-cell>
          <table:table-cell office:value-type="float" office:value="1.90853658536585" calcext:value-type="float">
            <text:p>1.90853658536585</text:p>
          </table:table-cell>
          <table:table-cell office:value-type="float" office:value="1.56140350877193" calcext:value-type="float">
            <text:p>1.56140350877193</text:p>
          </table:table-cell>
          <table:table-cell office:value-type="float" office:value="1.88242404792469" calcext:value-type="float">
            <text:p>1.88242404792469</text:p>
          </table:table-cell>
          <table:table-cell office:value-type="float" office:value="2" calcext:value-type="float">
            <text:p>2</text:p>
          </table:table-cell>
          <table:table-cell table:formula="of:=[.G62]-[.F62]" office:value-type="float" office:value="0.11757595207531" calcext:value-type="float">
            <text:p>0.11757595207531</text:p>
          </table:table-cell>
        </table:table-row>
        <table:table-row table:style-name="ro1">
          <table:table-cell office:value-type="string" calcext:value-type="string">
            <text:p>Filip Chytil</text:p>
          </table:table-cell>
          <table:table-cell office:value-type="float" office:value="1.95512820512821" calcext:value-type="float">
            <text:p>1.95512820512821</text:p>
          </table:table-cell>
          <table:table-cell office:value-type="float" office:value="2.13513513513514" calcext:value-type="float">
            <text:p>2.13513513513514</text:p>
          </table:table-cell>
          <table:table-cell office:value-type="float" office:value="1.78688524590164" calcext:value-type="float">
            <text:p>1.78688524590164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88595381320791" calcext:value-type="float">
            <text:p>1.88595381320791</text:p>
          </table:table-cell>
          <table:table-cell office:value-type="float" office:value="2" calcext:value-type="float">
            <text:p>2</text:p>
          </table:table-cell>
          <table:table-cell table:formula="of:=[.G63]-[.F63]" office:value-type="float" office:value="0.11404618679209" calcext:value-type="float">
            <text:p>0.11404618679209</text:p>
          </table:table-cell>
        </table:table-row>
        <table:table-row table:style-name="ro1">
          <table:table-cell office:value-type="string" calcext:value-type="string">
            <text:p>Alex DeBrincat</text:p>
          </table:table-cell>
          <table:table-cell office:value-type="float" office:value="2.87816091954023" calcext:value-type="float">
            <text:p>2.87816091954023</text:p>
          </table:table-cell>
          <table:table-cell office:value-type="float" office:value="3" calcext:value-type="float">
            <text:p>3</text:p>
          </table:table-cell>
          <table:table-cell office:value-type="float" office:value="2.93981481481482" calcext:value-type="float">
            <text:p>2.93981481481482</text:p>
          </table:table-cell>
          <table:table-cell office:value-type="float" office:value="2.77142857142857" calcext:value-type="float">
            <text:p>2.77142857142857</text:p>
          </table:table-cell>
          <table:table-cell office:value-type="float" office:value="2.8973510764459" calcext:value-type="float">
            <text:p>2.8973510764459</text:p>
          </table:table-cell>
          <table:table-cell office:value-type="float" office:value="3" calcext:value-type="float">
            <text:p>3</text:p>
          </table:table-cell>
          <table:table-cell table:formula="of:=[.G64]-[.F64]" office:value-type="float" office:value="0.1026489235541" calcext:value-type="float">
            <text:p>0.1026489235541</text:p>
          </table:table-cell>
        </table:table-row>
        <table:table-row table:style-name="ro1">
          <table:table-cell office:value-type="string" calcext:value-type="string">
            <text:p>Jake DeBrusk</text:p>
          </table:table-cell>
          <table:table-cell office:value-type="float" office:value="2.47802197802198" calcext:value-type="float">
            <text:p>2.47802197802198</text:p>
          </table:table-cell>
          <table:table-cell office:value-type="float" office:value="1.97959183673469" calcext:value-type="float">
            <text:p>1.97959183673469</text:p>
          </table:table-cell>
          <table:table-cell office:value-type="float" office:value="2.38211382113821" calcext:value-type="float">
            <text:p>2.38211382113821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2.42421762325944" calcext:value-type="float">
            <text:p>2.42421762325944</text:p>
          </table:table-cell>
          <table:table-cell office:value-type="float" office:value="2.5" calcext:value-type="float">
            <text:p>2.5</text:p>
          </table:table-cell>
          <table:table-cell table:formula="of:=[.G65]-[.F65]" office:value-type="float" office:value="0.0757823767405599" calcext:value-type="float">
            <text:p>0.0757823767405599</text:p>
          </table:table-cell>
        </table:table-row>
        <table:table-row table:style-name="ro1">
          <table:table-cell office:value-type="string" calcext:value-type="string">
            <text:p>Evan Bouchard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28823529411765" calcext:value-type="float">
            <text:p>2.28823529411765</text:p>
          </table:table-cell>
          <table:table-cell office:value-type="float" office:value="2.6" calcext:value-type="float">
            <text:p>2.6</text:p>
          </table:table-cell>
          <table:table-cell office:value-type="float" office:value="2.44705882352941" calcext:value-type="float">
            <text:p>2.44705882352941</text:p>
          </table:table-cell>
          <table:table-cell office:value-type="float" office:value="2.5" calcext:value-type="float">
            <text:p>2.5</text:p>
          </table:table-cell>
          <table:table-cell table:formula="of:=[.G66]-[.F66]" office:value-type="float" office:value="0.0529411764705898" calcext:value-type="float">
            <text:p>0.0529411764705898</text:p>
          </table:table-cell>
        </table:table-row>
        <table:table-row table:style-name="ro1">
          <table:table-cell office:value-type="string" calcext:value-type="string">
            <text:p>Brayden Point</text:p>
          </table:table-cell>
          <table:table-cell office:value-type="float" office:value="2.44957983193277" calcext:value-type="float">
            <text:p>2.44957983193277</text:p>
          </table:table-cell>
          <table:table-cell office:value-type="float" office:value="2.43298969072165" calcext:value-type="float">
            <text:p>2.43298969072165</text:p>
          </table:table-cell>
          <table:table-cell office:value-type="float" office:value="2.6" calcext:value-type="float">
            <text:p>2.6</text:p>
          </table:table-cell>
          <table:table-cell office:value-type="float" office:value="2.43023255813953" calcext:value-type="float">
            <text:p>2.43023255813953</text:p>
          </table:table-cell>
          <table:table-cell office:value-type="float" office:value="2.47820052019849" calcext:value-type="float">
            <text:p>2.47820052019849</text:p>
          </table:table-cell>
          <table:table-cell office:value-type="float" office:value="2.5" calcext:value-type="float">
            <text:p>2.5</text:p>
          </table:table-cell>
          <table:table-cell table:formula="of:=[.G67]-[.F67]" office:value-type="float" office:value="0.0217994798015102" calcext:value-type="float">
            <text:p>0.0217994798015102</text:p>
          </table:table-cell>
        </table:table-row>
        <table:table-row table:style-name="ro1">
          <table:table-cell office:value-type="string" calcext:value-type="string">
            <text:p>Kris Letang</text:p>
          </table:table-cell>
          <table:table-cell office:value-type="float" office:value="2.48393574297189" calcext:value-type="float">
            <text:p>2.48393574297189</text:p>
          </table:table-cell>
          <table:table-cell office:value-type="float" office:value="2.6" calcext:value-type="float">
            <text:p>2.6</text:p>
          </table:table-cell>
          <table:table-cell office:value-type="float" office:value="2.36065573770492" calcext:value-type="float">
            <text:p>2.36065573770492</text:p>
          </table:table-cell>
          <table:table-cell office:value-type="float" office:value="2.60122699386503" calcext:value-type="float">
            <text:p>2.60122699386503</text:p>
          </table:table-cell>
          <table:table-cell office:value-type="float" office:value="2.51145461863546" calcext:value-type="float">
            <text:p>2.51145461863546</text:p>
          </table:table-cell>
          <table:table-cell office:value-type="float" office:value="2.5" calcext:value-type="float">
            <text:p>2.5</text:p>
          </table:table-cell>
          <table:table-cell table:formula="of:=[.G68]-[.F68]" office:value-type="float" office:value="-0.0114546186354598" calcext:value-type="float">
            <text:p>-0.0114546186354598</text:p>
          </table:table-cell>
        </table:table-row>
        <table:table-row table:style-name="ro1">
          <table:table-cell office:value-type="string" calcext:value-type="string">
            <text:p>Jason Robertson</text:p>
          </table:table-cell>
          <table:table-cell office:value-type="float" office:value="3.17948717948718" calcext:value-type="float">
            <text:p>3.17948717948718</text:p>
          </table:table-cell>
          <table:table-cell office:value-type="float" office:value="2.94845360824742" calcext:value-type="float">
            <text:p>2.94845360824742</text:p>
          </table:table-cell>
          <table:table-cell office:value-type="float" office:value="3.14795918367347" calcext:value-type="float">
            <text:p>3.14795918367347</text:p>
          </table:table-cell>
          <table:table-cell office:value-type="float" office:value="4.8" calcext:value-type="float">
            <text:p>4.8</text:p>
          </table:table-cell>
          <table:table-cell office:value-type="float" office:value="3.51897499285202" calcext:value-type="float">
            <text:p>3.51897499285202</text:p>
          </table:table-cell>
          <table:table-cell office:value-type="float" office:value="3.5" calcext:value-type="float">
            <text:p>3.5</text:p>
          </table:table-cell>
          <table:table-cell table:formula="of:=[.G69]-[.F69]" office:value-type="float" office:value="-0.0189749928520202" calcext:value-type="float">
            <text:p>-0.0189749928520202</text:p>
          </table:table-cell>
        </table:table-row>
        <table:table-row table:style-name="ro1">
          <table:table-cell office:value-type="string" calcext:value-type="string">
            <text:p>Nick Suzuki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2.03249097472924" calcext:value-type="float">
            <text:p>2.03249097472924</text:p>
          </table:table-cell>
          <table:table-cell office:value-type="float" office:value="2.23076923076923" calcext:value-type="float">
            <text:p>2.23076923076923</text:p>
          </table:table-cell>
          <table:table-cell office:value-type="float" office:value="1.94160583941606" calcext:value-type="float">
            <text:p>1.94160583941606</text:p>
          </table:table-cell>
          <table:table-cell office:value-type="float" office:value="2.02343873345086" calcext:value-type="float">
            <text:p>2.02343873345086</text:p>
          </table:table-cell>
          <table:table-cell office:value-type="float" office:value="2" calcext:value-type="float">
            <text:p>2</text:p>
          </table:table-cell>
          <table:table-cell table:formula="of:=[.G70]-[.F70]" office:value-type="float" office:value="-0.0234387334508601" calcext:value-type="float">
            <text:p>-0.0234387334508601</text:p>
          </table:table-cell>
        </table:table-row>
        <table:table-row table:style-name="ro1">
          <table:table-cell office:value-type="string" calcext:value-type="string">
            <text:p>Reilly Smith</text:p>
          </table:table-cell>
          <table:table-cell office:value-type="float" office:value="1.84" calcext:value-type="float">
            <text:p>1.84</text:p>
          </table:table-cell>
          <table:table-cell office:value-type="float" office:value="2.12864721485411" calcext:value-type="float">
            <text:p>2.12864721485411</text:p>
          </table:table-cell>
          <table:table-cell office:value-type="float" office:value="2.24607329842932" calcext:value-type="float">
            <text:p>2.24607329842932</text:p>
          </table:table-cell>
          <table:table-cell office:value-type="float" office:value="1.94444444444444" calcext:value-type="float">
            <text:p>1.94444444444444</text:p>
          </table:table-cell>
          <table:table-cell office:value-type="float" office:value="2.03979123943197" calcext:value-type="float">
            <text:p>2.03979123943197</text:p>
          </table:table-cell>
          <table:table-cell office:value-type="float" office:value="2" calcext:value-type="float">
            <text:p>2</text:p>
          </table:table-cell>
          <table:table-cell table:formula="of:=[.G71]-[.F71]" office:value-type="float" office:value="-0.0397912394319699" calcext:value-type="float">
            <text:p>-0.0397912394319699</text:p>
          </table:table-cell>
        </table:table-row>
        <table:table-row table:style-name="ro1">
          <table:table-cell office:value-type="string" calcext:value-type="string">
            <text:p>Alex Iafallo</text:p>
          </table:table-cell>
          <table:table-cell office:value-type="float" office:value="1.7910447761194" calcext:value-type="float">
            <text:p>1.7910447761194</text:p>
          </table:table-cell>
          <table:table-cell office:value-type="float" office:value="2.09113300492611" calcext:value-type="float">
            <text:p>2.09113300492611</text:p>
          </table:table-cell>
          <table:table-cell office:value-type="float" office:value="2.44444444444444" calcext:value-type="float">
            <text:p>2.44444444444444</text:p>
          </table:table-cell>
          <table:table-cell office:value-type="float" office:value="2.06965174129353" calcext:value-type="float">
            <text:p>2.06965174129353</text:p>
          </table:table-cell>
          <table:table-cell office:value-type="float" office:value="2.09906849169587" calcext:value-type="float">
            <text:p>2.09906849169587</text:p>
          </table:table-cell>
          <table:table-cell office:value-type="float" office:value="2" calcext:value-type="float">
            <text:p>2</text:p>
          </table:table-cell>
          <table:table-cell table:formula="of:=[.G72]-[.F72]" office:value-type="float" office:value="-0.0990684916958702" calcext:value-type="float">
            <text:p>-0.0990684916958702</text:p>
          </table:table-cell>
        </table:table-row>
        <table:table-row table:style-name="ro1">
          <table:table-cell office:value-type="string" calcext:value-type="string">
            <text:p>Vincent Trocheck</text:p>
          </table:table-cell>
          <table:table-cell office:value-type="float" office:value="2.57877813504823" calcext:value-type="float">
            <text:p>2.57877813504823</text:p>
          </table:table-cell>
          <table:table-cell office:value-type="float" office:value="3" calcext:value-type="float">
            <text:p>3</text:p>
          </table:table-cell>
          <table:table-cell office:value-type="float" office:value="2.27868852459016" calcext:value-type="float">
            <text:p>2.27868852459016</text:p>
          </table:table-cell>
          <table:table-cell office:value-type="float" office:value="2.61075949367089" calcext:value-type="float">
            <text:p>2.61075949367089</text:p>
          </table:table-cell>
          <table:table-cell office:value-type="float" office:value="2.61705653832732" calcext:value-type="float">
            <text:p>2.61705653832732</text:p>
          </table:table-cell>
          <table:table-cell office:value-type="float" office:value="2.5" calcext:value-type="float">
            <text:p>2.5</text:p>
          </table:table-cell>
          <table:table-cell table:formula="of:=[.G73]-[.F73]" office:value-type="float" office:value="-0.11705653832732" calcext:value-type="float">
            <text:p>-0.11705653832732</text:p>
          </table:table-cell>
        </table:table-row>
        <table:table-row table:style-name="ro1">
          <table:table-cell office:value-type="string" calcext:value-type="string">
            <text:p>Dawson Mercer</text:p>
          </table:table-cell>
          <table:table-cell office:value-type="float" office:value="1.93288590604027" calcext:value-type="float">
            <text:p>1.93288590604027</text:p>
          </table:table-cell>
          <table:table-cell office:value-type="float" office:value="2" calcext:value-type="float">
            <text:p>2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1.81333333333333" calcext:value-type="float">
            <text:p>1.81333333333333</text:p>
          </table:table-cell>
          <table:table-cell office:value-type="float" office:value="2.11837299166158" calcext:value-type="float">
            <text:p>2.11837299166158</text:p>
          </table:table-cell>
          <table:table-cell office:value-type="float" office:value="2" calcext:value-type="float">
            <text:p>2</text:p>
          </table:table-cell>
          <table:table-cell table:formula="of:=[.G74]-[.F74]" office:value-type="float" office:value="-0.11837299166158" calcext:value-type="float">
            <text:p>-0.11837299166158</text:p>
          </table:table-cell>
        </table:table-row>
        <table:table-row table:style-name="ro1">
          <table:table-cell office:value-type="string" calcext:value-type="string">
            <text:p>Tyler Bertuzzi</text:p>
          </table:table-cell>
          <table:table-cell office:value-type="float" office:value="1.98387096774194" calcext:value-type="float">
            <text:p>1.98387096774194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2.17647058823529" calcext:value-type="float">
            <text:p>2.17647058823529</text:p>
          </table:table-cell>
          <table:table-cell office:value-type="float" office:value="2.06622516556291" calcext:value-type="float">
            <text:p>2.06622516556291</text:p>
          </table:table-cell>
          <table:table-cell office:value-type="float" office:value="2.12807025181361" calcext:value-type="float">
            <text:p>2.12807025181361</text:p>
          </table:table-cell>
          <table:table-cell office:value-type="float" office:value="2" calcext:value-type="float">
            <text:p>2</text:p>
          </table:table-cell>
          <table:table-cell table:formula="of:=[.G75]-[.F75]" office:value-type="float" office:value="-0.12807025181361" calcext:value-type="float">
            <text:p>-0.12807025181361</text:p>
          </table:table-cell>
        </table:table-row>
        <table:table-row table:style-name="ro1" table:visibility="filter">
          <table:table-cell office:value-type="string" calcext:value-type="string">
            <text:p>Jack McBain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<text:s/>'NULL'</text:p>
          </table:table-cell>
          <table:table-cell/>
          <table:table-cell office:value-type="float" office:value="0.138888888888889" calcext:value-type="float">
            <text:p>0.138888888888889</text:p>
          </table:table-cell>
          <table:table-cell/>
          <table:table-cell table:formula="of:=[.G76]-[.F76]" office:value-type="float" office:value="-0.138888888888889" calcext:value-type="float">
            <text:p>-0.138888888888889</text:p>
          </table:table-cell>
        </table:table-row>
        <table:table-row table:style-name="ro1" table:visibility="filter">
          <table:table-cell office:value-type="string" calcext:value-type="string">
            <text:p>Chandler Stephenson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<text:s/>'NULL'</text:p>
          </table:table-cell>
          <table:table-cell office:value-type="float" office:value="0.138888888888889" calcext:value-type="float">
            <text:p>0.138888888888889</text:p>
          </table:table-cell>
          <table:table-cell/>
          <table:table-cell table:formula="of:=[.G77]-[.F77]" office:value-type="float" office:value="-0.138888888888889" calcext:value-type="float">
            <text:p>-0.138888888888889</text:p>
          </table:table-cell>
        </table:table-row>
        <table:table-row table:style-name="ro1">
          <table:table-cell office:value-type="string" calcext:value-type="string">
            <text:p>Johnny Gaudreau</text:p>
          </table:table-cell>
          <table:table-cell office:value-type="float" office:value="2.61818181818182" calcext:value-type="float">
            <text:p>2.61818181818182</text:p>
          </table:table-cell>
          <table:table-cell office:value-type="float" office:value="2.68318318318318" calcext:value-type="float">
            <text:p>2.68318318318318</text:p>
          </table:table-cell>
          <table:table-cell office:value-type="float" office:value="2.58620689655172" calcext:value-type="float">
            <text:p>2.58620689655172</text:p>
          </table:table-cell>
          <table:table-cell office:value-type="float" office:value="2.66969696969697" calcext:value-type="float">
            <text:p>2.66969696969697</text:p>
          </table:table-cell>
          <table:table-cell office:value-type="float" office:value="2.63931721690342" calcext:value-type="float">
            <text:p>2.63931721690342</text:p>
          </table:table-cell>
          <table:table-cell office:value-type="float" office:value="2.5" calcext:value-type="float">
            <text:p>2.5</text:p>
          </table:table-cell>
          <table:table-cell table:formula="of:=[.G78]-[.F78]" office:value-type="float" office:value="-0.13931721690342" calcext:value-type="float">
            <text:p>-0.13931721690342</text:p>
          </table:table-cell>
        </table:table-row>
        <table:table-row table:style-name="ro1">
          <table:table-cell office:value-type="string" calcext:value-type="string">
            <text:p>Nikita Kucherov</text:p>
          </table:table-cell>
          <table:table-cell office:value-type="float" office:value="3.21153846153846" calcext:value-type="float">
            <text:p>3.21153846153846</text:p>
          </table:table-cell>
          <table:table-cell office:value-type="float" office:value="2.96984126984127" calcext:value-type="float">
            <text:p>2.96984126984127</text:p>
          </table:table-cell>
          <table:table-cell office:value-type="float" office:value="3.52631578947368" calcext:value-type="float">
            <text:p>3.52631578947368</text:p>
          </table:table-cell>
          <table:table-cell office:value-type="float" office:value="2.89206349206349" calcext:value-type="float">
            <text:p>2.89206349206349</text:p>
          </table:table-cell>
          <table:table-cell office:value-type="float" office:value="3.14993975322923" calcext:value-type="float">
            <text:p>3.14993975322923</text:p>
          </table:table-cell>
          <table:table-cell office:value-type="float" office:value="3" calcext:value-type="float">
            <text:p>3</text:p>
          </table:table-cell>
          <table:table-cell table:formula="of:=[.G79]-[.F79]" office:value-type="float" office:value="-0.14993975322923" calcext:value-type="float">
            <text:p>-0.14993975322923</text:p>
          </table:table-cell>
        </table:table-row>
        <table:table-row table:style-name="ro1">
          <table:table-cell office:value-type="string" calcext:value-type="string">
            <text:p>Brady Tkachuk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3.75925925925926" calcext:value-type="float">
            <text:p>3.75925925925926</text:p>
          </table:table-cell>
          <table:table-cell office:value-type="float" office:value="3.64244186046512" calcext:value-type="float">
            <text:p>3.64244186046512</text:p>
          </table:table-cell>
          <table:table-cell office:value-type="float" office:value="3.65116279069767" calcext:value-type="float">
            <text:p>3.65116279069767</text:p>
          </table:table-cell>
          <table:table-cell office:value-type="float" office:value="3.67988264427218" calcext:value-type="float">
            <text:p>3.67988264427218</text:p>
          </table:table-cell>
          <table:table-cell office:value-type="float" office:value="3.5" calcext:value-type="float">
            <text:p>3.5</text:p>
          </table:table-cell>
          <table:table-cell table:formula="of:=[.G80]-[.F80]" office:value-type="float" office:value="-0.17988264427218" calcext:value-type="float">
            <text:p>-0.17988264427218</text:p>
          </table:table-cell>
        </table:table-row>
        <table:table-row table:style-name="ro1">
          <table:table-cell office:value-type="string" calcext:value-type="string">
            <text:p>Claude Giroux</text:p>
          </table:table-cell>
          <table:table-cell office:value-type="float" office:value="2.65841584158416" calcext:value-type="float">
            <text:p>2.65841584158416</text:p>
          </table:table-cell>
          <table:table-cell office:value-type="float" office:value="2.59447004608295" calcext:value-type="float">
            <text:p>2.59447004608295</text:p>
          </table:table-cell>
          <table:table-cell office:value-type="float" office:value="2.88888888888889" calcext:value-type="float">
            <text:p>2.88888888888889</text:p>
          </table:table-cell>
          <table:table-cell office:value-type="float" office:value="2.6959706959707" calcext:value-type="float">
            <text:p>2.6959706959707</text:p>
          </table:table-cell>
          <table:table-cell office:value-type="float" office:value="2.70943636813167" calcext:value-type="float">
            <text:p>2.70943636813167</text:p>
          </table:table-cell>
          <table:table-cell office:value-type="float" office:value="2.5" calcext:value-type="float">
            <text:p>2.5</text:p>
          </table:table-cell>
          <table:table-cell table:formula="of:=[.G81]-[.F81]" office:value-type="float" office:value="-0.20943636813167" calcext:value-type="float">
            <text:p>-0.20943636813167</text:p>
          </table:table-cell>
        </table:table-row>
        <table:table-row table:style-name="ro1">
          <table:table-cell office:value-type="string" calcext:value-type="string">
            <text:p>Devon Toews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2.0503355704698" calcext:value-type="float">
            <text:p>2.0503355704698</text:p>
          </table:table-cell>
          <table:table-cell office:value-type="float" office:value="2.55555555555556" calcext:value-type="float">
            <text:p>2.55555555555556</text:p>
          </table:table-cell>
          <table:table-cell office:value-type="float" office:value="2.4406779661017" calcext:value-type="float">
            <text:p>2.4406779661017</text:p>
          </table:table-cell>
          <table:table-cell office:value-type="float" office:value="2.2199756063651" calcext:value-type="float">
            <text:p>2.2199756063651</text:p>
          </table:table-cell>
          <table:table-cell office:value-type="float" office:value="2" calcext:value-type="float">
            <text:p>2</text:p>
          </table:table-cell>
          <table:table-cell table:formula="of:=[.G82]-[.F82]" office:value-type="float" office:value="-0.2199756063651" calcext:value-type="float">
            <text:p>-0.2199756063651</text:p>
          </table:table-cell>
        </table:table-row>
        <table:table-row table:style-name="ro1">
          <table:table-cell office:value-type="string" calcext:value-type="string">
            <text:p>Jordan Eberle</text:p>
          </table:table-cell>
          <table:table-cell office:value-type="float" office:value="2.22894168466523" calcext:value-type="float">
            <text:p>2.22894168466523</text:p>
          </table:table-cell>
          <table:table-cell office:value-type="float" office:value="2.19277108433735" calcext:value-type="float">
            <text:p>2.19277108433735</text:p>
          </table:table-cell>
          <table:table-cell office:value-type="float" office:value="2.32648648648649" calcext:value-type="float">
            <text:p>2.32648648648649</text:p>
          </table:table-cell>
          <table:table-cell office:value-type="float" office:value="2.17073170731707" calcext:value-type="float">
            <text:p>2.17073170731707</text:p>
          </table:table-cell>
          <table:table-cell office:value-type="float" office:value="2.22973274070153" calcext:value-type="float">
            <text:p>2.22973274070153</text:p>
          </table:table-cell>
          <table:table-cell office:value-type="float" office:value="2" calcext:value-type="float">
            <text:p>2</text:p>
          </table:table-cell>
          <table:table-cell table:formula="of:=[.G83]-[.F83]" office:value-type="float" office:value="-0.22973274070153" calcext:value-type="float">
            <text:p>-0.22973274070153</text:p>
          </table:table-cell>
        </table:table-row>
        <table:table-row table:style-name="ro1">
          <table:table-cell office:value-type="string" calcext:value-type="string">
            <text:p>Sidney Crosby</text:p>
          </table:table-cell>
          <table:table-cell office:value-type="float" office:value="3.35" calcext:value-type="float">
            <text:p>3.35</text:p>
          </table:table-cell>
          <table:table-cell office:value-type="float" office:value="3.18382978723404" calcext:value-type="float">
            <text:p>3.18382978723404</text:p>
          </table:table-cell>
          <table:table-cell office:value-type="float" office:value="3.05772495755518" calcext:value-type="float">
            <text:p>3.05772495755518</text:p>
          </table:table-cell>
          <table:table-cell office:value-type="float" office:value="3.34684684684685" calcext:value-type="float">
            <text:p>3.34684684684685</text:p>
          </table:table-cell>
          <table:table-cell office:value-type="float" office:value="3.23460039790902" calcext:value-type="float">
            <text:p>3.23460039790902</text:p>
          </table:table-cell>
          <table:table-cell office:value-type="float" office:value="3" calcext:value-type="float">
            <text:p>3</text:p>
          </table:table-cell>
          <table:table-cell table:formula="of:=[.G84]-[.F84]" office:value-type="float" office:value="-0.23460039790902" calcext:value-type="float">
            <text:p>-0.23460039790902</text:p>
          </table:table-cell>
        </table:table-row>
        <table:table-row table:style-name="ro1" table:visibility="filter">
          <table:table-cell office:value-type="string" calcext:value-type="string">
            <text:p>Jake Evans</text:p>
          </table:table-cell>
          <table:table-cell office:value-type="float" office:value="0.257294429708223" calcext:value-type="float">
            <text:p>0.257294429708223</text:p>
          </table:table-cell>
          <table:table-cell office:value-type="float" office:value="0.219839142091153" calcext:value-type="float">
            <text:p>0.219839142091153</text:p>
          </table:table-cell>
          <table:table-cell office:value-type="float" office:value="0.227722772277228" calcext:value-type="float">
            <text:p>0.227722772277228</text:p>
          </table:table-cell>
          <table:table-cell office:value-type="string" calcext:value-type="string">
            <text:p><text:s/>'NULL'</text:p>
          </table:table-cell>
          <table:table-cell office:value-type="float" office:value="0.234952114692201" calcext:value-type="float">
            <text:p>0.234952114692201</text:p>
          </table:table-cell>
          <table:table-cell/>
          <table:table-cell table:formula="of:=[.G85]-[.F85]" office:value-type="float" office:value="-0.234952114692201" calcext:value-type="float">
            <text:p>-0.234952114692201</text:p>
          </table:table-cell>
        </table:table-row>
        <table:table-row table:style-name="ro1" table:visibility="filter">
          <table:table-cell office:value-type="string" calcext:value-type="string">
            <text:p>Vincent Desharnais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142857142857143" calcext:value-type="float">
            <text:p>0.142857142857143</text:p>
          </table:table-cell>
          <table:table-cell office:value-type="string" calcext:value-type="string">
            <text:p><text:s/>'NULL'</text:p>
          </table:table-cell>
          <table:table-cell office:value-type="float" office:value="0.237635150678629" calcext:value-type="float">
            <text:p>0.237635150678629</text:p>
          </table:table-cell>
          <table:table-cell/>
          <table:table-cell table:formula="of:=[.G86]-[.F86]" office:value-type="float" office:value="-0.237635150678629" calcext:value-type="float">
            <text:p>-0.237635150678629</text:p>
          </table:table-cell>
        </table:table-row>
        <table:table-row table:style-name="ro1">
          <table:table-cell office:value-type="string" calcext:value-type="string">
            <text:p>Blake Coleman</text:p>
          </table:table-cell>
          <table:table-cell office:value-type="float" office:value="1.90804597701149" calcext:value-type="float">
            <text:p>1.90804597701149</text:p>
          </table:table-cell>
          <table:table-cell office:value-type="float" office:value="2.40222222222222" calcext:value-type="float">
            <text:p>2.40222222222222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2.50446428571429" calcext:value-type="float">
            <text:p>2.50446428571429</text:p>
          </table:table-cell>
          <table:table-cell office:value-type="float" office:value="2.24913766669155" calcext:value-type="float">
            <text:p>2.24913766669155</text:p>
          </table:table-cell>
          <table:table-cell office:value-type="float" office:value="2" calcext:value-type="float">
            <text:p>2</text:p>
          </table:table-cell>
          <table:table-cell table:formula="of:=[.G87]-[.F87]" office:value-type="float" office:value="-0.24913766669155" calcext:value-type="float">
            <text:p>-0.24913766669155</text:p>
          </table:table-cell>
        </table:table-row>
        <table:table-row table:style-name="ro1">
          <table:table-cell office:value-type="string" calcext:value-type="string">
            <text:p>Mark Scheifele</text:p>
          </table:table-cell>
          <table:table-cell office:value-type="float" office:value="2.23802816901408" calcext:value-type="float">
            <text:p>2.23802816901408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2.48314606741573" calcext:value-type="float">
            <text:p>2.48314606741573</text:p>
          </table:table-cell>
          <table:table-cell office:value-type="float" office:value="2.17391304347826" calcext:value-type="float">
            <text:p>2.17391304347826</text:p>
          </table:table-cell>
          <table:table-cell office:value-type="float" office:value="2.2531835846829" calcext:value-type="float">
            <text:p>2.2531835846829</text:p>
          </table:table-cell>
          <table:table-cell office:value-type="float" office:value="2" calcext:value-type="float">
            <text:p>2</text:p>
          </table:table-cell>
          <table:table-cell table:formula="of:=[.G88]-[.F88]" office:value-type="float" office:value="-0.2531835846829" calcext:value-type="float">
            <text:p>-0.2531835846829</text:p>
          </table:table-cell>
        </table:table-row>
        <table:table-row table:style-name="ro1">
          <table:table-cell office:value-type="string" calcext:value-type="string">
            <text:p>Cale Makar</text:p>
          </table:table-cell>
          <table:table-cell office:value-type="float" office:value="2.70434782608696" calcext:value-type="float">
            <text:p>2.70434782608696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2.64912280701754" calcext:value-type="float">
            <text:p>2.64912280701754</text:p>
          </table:table-cell>
          <table:table-cell office:value-type="float" office:value="3.26336765827613" calcext:value-type="float">
            <text:p>3.26336765827613</text:p>
          </table:table-cell>
          <table:table-cell office:value-type="float" office:value="3" calcext:value-type="float">
            <text:p>3</text:p>
          </table:table-cell>
          <table:table-cell table:formula="of:=[.G89]-[.F89]" office:value-type="float" office:value="-0.26336765827613" calcext:value-type="float">
            <text:p>-0.26336765827613</text:p>
          </table:table-cell>
        </table:table-row>
        <table:table-row table:style-name="ro1">
          <table:table-cell office:value-type="string" calcext:value-type="string">
            <text:p>Patrick Kane</text:p>
          </table:table-cell>
          <table:table-cell office:value-type="float" office:value="3" calcext:value-type="float">
            <text:p>3</text:p>
          </table:table-cell>
          <table:table-cell office:value-type="float" office:value="3.46746575342466" calcext:value-type="float">
            <text:p>3.46746575342466</text:p>
          </table:table-cell>
          <table:table-cell office:value-type="float" office:value="3.33076263924593" calcext:value-type="float">
            <text:p>3.33076263924593</text:p>
          </table:table-cell>
          <table:table-cell office:value-type="float" office:value="3.27979274611399" calcext:value-type="float">
            <text:p>3.27979274611399</text:p>
          </table:table-cell>
          <table:table-cell office:value-type="float" office:value="3.26950528469614" calcext:value-type="float">
            <text:p>3.26950528469614</text:p>
          </table:table-cell>
          <table:table-cell office:value-type="float" office:value="3" calcext:value-type="float">
            <text:p>3</text:p>
          </table:table-cell>
          <table:table-cell table:formula="of:=[.G90]-[.F90]" office:value-type="float" office:value="-0.26950528469614" calcext:value-type="float">
            <text:p>-0.26950528469614</text:p>
          </table:table-cell>
        </table:table-row>
        <table:table-row table:style-name="ro1">
          <table:table-cell office:value-type="string" calcext:value-type="string">
            <text:p>Joe Pavelski</text:p>
          </table:table-cell>
          <table:table-cell office:value-type="float" office:value="2.82281553398058" calcext:value-type="float">
            <text:p>2.82281553398058</text:p>
          </table:table-cell>
          <table:table-cell office:value-type="float" office:value="2.70967741935484" calcext:value-type="float">
            <text:p>2.70967741935484</text:p>
          </table:table-cell>
          <table:table-cell office:value-type="float" office:value="2.68026101141925" calcext:value-type="float">
            <text:p>2.68026101141925</text:p>
          </table:table-cell>
          <table:table-cell office:value-type="float" office:value="2.87610619469027" calcext:value-type="float">
            <text:p>2.87610619469027</text:p>
          </table:table-cell>
          <table:table-cell office:value-type="float" office:value="2.77221503986123" calcext:value-type="float">
            <text:p>2.77221503986123</text:p>
          </table:table-cell>
          <table:table-cell office:value-type="float" office:value="2.5" calcext:value-type="float">
            <text:p>2.5</text:p>
          </table:table-cell>
          <table:table-cell table:formula="of:=[.G91]-[.F91]" office:value-type="float" office:value="-0.27221503986123" calcext:value-type="float">
            <text:p>-0.27221503986123</text:p>
          </table:table-cell>
        </table:table-row>
        <table:table-row table:style-name="ro1">
          <table:table-cell office:value-type="string" calcext:value-type="string">
            <text:p>Darnell Nurse</text:p>
          </table:table-cell>
          <table:table-cell office:value-type="float" office:value="2.3992673992674" calcext:value-type="float">
            <text:p>2.3992673992674</text:p>
          </table:table-cell>
          <table:table-cell office:value-type="float" office:value="2.16494845360825" calcext:value-type="float">
            <text:p>2.16494845360825</text:p>
          </table:table-cell>
          <table:table-cell office:value-type="float" office:value="2.3651376146789" calcext:value-type="float">
            <text:p>2.3651376146789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2.28789392244419" calcext:value-type="float">
            <text:p>2.28789392244419</text:p>
          </table:table-cell>
          <table:table-cell office:value-type="float" office:value="2" calcext:value-type="float">
            <text:p>2</text:p>
          </table:table-cell>
          <table:table-cell table:formula="of:=[.G92]-[.F92]" office:value-type="float" office:value="-0.28789392244419" calcext:value-type="float">
            <text:p>-0.28789392244419</text:p>
          </table:table-cell>
        </table:table-row>
        <table:table-row table:style-name="ro1">
          <table:table-cell office:value-type="string" calcext:value-type="string">
            <text:p>Jaden Schwartz</text:p>
          </table:table-cell>
          <table:table-cell office:value-type="float" office:value="2.38461538461538" calcext:value-type="float">
            <text:p>2.38461538461538</text:p>
          </table:table-cell>
          <table:table-cell office:value-type="float" office:value="2.25190839694656" calcext:value-type="float">
            <text:p>2.25190839694656</text:p>
          </table:table-cell>
          <table:table-cell office:value-type="float" office:value="2.34615384615385" calcext:value-type="float">
            <text:p>2.34615384615385</text:p>
          </table:table-cell>
          <table:table-cell office:value-type="float" office:value="2.20298507462687" calcext:value-type="float">
            <text:p>2.20298507462687</text:p>
          </table:table-cell>
          <table:table-cell office:value-type="float" office:value="2.29641567558567" calcext:value-type="float">
            <text:p>2.29641567558567</text:p>
          </table:table-cell>
          <table:table-cell office:value-type="float" office:value="2" calcext:value-type="float">
            <text:p>2</text:p>
          </table:table-cell>
          <table:table-cell table:formula="of:=[.G93]-[.F93]" office:value-type="float" office:value="-0.29641567558567" calcext:value-type="float">
            <text:p>-0.29641567558567</text:p>
          </table:table-cell>
        </table:table-row>
        <table:table-row table:style-name="ro1">
          <table:table-cell office:value-type="string" calcext:value-type="string">
            <text:p>Logan Couture</text:p>
          </table:table-cell>
          <table:table-cell office:value-type="float" office:value="2.79120879120879" calcext:value-type="float">
            <text:p>2.79120879120879</text:p>
          </table:table-cell>
          <table:table-cell office:value-type="float" office:value="2.7447973713034" calcext:value-type="float">
            <text:p>2.7447973713034</text:p>
          </table:table-cell>
          <table:table-cell office:value-type="float" office:value="3" calcext:value-type="float">
            <text:p>3</text:p>
          </table:table-cell>
          <table:table-cell office:value-type="float" office:value="2.70949720670391" calcext:value-type="float">
            <text:p>2.70949720670391</text:p>
          </table:table-cell>
          <table:table-cell office:value-type="float" office:value="2.81137584230402" calcext:value-type="float">
            <text:p>2.81137584230402</text:p>
          </table:table-cell>
          <table:table-cell office:value-type="float" office:value="2.5" calcext:value-type="float">
            <text:p>2.5</text:p>
          </table:table-cell>
          <table:table-cell table:formula="of:=[.G94]-[.F94]" office:value-type="float" office:value="-0.31137584230402" calcext:value-type="float">
            <text:p>-0.31137584230402</text:p>
          </table:table-cell>
        </table:table-row>
        <table:table-row table:style-name="ro1">
          <table:table-cell office:value-type="string" calcext:value-type="string">
            <text:p>Ryan Nugent-Hopkins</text:p>
          </table:table-cell>
          <table:table-cell office:value-type="float" office:value="2.43609022556391" calcext:value-type="float">
            <text:p>2.43609022556391</text:p>
          </table:table-cell>
          <table:table-cell office:value-type="float" office:value="2.37484116899619" calcext:value-type="float">
            <text:p>2.37484116899619</text:p>
          </table:table-cell>
          <table:table-cell office:value-type="float" office:value="2.13793103448276" calcext:value-type="float">
            <text:p>2.13793103448276</text:p>
          </table:table-cell>
          <table:table-cell office:value-type="float" office:value="2.4147582697201" calcext:value-type="float">
            <text:p>2.4147582697201</text:p>
          </table:table-cell>
          <table:table-cell office:value-type="float" office:value="2.34090517469074" calcext:value-type="float">
            <text:p>2.34090517469074</text:p>
          </table:table-cell>
          <table:table-cell office:value-type="float" office:value="2" calcext:value-type="float">
            <text:p>2</text:p>
          </table:table-cell>
          <table:table-cell table:formula="of:=[.G95]-[.F95]" office:value-type="float" office:value="-0.34090517469074" calcext:value-type="float">
            <text:p>-0.34090517469074</text:p>
          </table:table-cell>
        </table:table-row>
        <table:table-row table:style-name="ro1">
          <table:table-cell office:value-type="string" calcext:value-type="string">
            <text:p>Alex Pietrangelo</text:p>
          </table:table-cell>
          <table:table-cell office:value-type="float" office:value="2.44029850746269" calcext:value-type="float">
            <text:p>2.44029850746269</text:p>
          </table:table-cell>
          <table:table-cell office:value-type="float" office:value="2.02777777777778" calcext:value-type="float">
            <text:p>2.02777777777778</text:p>
          </table:table-cell>
          <table:table-cell office:value-type="float" office:value="2.59627329192547" calcext:value-type="float">
            <text:p>2.59627329192547</text:p>
          </table:table-cell>
          <table:table-cell office:value-type="float" office:value="2.39186295503212" calcext:value-type="float">
            <text:p>2.39186295503212</text:p>
          </table:table-cell>
          <table:table-cell office:value-type="float" office:value="2.36405313304951" calcext:value-type="float">
            <text:p>2.36405313304951</text:p>
          </table:table-cell>
          <table:table-cell office:value-type="float" office:value="2" calcext:value-type="float">
            <text:p>2</text:p>
          </table:table-cell>
          <table:table-cell table:formula="of:=[.G96]-[.F96]" office:value-type="float" office:value="-0.36405313304951" calcext:value-type="float">
            <text:p>-0.36405313304951</text:p>
          </table:table-cell>
        </table:table-row>
        <table:table-row table:style-name="ro1">
          <table:table-cell office:value-type="string" calcext:value-type="string">
            <text:p>Shea Theodore</text:p>
          </table:table-cell>
          <table:table-cell office:value-type="float" office:value="1.9" calcext:value-type="float">
            <text:p>1.9</text:p>
          </table:table-cell>
          <table:table-cell office:value-type="float" office:value="2.57562076749436" calcext:value-type="float">
            <text:p>2.57562076749436</text:p>
          </table:table-cell>
          <table:table-cell office:value-type="float" office:value="2.66666666666667" calcext:value-type="float">
            <text:p>2.66666666666667</text:p>
          </table:table-cell>
          <table:table-cell/>
          <table:table-cell office:value-type="float" office:value="2.38076247805367" calcext:value-type="float">
            <text:p>2.38076247805367</text:p>
          </table:table-cell>
          <table:table-cell office:value-type="float" office:value="2" calcext:value-type="float">
            <text:p>2</text:p>
          </table:table-cell>
          <table:table-cell table:formula="of:=[.G97]-[.F97]" office:value-type="float" office:value="-0.38076247805367" calcext:value-type="float">
            <text:p>-0.38076247805367</text:p>
          </table:table-cell>
        </table:table-row>
        <table:table-row table:style-name="ro1" table:visibility="filter">
          <table:table-cell office:value-type="string" calcext:value-type="string">
            <text:p>Dennis Gilbert</text:p>
          </table:table-cell>
          <table:table-cell office:value-type="float" office:value="0.558139534883721" calcext:value-type="float">
            <text:p>0.55813953488372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45161290322581" calcext:value-type="float">
            <text:p>0.645161290322581</text:p>
          </table:table-cell>
          <table:table-cell office:value-type="float" office:value="0.425825206301575" calcext:value-type="float">
            <text:p>0.425825206301575</text:p>
          </table:table-cell>
          <table:table-cell/>
          <table:table-cell table:formula="of:=[.G98]-[.F98]" office:value-type="float" office:value="-0.425825206301575" calcext:value-type="float">
            <text:p>-0.425825206301575</text:p>
          </table:table-cell>
        </table:table-row>
        <table:table-row table:style-name="ro1" table:visibility="filter">
          <table:table-cell office:value-type="string" calcext:value-type="string">
            <text:p>Jack Johnson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'NULL'</text:p>
          </table:table-cell>
          <table:table-cell/>
          <table:table-cell office:value-type="float" office:value="0.4375" calcext:value-type="float">
            <text:p>0.4375</text:p>
          </table:table-cell>
          <table:table-cell/>
          <table:table-cell table:formula="of:=[.G99]-[.F99]" office:value-type="float" office:value="-0.4375" calcext:value-type="float">
            <text:p>-0.4375</text:p>
          </table:table-cell>
        </table:table-row>
        <table:table-row table:style-name="ro1">
          <table:table-cell office:value-type="string" calcext:value-type="string">
            <text:p>Conor Garland</text:p>
          </table:table-cell>
          <table:table-cell office:value-type="float" office:value="2.51612903225806" calcext:value-type="float">
            <text:p>2.51612903225806</text:p>
          </table:table-cell>
          <table:table-cell office:value-type="float" office:value="2.44444444444444" calcext:value-type="float">
            <text:p>2.44444444444444</text:p>
          </table:table-cell>
          <table:table-cell office:value-type="float" office:value="2.75" calcext:value-type="float">
            <text:p>2.75</text:p>
          </table:table-cell>
          <table:table-cell office:value-type="float" office:value="2.06818181818182" calcext:value-type="float">
            <text:p>2.06818181818182</text:p>
          </table:table-cell>
          <table:table-cell office:value-type="float" office:value="2.44468882372108" calcext:value-type="float">
            <text:p>2.44468882372108</text:p>
          </table:table-cell>
          <table:table-cell office:value-type="float" office:value="2" calcext:value-type="float">
            <text:p>2</text:p>
          </table:table-cell>
          <table:table-cell table:formula="of:=[.G100]-[.F100]" office:value-type="float" office:value="-0.44468882372108" calcext:value-type="float">
            <text:p>-0.44468882372108</text:p>
          </table:table-cell>
        </table:table-row>
        <table:table-row table:style-name="ro1">
          <table:table-cell office:value-type="string" calcext:value-type="string">
            <text:p>Anze Kopitar</text:p>
          </table:table-cell>
          <table:table-cell office:value-type="float" office:value="2.40140845070423" calcext:value-type="float">
            <text:p>2.40140845070423</text:p>
          </table:table-cell>
          <table:table-cell office:value-type="float" office:value="2.69047619047619" calcext:value-type="float">
            <text:p>2.69047619047619</text:p>
          </table:table-cell>
          <table:table-cell office:value-type="float" office:value="2.44757433489828" calcext:value-type="float">
            <text:p>2.44757433489828</text:p>
          </table:table-cell>
          <table:table-cell office:value-type="float" office:value="2.27927927927928" calcext:value-type="float">
            <text:p>2.27927927927928</text:p>
          </table:table-cell>
          <table:table-cell office:value-type="float" office:value="2.45468456383949" calcext:value-type="float">
            <text:p>2.45468456383949</text:p>
          </table:table-cell>
          <table:table-cell office:value-type="float" office:value="2" calcext:value-type="float">
            <text:p>2</text:p>
          </table:table-cell>
          <table:table-cell table:formula="of:=[.G101]-[.F101]" office:value-type="float" office:value="-0.45468456383949" calcext:value-type="float">
            <text:p>-0.45468456383949</text:p>
          </table:table-cell>
        </table:table-row>
        <table:table-row table:style-name="ro1" table:visibility="filter">
          <table:table-cell office:value-type="string" calcext:value-type="string">
            <text:p>Andreas Englund</text:p>
          </table:table-cell>
          <table:table-cell office:value-type="float" office:value="0.554054054054054" calcext:value-type="float">
            <text:p>0.554054054054054</text:p>
          </table:table-cell>
          <table:table-cell office:value-type="float" office:value="0.4" calcext:value-type="float">
            <text:p>0.4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80912162162162" calcext:value-type="float">
            <text:p>0.480912162162162</text:p>
          </table:table-cell>
          <table:table-cell/>
          <table:table-cell table:formula="of:=[.G102]-[.F102]" office:value-type="float" office:value="-0.480912162162162" calcext:value-type="float">
            <text:p>-0.480912162162162</text:p>
          </table:table-cell>
        </table:table-row>
        <table:table-row table:style-name="ro1" table:visibility="filter">
          <table:table-cell office:value-type="string" calcext:value-type="string">
            <text:p>Jimmy Vesey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.507142857142857" calcext:value-type="float">
            <text:p>0.507142857142857</text:p>
          </table:table-cell>
          <table:table-cell/>
          <table:table-cell table:formula="of:=[.G103]-[.F103]" office:value-type="float" office:value="-0.507142857142857" calcext:value-type="float">
            <text:p>-0.507142857142857</text:p>
          </table:table-cell>
        </table:table-row>
        <table:table-row table:style-name="ro1" table:visibility="filter">
          <table:table-cell office:value-type="string" calcext:value-type="string">
            <text:p>Kevin Bahl</text:p>
          </table:table-cell>
          <table:table-cell office:value-type="float" office:value="0.673076923076923" calcext:value-type="float">
            <text:p>0.67307692307692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string" calcext:value-type="string">
            <text:p><text:s/>'NULL'</text:p>
          </table:table-cell>
          <table:table-cell office:value-type="float" office:value="0.524725274725275" calcext:value-type="float">
            <text:p>0.524725274725275</text:p>
          </table:table-cell>
          <table:table-cell/>
          <table:table-cell table:formula="of:=[.G104]-[.F104]" office:value-type="float" office:value="-0.524725274725275" calcext:value-type="float">
            <text:p>-0.524725274725275</text:p>
          </table:table-cell>
        </table:table-row>
        <table:table-row table:style-name="ro1" table:visibility="filter">
          <table:table-cell office:value-type="string" calcext:value-type="string">
            <text:p>Mike Hardman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25" calcext:value-type="float">
            <text:p>0.525</text:p>
          </table:table-cell>
          <table:table-cell/>
          <table:table-cell table:formula="of:=[.G105]-[.F105]" office:value-type="float" office:value="-0.525" calcext:value-type="float">
            <text:p>-0.525</text:p>
          </table:table-cell>
        </table:table-row>
        <table:table-row table:style-name="ro1" table:visibility="filter">
          <table:table-cell office:value-type="string" calcext:value-type="string">
            <text:p>Joel Hanley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536695906432749" calcext:value-type="float">
            <text:p>0.536695906432749</text:p>
          </table:table-cell>
          <table:table-cell/>
          <table:table-cell table:formula="of:=[.G106]-[.F106]" office:value-type="float" office:value="-0.536695906432749" calcext:value-type="float">
            <text:p>-0.536695906432749</text:p>
          </table:table-cell>
        </table:table-row>
        <table:table-row table:style-name="ro1" table:visibility="filter">
          <table:table-cell office:value-type="string" calcext:value-type="string">
            <text:p>Juraj Slafkovsky</text:p>
          </table:table-cell>
          <table:table-cell office:value-type="float" office:value="0" calcext:value-type="float">
            <text:p>0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0.652173913043478" calcext:value-type="float">
            <text:p>0.652173913043478</text:p>
          </table:table-cell>
          <table:table-cell office:value-type="string" calcext:value-type="string">
            <text:p><text:s/>'NULL'</text:p>
          </table:table-cell>
          <table:table-cell office:value-type="float" office:value="0.576365663322185" calcext:value-type="float">
            <text:p>0.576365663322185</text:p>
          </table:table-cell>
          <table:table-cell/>
          <table:table-cell table:formula="of:=[.G107]-[.F107]" office:value-type="float" office:value="-0.576365663322185" calcext:value-type="float">
            <text:p>-0.576365663322185</text:p>
          </table:table-cell>
        </table:table-row>
        <table:table-row table:style-name="ro1">
          <table:table-cell office:value-type="string" calcext:value-type="string">
            <text:p>Stuart Skinner</text:p>
          </table:table-cell>
          <table:table-cell office:value-type="float" office:value="26.5" calcext:value-type="float">
            <text:p>26.5</text:p>
          </table:table-cell>
          <table:table-cell office:value-type="float" office:value="27.9814814814815" calcext:value-type="float">
            <text:p>27.9814814814815</text:p>
          </table:table-cell>
          <table:table-cell office:value-type="float" office:value="28.8888888888889" calcext:value-type="float">
            <text:p>28.8888888888889</text:p>
          </table:table-cell>
          <table:table-cell office:value-type="float" office:value="29" calcext:value-type="float">
            <text:p>29</text:p>
          </table:table-cell>
          <table:table-cell office:value-type="float" office:value="28.0925925925926" calcext:value-type="float">
            <text:p>28.0925925925926</text:p>
          </table:table-cell>
          <table:table-cell office:value-type="float" office:value="27.5" calcext:value-type="float">
            <text:p>27.5</text:p>
          </table:table-cell>
          <table:table-cell table:formula="of:=[.G108]-[.F108]" office:value-type="float" office:value="-0.592592592592599" calcext:value-type="float">
            <text:p>-0.592592592592599</text:p>
          </table:table-cell>
        </table:table-row>
        <table:table-row table:style-name="ro1" table:visibility="filter">
          <table:table-cell office:value-type="string" calcext:value-type="string">
            <text:p>MacKenzie Entwistle</text:p>
          </table:table-cell>
          <table:table-cell office:value-type="float" office:value="0.696428571428571" calcext:value-type="float">
            <text:p>0.696428571428571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34615384615385" calcext:value-type="float">
            <text:p>0.634615384615385</text:p>
          </table:table-cell>
          <table:table-cell office:value-type="float" office:value="0.596649877899878" calcext:value-type="float">
            <text:p>0.596649877899878</text:p>
          </table:table-cell>
          <table:table-cell/>
          <table:table-cell table:formula="of:=[.G109]-[.F109]" office:value-type="float" office:value="-0.596649877899878" calcext:value-type="float">
            <text:p>-0.596649877899878</text:p>
          </table:table-cell>
        </table:table-row>
        <table:table-row table:style-name="ro1">
          <table:table-cell office:value-type="string" calcext:value-type="string">
            <text:p>Jack Eichel</text:p>
          </table:table-cell>
          <table:table-cell office:value-type="float" office:value="3.6" calcext:value-type="float">
            <text:p>3.6</text:p>
          </table:table-cell>
          <table:table-cell office:value-type="float" office:value="3.59649122807018" calcext:value-type="float">
            <text:p>3.59649122807018</text:p>
          </table:table-cell>
          <table:table-cell office:value-type="float" office:value="3.55603448275862" calcext:value-type="float">
            <text:p>3.55603448275862</text:p>
          </table:table-cell>
          <table:table-cell office:value-type="float" office:value="3.65853658536585" calcext:value-type="float">
            <text:p>3.65853658536585</text:p>
          </table:table-cell>
          <table:table-cell office:value-type="float" office:value="3.60276557404866" calcext:value-type="float">
            <text:p>3.60276557404866</text:p>
          </table:table-cell>
          <table:table-cell office:value-type="float" office:value="3" calcext:value-type="float">
            <text:p>3</text:p>
          </table:table-cell>
          <table:table-cell table:formula="of:=[.G110]-[.F110]" office:value-type="float" office:value="-0.60276557404866" calcext:value-type="float">
            <text:p>-0.60276557404866</text:p>
          </table:table-cell>
        </table:table-row>
        <table:table-row table:style-name="ro1" table:visibility="filter">
          <table:table-cell office:value-type="string" calcext:value-type="string">
            <text:p>Jarred Tinordi</text:p>
          </table:table-cell>
          <table:table-cell office:value-type="float" office:value="0.703448275862069" calcext:value-type="float">
            <text:p>0.703448275862069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.662337662337662" calcext:value-type="float">
            <text:p>0.66233766233766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04266997370446" calcext:value-type="float">
            <text:p>0.604266997370446</text:p>
          </table:table-cell>
          <table:table-cell/>
          <table:table-cell table:formula="of:=[.G111]-[.F111]" office:value-type="float" office:value="-0.604266997370446" calcext:value-type="float">
            <text:p>-0.604266997370446</text:p>
          </table:table-cell>
        </table:table-row>
        <table:table-row table:style-name="ro1" table:visibility="filter">
          <table:table-cell office:value-type="string" calcext:value-type="string">
            <text:p>Klim Kostin</text:p>
          </table:table-cell>
          <table:table-cell office:value-type="float" office:value="0.910112359550562" calcext:value-type="float">
            <text:p>0.910112359550562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7551020408163" calcext:value-type="float">
            <text:p>0.877551020408163</text:p>
          </table:table-cell>
          <table:table-cell office:value-type="float" office:value="0.613582511656348" calcext:value-type="float">
            <text:p>0.613582511656348</text:p>
          </table:table-cell>
          <table:table-cell/>
          <table:table-cell table:formula="of:=[.G112]-[.F112]" office:value-type="float" office:value="-0.613582511656348" calcext:value-type="float">
            <text:p>-0.613582511656348</text:p>
          </table:table-cell>
        </table:table-row>
        <table:table-row table:style-name="ro1">
          <table:table-cell office:value-type="string" calcext:value-type="string">
            <text:p>Vladimir Tarasenko</text:p>
          </table:table-cell>
          <table:table-cell office:value-type="float" office:value="3.33962264150943" calcext:value-type="float">
            <text:p>3.33962264150943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3.16818181818182" calcext:value-type="float">
            <text:p>3.16818181818182</text:p>
          </table:table-cell>
          <table:table-cell office:value-type="float" office:value="3.25308641975309" calcext:value-type="float">
            <text:p>3.25308641975309</text:p>
          </table:table-cell>
          <table:table-cell office:value-type="float" office:value="3.11879414843251" calcext:value-type="float">
            <text:p>3.11879414843251</text:p>
          </table:table-cell>
          <table:table-cell office:value-type="float" office:value="2.5" calcext:value-type="float">
            <text:p>2.5</text:p>
          </table:table-cell>
          <table:table-cell table:formula="of:=[.G113]-[.F113]" office:value-type="float" office:value="-0.61879414843251" calcext:value-type="float">
            <text:p>-0.61879414843251</text:p>
          </table:table-cell>
        </table:table-row>
        <table:table-row table:style-name="ro1" table:visibility="filter">
          <table:table-cell office:value-type="string" calcext:value-type="string">
            <text:p>Ian Mitchell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652820512820513" calcext:value-type="float">
            <text:p>0.652820512820513</text:p>
          </table:table-cell>
          <table:table-cell/>
          <table:table-cell table:formula="of:=[.G114]-[.F114]" office:value-type="float" office:value="-0.652820512820513" calcext:value-type="float">
            <text:p>-0.652820512820513</text:p>
          </table:table-cell>
        </table:table-row>
        <table:table-row table:style-name="ro1" table:visibility="filter">
          <table:table-cell office:value-type="string" calcext:value-type="string">
            <text:p>Reese Johnson</text:p>
          </table:table-cell>
          <table:table-cell office:value-type="float" office:value="0.784090909090909" calcext:value-type="float">
            <text:p>0.784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2689393939394" calcext:value-type="float">
            <text:p>0.662689393939394</text:p>
          </table:table-cell>
          <table:table-cell/>
          <table:table-cell table:formula="of:=[.G115]-[.F115]" office:value-type="float" office:value="-0.662689393939394" calcext:value-type="float">
            <text:p>-0.662689393939394</text:p>
          </table:table-cell>
        </table:table-row>
        <table:table-row table:style-name="ro1" table:visibility="filter">
          <table:table-cell office:value-type="string" calcext:value-type="string">
            <text:p>Connor Mackey</text:p>
          </table:table-cell>
          <table:table-cell office:value-type="float" office:value="0.76" calcext:value-type="float">
            <text:p>0.7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5" calcext:value-type="float">
            <text:p>0.665</text:p>
          </table:table-cell>
          <table:table-cell/>
          <table:table-cell table:formula="of:=[.G116]-[.F116]" office:value-type="float" office:value="-0.665" calcext:value-type="float">
            <text:p>-0.665</text:p>
          </table:table-cell>
        </table:table-row>
        <table:table-row table:style-name="ro1">
          <table:table-cell office:value-type="string" calcext:value-type="string">
            <text:p>Evgeni Malkin</text:p>
          </table:table-cell>
          <table:table-cell office:value-type="float" office:value="3.28313253012048" calcext:value-type="float">
            <text:p>3.28313253012048</text:p>
          </table:table-cell>
          <table:table-cell office:value-type="float" office:value="2.94202898550725" calcext:value-type="float">
            <text:p>2.94202898550725</text:p>
          </table:table-cell>
          <table:table-cell office:value-type="float" office:value="3.28339694656489" calcext:value-type="float">
            <text:p>3.28339694656489</text:p>
          </table:table-cell>
          <table:table-cell office:value-type="float" office:value="3.16923076923077" calcext:value-type="float">
            <text:p>3.16923076923077</text:p>
          </table:table-cell>
          <table:table-cell office:value-type="float" office:value="3.16944730785585" calcext:value-type="float">
            <text:p>3.16944730785585</text:p>
          </table:table-cell>
          <table:table-cell office:value-type="float" office:value="2.5" calcext:value-type="float">
            <text:p>2.5</text:p>
          </table:table-cell>
          <table:table-cell table:formula="of:=[.G117]-[.F117]" office:value-type="float" office:value="-0.66944730785585" calcext:value-type="float">
            <text:p>-0.66944730785585</text:p>
          </table:table-cell>
        </table:table-row>
        <table:table-row table:style-name="ro1" table:visibility="filter">
          <table:table-cell office:value-type="string" calcext:value-type="string">
            <text:p>Braden Schneider</text:p>
          </table:table-cell>
          <table:table-cell office:value-type="float" office:value="0.853211009174312" calcext:value-type="float">
            <text:p>0.853211009174312</text:p>
          </table:table-cell>
          <table:table-cell office:value-type="float" office:value="0.5" calcext:value-type="float">
            <text:p>0.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14035087719298" calcext:value-type="float">
            <text:p>0.614035087719298</text:p>
          </table:table-cell>
          <table:table-cell office:value-type="float" office:value="0.670382952794831" calcext:value-type="float">
            <text:p>0.670382952794831</text:p>
          </table:table-cell>
          <table:table-cell/>
          <table:table-cell table:formula="of:=[.G118]-[.F118]" office:value-type="float" office:value="-0.670382952794831" calcext:value-type="float">
            <text:p>-0.670382952794831</text:p>
          </table:table-cell>
        </table:table-row>
        <table:table-row table:style-name="ro1" table:visibility="filter">
          <table:table-cell office:value-type="string" calcext:value-type="string">
            <text:p>Sampo Ranta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<text:s/>'NULL'</text:p>
          </table:table-cell>
          <table:table-cell office:value-type="float" office:value="0.691666666666667" calcext:value-type="float">
            <text:p>0.691666666666667</text:p>
          </table:table-cell>
          <table:table-cell/>
          <table:table-cell table:formula="of:=[.G119]-[.F119]" office:value-type="float" office:value="-0.691666666666667" calcext:value-type="float">
            <text:p>-0.691666666666667</text:p>
          </table:table-cell>
        </table:table-row>
        <table:table-row table:style-name="ro1" table:visibility="filter">
          <table:table-cell office:value-type="string" calcext:value-type="string">
            <text:p>Matias Maccelli</text:p>
          </table:table-cell>
          <table:table-cell office:value-type="float" office:value="0.863013698630137" calcext:value-type="float">
            <text:p>0.863013698630137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696103803445413" calcext:value-type="float">
            <text:p>0.696103803445413</text:p>
          </table:table-cell>
          <table:table-cell/>
          <table:table-cell table:formula="of:=[.G120]-[.F120]" office:value-type="float" office:value="-0.696103803445413" calcext:value-type="float">
            <text:p>-0.696103803445413</text:p>
          </table:table-cell>
        </table:table-row>
        <table:table-row table:style-name="ro1">
          <table:table-cell office:value-type="string" calcext:value-type="string">
            <text:p>Evander Kane</text:p>
          </table:table-cell>
          <table:table-cell office:value-type="float" office:value="3.47619047619048" calcext:value-type="float">
            <text:p>3.47619047619048</text:p>
          </table:table-cell>
          <table:table-cell office:value-type="float" office:value="3.54707985697259" calcext:value-type="float">
            <text:p>3.54707985697259</text:p>
          </table:table-cell>
          <table:table-cell office:value-type="float" office:value="4.05921052631579" calcext:value-type="float">
            <text:p>4.05921052631579</text:p>
          </table:table-cell>
          <table:table-cell office:value-type="float" office:value="3.76650943396226" calcext:value-type="float">
            <text:p>3.76650943396226</text:p>
          </table:table-cell>
          <table:table-cell office:value-type="float" office:value="3.71224757336028" calcext:value-type="float">
            <text:p>3.71224757336028</text:p>
          </table:table-cell>
          <table:table-cell office:value-type="float" office:value="3" calcext:value-type="float">
            <text:p>3</text:p>
          </table:table-cell>
          <table:table-cell table:formula="of:=[.G121]-[.F121]" office:value-type="float" office:value="-0.71224757336028" calcext:value-type="float">
            <text:p>-0.71224757336028</text:p>
          </table:table-cell>
        </table:table-row>
        <table:table-row table:style-name="ro1" table:visibility="filter">
          <table:table-cell office:value-type="string" calcext:value-type="string">
            <text:p>David Gustafsson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1.5" calcext:value-type="float">
            <text:p>1.5</text:p>
          </table:table-cell>
          <table:table-cell office:value-type="float" office:value="0.713084795321638" calcext:value-type="float">
            <text:p>0.713084795321638</text:p>
          </table:table-cell>
          <table:table-cell/>
          <table:table-cell table:formula="of:=[.G122]-[.F122]" office:value-type="float" office:value="-0.713084795321638" calcext:value-type="float">
            <text:p>-0.713084795321638</text:p>
          </table:table-cell>
        </table:table-row>
        <table:table-row table:style-name="ro1" table:visibility="filter">
          <table:table-cell office:value-type="string" calcext:value-type="string">
            <text:p>Jakub Zboril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702702702702703" calcext:value-type="float">
            <text:p>0.702702702702703</text:p>
          </table:table-cell>
          <table:table-cell office:value-type="string" calcext:value-type="string">
            <text:p><text:s/>'NULL'</text:p>
          </table:table-cell>
          <table:table-cell office:value-type="float" office:value="0.740365783844045" calcext:value-type="float">
            <text:p>0.740365783844045</text:p>
          </table:table-cell>
          <table:table-cell/>
          <table:table-cell table:formula="of:=[.G123]-[.F123]" office:value-type="float" office:value="-0.740365783844045" calcext:value-type="float">
            <text:p>-0.740365783844045</text:p>
          </table:table-cell>
        </table:table-row>
        <table:table-row table:style-name="ro1" table:visibility="filter">
          <table:table-cell office:value-type="string" calcext:value-type="string">
            <text:p>Kurtis MacDermid</text:p>
          </table:table-cell>
          <table:table-cell office:value-type="float" office:value="0.723004694835681" calcext:value-type="float">
            <text:p>0.72300469483568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98076923076923" calcext:value-type="float">
            <text:p>0.798076923076923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748325960033707" calcext:value-type="float">
            <text:p>0.748325960033707</text:p>
          </table:table-cell>
          <table:table-cell/>
          <table:table-cell table:formula="of:=[.G124]-[.F124]" office:value-type="float" office:value="-0.748325960033707" calcext:value-type="float">
            <text:p>-0.748325960033707</text:p>
          </table:table-cell>
        </table:table-row>
        <table:table-row table:style-name="ro1" table:visibility="filter">
          <table:table-cell office:value-type="string" calcext:value-type="string">
            <text:p>Jacob MacDonald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'NULL'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  <table:table-cell table:formula="of:=[.G125]-[.F125]" office:value-type="float" office:value="-0.75" calcext:value-type="float">
            <text:p>-0.75</text:p>
          </table:table-cell>
        </table:table-row>
        <table:table-row table:style-name="ro1" table:visibility="filter">
          <table:table-cell office:value-type="string" calcext:value-type="string">
            <text:p>Kyle Capobianco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0.767496392496393" calcext:value-type="float">
            <text:p>0.767496392496393</text:p>
          </table:table-cell>
          <table:table-cell/>
          <table:table-cell table:formula="of:=[.G126]-[.F126]" office:value-type="float" office:value="-0.767496392496393" calcext:value-type="float">
            <text:p>-0.767496392496393</text:p>
          </table:table-cell>
        </table:table-row>
        <table:table-row table:style-name="ro1" table:visibility="filter">
          <table:table-cell office:value-type="string" calcext:value-type="string">
            <text:p>Casey Fitzgerald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" calcext:value-type="float">
            <text:p>0.7</text:p>
          </table:table-cell>
          <table:table-cell office:value-type="float" office:value="0.733333333333333" calcext:value-type="float">
            <text:p>0.733333333333333</text:p>
          </table:table-cell>
          <table:table-cell office:value-type="string" calcext:value-type="string">
            <text:p><text:s/>'NULL'</text:p>
          </table:table-cell>
          <table:table-cell office:value-type="float" office:value="0.768100358422939" calcext:value-type="float">
            <text:p>0.768100358422939</text:p>
          </table:table-cell>
          <table:table-cell/>
          <table:table-cell table:formula="of:=[.G127]-[.F127]" office:value-type="float" office:value="-0.768100358422939" calcext:value-type="float">
            <text:p>-0.768100358422939</text:p>
          </table:table-cell>
        </table:table-row>
        <table:table-row table:style-name="ro1">
          <table:table-cell office:value-type="string" calcext:value-type="string">
            <text:p>Brock Boeser</text:p>
          </table:table-cell>
          <table:table-cell office:value-type="float" office:value="2.74468085106383" calcext:value-type="float">
            <text:p>2.74468085106383</text:p>
          </table:table-cell>
          <table:table-cell office:value-type="float" office:value="2.72513089005236" calcext:value-type="float">
            <text:p>2.72513089005236</text:p>
          </table:table-cell>
          <table:table-cell office:value-type="float" office:value="3.25" calcext:value-type="float">
            <text:p>3.25</text:p>
          </table:table-cell>
          <table:table-cell office:value-type="float" office:value="2.38888888888889" calcext:value-type="float">
            <text:p>2.38888888888889</text:p>
          </table:table-cell>
          <table:table-cell office:value-type="float" office:value="2.77717515750127" calcext:value-type="float">
            <text:p>2.77717515750127</text:p>
          </table:table-cell>
          <table:table-cell office:value-type="float" office:value="2" calcext:value-type="float">
            <text:p>2</text:p>
          </table:table-cell>
          <table:table-cell table:formula="of:=[.G128]-[.F128]" office:value-type="float" office:value="-0.77717515750127" calcext:value-type="float">
            <text:p>-0.77717515750127</text:p>
          </table:table-cell>
        </table:table-row>
        <table:table-row table:style-name="ro1" table:visibility="filter">
          <table:table-cell office:value-type="string" calcext:value-type="string">
            <text:p>Josh Brown</text:p>
          </table:table-cell>
          <table:table-cell office:value-type="float" office:value="0.800865800865801" calcext:value-type="float">
            <text:p>0.800865800865801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8" calcext:value-type="float">
            <text:p>0.8</text:p>
          </table:table-cell>
          <table:table-cell office:value-type="float" office:value="1.02564102564103" calcext:value-type="float">
            <text:p>1.02564102564103</text:p>
          </table:table-cell>
          <table:table-cell office:value-type="float" office:value="0.795515595515596" calcext:value-type="float">
            <text:p>0.795515595515596</text:p>
          </table:table-cell>
          <table:table-cell/>
          <table:table-cell table:formula="of:=[.G129]-[.F129]" office:value-type="float" office:value="-0.795515595515596" calcext:value-type="float">
            <text:p>-0.795515595515596</text:p>
          </table:table-cell>
        </table:table-row>
        <table:table-row table:style-name="ro1">
          <table:table-cell office:value-type="string" calcext:value-type="string">
            <text:p>Jamie Benn</text:p>
          </table:table-cell>
          <table:table-cell office:value-type="float" office:value="2.44204322200393" calcext:value-type="float">
            <text:p>2.44204322200393</text:p>
          </table:table-cell>
          <table:table-cell office:value-type="float" office:value="2.66732283464567" calcext:value-type="float">
            <text:p>2.66732283464567</text:p>
          </table:table-cell>
          <table:table-cell office:value-type="float" office:value="3.20512820512821" calcext:value-type="float">
            <text:p>3.20512820512821</text:p>
          </table:table-cell>
          <table:table-cell office:value-type="float" office:value="2.88770053475936" calcext:value-type="float">
            <text:p>2.88770053475936</text:p>
          </table:table-cell>
          <table:table-cell office:value-type="float" office:value="2.80054869913429" calcext:value-type="float">
            <text:p>2.80054869913429</text:p>
          </table:table-cell>
          <table:table-cell office:value-type="float" office:value="2" calcext:value-type="float">
            <text:p>2</text:p>
          </table:table-cell>
          <table:table-cell table:formula="of:=[.G130]-[.F130]" office:value-type="float" office:value="-0.80054869913429" calcext:value-type="float">
            <text:p>-0.80054869913429</text:p>
          </table:table-cell>
        </table:table-row>
        <table:table-row table:style-name="ro1" table:visibility="filter">
          <table:table-cell office:value-type="string" calcext:value-type="string">
            <text:p>Anders Bjork</text:p>
          </table:table-cell>
          <table:table-cell office:value-type="float" office:value="0.981481481481482" calcext:value-type="float">
            <text:p>0.981481481481482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876190476190476" calcext:value-type="float">
            <text:p>0.876190476190476</text:p>
          </table:table-cell>
          <table:table-cell office:value-type="float" office:value="1.11764705882353" calcext:value-type="float">
            <text:p>1.11764705882353</text:p>
          </table:table-cell>
          <table:table-cell office:value-type="float" office:value="0.815258325552443" calcext:value-type="float">
            <text:p>0.815258325552443</text:p>
          </table:table-cell>
          <table:table-cell/>
          <table:table-cell table:formula="of:=[.G131]-[.F131]" office:value-type="float" office:value="-0.815258325552443" calcext:value-type="float">
            <text:p>-0.815258325552443</text:p>
          </table:table-cell>
        </table:table-row>
        <table:table-row table:style-name="ro1" table:visibility="filter">
          <table:table-cell office:value-type="string" calcext:value-type="string">
            <text:p>Nikolai Knyzhov</text:p>
          </table:table-cell>
          <table:table-cell office:value-type="float" office:value="0.875" calcext:value-type="float">
            <text:p>0.875</text:p>
          </table:table-cell>
          <table:table-cell office:value-type="float" office:value="0.64" calcext:value-type="float">
            <text:p>0.64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<text:s/>'NULL'</text:p>
          </table:table-cell>
          <table:table-cell office:value-type="float" office:value="0.8175" calcext:value-type="float">
            <text:p>0.8175</text:p>
          </table:table-cell>
          <table:table-cell/>
          <table:table-cell table:formula="of:=[.G132]-[.F132]" office:value-type="float" office:value="-0.8175" calcext:value-type="float">
            <text:p>-0.8175</text:p>
          </table:table-cell>
        </table:table-row>
        <table:table-row table:style-name="ro1" table:visibility="filter">
          <table:table-cell office:value-type="string" calcext:value-type="string">
            <text:p>Caleb Jones</text:p>
          </table:table-cell>
          <table:table-cell office:value-type="float" office:value="0.4" calcext:value-type="float">
            <text:p>0.4</text:p>
          </table:table-cell>
          <table:table-cell office:value-type="float" office:value="1.02970297029703" calcext:value-type="float">
            <text:p>1.02970297029703</text:p>
          </table:table-cell>
          <table:table-cell office:value-type="float" office:value="1.01" calcext:value-type="float">
            <text:p>1.0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20863242574258" calcext:value-type="float">
            <text:p>0.820863242574258</text:p>
          </table:table-cell>
          <table:table-cell/>
          <table:table-cell table:formula="of:=[.G133]-[.F133]" office:value-type="float" office:value="-0.820863242574258" calcext:value-type="float">
            <text:p>-0.820863242574258</text:p>
          </table:table-cell>
        </table:table-row>
        <table:table-row table:style-name="ro1" table:visibility="filter">
          <table:table-cell office:value-type="string" calcext:value-type="string">
            <text:p>Travis Boyd</text:p>
          </table:table-cell>
          <table:table-cell office:value-type="float" office:value="0.93609022556391" calcext:value-type="float">
            <text:p>0.93609022556391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977443609022556" calcext:value-type="float">
            <text:p>0.977443609022556</text:p>
          </table:table-cell>
          <table:table-cell office:value-type="float" office:value="0.673913043478261" calcext:value-type="float">
            <text:p>0.673913043478261</text:p>
          </table:table-cell>
          <table:table-cell office:value-type="float" office:value="0.828679901334364" calcext:value-type="float">
            <text:p>0.828679901334364</text:p>
          </table:table-cell>
          <table:table-cell/>
          <table:table-cell table:formula="of:=[.G134]-[.F134]" office:value-type="float" office:value="-0.828679901334364" calcext:value-type="float">
            <text:p>-0.828679901334364</text:p>
          </table:table-cell>
        </table:table-row>
        <table:table-row table:style-name="ro1" table:visibility="filter">
          <table:table-cell office:value-type="string" calcext:value-type="string">
            <text:p>Jonah Gadjovich</text:p>
          </table:table-cell>
          <table:table-cell office:value-type="float" office:value="0.860759493670886" calcext:value-type="float">
            <text:p>0.860759493670886</text:p>
          </table:table-cell>
          <table:table-cell office:value-type="float" office:value="1.2" calcext:value-type="float">
            <text:p>1.2</text:p>
          </table:table-cell>
          <table:table-cell office:value-type="float" office:value="0.925" calcext:value-type="float">
            <text:p>0.9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829773206751055" calcext:value-type="float">
            <text:p>0.829773206751055</text:p>
          </table:table-cell>
          <table:table-cell/>
          <table:table-cell table:formula="of:=[.G135]-[.F135]" office:value-type="float" office:value="-0.829773206751055" calcext:value-type="float">
            <text:p>-0.829773206751055</text:p>
          </table:table-cell>
        </table:table-row>
        <table:table-row table:style-name="ro1" table:visibility="filter">
          <table:table-cell office:value-type="string" calcext:value-type="string">
            <text:p>Mark Borowiecki</text:p>
          </table:table-cell>
          <table:table-cell office:value-type="float" office:value="0.801310043668122" calcext:value-type="float">
            <text:p>0.801310043668122</text:p>
          </table:table-cell>
          <table:table-cell office:value-type="float" office:value="0.9" calcext:value-type="float">
            <text:p>0.9</text:p>
          </table:table-cell>
          <table:table-cell office:value-type="float" office:value="0.86864406779661" calcext:value-type="float">
            <text:p>0.86864406779661</text:p>
          </table:table-cell>
          <table:table-cell office:value-type="float" office:value="0.753846153846154" calcext:value-type="float">
            <text:p>0.753846153846154</text:p>
          </table:table-cell>
          <table:table-cell office:value-type="float" office:value="0.830950066327722" calcext:value-type="float">
            <text:p>0.830950066327722</text:p>
          </table:table-cell>
          <table:table-cell/>
          <table:table-cell table:formula="of:=[.G136]-[.F136]" office:value-type="float" office:value="-0.830950066327722" calcext:value-type="float">
            <text:p>-0.830950066327722</text:p>
          </table:table-cell>
        </table:table-row>
        <table:table-row table:style-name="ro1" table:visibility="filter">
          <table:table-cell office:value-type="string" calcext:value-type="string">
            <text:p>Daniil Tarasov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/>
          <table:table-cell table:formula="of:=[.G137]-[.F137]" office:value-type="float" office:value="-0.833333333333333" calcext:value-type="float">
            <text:p>-0.833333333333333</text:p>
          </table:table-cell>
        </table:table-row>
        <table:table-row table:style-name="ro1" table:visibility="filter">
          <table:table-cell office:value-type="string" calcext:value-type="string">
            <text:p>Taylor Hall</text:p>
          </table:table-cell>
          <table:table-cell office:value-type="float" office:value="0" calcext:value-type="float">
            <text:p>0</text:p>
          </table:table-cell>
          <table:table-cell office:value-type="float" office:value="1.29268292682927" calcext:value-type="float">
            <text:p>1.29268292682927</text:p>
          </table:table-cell>
          <table:table-cell office:value-type="float" office:value="1.20833333333333" calcext:value-type="float">
            <text:p>1.20833333333333</text:p>
          </table:table-cell>
          <table:table-cell office:value-type="string" calcext:value-type="string">
            <text:p><text:s/>'NULL'</text:p>
          </table:table-cell>
          <table:table-cell office:value-type="float" office:value="0.833672086720867" calcext:value-type="float">
            <text:p>0.833672086720867</text:p>
          </table:table-cell>
          <table:table-cell/>
          <table:table-cell table:formula="of:=[.G138]-[.F138]" office:value-type="float" office:value="-0.833672086720867" calcext:value-type="float">
            <text:p>-0.833672086720867</text:p>
          </table:table-cell>
        </table:table-row>
        <table:table-row table:style-name="ro1" table:visibility="filter">
          <table:table-cell office:value-type="string" calcext:value-type="string">
            <text:p>Christian Wolanin</text:p>
          </table:table-cell>
          <table:table-cell office:value-type="float" office:value="0" calcext:value-type="float">
            <text:p>0</text:p>
          </table:table-cell>
          <table:table-cell office:value-type="float" office:value="1.06172839506173" calcext:value-type="float">
            <text:p>1.06172839506173</text:p>
          </table:table-cell>
          <table:table-cell office:value-type="float" office:value="1.21428571428571" calcext:value-type="float">
            <text:p>1.21428571428571</text:p>
          </table:table-cell>
          <table:table-cell office:value-type="float" office:value="1.08571428571429" calcext:value-type="float">
            <text:p>1.08571428571429</text:p>
          </table:table-cell>
          <table:table-cell office:value-type="float" office:value="0.840432098765432" calcext:value-type="float">
            <text:p>0.840432098765432</text:p>
          </table:table-cell>
          <table:table-cell/>
          <table:table-cell table:formula="of:=[.G139]-[.F139]" office:value-type="float" office:value="-0.840432098765432" calcext:value-type="float">
            <text:p>-0.840432098765432</text:p>
          </table:table-cell>
        </table:table-row>
        <table:table-row table:style-name="ro1" table:visibility="filter">
          <table:table-cell office:value-type="string" calcext:value-type="string">
            <text:p>Guillaume Brisebois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 office:value-type="float" office:value="0.840909090909091" calcext:value-type="float">
            <text:p>0.840909090909091</text:p>
          </table:table-cell>
          <table:table-cell/>
          <table:table-cell table:formula="of:=[.G140]-[.F140]" office:value-type="float" office:value="-0.840909090909091" calcext:value-type="float">
            <text:p>-0.840909090909091</text:p>
          </table:table-cell>
        </table:table-row>
        <table:table-row table:style-name="ro1" table:visibility="filter">
          <table:table-cell office:value-type="string" calcext:value-type="string">
            <text:p>Chris Tanev</text:p>
          </table:table-cell>
          <table:table-cell office:value-type="float" office:value="0.829577464788732" calcext:value-type="float">
            <text:p>0.829577464788732</text:p>
          </table:table-cell>
          <table:table-cell office:value-type="float" office:value="0.9" calcext:value-type="float">
            <text:p>0.9</text:p>
          </table:table-cell>
          <table:table-cell office:value-type="float" office:value="0.868217054263566" calcext:value-type="float">
            <text:p>0.868217054263566</text:p>
          </table:table-cell>
          <table:table-cell office:value-type="float" office:value="0.783707865168539" calcext:value-type="float">
            <text:p>0.783707865168539</text:p>
          </table:table-cell>
          <table:table-cell office:value-type="float" office:value="0.845375596055209" calcext:value-type="float">
            <text:p>0.845375596055209</text:p>
          </table:table-cell>
          <table:table-cell/>
          <table:table-cell table:formula="of:=[.G141]-[.F141]" office:value-type="float" office:value="-0.845375596055209" calcext:value-type="float">
            <text:p>-0.845375596055209</text:p>
          </table:table-cell>
        </table:table-row>
        <table:table-row table:style-name="ro1" table:visibility="filter">
          <table:table-cell office:value-type="string" calcext:value-type="string">
            <text:p>Dylan Gambrell</text:p>
          </table:table-cell>
          <table:table-cell office:value-type="float" office:value="0.85" calcext:value-type="float">
            <text:p>0.8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867924528301887" calcext:value-type="float">
            <text:p>0.867924528301887</text:p>
          </table:table-cell>
          <table:table-cell office:value-type="float" office:value="0.955555555555556" calcext:value-type="float">
            <text:p>0.955555555555556</text:p>
          </table:table-cell>
          <table:table-cell office:value-type="float" office:value="0.850188202782543" calcext:value-type="float">
            <text:p>0.850188202782543</text:p>
          </table:table-cell>
          <table:table-cell/>
          <table:table-cell table:formula="of:=[.G142]-[.F142]" office:value-type="float" office:value="-0.850188202782543" calcext:value-type="float">
            <text:p>-0.850188202782543</text:p>
          </table:table-cell>
        </table:table-row>
        <table:table-row table:style-name="ro1" table:visibility="filter">
          <table:table-cell office:value-type="string" calcext:value-type="string">
            <text:p>Michael Pezzetta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862847222222222" calcext:value-type="float">
            <text:p>0.862847222222222</text:p>
          </table:table-cell>
          <table:table-cell/>
          <table:table-cell table:formula="of:=[.G143]-[.F143]" office:value-type="float" office:value="-0.862847222222222" calcext:value-type="float">
            <text:p>-0.862847222222222</text:p>
          </table:table-cell>
        </table:table-row>
        <table:table-row table:style-name="ro1" table:visibility="filter">
          <table:table-cell office:value-type="string" calcext:value-type="string">
            <text:p>Matt Benning</text:p>
          </table:table-cell>
          <table:table-cell office:value-type="float" office:value="0.25" calcext:value-type="float">
            <text:p>0.25</text:p>
          </table:table-cell>
          <table:table-cell office:value-type="float" office:value="1.07407407407407" calcext:value-type="float">
            <text:p>1.07407407407407</text:p>
          </table:table-cell>
          <table:table-cell office:value-type="float" office:value="1.05633802816901" calcext:value-type="float">
            <text:p>1.05633802816901</text:p>
          </table:table-cell>
          <table:table-cell office:value-type="float" office:value="1.11059907834101" calcext:value-type="float">
            <text:p>1.11059907834101</text:p>
          </table:table-cell>
          <table:table-cell office:value-type="float" office:value="0.872752795146025" calcext:value-type="float">
            <text:p>0.872752795146025</text:p>
          </table:table-cell>
          <table:table-cell/>
          <table:table-cell table:formula="of:=[.G144]-[.F144]" office:value-type="float" office:value="-0.872752795146025" calcext:value-type="float">
            <text:p>-0.872752795146025</text:p>
          </table:table-cell>
        </table:table-row>
        <table:table-row table:style-name="ro1" table:visibility="filter">
          <table:table-cell office:value-type="string" calcext:value-type="string">
            <text:p>Colin White</text:p>
          </table:table-cell>
          <table:table-cell office:value-type="float" office:value="0.875784190715182" calcext:value-type="float">
            <text:p>0.875784190715182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788029925187032" calcext:value-type="float">
            <text:p>0.788029925187032</text:p>
          </table:table-cell>
          <table:table-cell office:value-type="string" calcext:value-type="string">
            <text:p><text:s/>'NULL'</text:p>
          </table:table-cell>
          <table:table-cell office:value-type="float" office:value="0.87628302697906" calcext:value-type="float">
            <text:p>0.87628302697906</text:p>
          </table:table-cell>
          <table:table-cell/>
          <table:table-cell table:formula="of:=[.G145]-[.F145]" office:value-type="float" office:value="-0.87628302697906" calcext:value-type="float">
            <text:p>-0.87628302697906</text:p>
          </table:table-cell>
        </table:table-row>
        <table:table-row table:style-name="ro1" table:visibility="filter">
          <table:table-cell office:value-type="string" calcext:value-type="string">
            <text:p>Ben Harpur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732558139534884" calcext:value-type="float">
            <text:p>0.732558139534884</text:p>
          </table:table-cell>
          <table:table-cell office:value-type="float" office:value="0.880093316396326" calcext:value-type="float">
            <text:p>0.880093316396326</text:p>
          </table:table-cell>
          <table:table-cell/>
          <table:table-cell table:formula="of:=[.G146]-[.F146]" office:value-type="float" office:value="-0.880093316396326" calcext:value-type="float">
            <text:p>-0.880093316396326</text:p>
          </table:table-cell>
        </table:table-row>
        <table:table-row table:style-name="ro1" table:visibility="filter">
          <table:table-cell office:value-type="string" calcext:value-type="string">
            <text:p>Jordan Harris</text:p>
          </table:table-cell>
          <table:table-cell office:value-type="float" office:value="0.25" calcext:value-type="float">
            <text:p>0.25</text:p>
          </table:table-cell>
          <table:table-cell office:value-type="float" office:value="1.02857142857143" calcext:value-type="float">
            <text:p>1.02857142857143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881547619047619" calcext:value-type="float">
            <text:p>0.881547619047619</text:p>
          </table:table-cell>
          <table:table-cell/>
          <table:table-cell table:formula="of:=[.G147]-[.F147]" office:value-type="float" office:value="-0.881547619047619" calcext:value-type="float">
            <text:p>-0.881547619047619</text:p>
          </table:table-cell>
        </table:table-row>
        <table:table-row table:style-name="ro1" table:visibility="filter">
          <table:table-cell office:value-type="string" calcext:value-type="string">
            <text:p>Andrew Peeke</text:p>
          </table:table-cell>
          <table:table-cell office:value-type="float" office:value="0.955307262569832" calcext:value-type="float">
            <text:p>0.95530726256983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0.882576815642458" calcext:value-type="float">
            <text:p>0.882576815642458</text:p>
          </table:table-cell>
          <table:table-cell/>
          <table:table-cell table:formula="of:=[.G148]-[.F148]" office:value-type="float" office:value="-0.882576815642458" calcext:value-type="float">
            <text:p>-0.882576815642458</text:p>
          </table:table-cell>
        </table:table-row>
        <table:table-row table:style-name="ro1" table:visibility="filter">
          <table:table-cell office:value-type="string" calcext:value-type="string">
            <text:p>Kaiden Guhle</text:p>
          </table:table-cell>
          <table:table-cell office:value-type="float" office:value="0" calcext:value-type="float">
            <text:p>0</text:p>
          </table:table-cell>
          <table:table-cell office:value-type="float" office:value="1.09302325581395" calcext:value-type="float">
            <text:p>1.0930232558139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25" calcext:value-type="float">
            <text:p>1.125</text:p>
          </table:table-cell>
          <table:table-cell office:value-type="float" office:value="0.887839147286822" calcext:value-type="float">
            <text:p>0.887839147286822</text:p>
          </table:table-cell>
          <table:table-cell/>
          <table:table-cell table:formula="of:=[.G149]-[.F149]" office:value-type="float" office:value="-0.887839147286822" calcext:value-type="float">
            <text:p>-0.887839147286822</text:p>
          </table:table-cell>
        </table:table-row>
        <table:table-row table:style-name="ro1" table:visibility="filter">
          <table:table-cell office:value-type="string" calcext:value-type="string">
            <text:p>Nils Aman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898782051282051" calcext:value-type="float">
            <text:p>0.898782051282051</text:p>
          </table:table-cell>
          <table:table-cell/>
          <table:table-cell table:formula="of:=[.G150]-[.F150]" office:value-type="float" office:value="-0.898782051282051" calcext:value-type="float">
            <text:p>-0.898782051282051</text:p>
          </table:table-cell>
        </table:table-row>
        <table:table-row table:style-name="ro1" table:visibility="filter">
          <table:table-cell office:value-type="string" calcext:value-type="string">
            <text:p>Jonas Johansson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table:formula="of:=[.G151]-[.F151]" office:value-type="float" office:value="-0.9" calcext:value-type="float">
            <text:p>-0.9</text:p>
          </table:table-cell>
        </table:table-row>
        <table:table-row table:style-name="ro1" table:visibility="filter">
          <table:table-cell office:value-type="string" calcext:value-type="string">
            <text:p>Niko Mikkola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1" calcext:value-type="float">
            <text:p>1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02474611039683" calcext:value-type="float">
            <text:p>0.902474611039683</text:p>
          </table:table-cell>
          <table:table-cell/>
          <table:table-cell table:formula="of:=[.G152]-[.F152]" office:value-type="float" office:value="-0.902474611039683" calcext:value-type="float">
            <text:p>-0.902474611039683</text:p>
          </table:table-cell>
        </table:table-row>
        <table:table-row table:style-name="ro1" table:visibility="filter">
          <table:table-cell office:value-type="string" calcext:value-type="string">
            <text:p>Lane Pederson</text:p>
          </table:table-cell>
          <table:table-cell office:value-type="float" office:value="0.936507936507937" calcext:value-type="float">
            <text:p>0.936507936507937</text:p>
          </table:table-cell>
          <table:table-cell office:value-type="float" office:value="1.25" calcext:value-type="float">
            <text:p>1.2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41935483870968" calcext:value-type="float">
            <text:p>0.741935483870968</text:p>
          </table:table-cell>
          <table:table-cell office:value-type="float" office:value="0.910682283666155" calcext:value-type="float">
            <text:p>0.910682283666155</text:p>
          </table:table-cell>
          <table:table-cell/>
          <table:table-cell table:formula="of:=[.G153]-[.F153]" office:value-type="float" office:value="-0.910682283666155" calcext:value-type="float">
            <text:p>-0.910682283666155</text:p>
          </table:table-cell>
        </table:table-row>
        <table:table-row table:style-name="ro1" table:visibility="filter">
          <table:table-cell office:value-type="string" calcext:value-type="string">
            <text:p>Devin Shore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11084337349398" calcext:value-type="float">
            <text:p>1.11084337349398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5" calcext:value-type="float">
            <text:p>1.125</text:p>
          </table:table-cell>
          <table:table-cell office:value-type="float" office:value="0.921044176706827" calcext:value-type="float">
            <text:p>0.921044176706827</text:p>
          </table:table-cell>
          <table:table-cell/>
          <table:table-cell table:formula="of:=[.G154]-[.F154]" office:value-type="float" office:value="-0.921044176706827" calcext:value-type="float">
            <text:p>-0.921044176706827</text:p>
          </table:table-cell>
        </table:table-row>
        <table:table-row table:style-name="ro1" table:visibility="filter">
          <table:table-cell office:value-type="string" calcext:value-type="string">
            <text:p>Saku Maenalanen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.1025641025641" calcext:value-type="float">
            <text:p>1.1025641025641</text:p>
          </table:table-cell>
          <table:table-cell office:value-type="string" calcext:value-type="string">
            <text:p><text:s/>'NULL'</text:p>
          </table:table-cell>
          <table:table-cell office:value-type="float" office:value="0.923076923076923" calcext:value-type="float">
            <text:p>0.923076923076923</text:p>
          </table:table-cell>
          <table:table-cell/>
          <table:table-cell table:formula="of:=[.G155]-[.F155]" office:value-type="float" office:value="-0.923076923076923" calcext:value-type="float">
            <text:p>-0.923076923076923</text:p>
          </table:table-cell>
        </table:table-row>
        <table:table-row table:style-name="ro1" table:visibility="filter">
          <table:table-cell office:value-type="string" calcext:value-type="string">
            <text:p>Keegan Kolesar</text:p>
          </table:table-cell>
          <table:table-cell office:value-type="float" office:value="0.6" calcext:value-type="float">
            <text:p>0.6</text:p>
          </table:table-cell>
          <table:table-cell office:value-type="float" office:value="1.05376344086022" calcext:value-type="float">
            <text:p>1.05376344086022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1.07216494845361" calcext:value-type="float">
            <text:p>1.07216494845361</text:p>
          </table:table-cell>
          <table:table-cell office:value-type="float" office:value="0.924725340571699" calcext:value-type="float">
            <text:p>0.924725340571699</text:p>
          </table:table-cell>
          <table:table-cell/>
          <table:table-cell table:formula="of:=[.G156]-[.F156]" office:value-type="float" office:value="-0.924725340571699" calcext:value-type="float">
            <text:p>-0.924725340571699</text:p>
          </table:table-cell>
        </table:table-row>
        <table:table-row table:style-name="ro1" table:visibility="filter">
          <table:table-cell office:value-type="string" calcext:value-type="string">
            <text:p>Steven Lorentz</text:p>
          </table:table-cell>
          <table:table-cell office:value-type="float" office:value="0.25" calcext:value-type="float">
            <text:p>0.25</text:p>
          </table:table-cell>
          <table:table-cell office:value-type="float" office:value="1.15168539325843" calcext:value-type="float">
            <text:p>1.15168539325843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1.1875" calcext:value-type="float">
            <text:p>1.1875</text:p>
          </table:table-cell>
          <table:table-cell office:value-type="float" office:value="0.93062968164794" calcext:value-type="float">
            <text:p>0.93062968164794</text:p>
          </table:table-cell>
          <table:table-cell/>
          <table:table-cell table:formula="of:=[.G157]-[.F157]" office:value-type="float" office:value="-0.93062968164794" calcext:value-type="float">
            <text:p>-0.93062968164794</text:p>
          </table:table-cell>
        </table:table-row>
        <table:table-row table:style-name="ro1" table:visibility="filter">
          <table:table-cell office:value-type="string" calcext:value-type="string">
            <text:p>Justin Barron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05263157894737" calcext:value-type="float">
            <text:p>1.05263157894737</text:p>
          </table:table-cell>
          <table:table-cell office:value-type="float" office:value="1.2" calcext:value-type="float">
            <text:p>1.2</text:p>
          </table:table-cell>
          <table:table-cell office:value-type="float" office:value="0.935553728070175" calcext:value-type="float">
            <text:p>0.935553728070175</text:p>
          </table:table-cell>
          <table:table-cell/>
          <table:table-cell table:formula="of:=[.G158]-[.F158]" office:value-type="float" office:value="-0.935553728070175" calcext:value-type="float">
            <text:p>-0.935553728070175</text:p>
          </table:table-cell>
        </table:table-row>
        <table:table-row table:style-name="ro1" table:visibility="filter">
          <table:table-cell office:value-type="string" calcext:value-type="string">
            <text:p>Tucker Poolman</text:p>
          </table:table-cell>
          <table:table-cell office:value-type="float" office:value="0.5" calcext:value-type="float">
            <text:p>0.5</text:p>
          </table:table-cell>
          <table:table-cell office:value-type="float" office:value="1.17177914110429" calcext:value-type="float">
            <text:p>1.17177914110429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1.18681318681319" calcext:value-type="float">
            <text:p>1.18681318681319</text:p>
          </table:table-cell>
          <table:table-cell office:value-type="float" office:value="0.945417312748601" calcext:value-type="float">
            <text:p>0.945417312748601</text:p>
          </table:table-cell>
          <table:table-cell/>
          <table:table-cell table:formula="of:=[.G159]-[.F159]" office:value-type="float" office:value="-0.945417312748601" calcext:value-type="float">
            <text:p>-0.945417312748601</text:p>
          </table:table-cell>
        </table:table-row>
        <table:table-row table:style-name="ro1" table:visibility="filter">
          <table:table-cell office:value-type="string" calcext:value-type="string">
            <text:p>Artem Zub</text:p>
          </table:table-cell>
          <table:table-cell office:value-type="float" office:value="0.963855421686747" calcext:value-type="float">
            <text:p>0.963855421686747</text:p>
          </table:table-cell>
          <table:table-cell office:value-type="float" office:value="1" calcext:value-type="float">
            <text:p>1</text:p>
          </table:table-cell>
          <table:table-cell office:value-type="float" office:value="0.885714285714286" calcext:value-type="float">
            <text:p>0.885714285714286</text:p>
          </table:table-cell>
          <table:table-cell/>
          <table:table-cell office:value-type="float" office:value="0.949856569133678" calcext:value-type="float">
            <text:p>0.949856569133678</text:p>
          </table:table-cell>
          <table:table-cell/>
          <table:table-cell table:formula="of:=[.G160]-[.F160]" office:value-type="float" office:value="-0.949856569133678" calcext:value-type="float">
            <text:p>-0.949856569133678</text:p>
          </table:table-cell>
        </table:table-row>
        <table:table-row table:style-name="ro1" table:visibility="filter">
          <table:table-cell office:value-type="string" calcext:value-type="string">
            <text:p>Mathieu Olivier</text:p>
          </table:table-cell>
          <table:table-cell office:value-type="float" office:value="0.972477064220184" calcext:value-type="float">
            <text:p>0.972477064220184</text:p>
          </table:table-cell>
          <table:table-cell office:value-type="float" office:value="1" calcext:value-type="float">
            <text:p>1</text:p>
          </table:table-cell>
          <table:table-cell office:value-type="float" office:value="0.927272727272727" calcext:value-type="float">
            <text:p>0.927272727272727</text:p>
          </table:table-cell>
          <table:table-cell office:value-type="float" office:value="0.9" calcext:value-type="float">
            <text:p>0.9</text:p>
          </table:table-cell>
          <table:table-cell office:value-type="float" office:value="0.949937447873228" calcext:value-type="float">
            <text:p>0.949937447873228</text:p>
          </table:table-cell>
          <table:table-cell/>
          <table:table-cell table:formula="of:=[.G161]-[.F161]" office:value-type="float" office:value="-0.949937447873228" calcext:value-type="float">
            <text:p>-0.949937447873228</text:p>
          </table:table-cell>
        </table:table-row>
        <table:table-row table:style-name="ro1" table:visibility="filter">
          <table:table-cell office:value-type="string" calcext:value-type="string">
            <text:p>Mario Ferraro</text:p>
          </table:table-cell>
          <table:table-cell office:value-type="float" office:value="0.953781512605042" calcext:value-type="float">
            <text:p>0.953781512605042</text:p>
          </table:table-cell>
          <table:table-cell office:value-type="float" office:value="0.6" calcext:value-type="float">
            <text:p>0.6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1.26923076923077" calcext:value-type="float">
            <text:p>1.26923076923077</text:p>
          </table:table-cell>
          <table:table-cell office:value-type="float" office:value="0.95366973712562" calcext:value-type="float">
            <text:p>0.95366973712562</text:p>
          </table:table-cell>
          <table:table-cell/>
          <table:table-cell table:formula="of:=[.G162]-[.F162]" office:value-type="float" office:value="-0.95366973712562" calcext:value-type="float">
            <text:p>-0.95366973712562</text:p>
          </table:table-cell>
        </table:table-row>
        <table:table-row table:style-name="ro1" table:visibility="filter">
          <table:table-cell office:value-type="string" calcext:value-type="string">
            <text:p>Axel Jonsson-Fjallby</text:p>
          </table:table-cell>
          <table:table-cell office:value-type="float" office:value="0" calcext:value-type="float">
            <text:p>0</text:p>
          </table:table-cell>
          <table:table-cell office:value-type="float" office:value="1.13888888888889" calcext:value-type="float">
            <text:p>1.13888888888889</text:p>
          </table:table-cell>
          <table:table-cell office:value-type="float" office:value="1.32258064516129" calcext:value-type="float">
            <text:p>1.32258064516129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0.954653097798259" calcext:value-type="float">
            <text:p>0.954653097798259</text:p>
          </table:table-cell>
          <table:table-cell/>
          <table:table-cell table:formula="of:=[.G163]-[.F163]" office:value-type="float" office:value="-0.954653097798259" calcext:value-type="float">
            <text:p>-0.954653097798259</text:p>
          </table:table-cell>
        </table:table-row>
        <table:table-row table:style-name="ro1" table:visibility="filter">
          <table:table-cell office:value-type="string" calcext:value-type="string">
            <text:p>Nikita Zaitsev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.02314814814815" calcext:value-type="float">
            <text:p>1.02314814814815</text:p>
          </table:table-cell>
          <table:table-cell office:value-type="float" office:value="1.02777777777778" calcext:value-type="float">
            <text:p>1.02777777777778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955155723905724" calcext:value-type="float">
            <text:p>0.955155723905724</text:p>
          </table:table-cell>
          <table:table-cell/>
          <table:table-cell table:formula="of:=[.G164]-[.F164]" office:value-type="float" office:value="-0.955155723905724" calcext:value-type="float">
            <text:p>-0.955155723905724</text:p>
          </table:table-cell>
        </table:table-row>
        <table:table-row table:style-name="ro1" table:visibility="filter">
          <table:table-cell office:value-type="string" calcext:value-type="string">
            <text:p>Jesse Ylonen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1" calcext:value-type="float">
            <text:p>1</text:p>
          </table:table-cell>
          <table:table-cell office:value-type="float" office:value="0.956168831168831" calcext:value-type="float">
            <text:p>0.956168831168831</text:p>
          </table:table-cell>
          <table:table-cell/>
          <table:table-cell table:formula="of:=[.G165]-[.F165]" office:value-type="float" office:value="-0.956168831168831" calcext:value-type="float">
            <text:p>-0.956168831168831</text:p>
          </table:table-cell>
        </table:table-row>
        <table:table-row table:style-name="ro1" table:visibility="filter">
          <table:table-cell office:value-type="string" calcext:value-type="string">
            <text:p>Zach Whitecloud</text:p>
          </table:table-cell>
          <table:table-cell office:value-type="float" office:value="0.4" calcext:value-type="float">
            <text:p>0.4</text:p>
          </table:table-cell>
          <table:table-cell office:value-type="float" office:value="1.17241379310345" calcext:value-type="float">
            <text:p>1.17241379310345</text:p>
          </table:table-cell>
          <table:table-cell office:value-type="float" office:value="1.27906976744186" calcext:value-type="float">
            <text:p>1.27906976744186</text:p>
          </table:table-cell>
          <table:table-cell office:value-type="float" office:value="1" calcext:value-type="float">
            <text:p>1</text:p>
          </table:table-cell>
          <table:table-cell office:value-type="float" office:value="0.962870890136327" calcext:value-type="float">
            <text:p>0.962870890136327</text:p>
          </table:table-cell>
          <table:table-cell/>
          <table:table-cell table:formula="of:=[.G166]-[.F166]" office:value-type="float" office:value="-0.962870890136327" calcext:value-type="float">
            <text:p>-0.962870890136327</text:p>
          </table:table-cell>
        </table:table-row>
        <table:table-row table:style-name="ro1" table:visibility="filter">
          <table:table-cell office:value-type="string" calcext:value-type="string">
            <text:p>Gavin Bayreuther</text:p>
          </table:table-cell>
          <table:table-cell office:value-type="float" office:value="0.4" calcext:value-type="float">
            <text:p>0.4</text:p>
          </table:table-cell>
          <table:table-cell office:value-type="float" office:value="1.17924528301887" calcext:value-type="float">
            <text:p>1.17924528301887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" calcext:value-type="float">
            <text:p>1</text:p>
          </table:table-cell>
          <table:table-cell office:value-type="float" office:value="0.962993138936535" calcext:value-type="float">
            <text:p>0.962993138936535</text:p>
          </table:table-cell>
          <table:table-cell/>
          <table:table-cell table:formula="of:=[.G167]-[.F167]" office:value-type="float" office:value="-0.962993138936535" calcext:value-type="float">
            <text:p>-0.962993138936535</text:p>
          </table:table-cell>
        </table:table-row>
        <table:table-row table:style-name="ro1" table:visibility="filter">
          <table:table-cell office:value-type="string" calcext:value-type="string">
            <text:p>Jonas Siegenthaler</text:p>
          </table:table-cell>
          <table:table-cell office:value-type="float" office:value="0.95850622406639" calcext:value-type="float">
            <text:p>0.95850622406639</text:p>
          </table:table-cell>
          <table:table-cell office:value-type="float" office:value="1" calcext:value-type="float">
            <text:p>1</text:p>
          </table:table-cell>
          <table:table-cell office:value-type="float" office:value="0.867768595041322" calcext:value-type="float">
            <text:p>0.867768595041322</text:p>
          </table:table-cell>
          <table:table-cell office:value-type="float" office:value="1.03703703703704" calcext:value-type="float">
            <text:p>1.03703703703704</text:p>
          </table:table-cell>
          <table:table-cell office:value-type="float" office:value="0.965827964036187" calcext:value-type="float">
            <text:p>0.965827964036187</text:p>
          </table:table-cell>
          <table:table-cell/>
          <table:table-cell table:formula="of:=[.G168]-[.F168]" office:value-type="float" office:value="-0.965827964036187" calcext:value-type="float">
            <text:p>-0.965827964036187</text:p>
          </table:table-cell>
        </table:table-row>
        <table:table-row table:style-name="ro1" table:visibility="filter">
          <table:table-cell office:value-type="string" calcext:value-type="string">
            <text:p>Brett Howden</text:p>
          </table:table-cell>
          <table:table-cell office:value-type="float" office:value="0.924812030075188" calcext:value-type="float">
            <text:p>0.924812030075188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66388192703982" calcext:value-type="float">
            <text:p>0.966388192703982</text:p>
          </table:table-cell>
          <table:table-cell/>
          <table:table-cell table:formula="of:=[.G169]-[.F169]" office:value-type="float" office:value="-0.966388192703982" calcext:value-type="float">
            <text:p>-0.966388192703982</text:p>
          </table:table-cell>
        </table:table-row>
        <table:table-row table:style-name="ro1" table:visibility="filter">
          <table:table-cell office:value-type="string" calcext:value-type="string">
            <text:p>Andrei Vasilevskiy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5" calcext:value-type="float">
            <text:p>1.5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966517857142857" calcext:value-type="float">
            <text:p>0.966517857142857</text:p>
          </table:table-cell>
          <table:table-cell/>
          <table:table-cell table:formula="of:=[.G170]-[.F170]" office:value-type="float" office:value="-0.966517857142857" calcext:value-type="float">
            <text:p>-0.966517857142857</text:p>
          </table:table-cell>
        </table:table-row>
        <table:table-row table:style-name="ro1" table:visibility="filter">
          <table:table-cell office:value-type="string" calcext:value-type="string">
            <text:p>Will Borgen</text:p>
          </table:table-cell>
          <table:table-cell office:value-type="float" office:value="0.75" calcext:value-type="float">
            <text:p>0.75</text:p>
          </table:table-cell>
          <table:table-cell office:value-type="float" office:value="1.00854700854701" calcext:value-type="float">
            <text:p>1.00854700854701</text:p>
          </table:table-cell>
          <table:table-cell office:value-type="float" office:value="0.821428571428571" calcext:value-type="float">
            <text:p>0.821428571428571</text:p>
          </table:table-cell>
          <table:table-cell office:value-type="float" office:value="1.3125" calcext:value-type="float">
            <text:p>1.3125</text:p>
          </table:table-cell>
          <table:table-cell office:value-type="float" office:value="0.973118894993895" calcext:value-type="float">
            <text:p>0.973118894993895</text:p>
          </table:table-cell>
          <table:table-cell/>
          <table:table-cell table:formula="of:=[.G171]-[.F171]" office:value-type="float" office:value="-0.973118894993895" calcext:value-type="float">
            <text:p>-0.973118894993895</text:p>
          </table:table-cell>
        </table:table-row>
        <table:table-row table:style-name="ro1" table:visibility="filter">
          <table:table-cell office:value-type="string" calcext:value-type="string">
            <text:p>Ty Dellandrea</text:p>
          </table:table-cell>
          <table:table-cell office:value-type="float" office:value="0.5" calcext:value-type="float">
            <text:p>0.5</text:p>
          </table:table-cell>
          <table:table-cell office:value-type="float" office:value="1.11578947368421" calcext:value-type="float">
            <text:p>1.11578947368421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.41176470588235" calcext:value-type="float">
            <text:p>1.41176470588235</text:p>
          </table:table-cell>
          <table:table-cell office:value-type="float" office:value="0.979110767113863" calcext:value-type="float">
            <text:p>0.979110767113863</text:p>
          </table:table-cell>
          <table:table-cell/>
          <table:table-cell table:formula="of:=[.G172]-[.F172]" office:value-type="float" office:value="-0.979110767113863" calcext:value-type="float">
            <text:p>-0.979110767113863</text:p>
          </table:table-cell>
        </table:table-row>
        <table:table-row table:style-name="ro1" table:visibility="filter">
          <table:table-cell office:value-type="string" calcext:value-type="string">
            <text:p>Derek Forbort</text:p>
          </table:table-cell>
          <table:table-cell office:value-type="float" office:value="0.995652173913044" calcext:value-type="float">
            <text:p>0.995652173913044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864197530864198" calcext:value-type="float">
            <text:p>0.864197530864198</text:p>
          </table:table-cell>
          <table:table-cell office:value-type="float" office:value="0.980988067219951" calcext:value-type="float">
            <text:p>0.980988067219951</text:p>
          </table:table-cell>
          <table:table-cell/>
          <table:table-cell table:formula="of:=[.G173]-[.F173]" office:value-type="float" office:value="-0.980988067219951" calcext:value-type="float">
            <text:p>-0.980988067219951</text:p>
          </table:table-cell>
        </table:table-row>
        <table:table-row table:style-name="ro1" table:visibility="filter">
          <table:table-cell office:value-type="string" calcext:value-type="string">
            <text:p>Radim Simek</text:p>
          </table:table-cell>
          <table:table-cell office:value-type="float" office:value="0.849246231155779" calcext:value-type="float">
            <text:p>0.849246231155779</text:p>
          </table:table-cell>
          <table:table-cell office:value-type="float" office:value="1" calcext:value-type="float">
            <text:p>1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0.9884874598508" calcext:value-type="float">
            <text:p>0.9884874598508</text:p>
          </table:table-cell>
          <table:table-cell/>
          <table:table-cell table:formula="of:=[.G174]-[.F174]" office:value-type="float" office:value="-0.9884874598508" calcext:value-type="float">
            <text:p>-0.9884874598508</text:p>
          </table:table-cell>
        </table:table-row>
        <table:table-row table:style-name="ro1" table:visibility="filter">
          <table:table-cell office:value-type="string" calcext:value-type="string">
            <text:p>Dylan Samberg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.998774509803922" calcext:value-type="float">
            <text:p>0.998774509803922</text:p>
          </table:table-cell>
          <table:table-cell/>
          <table:table-cell table:formula="of:=[.G175]-[.F175]" office:value-type="float" office:value="-0.998774509803922" calcext:value-type="float">
            <text:p>-0.998774509803922</text:p>
          </table:table-cell>
        </table:table-row>
        <table:table-row table:style-name="ro1" table:visibility="filter">
          <table:table-cell office:value-type="string" calcext:value-type="string">
            <text:p>Cole 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176]-[.F176]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Michael Kessel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177]-[.F177]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string" calcext:value-type="string">
            <text:p>Jesper Boqvist</text:p>
          </table:table-cell>
          <table:table-cell office:value-type="float" office:value="0.75" calcext:value-type="float">
            <text:p>0.75</text:p>
          </table:table-cell>
          <table:table-cell office:value-type="float" office:value="1.14204545454545" calcext:value-type="float">
            <text:p>1.14204545454545</text:p>
          </table:table-cell>
          <table:table-cell office:value-type="float" office:value="1.06578947368421" calcext:value-type="float">
            <text:p>1.06578947368421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.00868950128819" calcext:value-type="float">
            <text:p>1.00868950128819</text:p>
          </table:table-cell>
          <table:table-cell/>
          <table:table-cell table:formula="of:=[.G178]-[.F178]" office:value-type="float" office:value="-1.00868950128819" calcext:value-type="float">
            <text:p>-1.00868950128819</text:p>
          </table:table-cell>
        </table:table-row>
        <table:table-row table:style-name="ro1" table:visibility="filter">
          <table:table-cell office:value-type="string" calcext:value-type="string">
            <text:p>Marcus Pettersson</text:p>
          </table:table-cell>
          <table:table-cell office:value-type="float" office:value="0.625" calcext:value-type="float">
            <text:p>0.625</text:p>
          </table:table-cell>
          <table:table-cell office:value-type="float" office:value="1.12534818941504" calcext:value-type="float">
            <text:p>1.12534818941504</text:p>
          </table:table-cell>
          <table:table-cell office:value-type="float" office:value="1.13432835820896" calcext:value-type="float">
            <text:p>1.13432835820896</text:p>
          </table:table-cell>
          <table:table-cell office:value-type="float" office:value="1.16477272727273" calcext:value-type="float">
            <text:p>1.16477272727273</text:p>
          </table:table-cell>
          <table:table-cell office:value-type="float" office:value="1.01236231872418" calcext:value-type="float">
            <text:p>1.01236231872418</text:p>
          </table:table-cell>
          <table:table-cell/>
          <table:table-cell table:formula="of:=[.G179]-[.F179]" office:value-type="float" office:value="-1.01236231872418" calcext:value-type="float">
            <text:p>-1.01236231872418</text:p>
          </table:table-cell>
        </table:table-row>
        <table:table-row table:style-name="ro1" table:visibility="filter">
          <table:table-cell office:value-type="string" calcext:value-type="string">
            <text:p>Josh Mahura</text:p>
          </table:table-cell>
          <table:table-cell office:value-type="float" office:value="0.986486486486487" calcext:value-type="float">
            <text:p>0.986486486486487</text:p>
          </table:table-cell>
          <table:table-cell office:value-type="float" office:value="1.02739726027397" calcext:value-type="float">
            <text:p>1.02739726027397</text:p>
          </table:table-cell>
          <table:table-cell office:value-type="float" office:value="1.04761904761905" calcext:value-type="float">
            <text:p>1.04761904761905</text:p>
          </table:table-cell>
          <table:table-cell office:value-type="string" calcext:value-type="string">
            <text:p><text:s/>'NULL'</text:p>
          </table:table-cell>
          <table:table-cell office:value-type="float" office:value="1.02050093145984" calcext:value-type="float">
            <text:p>1.02050093145984</text:p>
          </table:table-cell>
          <table:table-cell/>
          <table:table-cell table:formula="of:=[.G180]-[.F180]" office:value-type="float" office:value="-1.02050093145984" calcext:value-type="float">
            <text:p>-1.02050093145984</text:p>
          </table:table-cell>
        </table:table-row>
        <table:table-row table:style-name="ro1" table:visibility="filter">
          <table:table-cell office:value-type="string" calcext:value-type="string">
            <text:p>Anthony Richard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<text:s/>'NULL'</text:p>
          </table:table-cell>
          <table:table-cell office:value-type="float" office:value="1.02197802197802" calcext:value-type="float">
            <text:p>1.02197802197802</text:p>
          </table:table-cell>
          <table:table-cell/>
          <table:table-cell table:formula="of:=[.G181]-[.F181]" office:value-type="float" office:value="-1.02197802197802" calcext:value-type="float">
            <text:p>-1.02197802197802</text:p>
          </table:table-cell>
        </table:table-row>
        <table:table-row table:style-name="ro1" table:visibility="filter">
          <table:table-cell office:value-type="string" calcext:value-type="string">
            <text:p>Jack Studnicka</text:p>
          </table:table-cell>
          <table:table-cell office:value-type="float" office:value="0" calcext:value-type="float">
            <text:p>0</text:p>
          </table:table-cell>
          <table:table-cell office:value-type="float" office:value="1.43243243243243" calcext:value-type="float">
            <text:p>1.43243243243243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5" calcext:value-type="float">
            <text:p>1.5</text:p>
          </table:table-cell>
          <table:table-cell office:value-type="float" office:value="1.02477477477477" calcext:value-type="float">
            <text:p>1.02477477477477</text:p>
          </table:table-cell>
          <table:table-cell/>
          <table:table-cell table:formula="of:=[.G182]-[.F182]" office:value-type="float" office:value="-1.02477477477477" calcext:value-type="float">
            <text:p>-1.02477477477477</text:p>
          </table:table-cell>
        </table:table-row>
        <table:table-row table:style-name="ro1" table:visibility="filter">
          <table:table-cell office:value-type="string" calcext:value-type="string">
            <text:p>Jani Hakanpää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13953488372093" calcext:value-type="float">
            <text:p>1.13953488372093</text:p>
          </table:table-cell>
          <table:table-cell office:value-type="float" office:value="1.0265503875969" calcext:value-type="float">
            <text:p>1.0265503875969</text:p>
          </table:table-cell>
          <table:table-cell/>
          <table:table-cell table:formula="of:=[.G183]-[.F183]" office:value-type="float" office:value="-1.0265503875969" calcext:value-type="float">
            <text:p>-1.0265503875969</text:p>
          </table:table-cell>
        </table:table-row>
        <table:table-row table:style-name="ro1" table:visibility="filter">
          <table:table-cell office:value-type="string" calcext:value-type="string">
            <text:p>Alex Wennberg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1.2378640776699" calcext:value-type="float">
            <text:p>1.2378640776699</text:p>
          </table:table-cell>
          <table:table-cell office:value-type="float" office:value="1.22442244224422" calcext:value-type="float">
            <text:p>1.22442244224422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1.0322382966452" calcext:value-type="float">
            <text:p>1.0322382966452</text:p>
          </table:table-cell>
          <table:table-cell/>
          <table:table-cell table:formula="of:=[.G184]-[.F184]" office:value-type="float" office:value="-1.0322382966452" calcext:value-type="float">
            <text:p>-1.0322382966452</text:p>
          </table:table-cell>
        </table:table-row>
        <table:table-row table:style-name="ro1" table:visibility="filter">
          <table:table-cell office:value-type="string" calcext:value-type="string">
            <text:p>Patrik Nemeth</text:p>
          </table:table-cell>
          <table:table-cell office:value-type="float" office:value="0.969450101832994" calcext:value-type="float">
            <text:p>0.969450101832994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932692307692308" calcext:value-type="float">
            <text:p>0.932692307692308</text:p>
          </table:table-cell>
          <table:table-cell office:value-type="float" office:value="1.09166666666667" calcext:value-type="float">
            <text:p>1.09166666666667</text:p>
          </table:table-cell>
          <table:table-cell office:value-type="float" office:value="1.03416655476228" calcext:value-type="float">
            <text:p>1.03416655476228</text:p>
          </table:table-cell>
          <table:table-cell/>
          <table:table-cell table:formula="of:=[.G185]-[.F185]" office:value-type="float" office:value="-1.03416655476228" calcext:value-type="float">
            <text:p>-1.03416655476228</text:p>
          </table:table-cell>
        </table:table-row>
        <table:table-row table:style-name="ro1" table:visibility="filter">
          <table:table-cell office:value-type="string" calcext:value-type="string">
            <text:p>Tim Berni</text:p>
          </table:table-cell>
          <table:table-cell office:value-type="float" office:value="0.8" calcext:value-type="float">
            <text:p>0.8</text:p>
          </table:table-cell>
          <table:table-cell office:value-type="float" office:value="1.04651162790698" calcext:value-type="float">
            <text:p>1.04651162790698</text:p>
          </table:table-cell>
          <table:table-cell office:value-type="float" office:value="1.29166666666667" calcext:value-type="float">
            <text:p>1.291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.03454457364341" calcext:value-type="float">
            <text:p>1.03454457364341</text:p>
          </table:table-cell>
          <table:table-cell/>
          <table:table-cell table:formula="of:=[.G186]-[.F186]" office:value-type="float" office:value="-1.03454457364341" calcext:value-type="float">
            <text:p>-1.03454457364341</text:p>
          </table:table-cell>
        </table:table-row>
        <table:table-row table:style-name="ro1" table:visibility="filter">
          <table:table-cell office:value-type="string" calcext:value-type="string">
            <text:p>Michael McLeod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1.06550218340611" calcext:value-type="float">
            <text:p>1.06550218340611</text:p>
          </table:table-cell>
          <table:table-cell office:value-type="float" office:value="1.09259259259259" calcext:value-type="float">
            <text:p>1.09259259259259</text:p>
          </table:table-cell>
          <table:table-cell office:value-type="float" office:value="1" calcext:value-type="float">
            <text:p>1</text:p>
          </table:table-cell>
          <table:table-cell office:value-type="float" office:value="1.03497823945422" calcext:value-type="float">
            <text:p>1.03497823945422</text:p>
          </table:table-cell>
          <table:table-cell/>
          <table:table-cell table:formula="of:=[.G187]-[.F187]" office:value-type="float" office:value="-1.03497823945422" calcext:value-type="float">
            <text:p>-1.03497823945422</text:p>
          </table:table-cell>
        </table:table-row>
        <table:table-row table:style-name="ro1" table:visibility="filter">
          <table:table-cell office:value-type="string" calcext:value-type="string">
            <text:p>Mark Jankowski</text:p>
          </table:table-cell>
          <table:table-cell office:value-type="float" office:value="0.625" calcext:value-type="float">
            <text:p>0.625</text:p>
          </table:table-cell>
          <table:table-cell office:value-type="float" office:value="1.11475409836066" calcext:value-type="float">
            <text:p>1.11475409836066</text:p>
          </table:table-cell>
          <table:table-cell office:value-type="float" office:value="1.13194444444444" calcext:value-type="float">
            <text:p>1.13194444444444</text:p>
          </table:table-cell>
          <table:table-cell office:value-type="float" office:value="1.26923076923077" calcext:value-type="float">
            <text:p>1.26923076923077</text:p>
          </table:table-cell>
          <table:table-cell office:value-type="float" office:value="1.03523232800897" calcext:value-type="float">
            <text:p>1.03523232800897</text:p>
          </table:table-cell>
          <table:table-cell/>
          <table:table-cell table:formula="of:=[.G188]-[.F188]" office:value-type="float" office:value="-1.03523232800897" calcext:value-type="float">
            <text:p>-1.03523232800897</text:p>
          </table:table-cell>
        </table:table-row>
        <table:table-row table:style-name="ro1" table:visibility="filter">
          <table:table-cell office:value-type="string" calcext:value-type="string">
            <text:p>Adam Ruzicka</text:p>
          </table:table-cell>
          <table:table-cell office:value-type="float" office:value="0.5" calcext:value-type="float">
            <text:p>0.5</text:p>
          </table:table-cell>
          <table:table-cell office:value-type="float" office:value="1.31944444444444" calcext:value-type="float">
            <text:p>1.31944444444444</text:p>
          </table:table-cell>
          <table:table-cell office:value-type="float" office:value="1.35897435897436" calcext:value-type="float">
            <text:p>1.35897435897436</text:p>
          </table:table-cell>
          <table:table-cell office:value-type="float" office:value="1" calcext:value-type="float">
            <text:p>1</text:p>
          </table:table-cell>
          <table:table-cell office:value-type="float" office:value="1.0446047008547" calcext:value-type="float">
            <text:p>1.0446047008547</text:p>
          </table:table-cell>
          <table:table-cell/>
          <table:table-cell table:formula="of:=[.G189]-[.F189]" office:value-type="float" office:value="-1.0446047008547" calcext:value-type="float">
            <text:p>-1.0446047008547</text:p>
          </table:table-cell>
        </table:table-row>
        <table:table-row table:style-name="ro1" table:visibility="filter">
          <table:table-cell office:value-type="string" calcext:value-type="string">
            <text:p>Ian Cole</text:p>
          </table:table-cell>
          <table:table-cell office:value-type="float" office:value="1.08163265306122" calcext:value-type="float">
            <text:p>1.08163265306122</text:p>
          </table:table-cell>
          <table:table-cell office:value-type="float" office:value="1.05806451612903" calcext:value-type="float">
            <text:p>1.05806451612903</text:p>
          </table:table-cell>
          <table:table-cell office:value-type="float" office:value="1.04043126684636" calcext:value-type="float">
            <text:p>1.04043126684636</text:p>
          </table:table-cell>
          <table:table-cell office:value-type="float" office:value="1" calcext:value-type="float">
            <text:p>1</text:p>
          </table:table-cell>
          <table:table-cell office:value-type="float" office:value="1.04503210900915" calcext:value-type="float">
            <text:p>1.04503210900915</text:p>
          </table:table-cell>
          <table:table-cell/>
          <table:table-cell table:formula="of:=[.G190]-[.F190]" office:value-type="float" office:value="-1.04503210900915" calcext:value-type="float">
            <text:p>-1.04503210900915</text:p>
          </table:table-cell>
        </table:table-row>
        <table:table-row table:style-name="ro1" table:visibility="filter">
          <table:table-cell office:value-type="string" calcext:value-type="string">
            <text:p>Jujhar Khaira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05572755417957" calcext:value-type="float">
            <text:p>1.05572755417957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.04622355521156" calcext:value-type="float">
            <text:p>1.04622355521156</text:p>
          </table:table-cell>
          <table:table-cell/>
          <table:table-cell table:formula="of:=[.G191]-[.F191]" office:value-type="float" office:value="-1.04622355521156" calcext:value-type="float">
            <text:p>-1.04622355521156</text:p>
          </table:table-cell>
        </table:table-row>
        <table:table-row table:style-name="ro1" table:visibility="filter">
          <table:table-cell office:value-type="string" calcext:value-type="string">
            <text:p>Morgan Geekie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13855421686747" calcext:value-type="float">
            <text:p>1.13855421686747</text:p>
          </table:table-cell>
          <table:table-cell office:value-type="float" office:value="1.24096385542169" calcext:value-type="float">
            <text:p>1.24096385542169</text:p>
          </table:table-cell>
          <table:table-cell office:value-type="float" office:value="1.14814814814815" calcext:value-type="float">
            <text:p>1.14814814814815</text:p>
          </table:table-cell>
          <table:table-cell office:value-type="float" office:value="1.04858322177599" calcext:value-type="float">
            <text:p>1.04858322177599</text:p>
          </table:table-cell>
          <table:table-cell/>
          <table:table-cell table:formula="of:=[.G192]-[.F192]" office:value-type="float" office:value="-1.04858322177599" calcext:value-type="float">
            <text:p>-1.04858322177599</text:p>
          </table:table-cell>
        </table:table-row>
        <table:table-row table:style-name="ro1" table:visibility="filter">
          <table:table-cell office:value-type="string" calcext:value-type="string">
            <text:p>Joel Kiviranta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19333333333333" calcext:value-type="float">
            <text:p>1.19333333333333</text:p>
          </table:table-cell>
          <table:table-cell office:value-type="float" office:value="1.1566265060241" calcext:value-type="float">
            <text:p>1.1566265060241</text:p>
          </table:table-cell>
          <table:table-cell office:value-type="float" office:value="1.18181818181818" calcext:value-type="float">
            <text:p>1.18181818181818</text:p>
          </table:table-cell>
          <table:table-cell office:value-type="float" office:value="1.04961117196057" calcext:value-type="float">
            <text:p>1.04961117196057</text:p>
          </table:table-cell>
          <table:table-cell/>
          <table:table-cell table:formula="of:=[.G193]-[.F193]" office:value-type="float" office:value="-1.04961117196057" calcext:value-type="float">
            <text:p>-1.04961117196057</text:p>
          </table:table-cell>
        </table:table-row>
        <table:table-row table:style-name="ro1" table:visibility="filter">
          <table:table-cell office:value-type="string" calcext:value-type="string">
            <text:p>Marc Staal</text:p>
          </table:table-cell>
          <table:table-cell office:value-type="float" office:value="1.09289617486339" calcext:value-type="float">
            <text:p>1.09289617486339</text:p>
          </table:table-cell>
          <table:table-cell office:value-type="float" office:value="1.05432780847146" calcext:value-type="float">
            <text:p>1.05432780847146</text:p>
          </table:table-cell>
          <table:table-cell office:value-type="float" office:value="1.0261780104712" calcext:value-type="float">
            <text:p>1.0261780104712</text:p>
          </table:table-cell>
          <table:table-cell office:value-type="string" calcext:value-type="string">
            <text:p><text:s/>'NULL'</text:p>
          </table:table-cell>
          <table:table-cell office:value-type="float" office:value="1.05780066460202" calcext:value-type="float">
            <text:p>1.05780066460202</text:p>
          </table:table-cell>
          <table:table-cell/>
          <table:table-cell table:formula="of:=[.G194]-[.F194]" office:value-type="float" office:value="-1.05780066460202" calcext:value-type="float">
            <text:p>-1.05780066460202</text:p>
          </table:table-cell>
        </table:table-row>
        <table:table-row table:style-name="ro1" table:visibility="filter">
          <table:table-cell office:value-type="string" calcext:value-type="string">
            <text:p>Ivan Barbashev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1.10739856801909" calcext:value-type="float">
            <text:p>1.10739856801909</text:p>
          </table:table-cell>
          <table:table-cell office:value-type="float" office:value="1.1078431372549" calcext:value-type="float">
            <text:p>1.1078431372549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.0604735393249" calcext:value-type="float">
            <text:p>1.0604735393249</text:p>
          </table:table-cell>
          <table:table-cell/>
          <table:table-cell table:formula="of:=[.G195]-[.F195]" office:value-type="float" office:value="-1.0604735393249" calcext:value-type="float">
            <text:p>-1.0604735393249</text:p>
          </table:table-cell>
        </table:table-row>
        <table:table-row table:style-name="ro1" table:visibility="filter">
          <table:table-cell office:value-type="string" calcext:value-type="string">
            <text:p>Brayden McNabb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1.07298136645963" calcext:value-type="float">
            <text:p>1.07298136645963</text:p>
          </table:table-cell>
          <table:table-cell office:value-type="float" office:value="1.09821428571429" calcext:value-type="float">
            <text:p>1.09821428571429</text:p>
          </table:table-cell>
          <table:table-cell office:value-type="float" office:value="1.15957446808511" calcext:value-type="float">
            <text:p>1.15957446808511</text:p>
          </table:table-cell>
          <table:table-cell office:value-type="float" office:value="1.06417401154624" calcext:value-type="float">
            <text:p>1.06417401154624</text:p>
          </table:table-cell>
          <table:table-cell/>
          <table:table-cell table:formula="of:=[.G196]-[.F196]" office:value-type="float" office:value="-1.06417401154624" calcext:value-type="float">
            <text:p>-1.06417401154624</text:p>
          </table:table-cell>
        </table:table-row>
        <table:table-row table:style-name="ro1" table:visibility="filter">
          <table:table-cell office:value-type="string" calcext:value-type="string">
            <text:p>Michael Amadio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.17667844522968" calcext:value-type="float">
            <text:p>1.17667844522968</text:p>
          </table:table-cell>
          <table:table-cell office:value-type="float" office:value="1.22556390977444" calcext:value-type="float">
            <text:p>1.22556390977444</text:p>
          </table:table-cell>
          <table:table-cell office:value-type="float" office:value="1" calcext:value-type="float">
            <text:p>1</text:p>
          </table:table-cell>
          <table:table-cell office:value-type="float" office:value="1.06484630303674" calcext:value-type="float">
            <text:p>1.06484630303674</text:p>
          </table:table-cell>
          <table:table-cell/>
          <table:table-cell table:formula="of:=[.G197]-[.F197]" office:value-type="float" office:value="-1.06484630303674" calcext:value-type="float">
            <text:p>-1.06484630303674</text:p>
          </table:table-cell>
        </table:table-row>
        <table:table-row table:style-name="ro1" table:visibility="filter">
          <table:table-cell office:value-type="string" calcext:value-type="string">
            <text:p>Juuso Parssinen</text:p>
          </table:table-cell>
          <table:table-cell office:value-type="float" office:value="1.11904761904762" calcext:value-type="float">
            <text:p>1.11904761904762</text:p>
          </table:table-cell>
          <table:table-cell office:value-type="float" office:value="1.08695652173913" calcext:value-type="float">
            <text:p>1.08695652173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 office:value-type="float" office:value="1.06866804692892" calcext:value-type="float">
            <text:p>1.06866804692892</text:p>
          </table:table-cell>
          <table:table-cell/>
          <table:table-cell table:formula="of:=[.G198]-[.F198]" office:value-type="float" office:value="-1.06866804692892" calcext:value-type="float">
            <text:p>-1.06866804692892</text:p>
          </table:table-cell>
        </table:table-row>
        <table:table-row table:style-name="ro1" table:visibility="filter">
          <table:table-cell office:value-type="string" calcext:value-type="string">
            <text:p>Logan Stanley</text:p>
          </table:table-cell>
          <table:table-cell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  <table:table-cell office:value-type="float" office:value="1.63793103448276" calcext:value-type="float">
            <text:p>1.63793103448276</text:p>
          </table:table-cell>
          <table:table-cell office:value-type="float" office:value="1.27586206896552" calcext:value-type="float">
            <text:p>1.27586206896552</text:p>
          </table:table-cell>
          <table:table-cell office:value-type="float" office:value="1.07219827586207" calcext:value-type="float">
            <text:p>1.07219827586207</text:p>
          </table:table-cell>
          <table:table-cell/>
          <table:table-cell table:formula="of:=[.G199]-[.F199]" office:value-type="float" office:value="-1.07219827586207" calcext:value-type="float">
            <text:p>-1.07219827586207</text:p>
          </table:table-cell>
        </table:table-row>
        <table:table-row table:style-name="ro1" table:visibility="filter">
          <table:table-cell office:value-type="string" calcext:value-type="string">
            <text:p>Jake Bean</text:p>
          </table:table-cell>
          <table:table-cell office:value-type="float" office:value="0" calcext:value-type="float">
            <text:p>0</text:p>
          </table:table-cell>
          <table:table-cell office:value-type="float" office:value="1.296" calcext:value-type="float">
            <text:p>1.296</text:p>
          </table:table-cell>
          <table:table-cell office:value-type="float" office:value="1.48214285714286" calcext:value-type="float">
            <text:p>1.48214285714286</text:p>
          </table:table-cell>
          <table:table-cell office:value-type="float" office:value="1.52" calcext:value-type="float">
            <text:p>1.52</text:p>
          </table:table-cell>
          <table:table-cell office:value-type="float" office:value="1.07453571428571" calcext:value-type="float">
            <text:p>1.07453571428571</text:p>
          </table:table-cell>
          <table:table-cell/>
          <table:table-cell table:formula="of:=[.G200]-[.F200]" office:value-type="float" office:value="-1.07453571428571" calcext:value-type="float">
            <text:p>-1.07453571428571</text:p>
          </table:table-cell>
        </table:table-row>
        <table:table-row table:style-name="ro1" table:visibility="filter">
          <table:table-cell office:value-type="string" calcext:value-type="string">
            <text:p>Jamie Oleksiak</text:p>
          </table:table-cell>
          <table:table-cell office:value-type="float" office:value="0.966292134831461" calcext:value-type="float">
            <text:p>0.966292134831461</text:p>
          </table:table-cell>
          <table:table-cell office:value-type="float" office:value="1.09780439121756" calcext:value-type="float">
            <text:p>1.09780439121756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07852413151226" calcext:value-type="float">
            <text:p>1.07852413151226</text:p>
          </table:table-cell>
          <table:table-cell/>
          <table:table-cell table:formula="of:=[.G201]-[.F201]" office:value-type="float" office:value="-1.07852413151226" calcext:value-type="float">
            <text:p>-1.07852413151226</text:p>
          </table:table-cell>
        </table:table-row>
        <table:table-row table:style-name="ro1" table:visibility="filter">
          <table:table-cell office:value-type="string" calcext:value-type="string">
            <text:p>Ryan Murray</text:p>
          </table:table-cell>
          <table:table-cell office:value-type="float" office:value="0.925842696629214" calcext:value-type="float">
            <text:p>0.925842696629214</text:p>
          </table:table-cell>
          <table:table-cell office:value-type="float" office:value="1.5" calcext:value-type="float">
            <text:p>1.5</text:p>
          </table:table-cell>
          <table:table-cell office:value-type="float" office:value="0.841269841269841" calcext:value-type="float">
            <text:p>0.841269841269841</text:p>
          </table:table-cell>
          <table:table-cell office:value-type="float" office:value="1.04824561403509" calcext:value-type="float">
            <text:p>1.04824561403509</text:p>
          </table:table-cell>
          <table:table-cell office:value-type="float" office:value="1.07883953798354" calcext:value-type="float">
            <text:p>1.07883953798354</text:p>
          </table:table-cell>
          <table:table-cell/>
          <table:table-cell table:formula="of:=[.G202]-[.F202]" office:value-type="float" office:value="-1.07883953798354" calcext:value-type="float">
            <text:p>-1.07883953798354</text:p>
          </table:table-cell>
        </table:table-row>
        <table:table-row table:style-name="ro1" table:visibility="filter">
          <table:table-cell office:value-type="string" calcext:value-type="string">
            <text:p>Evgeny Svechnikov</text:p>
          </table:table-cell>
          <table:table-cell office:value-type="float" office:value="0.906976744186047" calcext:value-type="float">
            <text:p>0.906976744186047</text:p>
          </table:table-cell>
          <table:table-cell office:value-type="float" office:value="1.12121212121212" calcext:value-type="float">
            <text:p>1.12121212121212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0814519782543" calcext:value-type="float">
            <text:p>1.0814519782543</text:p>
          </table:table-cell>
          <table:table-cell/>
          <table:table-cell table:formula="of:=[.G203]-[.F203]" office:value-type="float" office:value="-1.0814519782543" calcext:value-type="float">
            <text:p>-1.0814519782543</text:p>
          </table:table-cell>
        </table:table-row>
        <table:table-row table:style-name="ro1" table:visibility="filter">
          <table:table-cell office:value-type="string" calcext:value-type="string">
            <text:p>Travis Dermott</text:p>
          </table:table-cell>
          <table:table-cell office:value-type="float" office:value="0.837209302325581" calcext:value-type="float">
            <text:p>0.837209302325581</text:p>
          </table:table-cell>
          <table:table-cell office:value-type="float" office:value="1.09677419354839" calcext:value-type="float">
            <text:p>1.09677419354839</text:p>
          </table:table-cell>
          <table:table-cell office:value-type="float" office:value="1.04347826086957" calcext:value-type="float">
            <text:p>1.04347826086957</text:p>
          </table:table-cell>
          <table:table-cell office:value-type="float" office:value="1.375" calcext:value-type="float">
            <text:p>1.375</text:p>
          </table:table-cell>
          <table:table-cell office:value-type="float" office:value="1.08811543918588" calcext:value-type="float">
            <text:p>1.08811543918588</text:p>
          </table:table-cell>
          <table:table-cell/>
          <table:table-cell table:formula="of:=[.G204]-[.F204]" office:value-type="float" office:value="-1.08811543918588" calcext:value-type="float">
            <text:p>-1.08811543918588</text:p>
          </table:table-cell>
        </table:table-row>
        <table:table-row table:style-name="ro1" table:visibility="filter">
          <table:table-cell office:value-type="string" calcext:value-type="string">
            <text:p>Rem Pitlick</text:p>
          </table:table-cell>
          <table:table-cell office:value-type="float" office:value="0.902654867256637" calcext:value-type="float">
            <text:p>0.902654867256637</text:p>
          </table:table-cell>
          <table:table-cell office:value-type="float" office:value="1.4" calcext:value-type="float">
            <text:p>1.4</text:p>
          </table:table-cell>
          <table:table-cell office:value-type="float" office:value="0.982142857142857" calcext:value-type="float">
            <text:p>0.982142857142857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.08905657395702" calcext:value-type="float">
            <text:p>1.08905657395702</text:p>
          </table:table-cell>
          <table:table-cell/>
          <table:table-cell table:formula="of:=[.G205]-[.F205]" office:value-type="float" office:value="-1.08905657395702" calcext:value-type="float">
            <text:p>-1.08905657395702</text:p>
          </table:table-cell>
        </table:table-row>
        <table:table-row table:style-name="ro1" table:visibility="filter">
          <table:table-cell office:value-type="string" calcext:value-type="string">
            <text:p>Haydn Fleury</text:p>
          </table:table-cell>
          <table:table-cell office:value-type="float" office:value="0.5" calcext:value-type="float">
            <text:p>0.5</text:p>
          </table:table-cell>
          <table:table-cell office:value-type="float" office:value="1.28215767634855" calcext:value-type="float">
            <text:p>1.28215767634855</text:p>
          </table:table-cell>
          <table:table-cell office:value-type="float" office:value="1.23387096774194" calcext:value-type="float">
            <text:p>1.23387096774194</text:p>
          </table:table-cell>
          <table:table-cell office:value-type="float" office:value="1.34090909090909" calcext:value-type="float">
            <text:p>1.34090909090909</text:p>
          </table:table-cell>
          <table:table-cell office:value-type="float" office:value="1.08923443374989" calcext:value-type="float">
            <text:p>1.08923443374989</text:p>
          </table:table-cell>
          <table:table-cell/>
          <table:table-cell table:formula="of:=[.G206]-[.F206]" office:value-type="float" office:value="-1.08923443374989" calcext:value-type="float">
            <text:p>-1.08923443374989</text:p>
          </table:table-cell>
        </table:table-row>
        <table:table-row table:style-name="ro1" table:visibility="filter">
          <table:table-cell office:value-type="string" calcext:value-type="string">
            <text:p>Cal Foote</text:p>
          </table:table-cell>
          <table:table-cell office:value-type="float" office:value="0.951612903225807" calcext:value-type="float">
            <text:p>0.951612903225807</text:p>
          </table:table-cell>
          <table:table-cell office:value-type="float" office:value="1.3" calcext:value-type="float">
            <text:p>1.3</text:p>
          </table:table-cell>
          <table:table-cell office:value-type="float" office:value="0.910714285714286" calcext:value-type="float">
            <text:p>0.910714285714286</text:p>
          </table:table-cell>
          <table:table-cell office:value-type="float" office:value="1.21428571428571" calcext:value-type="float">
            <text:p>1.21428571428571</text:p>
          </table:table-cell>
          <table:table-cell office:value-type="float" office:value="1.09415322580645" calcext:value-type="float">
            <text:p>1.09415322580645</text:p>
          </table:table-cell>
          <table:table-cell/>
          <table:table-cell table:formula="of:=[.G207]-[.F207]" office:value-type="float" office:value="-1.09415322580645" calcext:value-type="float">
            <text:p>-1.09415322580645</text:p>
          </table:table-cell>
        </table:table-row>
        <table:table-row table:style-name="ro1" table:visibility="filter">
          <table:table-cell office:value-type="string" calcext:value-type="string">
            <text:p>Vladislav Gavrikov</text:p>
          </table:table-cell>
          <table:table-cell office:value-type="float" office:value="1.04411764705882" calcext:value-type="float">
            <text:p>1.04411764705882</text:p>
          </table:table-cell>
          <table:table-cell office:value-type="float" office:value="1.16412213740458" calcext:value-type="float">
            <text:p>1.16412213740458</text:p>
          </table:table-cell>
          <table:table-cell office:value-type="float" office:value="1.07894736842105" calcext:value-type="float">
            <text:p>1.07894736842105</text:p>
          </table:table-cell>
          <table:table-cell office:value-type="string" calcext:value-type="string">
            <text:p><text:s/>'NULL'</text:p>
          </table:table-cell>
          <table:table-cell office:value-type="float" office:value="1.09572905096149" calcext:value-type="float">
            <text:p>1.09572905096149</text:p>
          </table:table-cell>
          <table:table-cell/>
          <table:table-cell table:formula="of:=[.G208]-[.F208]" office:value-type="float" office:value="-1.09572905096149" calcext:value-type="float">
            <text:p>-1.09572905096149</text:p>
          </table:table-cell>
        </table:table-row>
        <table:table-row table:style-name="ro1" table:visibility="filter">
          <table:table-cell office:value-type="string" calcext:value-type="string">
            <text:p>Brenden Dillon</text:p>
          </table:table-cell>
          <table:table-cell office:value-type="float" office:value="0.972222222222222" calcext:value-type="float">
            <text:p>0.972222222222222</text:p>
          </table:table-cell>
          <table:table-cell office:value-type="float" office:value="1.09113607990012" calcext:value-type="float">
            <text:p>1.09113607990012</text:p>
          </table:table-cell>
          <table:table-cell office:value-type="float" office:value="1.1593137254902" calcext:value-type="float">
            <text:p>1.1593137254902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1.0991462677727" calcext:value-type="float">
            <text:p>1.0991462677727</text:p>
          </table:table-cell>
          <table:table-cell/>
          <table:table-cell table:formula="of:=[.G209]-[.F209]" office:value-type="float" office:value="-1.0991462677727" calcext:value-type="float">
            <text:p>-1.0991462677727</text:p>
          </table:table-cell>
        </table:table-row>
        <table:table-row table:style-name="ro1" table:visibility="filter">
          <table:table-cell office:value-type="string" calcext:value-type="string">
            <text:p>Josh Archibald</text:p>
          </table:table-cell>
          <table:table-cell office:value-type="float" office:value="1.1340206185567" calcext:value-type="float">
            <text:p>1.1340206185567</text:p>
          </table:table-cell>
          <table:table-cell office:value-type="float" office:value="1.10958904109589" calcext:value-type="float">
            <text:p>1.1095890410958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01587301587302" calcext:value-type="float">
            <text:p>1.01587301587302</text:p>
          </table:table-cell>
          <table:table-cell office:value-type="float" office:value="1.10058495459569" calcext:value-type="float">
            <text:p>1.10058495459569</text:p>
          </table:table-cell>
          <table:table-cell/>
          <table:table-cell table:formula="of:=[.G210]-[.F210]" office:value-type="float" office:value="-1.10058495459569" calcext:value-type="float">
            <text:p>-1.10058495459569</text:p>
          </table:table-cell>
        </table:table-row>
        <table:table-row table:style-name="ro1" table:visibility="filter">
          <table:table-cell office:value-type="string" calcext:value-type="string">
            <text:p>Nick Perbix</text:p>
          </table:table-cell>
          <table:table-cell office:value-type="float" office:value="0" calcext:value-type="float">
            <text:p>0</text:p>
          </table:table-cell>
          <table:table-cell office:value-type="float" office:value="1.6140350877193" calcext:value-type="float">
            <text:p>1.6140350877193</text:p>
          </table:table-cell>
          <table:table-cell office:value-type="float" office:value="1.41666666666667" calcext:value-type="float">
            <text:p>1.41666666666667</text:p>
          </table:table-cell>
          <table:table-cell office:value-type="float" office:value="1.375" calcext:value-type="float">
            <text:p>1.375</text:p>
          </table:table-cell>
          <table:table-cell office:value-type="float" office:value="1.10142543859649" calcext:value-type="float">
            <text:p>1.10142543859649</text:p>
          </table:table-cell>
          <table:table-cell/>
          <table:table-cell table:formula="of:=[.G211]-[.F211]" office:value-type="float" office:value="-1.10142543859649" calcext:value-type="float">
            <text:p>-1.10142543859649</text:p>
          </table:table-cell>
        </table:table-row>
        <table:table-row table:style-name="ro1" table:visibility="filter">
          <table:table-cell office:value-type="string" calcext:value-type="string">
            <text:p>Chris Tierney</text:p>
          </table:table-cell>
          <table:table-cell office:value-type="float" office:value="0.8" calcext:value-type="float">
            <text:p>0.8</text:p>
          </table:table-cell>
          <table:table-cell office:value-type="float" office:value="1.20719178082192" calcext:value-type="float">
            <text:p>1.20719178082192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24271844660194" calcext:value-type="float">
            <text:p>1.24271844660194</text:p>
          </table:table-cell>
          <table:table-cell office:value-type="float" office:value="1.10414422352263" calcext:value-type="float">
            <text:p>1.10414422352263</text:p>
          </table:table-cell>
          <table:table-cell/>
          <table:table-cell table:formula="of:=[.G212]-[.F212]" office:value-type="float" office:value="-1.10414422352263" calcext:value-type="float">
            <text:p>-1.10414422352263</text:p>
          </table:table-cell>
        </table:table-row>
        <table:table-row table:style-name="ro1" table:visibility="filter">
          <table:table-cell office:value-type="string" calcext:value-type="string">
            <text:p>Carl Grundstrom</text:p>
          </table:table-cell>
          <table:table-cell office:value-type="float" office:value="0" calcext:value-type="float">
            <text:p>0</text:p>
          </table:table-cell>
          <table:table-cell office:value-type="float" office:value="1.48255813953488" calcext:value-type="float">
            <text:p>1.48255813953488</text:p>
          </table:table-cell>
          <table:table-cell office:value-type="float" office:value="1.51724137931034" calcext:value-type="float">
            <text:p>1.51724137931034</text:p>
          </table:table-cell>
          <table:table-cell office:value-type="float" office:value="1.41860465116279" calcext:value-type="float">
            <text:p>1.41860465116279</text:p>
          </table:table-cell>
          <table:table-cell office:value-type="float" office:value="1.104601042502" calcext:value-type="float">
            <text:p>1.104601042502</text:p>
          </table:table-cell>
          <table:table-cell/>
          <table:table-cell table:formula="of:=[.G213]-[.F213]" office:value-type="float" office:value="-1.104601042502" calcext:value-type="float">
            <text:p>-1.104601042502</text:p>
          </table:table-cell>
        </table:table-row>
        <table:table-row table:style-name="ro1" table:visibility="filter">
          <table:table-cell office:value-type="string" calcext:value-type="string">
            <text:p>Derek Ryan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24897119341564" calcext:value-type="float">
            <text:p>1.24897119341564</text:p>
          </table:table-cell>
          <table:table-cell office:value-type="float" office:value="1.19834710743802" calcext:value-type="float">
            <text:p>1.19834710743802</text:p>
          </table:table-cell>
          <table:table-cell office:value-type="float" office:value="1.32967032967033" calcext:value-type="float">
            <text:p>1.32967032967033</text:p>
          </table:table-cell>
          <table:table-cell office:value-type="float" office:value="1.11091382429766" calcext:value-type="float">
            <text:p>1.11091382429766</text:p>
          </table:table-cell>
          <table:table-cell/>
          <table:table-cell table:formula="of:=[.G214]-[.F214]" office:value-type="float" office:value="-1.11091382429766" calcext:value-type="float">
            <text:p>-1.11091382429766</text:p>
          </table:table-cell>
        </table:table-row>
        <table:table-row table:style-name="ro1" table:visibility="filter">
          <table:table-cell office:value-type="string" calcext:value-type="string">
            <text:p>Jakub Lauko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'NULL'</text:p>
          </table:table-cell>
          <table:table-cell office:value-type="float" office:value="1.11111111111111" calcext:value-type="float">
            <text:p>1.11111111111111</text:p>
          </table:table-cell>
          <table:table-cell/>
          <table:table-cell table:formula="of:=[.G215]-[.F215]" office:value-type="float" office:value="-1.11111111111111" calcext:value-type="float">
            <text:p>-1.11111111111111</text:p>
          </table:table-cell>
        </table:table-row>
        <table:table-row table:style-name="ro1" table:visibility="filter">
          <table:table-cell office:value-type="string" calcext:value-type="string">
            <text:p>Austin Watson</text:p>
          </table:table-cell>
          <table:table-cell office:value-type="float" office:value="1.17659574468085" calcext:value-type="float">
            <text:p>1.17659574468085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.18859649122807" calcext:value-type="float">
            <text:p>1.18859649122807</text:p>
          </table:table-cell>
          <table:table-cell office:value-type="float" office:value="1.05555555555556" calcext:value-type="float">
            <text:p>1.05555555555556</text:p>
          </table:table-cell>
          <table:table-cell office:value-type="float" office:value="1.12304409072326" calcext:value-type="float">
            <text:p>1.12304409072326</text:p>
          </table:table-cell>
          <table:table-cell/>
          <table:table-cell table:formula="of:=[.G216]-[.F216]" office:value-type="float" office:value="-1.12304409072326" calcext:value-type="float">
            <text:p>-1.12304409072326</text:p>
          </table:table-cell>
        </table:table-row>
        <table:table-row table:style-name="ro1" table:visibility="filter">
          <table:table-cell office:value-type="string" calcext:value-type="string">
            <text:p>Curtis Lazar</text:p>
          </table:table-cell>
          <table:table-cell office:value-type="float" office:value="1.10666666666667" calcext:value-type="float">
            <text:p>1.10666666666667</text:p>
          </table:table-cell>
          <table:table-cell office:value-type="float" office:value="1.22844827586207" calcext:value-type="float">
            <text:p>1.22844827586207</text:p>
          </table:table-cell>
          <table:table-cell office:value-type="float" office:value="1.1625" calcext:value-type="float">
            <text:p>1.1625</text:p>
          </table:table-cell>
          <table:table-cell office:value-type="float" office:value="1" calcext:value-type="float">
            <text:p>1</text:p>
          </table:table-cell>
          <table:table-cell office:value-type="float" office:value="1.12440373563218" calcext:value-type="float">
            <text:p>1.12440373563218</text:p>
          </table:table-cell>
          <table:table-cell/>
          <table:table-cell table:formula="of:=[.G217]-[.F217]" office:value-type="float" office:value="-1.12440373563218" calcext:value-type="float">
            <text:p>-1.12440373563218</text:p>
          </table:table-cell>
        </table:table-row>
        <table:table-row table:style-name="ro1" table:visibility="filter">
          <table:table-cell office:value-type="string" calcext:value-type="string">
            <text:p>Alex Belzile</text:p>
          </table:table-cell>
          <table:table-cell office:value-type="float" office:value="1.17647058823529" calcext:value-type="float">
            <text:p>1.17647058823529</text:p>
          </table:table-cell>
          <table:table-cell office:value-type="float" office:value="1.22857142857143" calcext:value-type="float">
            <text:p>1.2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251050420168" calcext:value-type="float">
            <text:p>1.13251050420168</text:p>
          </table:table-cell>
          <table:table-cell/>
          <table:table-cell table:formula="of:=[.G218]-[.F218]" office:value-type="float" office:value="-1.13251050420168" calcext:value-type="float">
            <text:p>-1.13251050420168</text:p>
          </table:table-cell>
        </table:table-row>
        <table:table-row table:style-name="ro1" table:visibility="filter">
          <table:table-cell office:value-type="string" calcext:value-type="string">
            <text:p>Noah Juulsen</text:p>
          </table:table-cell>
          <table:table-cell office:value-type="float" office:value="1.06153846153846" calcext:value-type="float">
            <text:p>1.06153846153846</text:p>
          </table:table-cell>
          <table:table-cell office:value-type="float" office:value="1.3448275862069" calcext:value-type="float">
            <text:p>1.3448275862069</text:p>
          </table:table-cell>
          <table:table-cell office:value-type="float" office:value="1" calcext:value-type="float">
            <text:p>1</text:p>
          </table:table-cell>
          <table:table-cell office:value-type="float" office:value="1.13636363636364" calcext:value-type="float">
            <text:p>1.13636363636364</text:p>
          </table:table-cell>
          <table:table-cell office:value-type="float" office:value="1.13568242102725" calcext:value-type="float">
            <text:p>1.13568242102725</text:p>
          </table:table-cell>
          <table:table-cell/>
          <table:table-cell table:formula="of:=[.G219]-[.F219]" office:value-type="float" office:value="-1.13568242102725" calcext:value-type="float">
            <text:p>-1.13568242102725</text:p>
          </table:table-cell>
        </table:table-row>
        <table:table-row table:style-name="ro1" table:visibility="filter">
          <table:table-cell office:value-type="string" calcext:value-type="string">
            <text:p>Pierre-Edouard Bellemare</text:p>
          </table:table-cell>
          <table:table-cell office:value-type="float" office:value="1.18055555555556" calcext:value-type="float">
            <text:p>1.18055555555556</text:p>
          </table:table-cell>
          <table:table-cell office:value-type="float" office:value="1.28301886792453" calcext:value-type="float">
            <text:p>1.28301886792453</text:p>
          </table:table-cell>
          <table:table-cell office:value-type="float" office:value="1" calcext:value-type="float">
            <text:p>1</text:p>
          </table:table-cell>
          <table:table-cell office:value-type="float" office:value="1.07975460122699" calcext:value-type="float">
            <text:p>1.07975460122699</text:p>
          </table:table-cell>
          <table:table-cell office:value-type="float" office:value="1.13583225617677" calcext:value-type="float">
            <text:p>1.13583225617677</text:p>
          </table:table-cell>
          <table:table-cell/>
          <table:table-cell table:formula="of:=[.G220]-[.F220]" office:value-type="float" office:value="-1.13583225617677" calcext:value-type="float">
            <text:p>-1.13583225617677</text:p>
          </table:table-cell>
        </table:table-row>
        <table:table-row table:style-name="ro1" table:visibility="filter">
          <table:table-cell office:value-type="string" calcext:value-type="string">
            <text:p>Jesper Froden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3958333333333" calcext:value-type="float">
            <text:p>1.13958333333333</text:p>
          </table:table-cell>
          <table:table-cell/>
          <table:table-cell table:formula="of:=[.G221]-[.F221]" office:value-type="float" office:value="-1.13958333333333" calcext:value-type="float">
            <text:p>-1.13958333333333</text:p>
          </table:table-cell>
        </table:table-row>
        <table:table-row table:style-name="ro1" table:visibility="filter">
          <table:table-cell office:value-type="string" calcext:value-type="string">
            <text:p>Barclay Goodrow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1.28033472803347" calcext:value-type="float">
            <text:p>1.28033472803347</text:p>
          </table:table-cell>
          <table:table-cell office:value-type="float" office:value="1.1566265060241" calcext:value-type="float">
            <text:p>1.1566265060241</text:p>
          </table:table-cell>
          <table:table-cell office:value-type="float" office:value="1.14556509483918" calcext:value-type="float">
            <text:p>1.14556509483918</text:p>
          </table:table-cell>
          <table:table-cell/>
          <table:table-cell table:formula="of:=[.G222]-[.F222]" office:value-type="float" office:value="-1.14556509483918" calcext:value-type="float">
            <text:p>-1.14556509483918</text:p>
          </table:table-cell>
        </table:table-row>
        <table:table-row table:style-name="ro1" table:visibility="filter">
          <table:table-cell office:value-type="string" calcext:value-type="string">
            <text:p>Jason Dickinson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1.22543352601156" calcext:value-type="float">
            <text:p>1.22543352601156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1.16568047337278" calcext:value-type="float">
            <text:p>1.16568047337278</text:p>
          </table:table-cell>
          <table:table-cell office:value-type="float" office:value="1.15357560129536" calcext:value-type="float">
            <text:p>1.15357560129536</text:p>
          </table:table-cell>
          <table:table-cell/>
          <table:table-cell table:formula="of:=[.G223]-[.F223]" office:value-type="float" office:value="-1.15357560129536" calcext:value-type="float">
            <text:p>-1.15357560129536</text:p>
          </table:table-cell>
        </table:table-row>
        <table:table-row table:style-name="ro1" table:visibility="filter">
          <table:table-cell office:value-type="string" calcext:value-type="string">
            <text:p>K'Andre Miller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26633165829146" calcext:value-type="float">
            <text:p>1.26633165829146</text:p>
          </table:table-cell>
          <table:table-cell office:value-type="float" office:value="1.08571428571429" calcext:value-type="float">
            <text:p>1.08571428571429</text:p>
          </table:table-cell>
          <table:table-cell office:value-type="float" office:value="1.34" calcext:value-type="float">
            <text:p>1.34</text:p>
          </table:table-cell>
          <table:table-cell office:value-type="float" office:value="1.15515434314429" calcext:value-type="float">
            <text:p>1.15515434314429</text:p>
          </table:table-cell>
          <table:table-cell/>
          <table:table-cell table:formula="of:=[.G224]-[.F224]" office:value-type="float" office:value="-1.15515434314429" calcext:value-type="float">
            <text:p>-1.15515434314429</text:p>
          </table:table-cell>
        </table:table-row>
        <table:table-row table:style-name="ro1" table:visibility="filter">
          <table:table-cell office:value-type="string" calcext:value-type="string">
            <text:p>Derrick Pouliot</text:p>
          </table:table-cell>
          <table:table-cell office:value-type="float" office:value="1.10138248847926" calcext:value-type="float">
            <text:p>1.10138248847926</text:p>
          </table:table-cell>
          <table:table-cell office:value-type="float" office:value="1.07407407407407" calcext:value-type="float">
            <text:p>1.07407407407407</text:p>
          </table:table-cell>
          <table:table-cell office:value-type="float" office:value="1.29787234042553" calcext:value-type="float">
            <text:p>1.29787234042553</text:p>
          </table:table-cell>
          <table:table-cell office:value-type="string" calcext:value-type="string">
            <text:p><text:s/>'NULL'</text:p>
          </table:table-cell>
          <table:table-cell office:value-type="float" office:value="1.15777630099296" calcext:value-type="float">
            <text:p>1.15777630099296</text:p>
          </table:table-cell>
          <table:table-cell/>
          <table:table-cell table:formula="of:=[.G225]-[.F225]" office:value-type="float" office:value="-1.15777630099296" calcext:value-type="float">
            <text:p>-1.15777630099296</text:p>
          </table:table-cell>
        </table:table-row>
        <table:table-row table:style-name="ro1" table:visibility="filter">
          <table:table-cell office:value-type="string" calcext:value-type="string">
            <text:p>Ryan Lindgren</text:p>
          </table:table-cell>
          <table:table-cell office:value-type="float" office:value="1.04382470119522" calcext:value-type="float">
            <text:p>1.04382470119522</text:p>
          </table:table-cell>
          <table:table-cell office:value-type="float" office:value="1.088" calcext:value-type="float">
            <text:p>1.088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1.24324324324324" calcext:value-type="float">
            <text:p>1.24324324324324</text:p>
          </table:table-cell>
          <table:table-cell office:value-type="float" office:value="1.16043365277628" calcext:value-type="float">
            <text:p>1.16043365277628</text:p>
          </table:table-cell>
          <table:table-cell/>
          <table:table-cell table:formula="of:=[.G226]-[.F226]" office:value-type="float" office:value="-1.16043365277628" calcext:value-type="float">
            <text:p>-1.16043365277628</text:p>
          </table:table-cell>
        </table:table-row>
        <table:table-row table:style-name="ro1" table:visibility="filter">
          <table:table-cell office:value-type="string" calcext:value-type="string">
            <text:p>Buddy Robinson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25" calcext:value-type="float">
            <text:p>1.125</text:p>
          </table:table-cell>
          <table:table-cell office:value-type="float" office:value="1.16074810606061" calcext:value-type="float">
            <text:p>1.16074810606061</text:p>
          </table:table-cell>
          <table:table-cell/>
          <table:table-cell table:formula="of:=[.G227]-[.F227]" office:value-type="float" office:value="-1.16074810606061" calcext:value-type="float">
            <text:p>-1.16074810606061</text:p>
          </table:table-cell>
        </table:table-row>
        <table:table-row table:style-name="ro1" table:visibility="filter">
          <table:table-cell office:value-type="string" calcext:value-type="string">
            <text:p>Brian Dumoulin</text:p>
          </table:table-cell>
          <table:table-cell office:value-type="float" office:value="1.21649484536082" calcext:value-type="float">
            <text:p>1.21649484536082</text:p>
          </table:table-cell>
          <table:table-cell office:value-type="float" office:value="1.17702448210923" calcext:value-type="float">
            <text:p>1.17702448210923</text:p>
          </table:table-cell>
          <table:table-cell office:value-type="float" office:value="1.18773946360153" calcext:value-type="float">
            <text:p>1.18773946360153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16198136443456" calcext:value-type="float">
            <text:p>1.16198136443456</text:p>
          </table:table-cell>
          <table:table-cell/>
          <table:table-cell table:formula="of:=[.G228]-[.F228]" office:value-type="float" office:value="-1.16198136443456" calcext:value-type="float">
            <text:p>-1.16198136443456</text:p>
          </table:table-cell>
        </table:table-row>
        <table:table-row table:style-name="ro1" table:visibility="filter">
          <table:table-cell office:value-type="string" calcext:value-type="string">
            <text:p>Kyle Burroughs</text:p>
          </table:table-cell>
          <table:table-cell office:value-type="float" office:value="0.911392405063291" calcext:value-type="float">
            <text:p>0.911392405063291</text:p>
          </table:table-cell>
          <table:table-cell office:value-type="float" office:value="0.5" calcext:value-type="float">
            <text:p>0.5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1.16237191078963" calcext:value-type="float">
            <text:p>1.16237191078963</text:p>
          </table:table-cell>
          <table:table-cell/>
          <table:table-cell table:formula="of:=[.G229]-[.F229]" office:value-type="float" office:value="-1.16237191078963" calcext:value-type="float">
            <text:p>-1.16237191078963</text:p>
          </table:table-cell>
        </table:table-row>
        <table:table-row table:style-name="ro1" table:visibility="filter">
          <table:table-cell office:value-type="string" calcext:value-type="string">
            <text:p>Egor Afanasyev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/>
          <table:table-cell office:value-type="float" office:value="1.16666666666667" calcext:value-type="float">
            <text:p>1.16666666666667</text:p>
          </table:table-cell>
          <table:table-cell/>
          <table:table-cell table:formula="of:=[.G230]-[.F230]" office:value-type="float" office:value="-1.16666666666667" calcext:value-type="float">
            <text:p>-1.16666666666667</text:p>
          </table:table-cell>
        </table:table-row>
        <table:table-row table:style-name="ro1" table:visibility="filter">
          <table:table-cell office:value-type="string" calcext:value-type="string">
            <text:p>Chad Ruhwedel</text:p>
          </table:table-cell>
          <table:table-cell office:value-type="float" office:value="1.17549668874172" calcext:value-type="float">
            <text:p>1.17549668874172</text:p>
          </table:table-cell>
          <table:table-cell office:value-type="float" office:value="1.27586206896552" calcext:value-type="float">
            <text:p>1.27586206896552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17117302276014" calcext:value-type="float">
            <text:p>1.17117302276014</text:p>
          </table:table-cell>
          <table:table-cell/>
          <table:table-cell table:formula="of:=[.G231]-[.F231]" office:value-type="float" office:value="-1.17117302276014" calcext:value-type="float">
            <text:p>-1.17117302276014</text:p>
          </table:table-cell>
        </table:table-row>
        <table:table-row table:style-name="ro1" table:visibility="filter">
          <table:table-cell office:value-type="string" calcext:value-type="string">
            <text:p>Johnathan Kovacevic</text:p>
          </table:table-cell>
          <table:table-cell office:value-type="float" office:value="1.13432835820896" calcext:value-type="float">
            <text:p>1.13432835820896</text:p>
          </table:table-cell>
          <table:table-cell office:value-type="float" office:value="1" calcext:value-type="float">
            <text:p>1</text:p>
          </table:table-cell>
          <table:table-cell office:value-type="float" office:value="1.38235294117647" calcext:value-type="float">
            <text:p>1.38235294117647</text:p>
          </table:table-cell>
          <table:table-cell/>
          <table:table-cell office:value-type="float" office:value="1.17222709979514" calcext:value-type="float">
            <text:p>1.17222709979514</text:p>
          </table:table-cell>
          <table:table-cell/>
          <table:table-cell table:formula="of:=[.G232]-[.F232]" office:value-type="float" office:value="-1.17222709979514" calcext:value-type="float">
            <text:p>-1.17222709979514</text:p>
          </table:table-cell>
        </table:table-row>
        <table:table-row table:style-name="ro1" table:visibility="filter">
          <table:table-cell office:value-type="string" calcext:value-type="string">
            <text:p>Dylan DeMelo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12663755458515" calcext:value-type="float">
            <text:p>1.12663755458515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1.19130434782609" calcext:value-type="float">
            <text:p>1.19130434782609</text:p>
          </table:table-cell>
          <table:table-cell office:value-type="float" office:value="1.1735025696199" calcext:value-type="float">
            <text:p>1.1735025696199</text:p>
          </table:table-cell>
          <table:table-cell/>
          <table:table-cell table:formula="of:=[.G233]-[.F233]" office:value-type="float" office:value="-1.1735025696199" calcext:value-type="float">
            <text:p>-1.1735025696199</text:p>
          </table:table-cell>
        </table:table-row>
        <table:table-row table:style-name="ro1" table:visibility="filter">
          <table:table-cell office:value-type="string" calcext:value-type="string">
            <text:p>Julien Gauthier</text:p>
          </table:table-cell>
          <table:table-cell office:value-type="float" office:value="1.14383561643836" calcext:value-type="float">
            <text:p>1.14383561643836</text:p>
          </table:table-cell>
          <table:table-cell office:value-type="float" office:value="1.10666666666667" calcext:value-type="float">
            <text:p>1.10666666666667</text:p>
          </table:table-cell>
          <table:table-cell office:value-type="float" office:value="1.20689655172414" calcext:value-type="float">
            <text:p>1.20689655172414</text:p>
          </table:table-cell>
          <table:table-cell office:value-type="float" office:value="1.25" calcext:value-type="float">
            <text:p>1.25</text:p>
          </table:table-cell>
          <table:table-cell office:value-type="float" office:value="1.17684970870729" calcext:value-type="float">
            <text:p>1.17684970870729</text:p>
          </table:table-cell>
          <table:table-cell/>
          <table:table-cell table:formula="of:=[.G234]-[.F234]" office:value-type="float" office:value="-1.17684970870729" calcext:value-type="float">
            <text:p>-1.17684970870729</text:p>
          </table:table-cell>
        </table:table-row>
        <table:table-row table:style-name="ro1" table:visibility="filter">
          <table:table-cell office:value-type="string" calcext:value-type="string">
            <text:p>Garnet Hathaway</text:p>
          </table:table-cell>
          <table:table-cell office:value-type="float" office:value="1.1859410430839" calcext:value-type="float">
            <text:p>1.1859410430839</text:p>
          </table:table-cell>
          <table:table-cell office:value-type="float" office:value="1.23318385650224" calcext:value-type="float">
            <text:p>1.23318385650224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17809853258884" calcext:value-type="float">
            <text:p>1.17809853258884</text:p>
          </table:table-cell>
          <table:table-cell/>
          <table:table-cell table:formula="of:=[.G235]-[.F235]" office:value-type="float" office:value="-1.17809853258884" calcext:value-type="float">
            <text:p>-1.17809853258884</text:p>
          </table:table-cell>
        </table:table-row>
        <table:table-row table:style-name="ro1" table:visibility="filter">
          <table:table-cell office:value-type="string" calcext:value-type="string">
            <text:p>Josh Manson</text:p>
          </table:table-cell>
          <table:table-cell office:value-type="float" office:value="1.19367588932806" calcext:value-type="float">
            <text:p>1.19367588932806</text:p>
          </table:table-cell>
          <table:table-cell office:value-type="float" office:value="1.25697211155378" calcext:value-type="float">
            <text:p>1.25697211155378</text:p>
          </table:table-cell>
          <table:table-cell office:value-type="float" office:value="1.29268292682927" calcext:value-type="float">
            <text:p>1.29268292682927</text:p>
          </table:table-cell>
          <table:table-cell office:value-type="float" office:value="1" calcext:value-type="float">
            <text:p>1</text:p>
          </table:table-cell>
          <table:table-cell office:value-type="float" office:value="1.18583273192778" calcext:value-type="float">
            <text:p>1.18583273192778</text:p>
          </table:table-cell>
          <table:table-cell/>
          <table:table-cell table:formula="of:=[.G236]-[.F236]" office:value-type="float" office:value="-1.18583273192778" calcext:value-type="float">
            <text:p>-1.18583273192778</text:p>
          </table:table-cell>
        </table:table-row>
        <table:table-row table:style-name="ro1" table:visibility="filter">
          <table:table-cell office:value-type="string" calcext:value-type="string">
            <text:p>Matt Roy</text:p>
          </table:table-cell>
          <table:table-cell office:value-type="float" office:value="0.893939393939394" calcext:value-type="float">
            <text:p>0.893939393939394</text:p>
          </table:table-cell>
          <table:table-cell office:value-type="float" office:value="1.5" calcext:value-type="float">
            <text:p>1.5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18756530825496" calcext:value-type="float">
            <text:p>1.18756530825496</text:p>
          </table:table-cell>
          <table:table-cell/>
          <table:table-cell table:formula="of:=[.G237]-[.F237]" office:value-type="float" office:value="-1.18756530825496" calcext:value-type="float">
            <text:p>-1.18756530825496</text:p>
          </table:table-cell>
        </table:table-row>
        <table:table-row table:style-name="ro1" table:visibility="filter">
          <table:table-cell office:value-type="string" calcext:value-type="string">
            <text:p>Dmitry Kulikov</text:p>
          </table:table-cell>
          <table:table-cell office:value-type="float" office:value="1.17931034482759" calcext:value-type="float">
            <text:p>1.17931034482759</text:p>
          </table:table-cell>
          <table:table-cell office:value-type="float" office:value="1.31410256410256" calcext:value-type="float">
            <text:p>1.31410256410256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1161731207289" calcext:value-type="float">
            <text:p>1.11161731207289</text:p>
          </table:table-cell>
          <table:table-cell office:value-type="float" office:value="1.19032005525076" calcext:value-type="float">
            <text:p>1.19032005525076</text:p>
          </table:table-cell>
          <table:table-cell/>
          <table:table-cell table:formula="of:=[.G238]-[.F238]" office:value-type="float" office:value="-1.19032005525076" calcext:value-type="float">
            <text:p>-1.19032005525076</text:p>
          </table:table-cell>
        </table:table-row>
        <table:table-row table:style-name="ro1" table:visibility="filter">
          <table:table-cell office:value-type="string" calcext:value-type="string">
            <text:p>John Marino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1.10041841004184" calcext:value-type="float">
            <text:p>1.10041841004184</text:p>
          </table:table-cell>
          <table:table-cell office:value-type="float" office:value="1.18852459016393" calcext:value-type="float">
            <text:p>1.18852459016393</text:p>
          </table:table-cell>
          <table:table-cell office:value-type="float" office:value="1.5" calcext:value-type="float">
            <text:p>1.5</text:p>
          </table:table-cell>
          <table:table-cell office:value-type="float" office:value="1.19082549364119" calcext:value-type="float">
            <text:p>1.19082549364119</text:p>
          </table:table-cell>
          <table:table-cell/>
          <table:table-cell table:formula="of:=[.G239]-[.F239]" office:value-type="float" office:value="-1.19082549364119" calcext:value-type="float">
            <text:p>-1.19082549364119</text:p>
          </table:table-cell>
        </table:table-row>
        <table:table-row table:style-name="ro1" table:visibility="filter">
          <table:table-cell office:value-type="string" calcext:value-type="string">
            <text:p>Vitali Kravtsov</text:p>
          </table:table-cell>
          <table:table-cell office:value-type="float" office:value="1.05454545454545" calcext:value-type="float">
            <text:p>1.05454545454545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<text:s/>'NULL'</text:p>
          </table:table-cell>
          <table:table-cell/>
          <table:table-cell office:value-type="float" office:value="1.19393939393939" calcext:value-type="float">
            <text:p>1.19393939393939</text:p>
          </table:table-cell>
          <table:table-cell/>
          <table:table-cell table:formula="of:=[.G240]-[.F240]" office:value-type="float" office:value="-1.19393939393939" calcext:value-type="float">
            <text:p>-1.19393939393939</text:p>
          </table:table-cell>
        </table:table-row>
        <table:table-row table:style-name="ro1" table:visibility="filter">
          <table:table-cell office:value-type="string" calcext:value-type="string">
            <text:p>Boris Katchouk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.375" calcext:value-type="float">
            <text:p>1.375</text:p>
          </table:table-cell>
          <table:table-cell office:value-type="float" office:value="1.19669117647059" calcext:value-type="float">
            <text:p>1.19669117647059</text:p>
          </table:table-cell>
          <table:table-cell/>
          <table:table-cell table:formula="of:=[.G241]-[.F241]" office:value-type="float" office:value="-1.19669117647059" calcext:value-type="float">
            <text:p>-1.19669117647059</text:p>
          </table:table-cell>
        </table:table-row>
        <table:table-row table:style-name="ro1" table:visibility="filter">
          <table:table-cell office:value-type="string" calcext:value-type="string">
            <text:p>Eetu Luostarinen</text:p>
          </table:table-cell>
          <table:table-cell office:value-type="float" office:value="1.20304568527919" calcext:value-type="float">
            <text:p>1.20304568527919</text:p>
          </table:table-cell>
          <table:table-cell office:value-type="float" office:value="1.27551020408163" calcext:value-type="float">
            <text:p>1.27551020408163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<text:s/>'NULL'</text:p>
          </table:table-cell>
          <table:table-cell office:value-type="float" office:value="1.19873431606145" calcext:value-type="float">
            <text:p>1.19873431606145</text:p>
          </table:table-cell>
          <table:table-cell/>
          <table:table-cell table:formula="of:=[.G242]-[.F242]" office:value-type="float" office:value="-1.19873431606145" calcext:value-type="float">
            <text:p>-1.19873431606145</text:p>
          </table:table-cell>
        </table:table-row>
        <table:table-row table:style-name="ro1" table:visibility="filter">
          <table:table-cell office:value-type="string" calcext:value-type="string">
            <text:p>Ben Meyers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75" calcext:value-type="float">
            <text:p>0.875</text:p>
          </table:table-cell>
          <table:table-cell office:value-type="float" office:value="1.19901315789474" calcext:value-type="float">
            <text:p>1.19901315789474</text:p>
          </table:table-cell>
          <table:table-cell/>
          <table:table-cell table:formula="of:=[.G243]-[.F243]" office:value-type="float" office:value="-1.19901315789474" calcext:value-type="float">
            <text:p>-1.19901315789474</text:p>
          </table:table-cell>
        </table:table-row>
        <table:table-row table:style-name="ro1" table:visibility="filter">
          <table:table-cell office:value-type="string" calcext:value-type="string">
            <text:p>Colton Sissons</text:p>
          </table:table-cell>
          <table:table-cell office:value-type="float" office:value="1.1" calcext:value-type="float">
            <text:p>1.1</text:p>
          </table:table-cell>
          <table:table-cell office:value-type="float" office:value="1.06488549618321" calcext:value-type="float">
            <text:p>1.06488549618321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19811320754717" calcext:value-type="float">
            <text:p>1.19811320754717</text:p>
          </table:table-cell>
          <table:table-cell office:value-type="float" office:value="1.20012467593259" calcext:value-type="float">
            <text:p>1.20012467593259</text:p>
          </table:table-cell>
          <table:table-cell/>
          <table:table-cell table:formula="of:=[.G244]-[.F244]" office:value-type="float" office:value="-1.20012467593259" calcext:value-type="float">
            <text:p>-1.20012467593259</text:p>
          </table:table-cell>
        </table:table-row>
        <table:table-row table:style-name="ro1" table:visibility="filter">
          <table:table-cell office:value-type="string" calcext:value-type="string">
            <text:p>Adam Larsson</text:p>
          </table:table-cell>
          <table:table-cell office:value-type="float" office:value="1.22340425531915" calcext:value-type="float">
            <text:p>1.22340425531915</text:p>
          </table:table-cell>
          <table:table-cell office:value-type="float" office:value="1.21220159151194" calcext:value-type="float">
            <text:p>1.21220159151194</text:p>
          </table:table-cell>
          <table:table-cell office:value-type="float" office:value="1.21323529411765" calcext:value-type="float">
            <text:p>1.21323529411765</text:p>
          </table:table-cell>
          <table:table-cell office:value-type="float" office:value="1.16" calcext:value-type="float">
            <text:p>1.16</text:p>
          </table:table-cell>
          <table:table-cell office:value-type="float" office:value="1.20221028523718" calcext:value-type="float">
            <text:p>1.20221028523718</text:p>
          </table:table-cell>
          <table:table-cell/>
          <table:table-cell table:formula="of:=[.G245]-[.F245]" office:value-type="float" office:value="-1.20221028523718" calcext:value-type="float">
            <text:p>-1.20221028523718</text:p>
          </table:table-cell>
        </table:table-row>
        <table:table-row table:style-name="ro1" table:visibility="filter">
          <table:table-cell office:value-type="string" calcext:value-type="string">
            <text:p>Nick Holden</text:p>
          </table:table-cell>
          <table:table-cell office:value-type="float" office:value="1.22330097087379" calcext:value-type="float">
            <text:p>1.22330097087379</text:p>
          </table:table-cell>
          <table:table-cell office:value-type="float" office:value="1.18478260869565" calcext:value-type="float">
            <text:p>1.18478260869565</text:p>
          </table:table-cell>
          <table:table-cell office:value-type="float" office:value="1.24691358024691" calcext:value-type="float">
            <text:p>1.24691358024691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20221082841563" calcext:value-type="float">
            <text:p>1.20221082841563</text:p>
          </table:table-cell>
          <table:table-cell/>
          <table:table-cell table:formula="of:=[.G246]-[.F246]" office:value-type="float" office:value="-1.20221082841563" calcext:value-type="float">
            <text:p>-1.20221082841563</text:p>
          </table:table-cell>
        </table:table-row>
        <table:table-row table:style-name="ro1" table:visibility="filter">
          <table:table-cell office:value-type="string" calcext:value-type="string">
            <text:p>Jeremy Lauzon</text:p>
          </table:table-cell>
          <table:table-cell office:value-type="float" office:value="1.095" calcext:value-type="float">
            <text:p>1.095</text:p>
          </table:table-cell>
          <table:table-cell office:value-type="float" office:value="1.11538461538462" calcext:value-type="float">
            <text:p>1.1153846153846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20259615384615" calcext:value-type="float">
            <text:p>1.20259615384615</text:p>
          </table:table-cell>
          <table:table-cell/>
          <table:table-cell table:formula="of:=[.G247]-[.F247]" office:value-type="float" office:value="-1.20259615384615" calcext:value-type="float">
            <text:p>-1.20259615384615</text:p>
          </table:table-cell>
        </table:table-row>
        <table:table-row table:style-name="ro1" table:visibility="filter">
          <table:table-cell office:value-type="string" calcext:value-type="string">
            <text:p>Ryan McLeod</text:p>
          </table:table-cell>
          <table:table-cell office:value-type="float" office:value="1.16176470588235" calcext:value-type="float">
            <text:p>1.16176470588235</text:p>
          </table:table-cell>
          <table:table-cell office:value-type="float" office:value="1.29230769230769" calcext:value-type="float">
            <text:p>1.29230769230769</text:p>
          </table:table-cell>
          <table:table-cell office:value-type="float" office:value="1" calcext:value-type="float">
            <text:p>1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2044271904566" calcext:value-type="float">
            <text:p>1.2044271904566</text:p>
          </table:table-cell>
          <table:table-cell/>
          <table:table-cell table:formula="of:=[.G248]-[.F248]" office:value-type="float" office:value="-1.2044271904566" calcext:value-type="float">
            <text:p>-1.2044271904566</text:p>
          </table:table-cell>
        </table:table-row>
        <table:table-row table:style-name="ro1" table:visibility="filter">
          <table:table-cell office:value-type="string" calcext:value-type="string">
            <text:p>Rasmus Kupari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1.10526315789474" calcext:value-type="float">
            <text:p>1.10526315789474</text:p>
          </table:table-cell>
          <table:table-cell office:value-type="float" office:value="2" calcext:value-type="float">
            <text:p>2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1.20498653474621" calcext:value-type="float">
            <text:p>1.20498653474621</text:p>
          </table:table-cell>
          <table:table-cell/>
          <table:table-cell table:formula="of:=[.G249]-[.F249]" office:value-type="float" office:value="-1.20498653474621" calcext:value-type="float">
            <text:p>-1.20498653474621</text:p>
          </table:table-cell>
        </table:table-row>
        <table:table-row table:style-name="ro1" table:visibility="filter">
          <table:table-cell office:value-type="string" calcext:value-type="string">
            <text:p>Philipp Kurashev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1.42780748663102" calcext:value-type="float">
            <text:p>1.42780748663102</text:p>
          </table:table-cell>
          <table:table-cell office:value-type="float" office:value="1.2258064516129" calcext:value-type="float">
            <text:p>1.2258064516129</text:p>
          </table:table-cell>
          <table:table-cell office:value-type="float" office:value="1.24719101123596" calcext:value-type="float">
            <text:p>1.24719101123596</text:p>
          </table:table-cell>
          <table:table-cell office:value-type="float" office:value="1.2059704681392" calcext:value-type="float">
            <text:p>1.2059704681392</text:p>
          </table:table-cell>
          <table:table-cell/>
          <table:table-cell table:formula="of:=[.G250]-[.F250]" office:value-type="float" office:value="-1.2059704681392" calcext:value-type="float">
            <text:p>-1.2059704681392</text:p>
          </table:table-cell>
        </table:table-row>
        <table:table-row table:style-name="ro1" table:visibility="filter">
          <table:table-cell office:value-type="string" calcext:value-type="string">
            <text:p>Tomas Nosek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35509138381201" calcext:value-type="float">
            <text:p>1.35509138381201</text:p>
          </table:table-cell>
          <table:table-cell office:value-type="float" office:value="1.3021978021978" calcext:value-type="float">
            <text:p>1.3021978021978</text:p>
          </table:table-cell>
          <table:table-cell office:value-type="float" office:value="1.26027397260274" calcext:value-type="float">
            <text:p>1.26027397260274</text:p>
          </table:table-cell>
          <table:table-cell office:value-type="float" office:value="1.20666351692587" calcext:value-type="float">
            <text:p>1.20666351692587</text:p>
          </table:table-cell>
          <table:table-cell/>
          <table:table-cell table:formula="of:=[.G251]-[.F251]" office:value-type="float" office:value="-1.20666351692587" calcext:value-type="float">
            <text:p>-1.20666351692587</text:p>
          </table:table-cell>
        </table:table-row>
        <table:table-row table:style-name="ro1" table:visibility="filter">
          <table:table-cell office:value-type="string" calcext:value-type="string">
            <text:p>Luke Glendening</text:p>
          </table:table-cell>
          <table:table-cell office:value-type="float" office:value="1.21848739495798" calcext:value-type="float">
            <text:p>1.21848739495798</text:p>
          </table:table-cell>
          <table:table-cell office:value-type="float" office:value="1.18326118326118" calcext:value-type="float">
            <text:p>1.18326118326118</text:p>
          </table:table-cell>
          <table:table-cell office:value-type="float" office:value="1.2507204610951" calcext:value-type="float">
            <text:p>1.2507204610951</text:p>
          </table:table-cell>
          <table:table-cell office:value-type="float" office:value="1.17647058823529" calcext:value-type="float">
            <text:p>1.17647058823529</text:p>
          </table:table-cell>
          <table:table-cell office:value-type="float" office:value="1.20723490688739" calcext:value-type="float">
            <text:p>1.20723490688739</text:p>
          </table:table-cell>
          <table:table-cell/>
          <table:table-cell table:formula="of:=[.G252]-[.F252]" office:value-type="float" office:value="-1.20723490688739" calcext:value-type="float">
            <text:p>-1.20723490688739</text:p>
          </table:table-cell>
        </table:table-row>
        <table:table-row table:style-name="ro1" table:visibility="filter">
          <table:table-cell office:value-type="string" calcext:value-type="string">
            <text:p>Marc-Edouard Vlasic</text:p>
          </table:table-cell>
          <table:table-cell office:value-type="float" office:value="1.30456026058632" calcext:value-type="float">
            <text:p>1.30456026058632</text:p>
          </table:table-cell>
          <table:table-cell office:value-type="float" office:value="1.25204582651391" calcext:value-type="float">
            <text:p>1.25204582651391</text:p>
          </table:table-cell>
          <table:table-cell office:value-type="float" office:value="1.29166666666667" calcext:value-type="float">
            <text:p>1.291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.21206818844172" calcext:value-type="float">
            <text:p>1.21206818844172</text:p>
          </table:table-cell>
          <table:table-cell/>
          <table:table-cell table:formula="of:=[.G253]-[.F253]" office:value-type="float" office:value="-1.21206818844172" calcext:value-type="float">
            <text:p>-1.21206818844172</text:p>
          </table:table-cell>
        </table:table-row>
        <table:table-row table:style-name="ro1" table:visibility="filter">
          <table:table-cell office:value-type="string" calcext:value-type="string">
            <text:p>Jaycob Megna</text:p>
          </table:table-cell>
          <table:table-cell office:value-type="float" office:value="0.99492385786802" calcext:value-type="float">
            <text:p>0.99492385786802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1.45" calcext:value-type="float">
            <text:p>1.45</text:p>
          </table:table-cell>
          <table:table-cell office:value-type="float" office:value="1.21713374224478" calcext:value-type="float">
            <text:p>1.21713374224478</text:p>
          </table:table-cell>
          <table:table-cell/>
          <table:table-cell table:formula="of:=[.G254]-[.F254]" office:value-type="float" office:value="-1.21713374224478" calcext:value-type="float">
            <text:p>-1.21713374224478</text:p>
          </table:table-cell>
        </table:table-row>
        <table:table-row table:style-name="ro1" table:visibility="filter">
          <table:table-cell office:value-type="string" calcext:value-type="string">
            <text:p>Nick Blankenburg</text:p>
          </table:table-cell>
          <table:table-cell office:value-type="float" office:value="0.8" calcext:value-type="float">
            <text:p>0.8</text:p>
          </table:table-cell>
          <table:table-cell office:value-type="float" office:value="1.45945945945946" calcext:value-type="float">
            <text:p>1.45945945945946</text:p>
          </table:table-cell>
          <table:table-cell office:value-type="float" office:value="1.61111111111111" calcext:value-type="float">
            <text:p>1.6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1.21764264264264" calcext:value-type="float">
            <text:p>1.21764264264264</text:p>
          </table:table-cell>
          <table:table-cell/>
          <table:table-cell table:formula="of:=[.G255]-[.F255]" office:value-type="float" office:value="-1.21764264264264" calcext:value-type="float">
            <text:p>-1.21764264264264</text:p>
          </table:table-cell>
        </table:table-row>
        <table:table-row table:style-name="ro1" table:visibility="filter">
          <table:table-cell office:value-type="string" calcext:value-type="string">
            <text:p>Morgan Barron</text:p>
          </table:table-cell>
          <table:table-cell office:value-type="float" office:value="0" calcext:value-type="float">
            <text:p>0</text:p>
          </table:table-cell>
          <table:table-cell office:value-type="float" office:value="1.46590909090909" calcext:value-type="float">
            <text:p>1.46590909090909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1.21965187590188" calcext:value-type="float">
            <text:p>1.21965187590188</text:p>
          </table:table-cell>
          <table:table-cell/>
          <table:table-cell table:formula="of:=[.G256]-[.F256]" office:value-type="float" office:value="-1.21965187590188" calcext:value-type="float">
            <text:p>-1.21965187590188</text:p>
          </table:table-cell>
        </table:table-row>
        <table:table-row table:style-name="ro1" table:visibility="filter">
          <table:table-cell office:value-type="string" calcext:value-type="string">
            <text:p>Mason Appleton</text:p>
          </table:table-cell>
          <table:table-cell office:value-type="float" office:value="0.8" calcext:value-type="float">
            <text:p>0.8</text:p>
          </table:table-cell>
          <table:table-cell office:value-type="float" office:value="1.35622317596567" calcext:value-type="float">
            <text:p>1.35622317596567</text:p>
          </table:table-cell>
          <table:table-cell office:value-type="float" office:value="1.35" calcext:value-type="float">
            <text:p>1.35</text:p>
          </table:table-cell>
          <table:table-cell office:value-type="float" office:value="1.37719298245614" calcext:value-type="float">
            <text:p>1.37719298245614</text:p>
          </table:table-cell>
          <table:table-cell office:value-type="float" office:value="1.22085403960545" calcext:value-type="float">
            <text:p>1.22085403960545</text:p>
          </table:table-cell>
          <table:table-cell/>
          <table:table-cell table:formula="of:=[.G257]-[.F257]" office:value-type="float" office:value="-1.22085403960545" calcext:value-type="float">
            <text:p>-1.22085403960545</text:p>
          </table:table-cell>
        </table:table-row>
        <table:table-row table:style-name="ro1" table:visibility="filter">
          <table:table-cell office:value-type="string" calcext:value-type="string">
            <text:p>Kent Johnson</text:p>
          </table:table-cell>
          <table:table-cell office:value-type="float" office:value="0.5" calcext:value-type="float">
            <text:p>0.5</text:p>
          </table:table-cell>
          <table:table-cell office:value-type="float" office:value="1.34722222222222" calcext:value-type="float">
            <text:p>1.34722222222222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.6" calcext:value-type="float">
            <text:p>1.6</text:p>
          </table:table-cell>
          <table:table-cell office:value-type="float" office:value="1.22945261437909" calcext:value-type="float">
            <text:p>1.22945261437909</text:p>
          </table:table-cell>
          <table:table-cell/>
          <table:table-cell table:formula="of:=[.G258]-[.F258]" office:value-type="float" office:value="-1.22945261437909" calcext:value-type="float">
            <text:p>-1.22945261437909</text:p>
          </table:table-cell>
        </table:table-row>
        <table:table-row table:style-name="ro1" table:visibility="filter">
          <table:table-cell office:value-type="string" calcext:value-type="string">
            <text:p>Kevin Gravel</text:p>
          </table:table-cell>
          <table:table-cell office:value-type="float" office:value="1.07258064516129" calcext:value-type="float">
            <text:p>1.07258064516129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" calcext:value-type="float">
            <text:p>1</text:p>
          </table:table-cell>
          <table:table-cell office:value-type="float" office:value="1.1551724137931" calcext:value-type="float">
            <text:p>1.1551724137931</text:p>
          </table:table-cell>
          <table:table-cell office:value-type="float" office:value="1.23550969331003" calcext:value-type="float">
            <text:p>1.23550969331003</text:p>
          </table:table-cell>
          <table:table-cell/>
          <table:table-cell table:formula="of:=[.G259]-[.F259]" office:value-type="float" office:value="-1.23550969331003" calcext:value-type="float">
            <text:p>-1.23550969331003</text:p>
          </table:table-cell>
        </table:table-row>
        <table:table-row table:style-name="ro1" table:visibility="filter">
          <table:table-cell office:value-type="string" calcext:value-type="string">
            <text:p>Zack MacEwen</text:p>
          </table:table-cell>
          <table:table-cell office:value-type="float" office:value="1.18823529411765" calcext:value-type="float">
            <text:p>1.18823529411765</text:p>
          </table:table-cell>
          <table:table-cell office:value-type="float" office:value="1.10614525139665" calcext:value-type="float">
            <text:p>1.10614525139665</text:p>
          </table:table-cell>
          <table:table-cell office:value-type="float" office:value="1.5" calcext:value-type="float">
            <text:p>1.5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23765763637857" calcext:value-type="float">
            <text:p>1.23765763637857</text:p>
          </table:table-cell>
          <table:table-cell/>
          <table:table-cell table:formula="of:=[.G260]-[.F260]" office:value-type="float" office:value="-1.23765763637857" calcext:value-type="float">
            <text:p>-1.23765763637857</text:p>
          </table:table-cell>
        </table:table-row>
        <table:table-row table:style-name="ro1" table:visibility="filter">
          <table:table-cell office:value-type="string" calcext:value-type="string">
            <text:p>Mathieu Joseph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17562724014337" calcext:value-type="float">
            <text:p>1.17562724014337</text:p>
          </table:table-cell>
          <table:table-cell office:value-type="float" office:value="1.15" calcext:value-type="float">
            <text:p>1.15</text:p>
          </table:table-cell>
          <table:table-cell office:value-type="float" office:value="1.8" calcext:value-type="float">
            <text:p>1.8</text:p>
          </table:table-cell>
          <table:table-cell office:value-type="float" office:value="1.23974014336918" calcext:value-type="float">
            <text:p>1.23974014336918</text:p>
          </table:table-cell>
          <table:table-cell/>
          <table:table-cell table:formula="of:=[.G261]-[.F261]" office:value-type="float" office:value="-1.23974014336918" calcext:value-type="float">
            <text:p>-1.23974014336918</text:p>
          </table:table-cell>
        </table:table-row>
        <table:table-row table:style-name="ro1" table:visibility="filter">
          <table:table-cell office:value-type="string" calcext:value-type="string">
            <text:p>Victor Soderstrom</text:p>
          </table:table-cell>
          <table:table-cell office:value-type="float" office:value="1.10526315789474" calcext:value-type="float">
            <text:p>1.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<text:s/>'NULL'</text:p>
          </table:table-cell>
          <table:table-cell office:value-type="float" office:value="1.24342105263158" calcext:value-type="float">
            <text:p>1.24342105263158</text:p>
          </table:table-cell>
          <table:table-cell/>
          <table:table-cell table:formula="of:=[.G262]-[.F262]" office:value-type="float" office:value="-1.24342105263158" calcext:value-type="float">
            <text:p>-1.24342105263158</text:p>
          </table:table-cell>
        </table:table-row>
        <table:table-row table:style-name="ro1" table:visibility="filter">
          <table:table-cell office:value-type="string" calcext:value-type="string">
            <text:p>Teddy Blueger</text:p>
          </table:table-cell>
          <table:table-cell office:value-type="float" office:value="1.35408560311284" calcext:value-type="float">
            <text:p>1.35408560311284</text:p>
          </table:table-cell>
          <table:table-cell office:value-type="float" office:value="1.26923076923077" calcext:value-type="float">
            <text:p>1.26923076923077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24437075975257" calcext:value-type="float">
            <text:p>1.24437075975257</text:p>
          </table:table-cell>
          <table:table-cell/>
          <table:table-cell table:formula="of:=[.G263]-[.F263]" office:value-type="float" office:value="-1.24437075975257" calcext:value-type="float">
            <text:p>-1.24437075975257</text:p>
          </table:table-cell>
        </table:table-row>
        <table:table-row table:style-name="ro1" table:visibility="filter">
          <table:table-cell office:value-type="string" calcext:value-type="string">
            <text:p>Walker Duehr</text:p>
          </table:table-cell>
          <table:table-cell office:value-type="float" office:value="1.41176470588235" calcext:value-type="float">
            <text:p>1.4117647058823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4877450980392" calcext:value-type="float">
            <text:p>1.24877450980392</text:p>
          </table:table-cell>
          <table:table-cell/>
          <table:table-cell table:formula="of:=[.G264]-[.F264]" office:value-type="float" office:value="-1.24877450980392" calcext:value-type="float">
            <text:p>-1.24877450980392</text:p>
          </table:table-cell>
        </table:table-row>
        <table:table-row table:style-name="ro1" table:visibility="filter">
          <table:table-cell office:value-type="string" calcext:value-type="string">
            <text:p>Brett Kulak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1.35572139303483" calcext:value-type="float">
            <text:p>1.35572139303483</text:p>
          </table:table-cell>
          <table:table-cell office:value-type="float" office:value="1.38613861386139" calcext:value-type="float">
            <text:p>1.38613861386139</text:p>
          </table:table-cell>
          <table:table-cell office:value-type="float" office:value="1.5" calcext:value-type="float">
            <text:p>1.5</text:p>
          </table:table-cell>
          <table:table-cell office:value-type="float" office:value="1.2549094461685" calcext:value-type="float">
            <text:p>1.2549094461685</text:p>
          </table:table-cell>
          <table:table-cell/>
          <table:table-cell table:formula="of:=[.G265]-[.F265]" office:value-type="float" office:value="-1.2549094461685" calcext:value-type="float">
            <text:p>-1.2549094461685</text:p>
          </table:table-cell>
        </table:table-row>
        <table:table-row table:style-name="ro1" table:visibility="filter">
          <table:table-cell office:value-type="string" calcext:value-type="string">
            <text:p>Erik Gudbranson</text:p>
          </table:table-cell>
          <table:table-cell office:value-type="float" office:value="1.3399433427762" calcext:value-type="float">
            <text:p>1.3399433427762</text:p>
          </table:table-cell>
          <table:table-cell office:value-type="float" office:value="1.41441441441441" calcext:value-type="float">
            <text:p>1.41441441441441</text:p>
          </table:table-cell>
          <table:table-cell office:value-type="float" office:value="1" calcext:value-type="float">
            <text:p>1</text:p>
          </table:table-cell>
          <table:table-cell office:value-type="float" office:value="1.26966292134831" calcext:value-type="float">
            <text:p>1.26966292134831</text:p>
          </table:table-cell>
          <table:table-cell office:value-type="float" office:value="1.25600516963473" calcext:value-type="float">
            <text:p>1.25600516963473</text:p>
          </table:table-cell>
          <table:table-cell/>
          <table:table-cell table:formula="of:=[.G266]-[.F266]" office:value-type="float" office:value="-1.25600516963473" calcext:value-type="float">
            <text:p>-1.25600516963473</text:p>
          </table:table-cell>
        </table:table-row>
        <table:table-row table:style-name="ro1" table:visibility="filter">
          <table:table-cell office:value-type="string" calcext:value-type="string">
            <text:p>Markus Nutivaara</text:p>
          </table:table-cell>
          <table:table-cell office:value-type="float" office:value="1.22181818181818" calcext:value-type="float">
            <text:p>1.22181818181818</text:p>
          </table:table-cell>
          <table:table-cell office:value-type="float" office:value="1.33812949640288" calcext:value-type="float">
            <text:p>1.33812949640288</text:p>
          </table:table-cell>
          <table:table-cell office:value-type="float" office:value="1.2093023255814" calcext:value-type="float">
            <text:p>1.2093023255814</text:p>
          </table:table-cell>
          <table:table-cell office:value-type="string" calcext:value-type="string">
            <text:p><text:s/>'NULL'</text:p>
          </table:table-cell>
          <table:table-cell office:value-type="float" office:value="1.25641666793415" calcext:value-type="float">
            <text:p>1.25641666793415</text:p>
          </table:table-cell>
          <table:table-cell/>
          <table:table-cell table:formula="of:=[.G267]-[.F267]" office:value-type="float" office:value="-1.25641666793415" calcext:value-type="float">
            <text:p>-1.25641666793415</text:p>
          </table:table-cell>
        </table:table-row>
        <table:table-row table:style-name="ro1" table:visibility="filter">
          <table:table-cell office:value-type="string" calcext:value-type="string">
            <text:p>Cole Perfetti</text:p>
          </table:table-cell>
          <table:table-cell office:value-type="float" office:value="0.5" calcext:value-type="float">
            <text:p>0.5</text:p>
          </table:table-cell>
          <table:table-cell office:value-type="float" office:value="1.60869565217391" calcext:value-type="float">
            <text:p>1.60869565217391</text:p>
          </table:table-cell>
          <table:table-cell office:value-type="float" office:value="1.67741935483871" calcext:value-type="float">
            <text:p>1.67741935483871</text:p>
          </table:table-cell>
          <table:table-cell office:value-type="string" calcext:value-type="string">
            <text:p><text:s/>'NULL'</text:p>
          </table:table-cell>
          <table:table-cell office:value-type="float" office:value="1.26203833567087" calcext:value-type="float">
            <text:p>1.26203833567087</text:p>
          </table:table-cell>
          <table:table-cell/>
          <table:table-cell table:formula="of:=[.G268]-[.F268]" office:value-type="float" office:value="-1.26203833567087" calcext:value-type="float">
            <text:p>-1.26203833567087</text:p>
          </table:table-cell>
        </table:table-row>
        <table:table-row table:style-name="ro1" table:visibility="filter">
          <table:table-cell office:value-type="string" calcext:value-type="string">
            <text:p>Cale Fleury</text:p>
          </table:table-cell>
          <table:table-cell office:value-type="float" office:value="0.967213114754098" calcext:value-type="float">
            <text:p>0.967213114754098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'NULL'</text:p>
          </table:table-cell>
          <table:table-cell office:value-type="float" office:value="1.26493310721688" calcext:value-type="float">
            <text:p>1.26493310721688</text:p>
          </table:table-cell>
          <table:table-cell/>
          <table:table-cell table:formula="of:=[.G269]-[.F269]" office:value-type="float" office:value="-1.26493310721688" calcext:value-type="float">
            <text:p>-1.26493310721688</text:p>
          </table:table-cell>
        </table:table-row>
        <table:table-row table:style-name="ro1" table:visibility="filter">
          <table:table-cell office:value-type="string" calcext:value-type="string">
            <text:p>Zack Kassian</text:p>
          </table:table-cell>
          <table:table-cell office:value-type="float" office:value="1.20940819423369" calcext:value-type="float">
            <text:p>1.20940819423369</text:p>
          </table:table-cell>
          <table:table-cell office:value-type="float" office:value="1.20710059171598" calcext:value-type="float">
            <text:p>1.20710059171598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1.11570247933884" calcext:value-type="float">
            <text:p>1.11570247933884</text:p>
          </table:table-cell>
          <table:table-cell office:value-type="float" office:value="1.26846948298879" calcext:value-type="float">
            <text:p>1.26846948298879</text:p>
          </table:table-cell>
          <table:table-cell/>
          <table:table-cell table:formula="of:=[.G270]-[.F270]" office:value-type="float" office:value="-1.26846948298879" calcext:value-type="float">
            <text:p>-1.26846948298879</text:p>
          </table:table-cell>
        </table:table-row>
        <table:table-row table:style-name="ro1" table:visibility="filter">
          <table:table-cell office:value-type="string" calcext:value-type="string">
            <text:p>Fredrik Olofsson</text:p>
          </table:table-cell>
          <table:table-cell office:value-type="float" office:value="1.21739130434783" calcext:value-type="float">
            <text:p>1.21739130434783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<text:s/>'NULL'</text:p>
          </table:table-cell>
          <table:table-cell office:value-type="float" office:value="1.27087646652864" calcext:value-type="float">
            <text:p>1.27087646652864</text:p>
          </table:table-cell>
          <table:table-cell/>
          <table:table-cell table:formula="of:=[.G271]-[.F271]" office:value-type="float" office:value="-1.27087646652864" calcext:value-type="float">
            <text:p>-1.27087646652864</text:p>
          </table:table-cell>
        </table:table-row>
        <table:table-row table:style-name="ro1" table:visibility="filter">
          <table:table-cell office:value-type="string" calcext:value-type="string">
            <text:p>Jaret Anderson-Dolan</text:p>
          </table:table-cell>
          <table:table-cell office:value-type="float" office:value="0.977272727272727" calcext:value-type="float">
            <text:p>0.977272727272727</text:p>
          </table:table-cell>
          <table:table-cell office:value-type="float" office:value="1.10752688172043" calcext:value-type="float">
            <text:p>1.107526881720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7119990224829" calcext:value-type="float">
            <text:p>1.27119990224829</text:p>
          </table:table-cell>
          <table:table-cell/>
          <table:table-cell table:formula="of:=[.G272]-[.F272]" office:value-type="float" office:value="-1.27119990224829" calcext:value-type="float">
            <text:p>-1.27119990224829</text:p>
          </table:table-cell>
        </table:table-row>
        <table:table-row table:style-name="ro1" table:visibility="filter">
          <table:table-cell office:value-type="string" calcext:value-type="string">
            <text:p>Nils Lundkvist</text:p>
          </table:table-cell>
          <table:table-cell office:value-type="float" office:value="0.75" calcext:value-type="float">
            <text:p>0.75</text:p>
          </table:table-cell>
          <table:table-cell office:value-type="float" office:value="1.51219512195122" calcext:value-type="float">
            <text:p>1.5121951219512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5" calcext:value-type="float">
            <text:p>1.5</text:p>
          </table:table-cell>
          <table:table-cell office:value-type="float" office:value="1.27388211382114" calcext:value-type="float">
            <text:p>1.27388211382114</text:p>
          </table:table-cell>
          <table:table-cell/>
          <table:table-cell table:formula="of:=[.G273]-[.F273]" office:value-type="float" office:value="-1.27388211382114" calcext:value-type="float">
            <text:p>-1.27388211382114</text:p>
          </table:table-cell>
        </table:table-row>
        <table:table-row table:style-name="ro1" table:visibility="filter">
          <table:table-cell office:value-type="string" calcext:value-type="string">
            <text:p>Tanner Jeannot</text:p>
          </table:table-cell>
          <table:table-cell office:value-type="float" office:value="1.22727272727273" calcext:value-type="float">
            <text:p>1.22727272727273</text:p>
          </table:table-cell>
          <table:table-cell office:value-type="float" office:value="1.47826086956522" calcext:value-type="float">
            <text:p>1.47826086956522</text:p>
          </table:table-cell>
          <table:table-cell office:value-type="float" office:value="1.39473684210526" calcext:value-type="float">
            <text:p>1.3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1.2750676097358" calcext:value-type="float">
            <text:p>1.2750676097358</text:p>
          </table:table-cell>
          <table:table-cell/>
          <table:table-cell table:formula="of:=[.G274]-[.F274]" office:value-type="float" office:value="-1.2750676097358" calcext:value-type="float">
            <text:p>-1.2750676097358</text:p>
          </table:table-cell>
        </table:table-row>
        <table:table-row table:style-name="ro1" table:visibility="filter">
          <table:table-cell office:value-type="string" calcext:value-type="string">
            <text:p>Juuso Valimaki</text:p>
          </table:table-cell>
          <table:table-cell office:value-type="float" office:value="1.23287671232877" calcext:value-type="float">
            <text:p>1.23287671232877</text:p>
          </table:table-cell>
          <table:table-cell office:value-type="float" office:value="1.27692307692308" calcext:value-type="float">
            <text:p>1.27692307692308</text:p>
          </table:table-cell>
          <table:table-cell office:value-type="float" office:value="1.23809523809524" calcext:value-type="float">
            <text:p>1.23809523809524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27788284774586" calcext:value-type="float">
            <text:p>1.27788284774586</text:p>
          </table:table-cell>
          <table:table-cell/>
          <table:table-cell table:formula="of:=[.G275]-[.F275]" office:value-type="float" office:value="-1.27788284774586" calcext:value-type="float">
            <text:p>-1.27788284774586</text:p>
          </table:table-cell>
        </table:table-row>
        <table:table-row table:style-name="ro1" table:visibility="filter">
          <table:table-cell office:value-type="string" calcext:value-type="string">
            <text:p>Connor Murphy</text:p>
          </table:table-cell>
          <table:table-cell office:value-type="float" office:value="0.5" calcext:value-type="float">
            <text:p>0.5</text:p>
          </table:table-cell>
          <table:table-cell office:value-type="float" office:value="1.41758241758242" calcext:value-type="float">
            <text:p>1.41758241758242</text:p>
          </table:table-cell>
          <table:table-cell office:value-type="float" office:value="2" calcext:value-type="float">
            <text:p>2</text:p>
          </table:table-cell>
          <table:table-cell office:value-type="float" office:value="1.21052631578947" calcext:value-type="float">
            <text:p>1.21052631578947</text:p>
          </table:table-cell>
          <table:table-cell office:value-type="float" office:value="1.28202718334297" calcext:value-type="float">
            <text:p>1.28202718334297</text:p>
          </table:table-cell>
          <table:table-cell/>
          <table:table-cell table:formula="of:=[.G276]-[.F276]" office:value-type="float" office:value="-1.28202718334297" calcext:value-type="float">
            <text:p>-1.28202718334297</text:p>
          </table:table-cell>
        </table:table-row>
        <table:table-row table:style-name="ro1" table:visibility="filter">
          <table:table-cell office:value-type="string" calcext:value-type="string">
            <text:p>Rasmus Asplund</text:p>
          </table:table-cell>
          <table:table-cell office:value-type="float" office:value="1.41420118343195" calcext:value-type="float">
            <text:p>1.41420118343195</text:p>
          </table:table-cell>
          <table:table-cell office:value-type="float" office:value="1.43373493975904" calcext:value-type="float">
            <text:p>1.433734939759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82645374397" calcext:value-type="float">
            <text:p>1.282645374397</text:p>
          </table:table-cell>
          <table:table-cell/>
          <table:table-cell table:formula="of:=[.G277]-[.F277]" office:value-type="float" office:value="-1.282645374397" calcext:value-type="float">
            <text:p>-1.282645374397</text:p>
          </table:table-cell>
        </table:table-row>
        <table:table-row table:style-name="ro1" table:visibility="filter">
          <table:table-cell office:value-type="string" calcext:value-type="string">
            <text:p>Sheldon Dries</text:p>
          </table:table-cell>
          <table:table-cell office:value-type="float" office:value="0.9" calcext:value-type="float">
            <text:p>0.9</text:p>
          </table:table-cell>
          <table:table-cell office:value-type="float" office:value="1.27358490566038" calcext:value-type="float">
            <text:p>1.27358490566038</text:p>
          </table:table-cell>
          <table:table-cell office:value-type="float" office:value="2" calcext:value-type="float">
            <text:p>2</text:p>
          </table:table-cell>
          <table:table-cell office:value-type="float" office:value="0.959183673469388" calcext:value-type="float">
            <text:p>0.959183673469388</text:p>
          </table:table-cell>
          <table:table-cell office:value-type="float" office:value="1.28319214478244" calcext:value-type="float">
            <text:p>1.28319214478244</text:p>
          </table:table-cell>
          <table:table-cell/>
          <table:table-cell table:formula="of:=[.G278]-[.F278]" office:value-type="float" office:value="-1.28319214478244" calcext:value-type="float">
            <text:p>-1.28319214478244</text:p>
          </table:table-cell>
        </table:table-row>
        <table:table-row table:style-name="ro1" table:visibility="filter">
          <table:table-cell office:value-type="string" calcext:value-type="string">
            <text:p>Vasily Podkolzin</text:p>
          </table:table-cell>
          <table:table-cell office:value-type="float" office:value="1.2" calcext:value-type="float">
            <text:p>1.2</text:p>
          </table:table-cell>
          <table:table-cell office:value-type="float" office:value="1.34821428571429" calcext:value-type="float">
            <text:p>1.34821428571429</text:p>
          </table:table-cell>
          <table:table-cell office:value-type="float" office:value="1.29090909090909" calcext:value-type="float">
            <text:p>1.29090909090909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29311417748918" calcext:value-type="float">
            <text:p>1.29311417748918</text:p>
          </table:table-cell>
          <table:table-cell/>
          <table:table-cell table:formula="of:=[.G279]-[.F279]" office:value-type="float" office:value="-1.29311417748918" calcext:value-type="float">
            <text:p>-1.29311417748918</text:p>
          </table:table-cell>
        </table:table-row>
        <table:table-row table:style-name="ro1" table:visibility="filter">
          <table:table-cell office:value-type="string" calcext:value-type="string">
            <text:p>Erik Brannstrom</text:p>
          </table:table-cell>
          <table:table-cell office:value-type="float" office:value="1.27428571428571" calcext:value-type="float">
            <text:p>1.27428571428571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.37209302325581" calcext:value-type="float">
            <text:p>1.37209302325581</text:p>
          </table:table-cell>
          <table:table-cell office:value-type="float" office:value="1" calcext:value-type="float">
            <text:p>1</text:p>
          </table:table-cell>
          <table:table-cell office:value-type="float" office:value="1.29621006900077" calcext:value-type="float">
            <text:p>1.29621006900077</text:p>
          </table:table-cell>
          <table:table-cell/>
          <table:table-cell table:formula="of:=[.G280]-[.F280]" office:value-type="float" office:value="-1.29621006900077" calcext:value-type="float">
            <text:p>-1.29621006900077</text:p>
          </table:table-cell>
        </table:table-row>
        <table:table-row table:style-name="ro1" table:visibility="filter">
          <table:table-cell office:value-type="string" calcext:value-type="string">
            <text:p>Lukas Reichel</text:p>
          </table:table-cell>
          <table:table-cell office:value-type="float" office:value="1.5" calcext:value-type="float">
            <text:p>1.5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30952380952381" calcext:value-type="float">
            <text:p>1.30952380952381</text:p>
          </table:table-cell>
          <table:table-cell/>
          <table:table-cell table:formula="of:=[.G281]-[.F281]" office:value-type="float" office:value="-1.30952380952381" calcext:value-type="float">
            <text:p>-1.30952380952381</text:p>
          </table:table-cell>
        </table:table-row>
        <table:table-row table:style-name="ro1" table:visibility="filter">
          <table:table-cell office:value-type="string" calcext:value-type="string">
            <text:p>Austin Wagner</text:p>
          </table:table-cell>
          <table:table-cell office:value-type="float" office:value="0.75" calcext:value-type="float">
            <text:p>0.75</text:p>
          </table:table-cell>
          <table:table-cell office:value-type="float" office:value="1.50877192982456" calcext:value-type="float">
            <text:p>1.50877192982456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32" calcext:value-type="float">
            <text:p>1.32</text:p>
          </table:table-cell>
          <table:table-cell office:value-type="float" office:value="1.31135964912281" calcext:value-type="float">
            <text:p>1.31135964912281</text:p>
          </table:table-cell>
          <table:table-cell/>
          <table:table-cell table:formula="of:=[.G282]-[.F282]" office:value-type="float" office:value="-1.31135964912281" calcext:value-type="float">
            <text:p>-1.31135964912281</text:p>
          </table:table-cell>
        </table:table-row>
        <table:table-row table:style-name="ro1" table:visibility="filter">
          <table:table-cell office:value-type="string" calcext:value-type="string">
            <text:p>Alexis Lafrenière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.45771144278607" calcext:value-type="float">
            <text:p>1.45771144278607</text:p>
          </table:table-cell>
          <table:table-cell office:value-type="float" office:value="1.67647058823529" calcext:value-type="float">
            <text:p>1.67647058823529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1.31362069572527" calcext:value-type="float">
            <text:p>1.31362069572527</text:p>
          </table:table-cell>
          <table:table-cell/>
          <table:table-cell table:formula="of:=[.G283]-[.F283]" office:value-type="float" office:value="-1.31362069572527" calcext:value-type="float">
            <text:p>-1.31362069572527</text:p>
          </table:table-cell>
        </table:table-row>
        <table:table-row table:style-name="ro1" table:visibility="filter">
          <table:table-cell office:value-type="string" calcext:value-type="string">
            <text:p>Adam Boqvist</text:p>
          </table:table-cell>
          <table:table-cell office:value-type="float" office:value="1.22981366459627" calcext:value-type="float">
            <text:p>1.22981366459627</text:p>
          </table:table-cell>
          <table:table-cell office:value-type="float" office:value="1.24" calcext:value-type="float">
            <text:p>1.24</text:p>
          </table:table-cell>
          <table:table-cell office:value-type="float" office:value="1.5" calcext:value-type="float">
            <text:p>1.5</text:p>
          </table:table-cell>
          <table:table-cell office:value-type="float" office:value="1.28735632183908" calcext:value-type="float">
            <text:p>1.28735632183908</text:p>
          </table:table-cell>
          <table:table-cell office:value-type="float" office:value="1.31429249660884" calcext:value-type="float">
            <text:p>1.31429249660884</text:p>
          </table:table-cell>
          <table:table-cell/>
          <table:table-cell table:formula="of:=[.G284]-[.F284]" office:value-type="float" office:value="-1.31429249660884" calcext:value-type="float">
            <text:p>-1.31429249660884</text:p>
          </table:table-cell>
        </table:table-row>
        <table:table-row table:style-name="ro1" table:visibility="filter">
          <table:table-cell office:value-type="string" calcext:value-type="string">
            <text:p>Nikita Zadorov</text:p>
          </table:table-cell>
          <table:table-cell office:value-type="float" office:value="1.18264014466546" calcext:value-type="float">
            <text:p>1.18264014466546</text:p>
          </table:table-cell>
          <table:table-cell office:value-type="float" office:value="1.20220588235294" calcext:value-type="float">
            <text:p>1.20220588235294</text:p>
          </table:table-cell>
          <table:table-cell office:value-type="float" office:value="1.3780487804878" calcext:value-type="float">
            <text:p>1.3780487804878</text:p>
          </table:table-cell>
          <table:table-cell office:value-type="float" office:value="1.5" calcext:value-type="float">
            <text:p>1.5</text:p>
          </table:table-cell>
          <table:table-cell office:value-type="float" office:value="1.31572370187655" calcext:value-type="float">
            <text:p>1.31572370187655</text:p>
          </table:table-cell>
          <table:table-cell/>
          <table:table-cell table:formula="of:=[.G285]-[.F285]" office:value-type="float" office:value="-1.31572370187655" calcext:value-type="float">
            <text:p>-1.31572370187655</text:p>
          </table:table-cell>
        </table:table-row>
        <table:table-row table:style-name="ro1" table:visibility="filter">
          <table:table-cell office:value-type="string" calcext:value-type="string">
            <text:p>Matt Murray</text:p>
          </table:table-cell>
          <table:table-cell office:value-type="float" office:value="1.17241379310345" calcext:value-type="float">
            <text:p>1.17241379310345</text:p>
          </table:table-cell>
          <table:table-cell office:value-type="float" office:value="1.2824427480916" calcext:value-type="float">
            <text:p>1.2824427480916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5" calcext:value-type="float">
            <text:p>1.5</text:p>
          </table:table-cell>
          <table:table-cell office:value-type="float" office:value="1.3220474686321" calcext:value-type="float">
            <text:p>1.3220474686321</text:p>
          </table:table-cell>
          <table:table-cell/>
          <table:table-cell table:formula="of:=[.G286]-[.F286]" office:value-type="float" office:value="-1.3220474686321" calcext:value-type="float">
            <text:p>-1.3220474686321</text:p>
          </table:table-cell>
        </table:table-row>
        <table:table-row table:style-name="ro1" table:visibility="filter">
          <table:table-cell office:value-type="string" calcext:value-type="string">
            <text:p>Alexandre Carrier</text:p>
          </table:table-cell>
          <table:table-cell office:value-type="float" office:value="1.24305555555556" calcext:value-type="float">
            <text:p>1.24305555555556</text:p>
          </table:table-cell>
          <table:table-cell office:value-type="float" office:value="1.15942028985507" calcext:value-type="float">
            <text:p>1.15942028985507</text:p>
          </table:table-cell>
          <table:table-cell office:value-type="float" office:value="1.60714285714286" calcext:value-type="float">
            <text:p>1.60714285714286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32383324706694" calcext:value-type="float">
            <text:p>1.32383324706694</text:p>
          </table:table-cell>
          <table:table-cell/>
          <table:table-cell table:formula="of:=[.G287]-[.F287]" office:value-type="float" office:value="-1.32383324706694" calcext:value-type="float">
            <text:p>-1.32383324706694</text:p>
          </table:table-cell>
        </table:table-row>
        <table:table-row table:style-name="ro1" table:visibility="filter">
          <table:table-cell office:value-type="string" calcext:value-type="string">
            <text:p>Laurent Dauphin</text:p>
          </table:table-cell>
          <table:table-cell office:value-type="float" office:value="1.25882352941176" calcext:value-type="float">
            <text:p>1.25882352941176</text:p>
          </table:table-cell>
          <table:table-cell office:value-type="float" office:value="1.08695652173913" calcext:value-type="float">
            <text:p>1.08695652173913</text:p>
          </table:table-cell>
          <table:table-cell office:value-type="float" office:value="1.46153846153846" calcext:value-type="float">
            <text:p>1.46153846153846</text:p>
          </table:table-cell>
          <table:table-cell office:value-type="float" office:value="1.5" calcext:value-type="float">
            <text:p>1.5</text:p>
          </table:table-cell>
          <table:table-cell office:value-type="float" office:value="1.32682962817234" calcext:value-type="float">
            <text:p>1.32682962817234</text:p>
          </table:table-cell>
          <table:table-cell/>
          <table:table-cell table:formula="of:=[.G288]-[.F288]" office:value-type="float" office:value="-1.32682962817234" calcext:value-type="float">
            <text:p>-1.32682962817234</text:p>
          </table:table-cell>
        </table:table-row>
        <table:table-row table:style-name="ro1" table:visibility="filter">
          <table:table-cell office:value-type="string" calcext:value-type="string">
            <text:p>Oskar Lindblom</text:p>
          </table:table-cell>
          <table:table-cell office:value-type="float" office:value="0.5" calcext:value-type="float">
            <text:p>0.5</text:p>
          </table:table-cell>
          <table:table-cell office:value-type="float" office:value="1.58662613981763" calcext:value-type="float">
            <text:p>1.58662613981763</text:p>
          </table:table-cell>
          <table:table-cell office:value-type="float" office:value="1.61904761904762" calcext:value-type="float">
            <text:p>1.61904761904762</text:p>
          </table:table-cell>
          <table:table-cell office:value-type="float" office:value="1.62121212121212" calcext:value-type="float">
            <text:p>1.62121212121212</text:p>
          </table:table-cell>
          <table:table-cell office:value-type="float" office:value="1.33172147001934" calcext:value-type="float">
            <text:p>1.33172147001934</text:p>
          </table:table-cell>
          <table:table-cell/>
          <table:table-cell table:formula="of:=[.G289]-[.F289]" office:value-type="float" office:value="-1.33172147001934" calcext:value-type="float">
            <text:p>-1.33172147001934</text:p>
          </table:table-cell>
        </table:table-row>
        <table:table-row table:style-name="ro1" table:visibility="filter">
          <table:table-cell office:value-type="string" calcext:value-type="string">
            <text:p>Alec Martinez</text:p>
          </table:table-cell>
          <table:table-cell office:value-type="float" office:value="1.43733333333333" calcext:value-type="float">
            <text:p>1.43733333333333</text:p>
          </table:table-cell>
          <table:table-cell office:value-type="float" office:value="1.36601307189542" calcext:value-type="float">
            <text:p>1.36601307189542</text:p>
          </table:table-cell>
          <table:table-cell office:value-type="float" office:value="1.4489247311828" calcext:value-type="float">
            <text:p>1.4489247311828</text:p>
          </table:table-cell>
          <table:table-cell office:value-type="float" office:value="1.08108108108108" calcext:value-type="float">
            <text:p>1.08108108108108</text:p>
          </table:table-cell>
          <table:table-cell office:value-type="float" office:value="1.33333805437316" calcext:value-type="float">
            <text:p>1.33333805437316</text:p>
          </table:table-cell>
          <table:table-cell/>
          <table:table-cell table:formula="of:=[.G290]-[.F290]" office:value-type="float" office:value="-1.33333805437316" calcext:value-type="float">
            <text:p>-1.33333805437316</text:p>
          </table:table-cell>
        </table:table-row>
        <table:table-row table:style-name="ro1" table:visibility="filter">
          <table:table-cell office:value-type="string" calcext:value-type="string">
            <text:p>Jack Roslovic</text:p>
          </table:table-cell>
          <table:table-cell office:value-type="float" office:value="1.46505376344086" calcext:value-type="float">
            <text:p>1.46505376344086</text:p>
          </table:table-cell>
          <table:table-cell office:value-type="float" office:value="1.35869565217391" calcext:value-type="float">
            <text:p>1.35869565217391</text:p>
          </table:table-cell>
          <table:table-cell office:value-type="float" office:value="1.40350877192982" calcext:value-type="float">
            <text:p>1.40350877192982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33459232466393" calcext:value-type="float">
            <text:p>1.33459232466393</text:p>
          </table:table-cell>
          <table:table-cell/>
          <table:table-cell table:formula="of:=[.G291]-[.F291]" office:value-type="float" office:value="-1.33459232466393" calcext:value-type="float">
            <text:p>-1.33459232466393</text:p>
          </table:table-cell>
        </table:table-row>
        <table:table-row table:style-name="ro1" table:visibility="filter">
          <table:table-cell office:value-type="string" calcext:value-type="string">
            <text:p>Brandon Carlo</text:p>
          </table:table-cell>
          <table:table-cell office:value-type="float" office:value="1.44927536231884" calcext:value-type="float">
            <text:p>1.44927536231884</text:p>
          </table:table-cell>
          <table:table-cell office:value-type="float" office:value="1.36933045356372" calcext:value-type="float">
            <text:p>1.36933045356372</text:p>
          </table:table-cell>
          <table:table-cell office:value-type="float" office:value="1.33913043478261" calcext:value-type="float">
            <text:p>1.33913043478261</text:p>
          </table:table-cell>
          <table:table-cell office:value-type="float" office:value="1.18181818181818" calcext:value-type="float">
            <text:p>1.18181818181818</text:p>
          </table:table-cell>
          <table:table-cell office:value-type="float" office:value="1.33488860812084" calcext:value-type="float">
            <text:p>1.33488860812084</text:p>
          </table:table-cell>
          <table:table-cell/>
          <table:table-cell table:formula="of:=[.G292]-[.F292]" office:value-type="float" office:value="-1.33488860812084" calcext:value-type="float">
            <text:p>-1.33488860812084</text:p>
          </table:table-cell>
        </table:table-row>
        <table:table-row table:style-name="ro1" table:visibility="filter">
          <table:table-cell office:value-type="string" calcext:value-type="string">
            <text:p>Cody Glass</text:p>
          </table:table-cell>
          <table:table-cell office:value-type="float" office:value="1.3953488372093" calcext:value-type="float">
            <text:p>1.3953488372093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47142857142857" calcext:value-type="float">
            <text:p>1.47142857142857</text:p>
          </table:table-cell>
          <table:table-cell office:value-type="float" office:value="1.33730838724719" calcext:value-type="float">
            <text:p>1.33730838724719</text:p>
          </table:table-cell>
          <table:table-cell/>
          <table:table-cell table:formula="of:=[.G293]-[.F293]" office:value-type="float" office:value="-1.33730838724719" calcext:value-type="float">
            <text:p>-1.33730838724719</text:p>
          </table:table-cell>
        </table:table-row>
        <table:table-row table:style-name="ro1" table:visibility="filter">
          <table:table-cell office:value-type="string" calcext:value-type="string">
            <text:p>A.J. Greer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.0377358490566" calcext:value-type="float">
            <text:p>1.0377358490566</text:p>
          </table:table-cell>
          <table:table-cell office:value-type="float" office:value="1.33761265642223" calcext:value-type="float">
            <text:p>1.33761265642223</text:p>
          </table:table-cell>
          <table:table-cell/>
          <table:table-cell table:formula="of:=[.G294]-[.F294]" office:value-type="float" office:value="-1.33761265642223" calcext:value-type="float">
            <text:p>-1.33761265642223</text:p>
          </table:table-cell>
        </table:table-row>
        <table:table-row table:style-name="ro1" table:visibility="filter">
          <table:table-cell office:value-type="string" calcext:value-type="string">
            <text:p>Dante Fabbro</text:p>
          </table:table-cell>
          <table:table-cell office:value-type="float" office:value="1.3728813559322" calcext:value-type="float">
            <text:p>1.3728813559322</text:p>
          </table:table-cell>
          <table:table-cell office:value-type="float" office:value="1.21621621621622" calcext:value-type="float">
            <text:p>1.21621621621622</text:p>
          </table:table-cell>
          <table:table-cell office:value-type="float" office:value="1.54918032786885" calcext:value-type="float">
            <text:p>1.54918032786885</text:p>
          </table:table-cell>
          <table:table-cell office:value-type="float" office:value="1.21428571428571" calcext:value-type="float">
            <text:p>1.21428571428571</text:p>
          </table:table-cell>
          <table:table-cell office:value-type="float" office:value="1.33814090357575" calcext:value-type="float">
            <text:p>1.33814090357575</text:p>
          </table:table-cell>
          <table:table-cell/>
          <table:table-cell table:formula="of:=[.G295]-[.F295]" office:value-type="float" office:value="-1.33814090357575" calcext:value-type="float">
            <text:p>-1.33814090357575</text:p>
          </table:table-cell>
        </table:table-row>
        <table:table-row table:style-name="ro1" table:visibility="filter">
          <table:table-cell office:value-type="string" calcext:value-type="string">
            <text:p>Drew O'Connor</text:p>
          </table:table-cell>
          <table:table-cell office:value-type="float" office:value="1.44615384615385" calcext:value-type="float">
            <text:p>1.44615384615385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25" calcext:value-type="float">
            <text:p>1.125</text:p>
          </table:table-cell>
          <table:table-cell office:value-type="float" office:value="1.34278846153846" calcext:value-type="float">
            <text:p>1.34278846153846</text:p>
          </table:table-cell>
          <table:table-cell/>
          <table:table-cell table:formula="of:=[.G296]-[.F296]" office:value-type="float" office:value="-1.34278846153846" calcext:value-type="float">
            <text:p>-1.34278846153846</text:p>
          </table:table-cell>
        </table:table-row>
        <table:table-row table:style-name="ro1" table:visibility="filter">
          <table:table-cell office:value-type="string" calcext:value-type="string">
            <text:p>Nate Schmidt</text:p>
          </table:table-cell>
          <table:table-cell office:value-type="float" office:value="1.45117845117845" calcext:value-type="float">
            <text:p>1.45117845117845</text:p>
          </table:table-cell>
          <table:table-cell office:value-type="float" office:value="1.41025641025641" calcext:value-type="float">
            <text:p>1.41025641025641</text:p>
          </table:table-cell>
          <table:table-cell office:value-type="float" office:value="1.30120481927711" calcext:value-type="float">
            <text:p>1.30120481927711</text:p>
          </table:table-cell>
          <table:table-cell office:value-type="float" office:value="1.21428571428571" calcext:value-type="float">
            <text:p>1.21428571428571</text:p>
          </table:table-cell>
          <table:table-cell office:value-type="float" office:value="1.34423134874942" calcext:value-type="float">
            <text:p>1.34423134874942</text:p>
          </table:table-cell>
          <table:table-cell/>
          <table:table-cell table:formula="of:=[.G297]-[.F297]" office:value-type="float" office:value="-1.34423134874942" calcext:value-type="float">
            <text:p>-1.34423134874942</text:p>
          </table:table-cell>
        </table:table-row>
        <table:table-row table:style-name="ro1" table:visibility="filter">
          <table:table-cell office:value-type="string" calcext:value-type="string">
            <text:p>Chris Wideman</text:p>
          </table:table-cell>
          <table:table-cell office:value-type="float" office:value="1.29537366548043" calcext:value-type="float">
            <text:p>1.29537366548043</text:p>
          </table:table-cell>
          <table:table-cell office:value-type="float" office:value="1.28682170542636" calcext:value-type="float">
            <text:p>1.28682170542636</text:p>
          </table:table-cell>
          <table:table-cell office:value-type="float" office:value="1.10416666666667" calcext:value-type="float">
            <text:p>1.10416666666667</text:p>
          </table:table-cell>
          <table:table-cell office:value-type="float" office:value="1.7" calcext:value-type="float">
            <text:p>1.7</text:p>
          </table:table-cell>
          <table:table-cell office:value-type="float" office:value="1.34659050939336" calcext:value-type="float">
            <text:p>1.34659050939336</text:p>
          </table:table-cell>
          <table:table-cell/>
          <table:table-cell table:formula="of:=[.G298]-[.F298]" office:value-type="float" office:value="-1.34659050939336" calcext:value-type="float">
            <text:p>-1.34659050939336</text:p>
          </table:table-cell>
        </table:table-row>
        <table:table-row table:style-name="ro1" table:visibility="filter">
          <table:table-cell office:value-type="string" calcext:value-type="string">
            <text:p>Justin Danforth</text:p>
          </table:table-cell>
          <table:table-cell office:value-type="float" office:value="0.5" calcext:value-type="float">
            <text:p>0.5</text:p>
          </table:table-cell>
          <table:table-cell office:value-type="float" office:value="1.6078431372549" calcext:value-type="float">
            <text:p>1.6078431372549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34747360482655" calcext:value-type="float">
            <text:p>1.34747360482655</text:p>
          </table:table-cell>
          <table:table-cell/>
          <table:table-cell table:formula="of:=[.G299]-[.F299]" office:value-type="float" office:value="-1.34747360482655" calcext:value-type="float">
            <text:p>-1.34747360482655</text:p>
          </table:table-cell>
        </table:table-row>
        <table:table-row table:style-name="ro1" table:visibility="filter">
          <table:table-cell office:value-type="string" calcext:value-type="string">
            <text:p>Brendan Smith</text:p>
          </table:table-cell>
          <table:table-cell office:value-type="float" office:value="1.21311475409836" calcext:value-type="float">
            <text:p>1.21311475409836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66666666666667" calcext:value-type="float">
            <text:p>1.66666666666667</text:p>
          </table:table-cell>
          <table:table-cell office:value-type="string" calcext:value-type="string">
            <text:p><text:s/>'NULL'</text:p>
          </table:table-cell>
          <table:table-cell office:value-type="float" office:value="1.3488160291439" calcext:value-type="float">
            <text:p>1.3488160291439</text:p>
          </table:table-cell>
          <table:table-cell/>
          <table:table-cell table:formula="of:=[.G300]-[.F300]" office:value-type="float" office:value="-1.3488160291439" calcext:value-type="float">
            <text:p>-1.3488160291439</text:p>
          </table:table-cell>
        </table:table-row>
        <table:table-row table:style-name="ro1" table:visibility="filter">
          <table:table-cell office:value-type="string" calcext:value-type="string">
            <text:p>Brad Hunt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53405017921147" calcext:value-type="float">
            <text:p>1.53405017921147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.34978238607271" calcext:value-type="float">
            <text:p>1.34978238607271</text:p>
          </table:table-cell>
          <table:table-cell/>
          <table:table-cell table:formula="of:=[.G301]-[.F301]" office:value-type="float" office:value="-1.34978238607271" calcext:value-type="float">
            <text:p>-1.34978238607271</text:p>
          </table:table-cell>
        </table:table-row>
        <table:table-row table:style-name="ro1" table:visibility="filter">
          <table:table-cell office:value-type="string" calcext:value-type="string">
            <text:p>Brandon Tanev</text:p>
          </table:table-cell>
          <table:table-cell office:value-type="float" office:value="1.41071428571429" calcext:value-type="float">
            <text:p>1.41071428571429</text:p>
          </table:table-cell>
          <table:table-cell office:value-type="float" office:value="1.05660377358491" calcext:value-type="float">
            <text:p>1.05660377358491</text:p>
          </table:table-cell>
          <table:table-cell office:value-type="float" office:value="1.35" calcext:value-type="float">
            <text:p>1.35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1.35016284815813" calcext:value-type="float">
            <text:p>1.35016284815813</text:p>
          </table:table-cell>
          <table:table-cell/>
          <table:table-cell table:formula="of:=[.G302]-[.F302]" office:value-type="float" office:value="-1.35016284815813" calcext:value-type="float">
            <text:p>-1.35016284815813</text:p>
          </table:table-cell>
        </table:table-row>
        <table:table-row table:style-name="ro1" table:visibility="filter">
          <table:table-cell office:value-type="string" calcext:value-type="string">
            <text:p>Blake Lizotte</text:p>
          </table:table-cell>
          <table:table-cell office:value-type="float" office:value="1.26530612244898" calcext:value-type="float">
            <text:p>1.26530612244898</text:p>
          </table:table-cell>
          <table:table-cell office:value-type="float" office:value="1.208" calcext:value-type="float">
            <text:p>1.208</text:p>
          </table:table-cell>
          <table:table-cell office:value-type="float" office:value="1.13157894736842" calcext:value-type="float">
            <text:p>1.13157894736842</text:p>
          </table:table-cell>
          <table:table-cell office:value-type="float" office:value="1.8" calcext:value-type="float">
            <text:p>1.8</text:p>
          </table:table-cell>
          <table:table-cell office:value-type="float" office:value="1.35122126745435" calcext:value-type="float">
            <text:p>1.35122126745435</text:p>
          </table:table-cell>
          <table:table-cell/>
          <table:table-cell table:formula="of:=[.G303]-[.F303]" office:value-type="float" office:value="-1.35122126745435" calcext:value-type="float">
            <text:p>-1.35122126745435</text:p>
          </table:table-cell>
        </table:table-row>
        <table:table-row table:style-name="ro1" table:visibility="filter">
          <table:table-cell office:value-type="string" calcext:value-type="string">
            <text:p>Christian Fischer</text:p>
          </table:table-cell>
          <table:table-cell office:value-type="float" office:value="1.5390625" calcext:value-type="float">
            <text:p>1.5390625</text:p>
          </table:table-cell>
          <table:table-cell office:value-type="float" office:value="1.4559585492228" calcext:value-type="float">
            <text:p>1.4559585492228</text:p>
          </table:table-cell>
          <table:table-cell office:value-type="float" office:value="1.45901639344262" calcext:value-type="float">
            <text:p>1.45901639344262</text:p>
          </table:table-cell>
          <table:table-cell office:value-type="float" office:value="1" calcext:value-type="float">
            <text:p>1</text:p>
          </table:table-cell>
          <table:table-cell office:value-type="float" office:value="1.36350936066636" calcext:value-type="float">
            <text:p>1.36350936066636</text:p>
          </table:table-cell>
          <table:table-cell/>
          <table:table-cell table:formula="of:=[.G304]-[.F304]" office:value-type="float" office:value="-1.36350936066636" calcext:value-type="float">
            <text:p>-1.36350936066636</text:p>
          </table:table-cell>
        </table:table-row>
        <table:table-row table:style-name="ro1" table:visibility="filter">
          <table:table-cell office:value-type="string" calcext:value-type="string">
            <text:p>Kirby Dach</text:p>
          </table:table-cell>
          <table:table-cell office:value-type="float" office:value="0.875" calcext:value-type="float">
            <text:p>0.875</text:p>
          </table:table-cell>
          <table:table-cell office:value-type="float" office:value="1.66019417475728" calcext:value-type="float">
            <text:p>1.66019417475728</text:p>
          </table:table-cell>
          <table:table-cell office:value-type="float" office:value="1.23809523809524" calcext:value-type="float">
            <text:p>1.23809523809524</text:p>
          </table:table-cell>
          <table:table-cell office:value-type="float" office:value="1.68316831683168" calcext:value-type="float">
            <text:p>1.68316831683168</text:p>
          </table:table-cell>
          <table:table-cell office:value-type="float" office:value="1.36411443242105" calcext:value-type="float">
            <text:p>1.36411443242105</text:p>
          </table:table-cell>
          <table:table-cell/>
          <table:table-cell table:formula="of:=[.G305]-[.F305]" office:value-type="float" office:value="-1.36411443242105" calcext:value-type="float">
            <text:p>-1.36411443242105</text:p>
          </table:table-cell>
        </table:table-row>
        <table:table-row table:style-name="ro1" table:visibility="filter">
          <table:table-cell office:value-type="string" calcext:value-type="string">
            <text:p>Adam Lowry</text:p>
          </table:table-cell>
          <table:table-cell office:value-type="float" office:value="1.5631067961165" calcext:value-type="float">
            <text:p>1.5631067961165</text:p>
          </table:table-cell>
          <table:table-cell office:value-type="float" office:value="1.38550247116969" calcext:value-type="float">
            <text:p>1.38550247116969</text:p>
          </table:table-cell>
          <table:table-cell office:value-type="float" office:value="1.53135313531353" calcext:value-type="float">
            <text:p>1.53135313531353</text:p>
          </table:table-cell>
          <table:table-cell office:value-type="float" office:value="1" calcext:value-type="float">
            <text:p>1</text:p>
          </table:table-cell>
          <table:table-cell office:value-type="float" office:value="1.36999060064993" calcext:value-type="float">
            <text:p>1.36999060064993</text:p>
          </table:table-cell>
          <table:table-cell/>
          <table:table-cell table:formula="of:=[.G306]-[.F306]" office:value-type="float" office:value="-1.36999060064993" calcext:value-type="float">
            <text:p>-1.36999060064993</text:p>
          </table:table-cell>
        </table:table-row>
        <table:table-row table:style-name="ro1" table:visibility="filter">
          <table:table-cell office:value-type="string" calcext:value-type="string">
            <text:p>Vladislav Namestnikov</text:p>
          </table:table-cell>
          <table:table-cell office:value-type="float" office:value="1.49174917491749" calcext:value-type="float">
            <text:p>1.49174917491749</text:p>
          </table:table-cell>
          <table:table-cell office:value-type="float" office:value="1.46103896103896" calcext:value-type="float">
            <text:p>1.46103896103896</text:p>
          </table:table-cell>
          <table:table-cell office:value-type="float" office:value="1.31481481481481" calcext:value-type="float">
            <text:p>1.31481481481481</text:p>
          </table:table-cell>
          <table:table-cell office:value-type="float" office:value="1.24" calcext:value-type="float">
            <text:p>1.24</text:p>
          </table:table-cell>
          <table:table-cell office:value-type="float" office:value="1.37690073769282" calcext:value-type="float">
            <text:p>1.37690073769282</text:p>
          </table:table-cell>
          <table:table-cell/>
          <table:table-cell table:formula="of:=[.G307]-[.F307]" office:value-type="float" office:value="-1.37690073769282" calcext:value-type="float">
            <text:p>-1.37690073769282</text:p>
          </table:table-cell>
        </table:table-row>
        <table:table-row table:style-name="ro1" table:visibility="filter">
          <table:table-cell office:value-type="string" calcext:value-type="string">
            <text:p>Milan Lucic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54091300602929" calcext:value-type="float">
            <text:p>1.54091300602929</text:p>
          </table:table-cell>
          <table:table-cell office:value-type="float" office:value="1.50598290598291" calcext:value-type="float">
            <text:p>1.50598290598291</text:p>
          </table:table-cell>
          <table:table-cell office:value-type="float" office:value="1.52466367713004" calcext:value-type="float">
            <text:p>1.52466367713004</text:p>
          </table:table-cell>
          <table:table-cell office:value-type="float" office:value="1.37726489728556" calcext:value-type="float">
            <text:p>1.37726489728556</text:p>
          </table:table-cell>
          <table:table-cell/>
          <table:table-cell table:formula="of:=[.G308]-[.F308]" office:value-type="float" office:value="-1.37726489728556" calcext:value-type="float">
            <text:p>-1.37726489728556</text:p>
          </table:table-cell>
        </table:table-row>
        <table:table-row table:style-name="ro1" table:visibility="filter">
          <table:table-cell office:value-type="string" calcext:value-type="string">
            <text:p>Andreas Johnsson</text:p>
          </table:table-cell>
          <table:table-cell office:value-type="float" office:value="0.5" calcext:value-type="float">
            <text:p>0.5</text:p>
          </table:table-cell>
          <table:table-cell office:value-type="float" office:value="1.65234375" calcext:value-type="float">
            <text:p>1.65234375</text:p>
          </table:table-cell>
          <table:table-cell office:value-type="float" office:value="1.78787878787879" calcext:value-type="float">
            <text:p>1.78787878787879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1.37979247657496" calcext:value-type="float">
            <text:p>1.37979247657496</text:p>
          </table:table-cell>
          <table:table-cell/>
          <table:table-cell table:formula="of:=[.G309]-[.F309]" office:value-type="float" office:value="-1.37979247657496" calcext:value-type="float">
            <text:p>-1.37979247657496</text:p>
          </table:table-cell>
        </table:table-row>
        <table:table-row table:style-name="ro1" table:visibility="filter">
          <table:table-cell office:value-type="string" calcext:value-type="string">
            <text:p>Quinton Byfield</text:p>
          </table:table-cell>
          <table:table-cell office:value-type="float" office:value="1.17647058823529" calcext:value-type="float">
            <text:p>1.17647058823529</text:p>
          </table:table-cell>
          <table:table-cell office:value-type="float" office:value="2" calcext:value-type="float">
            <text:p>2</text:p>
          </table:table-cell>
          <table:table-cell office:value-type="float" office:value="1.2972972972973" calcext:value-type="float">
            <text:p>1.2972972972973</text:p>
          </table:table-cell>
          <table:table-cell office:value-type="float" office:value="1.04545454545455" calcext:value-type="float">
            <text:p>1.04545454545455</text:p>
          </table:table-cell>
          <table:table-cell office:value-type="float" office:value="1.37980560774678" calcext:value-type="float">
            <text:p>1.37980560774678</text:p>
          </table:table-cell>
          <table:table-cell/>
          <table:table-cell table:formula="of:=[.G310]-[.F310]" office:value-type="float" office:value="-1.37980560774678" calcext:value-type="float">
            <text:p>-1.37980560774678</text:p>
          </table:table-cell>
        </table:table-row>
        <table:table-row table:style-name="ro1" table:visibility="filter">
          <table:table-cell office:value-type="string" calcext:value-type="string">
            <text:p>Givani Smith</text:p>
          </table:table-cell>
          <table:table-cell office:value-type="float" office:value="1.08411214953271" calcext:value-type="float">
            <text:p>1.08411214953271</text:p>
          </table:table-cell>
          <table:table-cell office:value-type="float" office:value="2" calcext:value-type="float">
            <text:p>2</text:p>
          </table:table-cell>
          <table:table-cell office:value-type="float" office:value="1.06382978723404" calcext:value-type="float">
            <text:p>1.06382978723404</text:p>
          </table:table-cell>
          <table:table-cell office:value-type="string" calcext:value-type="string">
            <text:p><text:s/>'NULL'</text:p>
          </table:table-cell>
          <table:table-cell office:value-type="float" office:value="1.38264731225558" calcext:value-type="float">
            <text:p>1.38264731225558</text:p>
          </table:table-cell>
          <table:table-cell/>
          <table:table-cell table:formula="of:=[.G311]-[.F311]" office:value-type="float" office:value="-1.38264731225558" calcext:value-type="float">
            <text:p>-1.38264731225558</text:p>
          </table:table-cell>
        </table:table-row>
        <table:table-row table:style-name="ro1" table:visibility="filter">
          <table:table-cell office:value-type="string" calcext:value-type="string">
            <text:p>David Savard</text:p>
          </table:table-cell>
          <table:table-cell office:value-type="float" office:value="1.4010989010989" calcext:value-type="float">
            <text:p>1.4010989010989</text:p>
          </table:table-cell>
          <table:table-cell office:value-type="float" office:value="1.35833333333333" calcext:value-type="float">
            <text:p>1.3583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.59375" calcext:value-type="float">
            <text:p>1.59375</text:p>
          </table:table-cell>
          <table:table-cell office:value-type="float" office:value="1.38829555860806" calcext:value-type="float">
            <text:p>1.38829555860806</text:p>
          </table:table-cell>
          <table:table-cell/>
          <table:table-cell table:formula="of:=[.G312]-[.F312]" office:value-type="float" office:value="-1.38829555860806" calcext:value-type="float">
            <text:p>-1.38829555860806</text:p>
          </table:table-cell>
        </table:table-row>
        <table:table-row table:style-name="ro1" table:visibility="filter">
          <table:table-cell office:value-type="string" calcext:value-type="string">
            <text:p>Carson Soucy</text:p>
          </table:table-cell>
          <table:table-cell office:value-type="float" office:value="1.64516129032258" calcext:value-type="float">
            <text:p>1.64516129032258</text:p>
          </table:table-cell>
          <table:table-cell office:value-type="float" office:value="1.19409282700422" calcext:value-type="float">
            <text:p>1.19409282700422</text:p>
          </table:table-cell>
          <table:table-cell office:value-type="float" office:value="1.15652173913043" calcext:value-type="float">
            <text:p>1.15652173913043</text:p>
          </table:table-cell>
          <table:table-cell office:value-type="float" office:value="1.6" calcext:value-type="float">
            <text:p>1.6</text:p>
          </table:table-cell>
          <table:table-cell office:value-type="float" office:value="1.39894396411431" calcext:value-type="float">
            <text:p>1.39894396411431</text:p>
          </table:table-cell>
          <table:table-cell/>
          <table:table-cell table:formula="of:=[.G313]-[.F313]" office:value-type="float" office:value="-1.39894396411431" calcext:value-type="float">
            <text:p>-1.39894396411431</text:p>
          </table:table-cell>
        </table:table-row>
        <table:table-row table:style-name="ro1" table:visibility="filter">
          <table:table-cell office:value-type="string" calcext:value-type="string">
            <text:p>Liam Foudy</text:p>
          </table:table-cell>
          <table:table-cell office:value-type="float" office:value="1.16216216216216" calcext:value-type="float">
            <text:p>1.16216216216216</text:p>
          </table:table-cell>
          <table:table-cell office:value-type="float" office:value="1.20547945205479" calcext:value-type="float">
            <text:p>1.20547945205479</text:p>
          </table:table-cell>
          <table:table-cell office:value-type="float" office:value="1.83333333333333" calcext:value-type="float">
            <text:p>1.83333333333333</text:p>
          </table:table-cell>
          <table:table-cell office:value-type="string" calcext:value-type="string">
            <text:p><text:s/>'NULL'</text:p>
          </table:table-cell>
          <table:table-cell office:value-type="float" office:value="1.40032498251676" calcext:value-type="float">
            <text:p>1.40032498251676</text:p>
          </table:table-cell>
          <table:table-cell/>
          <table:table-cell table:formula="of:=[.G314]-[.F314]" office:value-type="float" office:value="-1.40032498251676" calcext:value-type="float">
            <text:p>-1.40032498251676</text:p>
          </table:table-cell>
        </table:table-row>
        <table:table-row table:style-name="ro1" table:visibility="filter">
          <table:table-cell office:value-type="string" calcext:value-type="string">
            <text:p>Parker Kelly</text:p>
          </table:table-cell>
          <table:table-cell office:value-type="float" office:value="1.11340206185567" calcext:value-type="float">
            <text:p>1.11340206185567</text:p>
          </table:table-cell>
          <table:table-cell office:value-type="float" office:value="2" calcext:value-type="float">
            <text:p>2</text:p>
          </table:table-cell>
          <table:table-cell office:value-type="float" office:value="1.11538461538462" calcext:value-type="float">
            <text:p>1.11538461538462</text:p>
          </table:table-cell>
          <table:table-cell office:value-type="float" office:value="1.4" calcext:value-type="float">
            <text:p>1.4</text:p>
          </table:table-cell>
          <table:table-cell office:value-type="float" office:value="1.40719666931007" calcext:value-type="float">
            <text:p>1.40719666931007</text:p>
          </table:table-cell>
          <table:table-cell/>
          <table:table-cell table:formula="of:=[.G315]-[.F315]" office:value-type="float" office:value="-1.40719666931007" calcext:value-type="float">
            <text:p>-1.40719666931007</text:p>
          </table:table-cell>
        </table:table-row>
        <table:table-row table:style-name="ro1" table:visibility="filter">
          <table:table-cell office:value-type="string" calcext:value-type="string">
            <text:p>Kiefer Sherwood</text:p>
          </table:table-cell>
          <table:table-cell office:value-type="float" office:value="1.26470588235294" calcext:value-type="float">
            <text:p>1.26470588235294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07843137254902" calcext:value-type="float">
            <text:p>1.07843137254902</text:p>
          </table:table-cell>
          <table:table-cell office:value-type="float" office:value="1.41078431372549" calcext:value-type="float">
            <text:p>1.41078431372549</text:p>
          </table:table-cell>
          <table:table-cell/>
          <table:table-cell table:formula="of:=[.G316]-[.F316]" office:value-type="float" office:value="-1.41078431372549" calcext:value-type="float">
            <text:p>-1.41078431372549</text:p>
          </table:table-cell>
        </table:table-row>
        <table:table-row table:style-name="ro1" table:visibility="filter">
          <table:table-cell office:value-type="string" calcext:value-type="string">
            <text:p>Radek Faksa</text:p>
          </table:table-cell>
          <table:table-cell office:value-type="float" office:value="1.70707070707071" calcext:value-type="float">
            <text:p>1.70707070707071</text:p>
          </table:table-cell>
          <table:table-cell office:value-type="float" office:value="1.45372050816697" calcext:value-type="float">
            <text:p>1.45372050816697</text:p>
          </table:table-cell>
          <table:table-cell office:value-type="float" office:value="1.11764705882353" calcext:value-type="float">
            <text:p>1.11764705882353</text:p>
          </table:table-cell>
          <table:table-cell office:value-type="float" office:value="1.36727272727273" calcext:value-type="float">
            <text:p>1.36727272727273</text:p>
          </table:table-cell>
          <table:table-cell office:value-type="float" office:value="1.41142775033348" calcext:value-type="float">
            <text:p>1.41142775033348</text:p>
          </table:table-cell>
          <table:table-cell/>
          <table:table-cell table:formula="of:=[.G317]-[.F317]" office:value-type="float" office:value="-1.41142775033348" calcext:value-type="float">
            <text:p>-1.41142775033348</text:p>
          </table:table-cell>
        </table:table-row>
        <table:table-row table:style-name="ro1" table:visibility="filter">
          <table:table-cell office:value-type="string" calcext:value-type="string">
            <text:p>Ryan Graves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68055555555556" calcext:value-type="float">
            <text:p>1.68055555555556</text:p>
          </table:table-cell>
          <table:table-cell office:value-type="float" office:value="1.49019607843137" calcext:value-type="float">
            <text:p>1.49019607843137</text:p>
          </table:table-cell>
          <table:table-cell office:value-type="float" office:value="1.65034965034965" calcext:value-type="float">
            <text:p>1.65034965034965</text:p>
          </table:table-cell>
          <table:table-cell office:value-type="float" office:value="1.41360865441748" calcext:value-type="float">
            <text:p>1.41360865441748</text:p>
          </table:table-cell>
          <table:table-cell/>
          <table:table-cell table:formula="of:=[.G318]-[.F318]" office:value-type="float" office:value="-1.41360865441748" calcext:value-type="float">
            <text:p>-1.41360865441748</text:p>
          </table:table-cell>
        </table:table-row>
        <table:table-row table:style-name="ro1" table:visibility="filter">
          <table:table-cell office:value-type="string" calcext:value-type="string">
            <text:p>Anton Stralman</text:p>
          </table:table-cell>
          <table:table-cell office:value-type="float" office:value="1.40405117270789" calcext:value-type="float">
            <text:p>1.40405117270789</text:p>
          </table:table-cell>
          <table:table-cell office:value-type="float" office:value="1.34261241970021" calcext:value-type="float">
            <text:p>1.34261241970021</text:p>
          </table:table-cell>
          <table:table-cell office:value-type="float" office:value="1.40372670807453" calcext:value-type="float">
            <text:p>1.40372670807453</text:p>
          </table:table-cell>
          <table:table-cell office:value-type="float" office:value="1.53571428571429" calcext:value-type="float">
            <text:p>1.53571428571429</text:p>
          </table:table-cell>
          <table:table-cell office:value-type="float" office:value="1.42152614654923" calcext:value-type="float">
            <text:p>1.42152614654923</text:p>
          </table:table-cell>
          <table:table-cell/>
          <table:table-cell table:formula="of:=[.G319]-[.F319]" office:value-type="float" office:value="-1.42152614654923" calcext:value-type="float">
            <text:p>-1.42152614654923</text:p>
          </table:table-cell>
        </table:table-row>
        <table:table-row table:style-name="ro1" table:visibility="filter">
          <table:table-cell office:value-type="string" calcext:value-type="string">
            <text:p>Samuel Girard</text:p>
          </table:table-cell>
          <table:table-cell office:value-type="float" office:value="1.38095238095238" calcext:value-type="float">
            <text:p>1.38095238095238</text:p>
          </table:table-cell>
          <table:table-cell office:value-type="float" office:value="1.25" calcext:value-type="float">
            <text:p>1.25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43030753968254" calcext:value-type="float">
            <text:p>1.43030753968254</text:p>
          </table:table-cell>
          <table:table-cell/>
          <table:table-cell table:formula="of:=[.G320]-[.F320]" office:value-type="float" office:value="-1.43030753968254" calcext:value-type="float">
            <text:p>-1.43030753968254</text:p>
          </table:table-cell>
        </table:table-row>
        <table:table-row table:style-name="ro1" table:visibility="filter">
          <table:table-cell office:value-type="string" calcext:value-type="string">
            <text:p>Dmitry Orlov</text:p>
          </table:table-cell>
          <table:table-cell office:value-type="float" office:value="1.37553956834532" calcext:value-type="float">
            <text:p>1.37553956834532</text:p>
          </table:table-cell>
          <table:table-cell office:value-type="float" office:value="1.33238636363636" calcext:value-type="float">
            <text:p>1.33238636363636</text:p>
          </table:table-cell>
          <table:table-cell office:value-type="float" office:value="1.76190476190476" calcext:value-type="float">
            <text:p>1.76190476190476</text:p>
          </table:table-cell>
          <table:table-cell office:value-type="float" office:value="1.2734375" calcext:value-type="float">
            <text:p>1.2734375</text:p>
          </table:table-cell>
          <table:table-cell office:value-type="float" office:value="1.43581704847161" calcext:value-type="float">
            <text:p>1.43581704847161</text:p>
          </table:table-cell>
          <table:table-cell/>
          <table:table-cell table:formula="of:=[.G321]-[.F321]" office:value-type="float" office:value="-1.43581704847161" calcext:value-type="float">
            <text:p>-1.43581704847161</text:p>
          </table:table-cell>
        </table:table-row>
        <table:table-row table:style-name="ro1" table:visibility="filter">
          <table:table-cell office:value-type="string" calcext:value-type="string">
            <text:p>Matt Nieto</text:p>
          </table:table-cell>
          <table:table-cell office:value-type="float" office:value="1.44321766561514" calcext:value-type="float">
            <text:p>1.44321766561514</text:p>
          </table:table-cell>
          <table:table-cell office:value-type="float" office:value="1.56" calcext:value-type="float">
            <text:p>1.56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.38080495356037" calcext:value-type="float">
            <text:p>1.38080495356037</text:p>
          </table:table-cell>
          <table:table-cell office:value-type="float" office:value="1.4432278770161" calcext:value-type="float">
            <text:p>1.4432278770161</text:p>
          </table:table-cell>
          <table:table-cell/>
          <table:table-cell table:formula="of:=[.G322]-[.F322]" office:value-type="float" office:value="-1.4432278770161" calcext:value-type="float">
            <text:p>-1.4432278770161</text:p>
          </table:table-cell>
        </table:table-row>
        <table:table-row table:style-name="ro1" table:visibility="filter">
          <table:table-cell office:value-type="string" calcext:value-type="string">
            <text:p>Mikey Anderson</text:p>
          </table:table-cell>
          <table:table-cell office:value-type="float" office:value="1.46780551905388" calcext:value-type="float">
            <text:p>1.46780551905388</text:p>
          </table:table-cell>
          <table:table-cell office:value-type="float" office:value="1.52755905511811" calcext:value-type="float">
            <text:p>1.52755905511811</text:p>
          </table:table-cell>
          <table:table-cell office:value-type="float" office:value="1.35114503816794" calcext:value-type="float">
            <text:p>1.35114503816794</text:p>
          </table:table-cell>
          <table:table-cell office:value-type="string" calcext:value-type="string">
            <text:p><text:s/>'NULL'</text:p>
          </table:table-cell>
          <table:table-cell office:value-type="float" office:value="1.44883653744664" calcext:value-type="float">
            <text:p>1.44883653744664</text:p>
          </table:table-cell>
          <table:table-cell/>
          <table:table-cell table:formula="of:=[.G323]-[.F323]" office:value-type="float" office:value="-1.44883653744664" calcext:value-type="float">
            <text:p>-1.44883653744664</text:p>
          </table:table-cell>
        </table:table-row>
        <table:table-row table:style-name="ro1" table:visibility="filter">
          <table:table-cell office:value-type="string" calcext:value-type="string">
            <text:p>Nico Sturm</text:p>
          </table:table-cell>
          <table:table-cell office:value-type="float" office:value="1.41666666666667" calcext:value-type="float">
            <text:p>1.41666666666667</text:p>
          </table:table-cell>
          <table:table-cell office:value-type="float" office:value="1.35789473684211" calcext:value-type="float">
            <text:p>1.35789473684211</text:p>
          </table:table-cell>
          <table:table-cell office:value-type="float" office:value="1.27777777777778" calcext:value-type="float">
            <text:p>1.27777777777778</text:p>
          </table:table-cell>
          <table:table-cell office:value-type="float" office:value="1.75" calcext:value-type="float">
            <text:p>1.75</text:p>
          </table:table-cell>
          <table:table-cell office:value-type="float" office:value="1.45058479532164" calcext:value-type="float">
            <text:p>1.45058479532164</text:p>
          </table:table-cell>
          <table:table-cell/>
          <table:table-cell table:formula="of:=[.G324]-[.F324]" office:value-type="float" office:value="-1.45058479532164" calcext:value-type="float">
            <text:p>-1.45058479532164</text:p>
          </table:table-cell>
        </table:table-row>
        <table:table-row table:style-name="ro1" table:visibility="filter">
          <table:table-cell office:value-type="string" calcext:value-type="string">
            <text:p>Troy Stecher</text:p>
          </table:table-cell>
          <table:table-cell office:value-type="float" office:value="1.36619718309859" calcext:value-type="float">
            <text:p>1.36619718309859</text:p>
          </table:table-cell>
          <table:table-cell office:value-type="float" office:value="1.44" calcext:value-type="float">
            <text:p>1.44</text:p>
          </table:table-cell>
          <table:table-cell office:value-type="float" office:value="1.51121076233184" calcext:value-type="float">
            <text:p>1.51121076233184</text:p>
          </table:table-cell>
          <table:table-cell office:value-type="float" office:value="1.5" calcext:value-type="float">
            <text:p>1.5</text:p>
          </table:table-cell>
          <table:table-cell office:value-type="float" office:value="1.45435198635761" calcext:value-type="float">
            <text:p>1.45435198635761</text:p>
          </table:table-cell>
          <table:table-cell/>
          <table:table-cell table:formula="of:=[.G325]-[.F325]" office:value-type="float" office:value="-1.45435198635761" calcext:value-type="float">
            <text:p>-1.45435198635761</text:p>
          </table:table-cell>
        </table:table-row>
        <table:table-row table:style-name="ro1" table:visibility="filter">
          <table:table-cell office:value-type="string" calcext:value-type="string">
            <text:p>Paul Cotter</text:p>
          </table:table-cell>
          <table:table-cell office:value-type="float" office:value="0.875" calcext:value-type="float">
            <text:p>0.875</text:p>
          </table:table-cell>
          <table:table-cell office:value-type="float" office:value="1.39285714285714" calcext:value-type="float">
            <text:p>1.39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1.55172413793103" calcext:value-type="float">
            <text:p>1.55172413793103</text:p>
          </table:table-cell>
          <table:table-cell office:value-type="float" office:value="1.45489532019704" calcext:value-type="float">
            <text:p>1.45489532019704</text:p>
          </table:table-cell>
          <table:table-cell/>
          <table:table-cell table:formula="of:=[.G326]-[.F326]" office:value-type="float" office:value="-1.45489532019704" calcext:value-type="float">
            <text:p>-1.45489532019704</text:p>
          </table:table-cell>
        </table:table-row>
        <table:table-row table:style-name="ro1" table:visibility="filter">
          <table:table-cell office:value-type="string" calcext:value-type="string">
            <text:p>Ryan Poehling</text:p>
          </table:table-cell>
          <table:table-cell office:value-type="float" office:value="1.34146341463415" calcext:value-type="float">
            <text:p>1.34146341463415</text:p>
          </table:table-cell>
          <table:table-cell office:value-type="float" office:value="2" calcext:value-type="float">
            <text:p>2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4551575203252" calcext:value-type="float">
            <text:p>1.4551575203252</text:p>
          </table:table-cell>
          <table:table-cell/>
          <table:table-cell table:formula="of:=[.G327]-[.F327]" office:value-type="float" office:value="-1.4551575203252" calcext:value-type="float">
            <text:p>-1.4551575203252</text:p>
          </table:table-cell>
        </table:table-row>
        <table:table-row table:style-name="ro1" table:visibility="filter">
          <table:table-cell office:value-type="string" calcext:value-type="string">
            <text:p>Joonas Donskoi</text:p>
          </table:table-cell>
          <table:table-cell office:value-type="float" office:value="1.45" calcext:value-type="float">
            <text:p>1.45</text:p>
          </table:table-cell>
          <table:table-cell office:value-type="float" office:value="1.54430379746835" calcext:value-type="float">
            <text:p>1.54430379746835</text:p>
          </table:table-cell>
          <table:table-cell office:value-type="float" office:value="1.39915966386555" calcext:value-type="float">
            <text:p>1.39915966386555</text:p>
          </table:table-cell>
          <table:table-cell office:value-type="float" office:value="1.46153846153846" calcext:value-type="float">
            <text:p>1.46153846153846</text:p>
          </table:table-cell>
          <table:table-cell office:value-type="float" office:value="1.46375048071809" calcext:value-type="float">
            <text:p>1.46375048071809</text:p>
          </table:table-cell>
          <table:table-cell/>
          <table:table-cell table:formula="of:=[.G328]-[.F328]" office:value-type="float" office:value="-1.46375048071809" calcext:value-type="float">
            <text:p>-1.46375048071809</text:p>
          </table:table-cell>
        </table:table-row>
        <table:table-row table:style-name="ro1" table:visibility="filter">
          <table:table-cell office:value-type="string" calcext:value-type="string">
            <text:p>Cole Sillinger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68345323741007" calcext:value-type="float">
            <text:p>1.68345323741007</text:p>
          </table:table-cell>
          <table:table-cell office:value-type="float" office:value="1.56716417910448" calcext:value-type="float">
            <text:p>1.56716417910448</text:p>
          </table:table-cell>
          <table:table-cell office:value-type="float" office:value="1.95" calcext:value-type="float">
            <text:p>1.95</text:p>
          </table:table-cell>
          <table:table-cell office:value-type="float" office:value="1.4668210207953" calcext:value-type="float">
            <text:p>1.4668210207953</text:p>
          </table:table-cell>
          <table:table-cell/>
          <table:table-cell table:formula="of:=[.G329]-[.F329]" office:value-type="float" office:value="-1.4668210207953" calcext:value-type="float">
            <text:p>-1.4668210207953</text:p>
          </table:table-cell>
        </table:table-row>
        <table:table-row table:style-name="ro1" table:visibility="filter">
          <table:table-cell office:value-type="string" calcext:value-type="string">
            <text:p>Alex Nylander</text:p>
          </table:table-cell>
          <table:table-cell office:value-type="float" office:value="1.38636363636364" calcext:value-type="float">
            <text:p>1.38636363636364</text:p>
          </table:table-cell>
          <table:table-cell office:value-type="float" office:value="1.38095238095238" calcext:value-type="float">
            <text:p>1.38095238095238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1.466829004329" calcext:value-type="float">
            <text:p>1.466829004329</text:p>
          </table:table-cell>
          <table:table-cell/>
          <table:table-cell table:formula="of:=[.G330]-[.F330]" office:value-type="float" office:value="-1.466829004329" calcext:value-type="float">
            <text:p>-1.466829004329</text:p>
          </table:table-cell>
        </table:table-row>
        <table:table-row table:style-name="ro1" table:visibility="filter">
          <table:table-cell office:value-type="string" calcext:value-type="string">
            <text:p>Darren Raddysh</text:p>
          </table:table-cell>
          <table:table-cell office:value-type="float" office:value="1.125" calcext:value-type="float">
            <text:p>1.125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1.46875" calcext:value-type="float">
            <text:p>1.46875</text:p>
          </table:table-cell>
          <table:table-cell/>
          <table:table-cell table:formula="of:=[.G331]-[.F331]" office:value-type="float" office:value="-1.46875" calcext:value-type="float">
            <text:p>-1.46875</text:p>
          </table:table-cell>
        </table:table-row>
        <table:table-row table:style-name="ro1" table:visibility="filter">
          <table:table-cell office:value-type="string" calcext:value-type="string">
            <text:p>Pat Maroon</text:p>
          </table:table-cell>
          <table:table-cell office:value-type="float" office:value="1.48184357541899" calcext:value-type="float">
            <text:p>1.48184357541899</text:p>
          </table:table-cell>
          <table:table-cell office:value-type="float" office:value="1.24615384615385" calcext:value-type="float">
            <text:p>1.24615384615385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1.46831955922865" calcext:value-type="float">
            <text:p>1.46831955922865</text:p>
          </table:table-cell>
          <table:table-cell office:value-type="float" office:value="1.4721561682773" calcext:value-type="float">
            <text:p>1.4721561682773</text:p>
          </table:table-cell>
          <table:table-cell/>
          <table:table-cell table:formula="of:=[.G332]-[.F332]" office:value-type="float" office:value="-1.4721561682773" calcext:value-type="float">
            <text:p>-1.4721561682773</text:p>
          </table:table-cell>
        </table:table-row>
        <table:table-row table:style-name="ro1" table:visibility="filter">
          <table:table-cell office:value-type="string" calcext:value-type="string">
            <text:p>Ryan Lomberg</text:p>
          </table:table-cell>
          <table:table-cell office:value-type="float" office:value="1.47904191616766" calcext:value-type="float">
            <text:p>1.47904191616766</text:p>
          </table:table-cell>
          <table:table-cell office:value-type="float" office:value="1.6219512195122" calcext:value-type="float">
            <text:p>1.6219512195122</text:p>
          </table:table-cell>
          <table:table-cell office:value-type="float" office:value="1.31578947368421" calcext:value-type="float">
            <text:p>1.31578947368421</text:p>
          </table:table-cell>
          <table:table-cell office:value-type="string" calcext:value-type="string">
            <text:p><text:s/>'NULL'</text:p>
          </table:table-cell>
          <table:table-cell office:value-type="float" office:value="1.47226086978802" calcext:value-type="float">
            <text:p>1.47226086978802</text:p>
          </table:table-cell>
          <table:table-cell/>
          <table:table-cell table:formula="of:=[.G333]-[.F333]" office:value-type="float" office:value="-1.47226086978802" calcext:value-type="float">
            <text:p>-1.47226086978802</text:p>
          </table:table-cell>
        </table:table-row>
        <table:table-row table:style-name="ro1" table:visibility="filter">
          <table:table-cell office:value-type="string" calcext:value-type="string">
            <text:p>Eric Robinson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1.4390243902439" calcext:value-type="float">
            <text:p>1.4390243902439</text:p>
          </table:table-cell>
          <table:table-cell office:value-type="float" office:value="2" calcext:value-type="float">
            <text:p>2</text:p>
          </table:table-cell>
          <table:table-cell office:value-type="float" office:value="1.49180327868852" calcext:value-type="float">
            <text:p>1.49180327868852</text:p>
          </table:table-cell>
          <table:table-cell office:value-type="float" office:value="1.47595016047635" calcext:value-type="float">
            <text:p>1.47595016047635</text:p>
          </table:table-cell>
          <table:table-cell/>
          <table:table-cell table:formula="of:=[.G334]-[.F334]" office:value-type="float" office:value="-1.47595016047635" calcext:value-type="float">
            <text:p>-1.47595016047635</text:p>
          </table:table-cell>
        </table:table-row>
        <table:table-row table:style-name="ro1" table:visibility="filter">
          <table:table-cell office:value-type="string" calcext:value-type="string">
            <text:p>Kevin Stenlund</text:p>
          </table:table-cell>
          <table:table-cell office:value-type="float" office:value="1.45" calcext:value-type="float">
            <text:p>1.45</text:p>
          </table:table-cell>
          <table:table-cell office:value-type="float" office:value="1.44144144144144" calcext:value-type="float">
            <text:p>1.4414414414414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68" calcext:value-type="float">
            <text:p>1.68</text:p>
          </table:table-cell>
          <table:table-cell office:value-type="float" office:value="1.47619369369369" calcext:value-type="float">
            <text:p>1.47619369369369</text:p>
          </table:table-cell>
          <table:table-cell/>
          <table:table-cell table:formula="of:=[.G335]-[.F335]" office:value-type="float" office:value="-1.47619369369369" calcext:value-type="float">
            <text:p>-1.47619369369369</text:p>
          </table:table-cell>
        </table:table-row>
        <table:table-row table:style-name="ro1" table:visibility="filter">
          <table:table-cell office:value-type="string" calcext:value-type="string">
            <text:p>Cody Ceci</text:p>
          </table:table-cell>
          <table:table-cell office:value-type="float" office:value="1.47913669064748" calcext:value-type="float">
            <text:p>1.47913669064748</text:p>
          </table:table-cell>
          <table:table-cell office:value-type="float" office:value="1.4364161849711" calcext:value-type="float">
            <text:p>1.4364161849711</text:p>
          </table:table-cell>
          <table:table-cell office:value-type="float" office:value="1.63779527559055" calcext:value-type="float">
            <text:p>1.63779527559055</text:p>
          </table:table-cell>
          <table:table-cell office:value-type="float" office:value="1.375" calcext:value-type="float">
            <text:p>1.375</text:p>
          </table:table-cell>
          <table:table-cell office:value-type="float" office:value="1.48208703780228" calcext:value-type="float">
            <text:p>1.48208703780228</text:p>
          </table:table-cell>
          <table:table-cell/>
          <table:table-cell table:formula="of:=[.G336]-[.F336]" office:value-type="float" office:value="-1.48208703780228" calcext:value-type="float">
            <text:p>-1.48208703780228</text:p>
          </table:table-cell>
        </table:table-row>
        <table:table-row table:style-name="ro1" table:visibility="filter">
          <table:table-cell office:value-type="string" calcext:value-type="string">
            <text:p>Kailer Yamamoto</text:p>
          </table:table-cell>
          <table:table-cell office:value-type="float" office:value="1.44782608695652" calcext:value-type="float">
            <text:p>1.44782608695652</text:p>
          </table:table-cell>
          <table:table-cell office:value-type="float" office:value="1.53389830508475" calcext:value-type="float">
            <text:p>1.53389830508475</text:p>
          </table:table-cell>
          <table:table-cell office:value-type="float" office:value="1.8" calcext:value-type="float">
            <text:p>1.8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48709776467698" calcext:value-type="float">
            <text:p>1.48709776467698</text:p>
          </table:table-cell>
          <table:table-cell/>
          <table:table-cell table:formula="of:=[.G337]-[.F337]" office:value-type="float" office:value="-1.48709776467698" calcext:value-type="float">
            <text:p>-1.48709776467698</text:p>
          </table:table-cell>
        </table:table-row>
        <table:table-row table:style-name="ro1" table:visibility="filter">
          <table:table-cell office:value-type="string" calcext:value-type="string">
            <text:p>Joel Edmundson</text:p>
          </table:table-cell>
          <table:table-cell office:value-type="float" office:value="1.45064377682403" calcext:value-type="float">
            <text:p>1.45064377682403</text:p>
          </table:table-cell>
          <table:table-cell office:value-type="float" office:value="1.43628509719222" calcext:value-type="float">
            <text:p>1.43628509719222</text:p>
          </table:table-cell>
          <table:table-cell office:value-type="float" office:value="1.34210526315789" calcext:value-type="float">
            <text:p>1.34210526315789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1.49059186762687" calcext:value-type="float">
            <text:p>1.49059186762687</text:p>
          </table:table-cell>
          <table:table-cell/>
          <table:table-cell table:formula="of:=[.G338]-[.F338]" office:value-type="float" office:value="-1.49059186762687" calcext:value-type="float">
            <text:p>-1.49059186762687</text:p>
          </table:table-cell>
        </table:table-row>
        <table:table-row table:style-name="ro1" table:visibility="filter">
          <table:table-cell office:value-type="string" calcext:value-type="string">
            <text:p>Bowen Byram</text:p>
          </table:table-cell>
          <table:table-cell office:value-type="float" office:value="1.46052631578947" calcext:value-type="float">
            <text:p>1.46052631578947</text:p>
          </table:table-cell>
          <table:table-cell office:value-type="float" office:value="1.37837837837838" calcext:value-type="float">
            <text:p>1.37837837837838</text:p>
          </table:table-cell>
          <table:table-cell office:value-type="float" office:value="1.63636363636364" calcext:value-type="float">
            <text:p>1.63636363636364</text:p>
          </table:table-cell>
          <table:table-cell office:value-type="string" calcext:value-type="string">
            <text:p><text:s/>'NULL'</text:p>
          </table:table-cell>
          <table:table-cell office:value-type="float" office:value="1.49175611017716" calcext:value-type="float">
            <text:p>1.49175611017716</text:p>
          </table:table-cell>
          <table:table-cell/>
          <table:table-cell table:formula="of:=[.G339]-[.F339]" office:value-type="float" office:value="-1.49175611017716" calcext:value-type="float">
            <text:p>-1.49175611017716</text:p>
          </table:table-cell>
        </table:table-row>
        <table:table-row table:style-name="ro1" table:visibility="filter">
          <table:table-cell office:value-type="string" calcext:value-type="string">
            <text:p>Denis Malgin</text:p>
          </table:table-cell>
          <table:table-cell office:value-type="float" office:value="1.49152542372881" calcext:value-type="float">
            <text:p>1.49152542372881</text:p>
          </table:table-cell>
          <table:table-cell office:value-type="float" office:value="1.43983402489627" calcext:value-type="float">
            <text:p>1.43983402489627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1.5" calcext:value-type="float">
            <text:p>1.5</text:p>
          </table:table-cell>
          <table:table-cell office:value-type="float" office:value="1.49672875104516" calcext:value-type="float">
            <text:p>1.49672875104516</text:p>
          </table:table-cell>
          <table:table-cell/>
          <table:table-cell table:formula="of:=[.G340]-[.F340]" office:value-type="float" office:value="-1.49672875104516" calcext:value-type="float">
            <text:p>-1.49672875104516</text:p>
          </table:table-cell>
        </table:table-row>
        <table:table-row table:style-name="ro1" table:visibility="filter">
          <table:table-cell office:value-type="string" calcext:value-type="string">
            <text:p>Luke Evangel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table:formula="of:=[.G341]-[.F341]" office:value-type="float" office:value="-1.5" calcext:value-type="float">
            <text:p>-1.5</text:p>
          </table:table-cell>
        </table:table-row>
        <table:table-row table:style-name="ro1" table:visibility="filter">
          <table:table-cell office:value-type="string" calcext:value-type="string">
            <text:p>Tyler Motte</text:p>
          </table:table-cell>
          <table:table-cell office:value-type="float" office:value="1.5126582278481" calcext:value-type="float">
            <text:p>1.5126582278481</text:p>
          </table:table-cell>
          <table:table-cell office:value-type="float" office:value="1.52830188679245" calcext:value-type="float">
            <text:p>1.52830188679245</text:p>
          </table:table-cell>
          <table:table-cell office:value-type="float" office:value="1.5" calcext:value-type="float">
            <text:p>1.5</text:p>
          </table:table-cell>
          <table:table-cell office:value-type="float" office:value="1.49382716049383" calcext:value-type="float">
            <text:p>1.49382716049383</text:p>
          </table:table-cell>
          <table:table-cell office:value-type="float" office:value="1.5086968187836" calcext:value-type="float">
            <text:p>1.5086968187836</text:p>
          </table:table-cell>
          <table:table-cell/>
          <table:table-cell table:formula="of:=[.G342]-[.F342]" office:value-type="float" office:value="-1.5086968187836" calcext:value-type="float">
            <text:p>-1.5086968187836</text:p>
          </table:table-cell>
        </table:table-row>
        <table:table-row table:style-name="ro1" table:visibility="filter">
          <table:table-cell office:value-type="string" calcext:value-type="string">
            <text:p>Andrew Cogliano</text:p>
          </table:table-cell>
          <table:table-cell office:value-type="float" office:value="1.54779717373234" calcext:value-type="float">
            <text:p>1.54779717373234</text:p>
          </table:table-cell>
          <table:table-cell office:value-type="float" office:value="1.53962900505902" calcext:value-type="float">
            <text:p>1.53962900505902</text:p>
          </table:table-cell>
          <table:table-cell office:value-type="float" office:value="1.56279069767442" calcext:value-type="float">
            <text:p>1.56279069767442</text:p>
          </table:table-cell>
          <table:table-cell office:value-type="float" office:value="1.39130434782609" calcext:value-type="float">
            <text:p>1.39130434782609</text:p>
          </table:table-cell>
          <table:table-cell office:value-type="float" office:value="1.51038030607297" calcext:value-type="float">
            <text:p>1.51038030607297</text:p>
          </table:table-cell>
          <table:table-cell/>
          <table:table-cell table:formula="of:=[.G343]-[.F343]" office:value-type="float" office:value="-1.51038030607297" calcext:value-type="float">
            <text:p>-1.51038030607297</text:p>
          </table:table-cell>
        </table:table-row>
        <table:table-row table:style-name="ro1" table:visibility="filter">
          <table:table-cell office:value-type="string" calcext:value-type="string">
            <text:p>Colin Blackwell</text:p>
          </table:table-cell>
          <table:table-cell office:value-type="float" office:value="1.20418848167539" calcext:value-type="float">
            <text:p>1.20418848167539</text:p>
          </table:table-cell>
          <table:table-cell office:value-type="float" office:value="2.5" calcext:value-type="float">
            <text:p>2.5</text:p>
          </table:table-cell>
          <table:table-cell office:value-type="float" office:value="1.16" calcext:value-type="float">
            <text:p>1.16</text:p>
          </table:table-cell>
          <table:table-cell office:value-type="float" office:value="1.25" calcext:value-type="float">
            <text:p>1.25</text:p>
          </table:table-cell>
          <table:table-cell office:value-type="float" office:value="1.52854712041885" calcext:value-type="float">
            <text:p>1.52854712041885</text:p>
          </table:table-cell>
          <table:table-cell/>
          <table:table-cell table:formula="of:=[.G344]-[.F344]" office:value-type="float" office:value="-1.52854712041885" calcext:value-type="float">
            <text:p>-1.52854712041885</text:p>
          </table:table-cell>
        </table:table-row>
        <table:table-row table:style-name="ro1" table:visibility="filter">
          <table:table-cell office:value-type="string" calcext:value-type="string">
            <text:p>Esa Lindell</text:p>
          </table:table-cell>
          <table:table-cell office:value-type="float" office:value="1.57677165354331" calcext:value-type="float">
            <text:p>1.57677165354331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.58893280632411" calcext:value-type="float">
            <text:p>1.58893280632411</text:p>
          </table:table-cell>
          <table:table-cell office:value-type="float" office:value="1.5" calcext:value-type="float">
            <text:p>1.5</text:p>
          </table:table-cell>
          <table:table-cell office:value-type="float" office:value="1.53407317379038" calcext:value-type="float">
            <text:p>1.53407317379038</text:p>
          </table:table-cell>
          <table:table-cell/>
          <table:table-cell table:formula="of:=[.G345]-[.F345]" office:value-type="float" office:value="-1.53407317379038" calcext:value-type="float">
            <text:p>-1.53407317379038</text:p>
          </table:table-cell>
        </table:table-row>
        <table:table-row table:style-name="ro1" table:visibility="filter">
          <table:table-cell office:value-type="string" calcext:value-type="string">
            <text:p>Michael Stone</text:p>
          </table:table-cell>
          <table:table-cell office:value-type="float" office:value="1.68478260869565" calcext:value-type="float">
            <text:p>1.68478260869565</text:p>
          </table:table-cell>
          <table:table-cell office:value-type="float" office:value="1.58545454545455" calcext:value-type="float">
            <text:p>1.58545454545455</text:p>
          </table:table-cell>
          <table:table-cell office:value-type="float" office:value="1.50359712230216" calcext:value-type="float">
            <text:p>1.50359712230216</text:p>
          </table:table-cell>
          <table:table-cell office:value-type="float" office:value="1.375" calcext:value-type="float">
            <text:p>1.375</text:p>
          </table:table-cell>
          <table:table-cell office:value-type="float" office:value="1.53720856911309" calcext:value-type="float">
            <text:p>1.53720856911309</text:p>
          </table:table-cell>
          <table:table-cell/>
          <table:table-cell table:formula="of:=[.G346]-[.F346]" office:value-type="float" office:value="-1.53720856911309" calcext:value-type="float">
            <text:p>-1.53720856911309</text:p>
          </table:table-cell>
        </table:table-row>
        <table:table-row table:style-name="ro1" table:visibility="filter">
          <table:table-cell office:value-type="string" calcext:value-type="string">
            <text:p>Matt Grzelcyk</text:p>
          </table:table-cell>
          <table:table-cell office:value-type="float" office:value="1.55858310626703" calcext:value-type="float">
            <text:p>1.55858310626703</text:p>
          </table:table-cell>
          <table:table-cell office:value-type="float" office:value="1.65454545454545" calcext:value-type="float">
            <text:p>1.65454545454545</text:p>
          </table:table-cell>
          <table:table-cell office:value-type="float" office:value="1.56216216216216" calcext:value-type="float">
            <text:p>1.56216216216216</text:p>
          </table:table-cell>
          <table:table-cell office:value-type="float" office:value="1.375" calcext:value-type="float">
            <text:p>1.375</text:p>
          </table:table-cell>
          <table:table-cell office:value-type="float" office:value="1.53757268074366" calcext:value-type="float">
            <text:p>1.53757268074366</text:p>
          </table:table-cell>
          <table:table-cell/>
          <table:table-cell table:formula="of:=[.G347]-[.F347]" office:value-type="float" office:value="-1.53757268074366" calcext:value-type="float">
            <text:p>-1.53757268074366</text:p>
          </table:table-cell>
        </table:table-row>
        <table:table-row table:style-name="ro1" table:visibility="filter">
          <table:table-cell office:value-type="string" calcext:value-type="string">
            <text:p>Christian Dvorak</text:p>
          </table:table-cell>
          <table:table-cell office:value-type="float" office:value="1.58293838862559" calcext:value-type="float">
            <text:p>1.58293838862559</text:p>
          </table:table-cell>
          <table:table-cell office:value-type="float" office:value="1.4811320754717" calcext:value-type="float">
            <text:p>1.4811320754717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1.77922077922078" calcext:value-type="float">
            <text:p>1.77922077922078</text:p>
          </table:table-cell>
          <table:table-cell office:value-type="float" office:value="1.53774588775259" calcext:value-type="float">
            <text:p>1.53774588775259</text:p>
          </table:table-cell>
          <table:table-cell/>
          <table:table-cell table:formula="of:=[.G348]-[.F348]" office:value-type="float" office:value="-1.53774588775259" calcext:value-type="float">
            <text:p>-1.53774588775259</text:p>
          </table:table-cell>
        </table:table-row>
        <table:table-row table:style-name="ro1" table:visibility="filter">
          <table:table-cell office:value-type="string" calcext:value-type="string">
            <text:p>Ross Colton</text:p>
          </table:table-cell>
          <table:table-cell office:value-type="float" office:value="0.75" calcext:value-type="float">
            <text:p>0.75</text:p>
          </table:table-cell>
          <table:table-cell office:value-type="float" office:value="1.88636363636364" calcext:value-type="float">
            <text:p>1.88636363636364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.90697674418605" calcext:value-type="float">
            <text:p>1.90697674418605</text:p>
          </table:table-cell>
          <table:table-cell office:value-type="float" office:value="1.53906090158903" calcext:value-type="float">
            <text:p>1.53906090158903</text:p>
          </table:table-cell>
          <table:table-cell/>
          <table:table-cell table:formula="of:=[.G349]-[.F349]" office:value-type="float" office:value="-1.53906090158903" calcext:value-type="float">
            <text:p>-1.53906090158903</text:p>
          </table:table-cell>
        </table:table-row>
        <table:table-row table:style-name="ro1" table:visibility="filter">
          <table:table-cell office:value-type="string" calcext:value-type="string">
            <text:p>Pavel Zacha</text:p>
          </table:table-cell>
          <table:table-cell office:value-type="float" office:value="1.65486725663717" calcext:value-type="float">
            <text:p>1.65486725663717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375" calcext:value-type="float">
            <text:p>1.375</text:p>
          </table:table-cell>
          <table:table-cell office:value-type="float" office:value="1.5" calcext:value-type="float">
            <text:p>1.5</text:p>
          </table:table-cell>
          <table:table-cell office:value-type="float" office:value="1.54913348082596" calcext:value-type="float">
            <text:p>1.54913348082596</text:p>
          </table:table-cell>
          <table:table-cell/>
          <table:table-cell table:formula="of:=[.G350]-[.F350]" office:value-type="float" office:value="-1.54913348082596" calcext:value-type="float">
            <text:p>-1.54913348082596</text:p>
          </table:table-cell>
        </table:table-row>
        <table:table-row table:style-name="ro1" table:visibility="filter">
          <table:table-cell office:value-type="string" calcext:value-type="string">
            <text:p>Ben Hutton</text:p>
          </table:table-cell>
          <table:table-cell office:value-type="float" office:value="1.64383561643836" calcext:value-type="float">
            <text:p>1.64383561643836</text:p>
          </table:table-cell>
          <table:table-cell office:value-type="float" office:value="1.61220043572985" calcext:value-type="float">
            <text:p>1.61220043572985</text:p>
          </table:table-cell>
          <table:table-cell office:value-type="float" office:value="1.25" calcext:value-type="float">
            <text:p>1.25</text:p>
          </table:table-cell>
          <table:table-cell office:value-type="float" office:value="1.70305676855895" calcext:value-type="float">
            <text:p>1.70305676855895</text:p>
          </table:table-cell>
          <table:table-cell office:value-type="float" office:value="1.55227320518179" calcext:value-type="float">
            <text:p>1.55227320518179</text:p>
          </table:table-cell>
          <table:table-cell/>
          <table:table-cell table:formula="of:=[.G351]-[.F351]" office:value-type="float" office:value="-1.55227320518179" calcext:value-type="float">
            <text:p>-1.55227320518179</text:p>
          </table:table-cell>
        </table:table-row>
        <table:table-row table:style-name="ro1" table:visibility="filter">
          <table:table-cell office:value-type="string" calcext:value-type="string">
            <text:p>Nolan Patrick</text:p>
          </table:table-cell>
          <table:table-cell office:value-type="float" office:value="1.46396396396396" calcext:value-type="float">
            <text:p>1.46396396396396</text:p>
          </table:table-cell>
          <table:table-cell office:value-type="float" office:value="1.38461538461538" calcext:value-type="float">
            <text:p>1.38461538461538</text:p>
          </table:table-cell>
          <table:table-cell office:value-type="float" office:value="1.57017543859649" calcext:value-type="float">
            <text:p>1.57017543859649</text:p>
          </table:table-cell>
          <table:table-cell office:value-type="float" office:value="1.8" calcext:value-type="float">
            <text:p>1.8</text:p>
          </table:table-cell>
          <table:table-cell office:value-type="float" office:value="1.55468869679396" calcext:value-type="float">
            <text:p>1.55468869679396</text:p>
          </table:table-cell>
          <table:table-cell/>
          <table:table-cell table:formula="of:=[.G352]-[.F352]" office:value-type="float" office:value="-1.55468869679396" calcext:value-type="float">
            <text:p>-1.55468869679396</text:p>
          </table:table-cell>
        </table:table-row>
        <table:table-row table:style-name="ro1" table:visibility="filter">
          <table:table-cell office:value-type="string" calcext:value-type="string">
            <text:p>Nick Cousins</text:p>
          </table:table-cell>
          <table:table-cell office:value-type="float" office:value="1.52755905511811" calcext:value-type="float">
            <text:p>1.52755905511811</text:p>
          </table:table-cell>
          <table:table-cell office:value-type="float" office:value="1.62835249042146" calcext:value-type="float">
            <text:p>1.62835249042146</text:p>
          </table:table-cell>
          <table:table-cell office:value-type="float" office:value="1.51063829787234" calcext:value-type="float">
            <text:p>1.51063829787234</text:p>
          </table:table-cell>
          <table:table-cell office:value-type="string" calcext:value-type="string">
            <text:p><text:s/>'NULL'</text:p>
          </table:table-cell>
          <table:table-cell office:value-type="float" office:value="1.55551661447064" calcext:value-type="float">
            <text:p>1.55551661447064</text:p>
          </table:table-cell>
          <table:table-cell/>
          <table:table-cell table:formula="of:=[.G353]-[.F353]" office:value-type="float" office:value="-1.55551661447064" calcext:value-type="float">
            <text:p>-1.55551661447064</text:p>
          </table:table-cell>
        </table:table-row>
        <table:table-row table:style-name="ro1" table:visibility="filter">
          <table:table-cell office:value-type="string" calcext:value-type="string">
            <text:p>Dillon Dube</text:p>
          </table:table-cell>
          <table:table-cell office:value-type="float" office:value="1.43065693430657" calcext:value-type="float">
            <text:p>1.43065693430657</text:p>
          </table:table-cell>
          <table:table-cell office:value-type="float" office:value="1.59328358208955" calcext:value-type="float">
            <text:p>1.59328358208955</text:p>
          </table:table-cell>
          <table:table-cell office:value-type="float" office:value="1.78947368421053" calcext:value-type="float">
            <text:p>1.78947368421053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1.56446466126277" calcext:value-type="float">
            <text:p>1.56446466126277</text:p>
          </table:table-cell>
          <table:table-cell/>
          <table:table-cell table:formula="of:=[.G354]-[.F354]" office:value-type="float" office:value="-1.56446466126277" calcext:value-type="float">
            <text:p>-1.56446466126277</text:p>
          </table:table-cell>
        </table:table-row>
        <table:table-row table:style-name="ro1" table:visibility="filter">
          <table:table-cell office:value-type="string" calcext:value-type="string">
            <text:p>Liam O'Brien</text:p>
          </table:table-cell>
          <table:table-cell office:value-type="float" office:value="0.790909090909091" calcext:value-type="float">
            <text:p>0.79090909090909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3.5" calcext:value-type="float">
            <text:p>3.5</text:p>
          </table:table-cell>
          <table:table-cell office:value-type="float" office:value="0.891304347826087" calcext:value-type="float">
            <text:p>0.891304347826087</text:p>
          </table:table-cell>
          <table:table-cell office:value-type="float" office:value="1.58126764539808" calcext:value-type="float">
            <text:p>1.58126764539808</text:p>
          </table:table-cell>
          <table:table-cell/>
          <table:table-cell table:formula="of:=[.G355]-[.F355]" office:value-type="float" office:value="-1.58126764539808" calcext:value-type="float">
            <text:p>-1.58126764539808</text:p>
          </table:table-cell>
        </table:table-row>
        <table:table-row table:style-name="ro1" table:visibility="filter">
          <table:table-cell office:value-type="string" calcext:value-type="string">
            <text:p>Mark Kastelic</text:p>
          </table:table-cell>
          <table:table-cell office:value-type="float" office:value="1.02898550724638" calcext:value-type="float">
            <text:p>1.02898550724638</text:p>
          </table:table-cell>
          <table:table-cell office:value-type="float" office:value="3" calcext:value-type="float">
            <text:p>3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8462732919255" calcext:value-type="float">
            <text:p>1.58462732919255</text:p>
          </table:table-cell>
          <table:table-cell/>
          <table:table-cell table:formula="of:=[.G356]-[.F356]" office:value-type="float" office:value="-1.58462732919255" calcext:value-type="float">
            <text:p>-1.58462732919255</text:p>
          </table:table-cell>
        </table:table-row>
        <table:table-row table:style-name="ro1" table:visibility="filter">
          <table:table-cell office:value-type="string" calcext:value-type="string">
            <text:p>Nicolas Hague</text:p>
          </table:table-cell>
          <table:table-cell office:value-type="float" office:value="1.58851674641148" calcext:value-type="float">
            <text:p>1.58851674641148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64356435643564" calcext:value-type="float">
            <text:p>1.64356435643564</text:p>
          </table:table-cell>
          <table:table-cell office:value-type="float" office:value="1.58498106002551" calcext:value-type="float">
            <text:p>1.58498106002551</text:p>
          </table:table-cell>
          <table:table-cell/>
          <table:table-cell table:formula="of:=[.G357]-[.F357]" office:value-type="float" office:value="-1.58498106002551" calcext:value-type="float">
            <text:p>-1.58498106002551</text:p>
          </table:table-cell>
        </table:table-row>
        <table:table-row table:style-name="ro1" table:visibility="filter">
          <table:table-cell office:value-type="string" calcext:value-type="string">
            <text:p>William Carrier</text:p>
          </table:table-cell>
          <table:table-cell office:value-type="float" office:value="1.67441860465116" calcext:value-type="float">
            <text:p>1.67441860465116</text:p>
          </table:table-cell>
          <table:table-cell office:value-type="float" office:value="1.57486631016043" calcext:value-type="float">
            <text:p>1.57486631016043</text:p>
          </table:table-cell>
          <table:table-cell office:value-type="float" office:value="1.59459459459459" calcext:value-type="float">
            <text:p>1.59459459459459</text:p>
          </table:table-cell>
          <table:table-cell office:value-type="float" office:value="1.5" calcext:value-type="float">
            <text:p>1.5</text:p>
          </table:table-cell>
          <table:table-cell office:value-type="float" office:value="1.58596987735155" calcext:value-type="float">
            <text:p>1.58596987735155</text:p>
          </table:table-cell>
          <table:table-cell/>
          <table:table-cell table:formula="of:=[.G358]-[.F358]" office:value-type="float" office:value="-1.58596987735155" calcext:value-type="float">
            <text:p>-1.58596987735155</text:p>
          </table:table-cell>
        </table:table-row>
        <table:table-row table:style-name="ro1" table:visibility="filter">
          <table:table-cell office:value-type="string" calcext:value-type="string">
            <text:p>Ryan McDonagh</text:p>
          </table:table-cell>
          <table:table-cell office:value-type="float" office:value="1.58095238095238" calcext:value-type="float">
            <text:p>1.58095238095238</text:p>
          </table:table-cell>
          <table:table-cell office:value-type="float" office:value="1.72955974842767" calcext:value-type="float">
            <text:p>1.72955974842767</text:p>
          </table:table-cell>
          <table:table-cell office:value-type="float" office:value="1.52" calcext:value-type="float">
            <text:p>1.52</text:p>
          </table:table-cell>
          <table:table-cell office:value-type="float" office:value="1.51442307692308" calcext:value-type="float">
            <text:p>1.51442307692308</text:p>
          </table:table-cell>
          <table:table-cell office:value-type="float" office:value="1.58623380157578" calcext:value-type="float">
            <text:p>1.58623380157578</text:p>
          </table:table-cell>
          <table:table-cell/>
          <table:table-cell table:formula="of:=[.G359]-[.F359]" office:value-type="float" office:value="-1.58623380157578" calcext:value-type="float">
            <text:p>-1.58623380157578</text:p>
          </table:table-cell>
        </table:table-row>
        <table:table-row table:style-name="ro1" table:visibility="filter">
          <table:table-cell office:value-type="string" calcext:value-type="string">
            <text:p>Justin Schultz</text:p>
          </table:table-cell>
          <table:table-cell office:value-type="float" office:value="1.55975794251135" calcext:value-type="float">
            <text:p>1.55975794251135</text:p>
          </table:table-cell>
          <table:table-cell office:value-type="float" office:value="1.51702786377709" calcext:value-type="float">
            <text:p>1.51702786377709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1.75177304964539" calcext:value-type="float">
            <text:p>1.75177304964539</text:p>
          </table:table-cell>
          <table:table-cell office:value-type="float" office:value="1.59255638065012" calcext:value-type="float">
            <text:p>1.59255638065012</text:p>
          </table:table-cell>
          <table:table-cell/>
          <table:table-cell table:formula="of:=[.G360]-[.F360]" office:value-type="float" office:value="-1.59255638065012" calcext:value-type="float">
            <text:p>-1.59255638065012</text:p>
          </table:table-cell>
        </table:table-row>
        <table:table-row table:style-name="ro1" table:visibility="filter">
          <table:table-cell office:value-type="string" calcext:value-type="string">
            <text:p>Damon Severson</text:p>
          </table:table-cell>
          <table:table-cell office:value-type="float" office:value="1.62341772151899" calcext:value-type="float">
            <text:p>1.62341772151899</text:p>
          </table:table-cell>
          <table:table-cell office:value-type="float" office:value="1.52212389380531" calcext:value-type="float">
            <text:p>1.52212389380531</text:p>
          </table:table-cell>
          <table:table-cell office:value-type="float" office:value="1.6" calcext:value-type="float">
            <text:p>1.6</text:p>
          </table:table-cell>
          <table:table-cell office:value-type="float" office:value="1.63578274760383" calcext:value-type="float">
            <text:p>1.63578274760383</text:p>
          </table:table-cell>
          <table:table-cell office:value-type="float" office:value="1.59533109073203" calcext:value-type="float">
            <text:p>1.59533109073203</text:p>
          </table:table-cell>
          <table:table-cell/>
          <table:table-cell table:formula="of:=[.G361]-[.F361]" office:value-type="float" office:value="-1.59533109073203" calcext:value-type="float">
            <text:p>-1.59533109073203</text:p>
          </table:table-cell>
        </table:table-row>
        <table:table-row table:style-name="ro1" table:visibility="filter">
          <table:table-cell office:value-type="string" calcext:value-type="string">
            <text:p>Kaapo Kakko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1.7" calcext:value-type="float">
            <text:p>1.7</text:p>
          </table:table-cell>
          <table:table-cell office:value-type="float" office:value="1.59737103174603" calcext:value-type="float">
            <text:p>1.59737103174603</text:p>
          </table:table-cell>
          <table:table-cell/>
          <table:table-cell table:formula="of:=[.G362]-[.F362]" office:value-type="float" office:value="-1.59737103174603" calcext:value-type="float">
            <text:p>-1.59737103174603</text:p>
          </table:table-cell>
        </table:table-row>
        <table:table-row table:style-name="ro1" table:visibility="filter">
          <table:table-cell office:value-type="string" calcext:value-type="string">
            <text:p>Yanni Gourde</text:p>
          </table:table-cell>
          <table:table-cell office:value-type="float" office:value="1.7" calcext:value-type="float">
            <text:p>1.7</text:p>
          </table:table-cell>
          <table:table-cell office:value-type="float" office:value="1.64935064935065" calcext:value-type="float">
            <text:p>1.64935064935065</text:p>
          </table:table-cell>
          <table:table-cell office:value-type="float" office:value="1.52488687782805" calcext:value-type="float">
            <text:p>1.52488687782805</text:p>
          </table:table-cell>
          <table:table-cell office:value-type="float" office:value="1.54545454545455" calcext:value-type="float">
            <text:p>1.54545454545455</text:p>
          </table:table-cell>
          <table:table-cell office:value-type="float" office:value="1.60492301815831" calcext:value-type="float">
            <text:p>1.60492301815831</text:p>
          </table:table-cell>
          <table:table-cell/>
          <table:table-cell table:formula="of:=[.G363]-[.F363]" office:value-type="float" office:value="-1.60492301815831" calcext:value-type="float">
            <text:p>-1.60492301815831</text:p>
          </table:table-cell>
        </table:table-row>
        <table:table-row table:style-name="ro1" table:visibility="filter">
          <table:table-cell office:value-type="string" calcext:value-type="string">
            <text:p>Philip Tomasino</text:p>
          </table:table-cell>
          <table:table-cell office:value-type="float" office:value="1.51111111111111" calcext:value-type="float">
            <text:p>1.51111111111111</text:p>
          </table:table-cell>
          <table:table-cell office:value-type="float" office:value="2" calcext:value-type="float">
            <text:p>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1.25" calcext:value-type="float">
            <text:p>1.25</text:p>
          </table:table-cell>
          <table:table-cell office:value-type="float" office:value="1.61073232323232" calcext:value-type="float">
            <text:p>1.61073232323232</text:p>
          </table:table-cell>
          <table:table-cell/>
          <table:table-cell table:formula="of:=[.G364]-[.F364]" office:value-type="float" office:value="-1.61073232323232" calcext:value-type="float">
            <text:p>-1.61073232323232</text:p>
          </table:table-cell>
        </table:table-row>
        <table:table-row table:style-name="ro1" table:visibility="filter">
          <table:table-cell office:value-type="string" calcext:value-type="string">
            <text:p>Connor Clifton</text:p>
          </table:table-cell>
          <table:table-cell office:value-type="float" office:value="1.15137614678899" calcext:value-type="float">
            <text:p>1.15137614678899</text:p>
          </table:table-cell>
          <table:table-cell office:value-type="float" office:value="2.75" calcext:value-type="float">
            <text:p>2.75</text:p>
          </table:table-cell>
          <table:table-cell office:value-type="float" office:value="1.14814814814815" calcext:value-type="float">
            <text:p>1.14814814814815</text:p>
          </table:table-cell>
          <table:table-cell office:value-type="float" office:value="1.4" calcext:value-type="float">
            <text:p>1.4</text:p>
          </table:table-cell>
          <table:table-cell office:value-type="float" office:value="1.61238107373428" calcext:value-type="float">
            <text:p>1.61238107373428</text:p>
          </table:table-cell>
          <table:table-cell/>
          <table:table-cell table:formula="of:=[.G365]-[.F365]" office:value-type="float" office:value="-1.61238107373428" calcext:value-type="float">
            <text:p>-1.61238107373428</text:p>
          </table:table-cell>
        </table:table-row>
        <table:table-row table:style-name="ro1" table:visibility="filter">
          <table:table-cell office:value-type="string" calcext:value-type="string">
            <text:p>Brett Ritchie</text:p>
          </table:table-cell>
          <table:table-cell office:value-type="float" office:value="1.62532981530343" calcext:value-type="float">
            <text:p>1.62532981530343</text:p>
          </table:table-cell>
          <table:table-cell office:value-type="float" office:value="1.57868020304569" calcext:value-type="float">
            <text:p>1.57868020304569</text:p>
          </table:table-cell>
          <table:table-cell office:value-type="float" office:value="1.35294117647059" calcext:value-type="float">
            <text:p>1.35294117647059</text:p>
          </table:table-cell>
          <table:table-cell office:value-type="float" office:value="1.90243902439024" calcext:value-type="float">
            <text:p>1.90243902439024</text:p>
          </table:table-cell>
          <table:table-cell office:value-type="float" office:value="1.61484755480249" calcext:value-type="float">
            <text:p>1.61484755480249</text:p>
          </table:table-cell>
          <table:table-cell/>
          <table:table-cell table:formula="of:=[.G366]-[.F366]" office:value-type="float" office:value="-1.61484755480249" calcext:value-type="float">
            <text:p>-1.61484755480249</text:p>
          </table:table-cell>
        </table:table-row>
        <table:table-row table:style-name="ro1" table:visibility="filter">
          <table:table-cell office:value-type="string" calcext:value-type="string">
            <text:p>Anthony Cirelli</text:p>
          </table:table-cell>
          <table:table-cell office:value-type="float" office:value="1.60606060606061" calcext:value-type="float">
            <text:p>1.60606060606061</text:p>
          </table:table-cell>
          <table:table-cell office:value-type="float" office:value="1.69911504424779" calcext:value-type="float">
            <text:p>1.69911504424779</text:p>
          </table:table-cell>
          <table:table-cell office:value-type="float" office:value="1.36619718309859" calcext:value-type="float">
            <text:p>1.36619718309859</text:p>
          </table:table-cell>
          <table:table-cell office:value-type="float" office:value="1.8" calcext:value-type="float">
            <text:p>1.8</text:p>
          </table:table-cell>
          <table:table-cell office:value-type="float" office:value="1.61784320835175" calcext:value-type="float">
            <text:p>1.61784320835175</text:p>
          </table:table-cell>
          <table:table-cell/>
          <table:table-cell table:formula="of:=[.G367]-[.F367]" office:value-type="float" office:value="-1.61784320835175" calcext:value-type="float">
            <text:p>-1.61784320835175</text:p>
          </table:table-cell>
        </table:table-row>
        <table:table-row table:style-name="ro1" table:visibility="filter">
          <table:table-cell office:value-type="string" calcext:value-type="string">
            <text:p>Hampus Lindholm</text:p>
          </table:table-cell>
          <table:table-cell office:value-type="float" office:value="1.73170731707317" calcext:value-type="float">
            <text:p>1.73170731707317</text:p>
          </table:table-cell>
          <table:table-cell office:value-type="float" office:value="1.68807339449541" calcext:value-type="float">
            <text:p>1.68807339449541</text:p>
          </table:table-cell>
          <table:table-cell office:value-type="float" office:value="1.52427184466019" calcext:value-type="float">
            <text:p>1.52427184466019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1.62142980572386" calcext:value-type="float">
            <text:p>1.62142980572386</text:p>
          </table:table-cell>
          <table:table-cell/>
          <table:table-cell table:formula="of:=[.G368]-[.F368]" office:value-type="float" office:value="-1.62142980572386" calcext:value-type="float">
            <text:p>-1.62142980572386</text:p>
          </table:table-cell>
        </table:table-row>
        <table:table-row table:style-name="ro1" table:visibility="filter">
          <table:table-cell office:value-type="string" calcext:value-type="string">
            <text:p>Shane Pinto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1.73809523809524" calcext:value-type="float">
            <text:p>1.73809523809524</text:p>
          </table:table-cell>
          <table:table-cell office:value-type="float" office:value="1" calcext:value-type="float">
            <text:p>1</text:p>
          </table:table-cell>
          <table:table-cell office:value-type="float" office:value="1.63095238095238" calcext:value-type="float">
            <text:p>1.63095238095238</text:p>
          </table:table-cell>
          <table:table-cell/>
          <table:table-cell table:formula="of:=[.G369]-[.F369]" office:value-type="float" office:value="-1.63095238095238" calcext:value-type="float">
            <text:p>-1.63095238095238</text:p>
          </table:table-cell>
        </table:table-row>
        <table:table-row table:style-name="ro1" table:visibility="filter">
          <table:table-cell office:value-type="string" calcext:value-type="string">
            <text:p>Danton Heinen</text:p>
          </table:table-cell>
          <table:table-cell office:value-type="float" office:value="1.6325" calcext:value-type="float">
            <text:p>1.6325</text:p>
          </table:table-cell>
          <table:table-cell office:value-type="float" office:value="1.76884422110553" calcext:value-type="float">
            <text:p>1.76884422110553</text:p>
          </table:table-cell>
          <table:table-cell office:value-type="float" office:value="1.54545454545455" calcext:value-type="float">
            <text:p>1.54545454545455</text:p>
          </table:table-cell>
          <table:table-cell office:value-type="float" office:value="1.6" calcext:value-type="float">
            <text:p>1.6</text:p>
          </table:table-cell>
          <table:table-cell office:value-type="float" office:value="1.63669969164002" calcext:value-type="float">
            <text:p>1.63669969164002</text:p>
          </table:table-cell>
          <table:table-cell/>
          <table:table-cell table:formula="of:=[.G370]-[.F370]" office:value-type="float" office:value="-1.63669969164002" calcext:value-type="float">
            <text:p>-1.63669969164002</text:p>
          </table:table-cell>
        </table:table-row>
        <table:table-row table:style-name="ro1" table:visibility="filter">
          <table:table-cell office:value-type="string" calcext:value-type="string">
            <text:p>Emil Bemstrom</text:p>
          </table:table-cell>
          <table:table-cell office:value-type="float" office:value="1.62179487179487" calcext:value-type="float">
            <text:p>1.62179487179487</text:p>
          </table:table-cell>
          <table:table-cell office:value-type="float" office:value="1.80555555555556" calcext:value-type="float">
            <text:p>1.80555555555556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79310344827586" calcext:value-type="float">
            <text:p>1.79310344827586</text:p>
          </table:table-cell>
          <table:table-cell office:value-type="float" office:value="1.63844680223991" calcext:value-type="float">
            <text:p>1.63844680223991</text:p>
          </table:table-cell>
          <table:table-cell/>
          <table:table-cell table:formula="of:=[.G371]-[.F371]" office:value-type="float" office:value="-1.63844680223991" calcext:value-type="float">
            <text:p>-1.63844680223991</text:p>
          </table:table-cell>
        </table:table-row>
        <table:table-row table:style-name="ro1" table:visibility="filter">
          <table:table-cell office:value-type="string" calcext:value-type="string">
            <text:p>Sean Kuraly</text:p>
          </table:table-cell>
          <table:table-cell office:value-type="float" office:value="1.64778325123153" calcext:value-type="float">
            <text:p>1.64778325123153</text:p>
          </table:table-cell>
          <table:table-cell office:value-type="float" office:value="1.62376237623762" calcext:value-type="float">
            <text:p>1.62376237623762</text:p>
          </table:table-cell>
          <table:table-cell office:value-type="float" office:value="1.65957446808511" calcext:value-type="float">
            <text:p>1.65957446808511</text:p>
          </table:table-cell>
          <table:table-cell office:value-type="float" office:value="1.625" calcext:value-type="float">
            <text:p>1.625</text:p>
          </table:table-cell>
          <table:table-cell office:value-type="float" office:value="1.63903002388856" calcext:value-type="float">
            <text:p>1.63903002388856</text:p>
          </table:table-cell>
          <table:table-cell/>
          <table:table-cell table:formula="of:=[.G372]-[.F372]" office:value-type="float" office:value="-1.63903002388856" calcext:value-type="float">
            <text:p>-1.63903002388856</text:p>
          </table:table-cell>
        </table:table-row>
        <table:table-row table:style-name="ro1" table:visibility="filter">
          <table:table-cell office:value-type="string" calcext:value-type="string">
            <text:p>Nicholas Paul</text:p>
          </table:table-cell>
          <table:table-cell office:value-type="float" office:value="1.46296296296296" calcext:value-type="float">
            <text:p>1.46296296296296</text:p>
          </table:table-cell>
          <table:table-cell office:value-type="float" office:value="1.7484076433121" calcext:value-type="float">
            <text:p>1.7484076433121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68387096774194" calcext:value-type="float">
            <text:p>1.68387096774194</text:p>
          </table:table-cell>
          <table:table-cell office:value-type="float" office:value="1.64047706017092" calcext:value-type="float">
            <text:p>1.64047706017092</text:p>
          </table:table-cell>
          <table:table-cell/>
          <table:table-cell table:formula="of:=[.G373]-[.F373]" office:value-type="float" office:value="-1.64047706017092" calcext:value-type="float">
            <text:p>-1.64047706017092</text:p>
          </table:table-cell>
        </table:table-row>
        <table:table-row table:style-name="ro1" table:visibility="filter">
          <table:table-cell office:value-type="string" calcext:value-type="string">
            <text:p>Trent Frederic</text:p>
          </table:table-cell>
          <table:table-cell office:value-type="float" office:value="1.46315789473684" calcext:value-type="float">
            <text:p>1.46315789473684</text:p>
          </table:table-cell>
          <table:table-cell office:value-type="float" office:value="1.43956043956044" calcext:value-type="float">
            <text:p>1.43956043956044</text:p>
          </table:table-cell>
          <table:table-cell office:value-type="float" office:value="2" calcext:value-type="float">
            <text:p>2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.65425101214575" calcext:value-type="float">
            <text:p>1.65425101214575</text:p>
          </table:table-cell>
          <table:table-cell/>
          <table:table-cell table:formula="of:=[.G374]-[.F374]" office:value-type="float" office:value="-1.65425101214575" calcext:value-type="float">
            <text:p>-1.65425101214575</text:p>
          </table:table-cell>
        </table:table-row>
        <table:table-row table:style-name="ro1" table:visibility="filter">
          <table:table-cell office:value-type="string" calcext:value-type="string">
            <text:p>Warren Foegele</text:p>
          </table:table-cell>
          <table:table-cell office:value-type="float" office:value="1.70746268656716" calcext:value-type="float">
            <text:p>1.70746268656716</text:p>
          </table:table-cell>
          <table:table-cell office:value-type="float" office:value="1.82716049382716" calcext:value-type="float">
            <text:p>1.82716049382716</text:p>
          </table:table-cell>
          <table:table-cell office:value-type="float" office:value="1.8" calcext:value-type="float">
            <text:p>1.8</text:p>
          </table:table-cell>
          <table:table-cell office:value-type="float" office:value="1.30188679245283" calcext:value-type="float">
            <text:p>1.30188679245283</text:p>
          </table:table-cell>
          <table:table-cell office:value-type="float" office:value="1.65912749321179" calcext:value-type="float">
            <text:p>1.65912749321179</text:p>
          </table:table-cell>
          <table:table-cell/>
          <table:table-cell table:formula="of:=[.G375]-[.F375]" office:value-type="float" office:value="-1.65912749321179" calcext:value-type="float">
            <text:p>-1.65912749321179</text:p>
          </table:table-cell>
        </table:table-row>
        <table:table-row table:style-name="ro1" table:visibility="filter">
          <table:table-cell office:value-type="string" calcext:value-type="string">
            <text:p>Arber Xhekaj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<text:s/>'NULL'</text:p>
          </table:table-cell>
          <table:table-cell office:value-type="float" office:value="1.66352941176471" calcext:value-type="float">
            <text:p>1.66352941176471</text:p>
          </table:table-cell>
          <table:table-cell/>
          <table:table-cell table:formula="of:=[.G376]-[.F376]" office:value-type="float" office:value="-1.66352941176471" calcext:value-type="float">
            <text:p>-1.66352941176471</text:p>
          </table:table-cell>
        </table:table-row>
        <table:table-row table:style-name="ro1" table:visibility="filter">
          <table:table-cell office:value-type="string" calcext:value-type="string">
            <text:p>Jean-Luc Foudy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'NULL'</text:p>
          </table:table-cell>
          <table:table-cell/>
          <table:table-cell office:value-type="float" office:value="1.66666666666667" calcext:value-type="float">
            <text:p>1.66666666666667</text:p>
          </table:table-cell>
          <table:table-cell/>
          <table:table-cell table:formula="of:=[.G377]-[.F377]" office:value-type="float" office:value="-1.66666666666667" calcext:value-type="float">
            <text:p>-1.66666666666667</text:p>
          </table:table-cell>
        </table:table-row>
        <table:table-row table:style-name="ro1" table:visibility="filter">
          <table:table-cell office:value-type="string" calcext:value-type="string">
            <text:p>Ethan Bear</text:p>
          </table:table-cell>
          <table:table-cell office:value-type="float" office:value="1.38793103448276" calcext:value-type="float">
            <text:p>1.38793103448276</text:p>
          </table:table-cell>
          <table:table-cell office:value-type="float" office:value="1.41101694915254" calcext:value-type="float">
            <text:p>1.41101694915254</text:p>
          </table:table-cell>
          <table:table-cell office:value-type="float" office:value="2.5" calcext:value-type="float">
            <text:p>2.5</text:p>
          </table:table-cell>
          <table:table-cell office:value-type="float" office:value="1.375" calcext:value-type="float">
            <text:p>1.375</text:p>
          </table:table-cell>
          <table:table-cell office:value-type="float" office:value="1.66848699590883" calcext:value-type="float">
            <text:p>1.66848699590883</text:p>
          </table:table-cell>
          <table:table-cell/>
          <table:table-cell table:formula="of:=[.G378]-[.F378]" office:value-type="float" office:value="-1.66848699590883" calcext:value-type="float">
            <text:p>-1.66848699590883</text:p>
          </table:table-cell>
        </table:table-row>
        <table:table-row table:style-name="ro1" table:visibility="filter">
          <table:table-cell office:value-type="string" calcext:value-type="string">
            <text:p>Ondrej Palat</text:p>
          </table:table-cell>
          <table:table-cell office:value-type="float" office:value="1.88084464555053" calcext:value-type="float">
            <text:p>1.88084464555053</text:p>
          </table:table-cell>
          <table:table-cell office:value-type="float" office:value="1.85757575757576" calcext:value-type="float">
            <text:p>1.85757575757576</text:p>
          </table:table-cell>
          <table:table-cell office:value-type="float" office:value="1.93984962406015" calcext:value-type="float">
            <text:p>1.93984962406015</text:p>
          </table:table-cell>
          <table:table-cell office:value-type="float" office:value="1" calcext:value-type="float">
            <text:p>1</text:p>
          </table:table-cell>
          <table:table-cell office:value-type="float" office:value="1.66956750679661" calcext:value-type="float">
            <text:p>1.66956750679661</text:p>
          </table:table-cell>
          <table:table-cell/>
          <table:table-cell table:formula="of:=[.G379]-[.F379]" office:value-type="float" office:value="-1.66956750679661" calcext:value-type="float">
            <text:p>-1.66956750679661</text:p>
          </table:table-cell>
        </table:table-row>
        <table:table-row table:style-name="ro1" table:visibility="filter">
          <table:table-cell office:value-type="string" calcext:value-type="string">
            <text:p>Erik Haula</text:p>
          </table:table-cell>
          <table:table-cell office:value-type="float" office:value="1.72046589018303" calcext:value-type="float">
            <text:p>1.72046589018303</text:p>
          </table:table-cell>
          <table:table-cell office:value-type="float" office:value="1.72566371681416" calcext:value-type="float">
            <text:p>1.72566371681416</text:p>
          </table:table-cell>
          <table:table-cell office:value-type="float" office:value="1.73701298701299" calcext:value-type="float">
            <text:p>1.73701298701299</text:p>
          </table:table-cell>
          <table:table-cell office:value-type="float" office:value="1.5" calcext:value-type="float">
            <text:p>1.5</text:p>
          </table:table-cell>
          <table:table-cell office:value-type="float" office:value="1.67078564850254" calcext:value-type="float">
            <text:p>1.67078564850254</text:p>
          </table:table-cell>
          <table:table-cell/>
          <table:table-cell table:formula="of:=[.G380]-[.F380]" office:value-type="float" office:value="-1.67078564850254" calcext:value-type="float">
            <text:p>-1.67078564850254</text:p>
          </table:table-cell>
        </table:table-row>
        <table:table-row table:style-name="ro1" table:visibility="filter">
          <table:table-cell office:value-type="string" calcext:value-type="string">
            <text:p>Nick Bonino</text:p>
          </table:table-cell>
          <table:table-cell office:value-type="float" office:value="1.55893074119077" calcext:value-type="float">
            <text:p>1.55893074119077</text:p>
          </table:table-cell>
          <table:table-cell office:value-type="float" office:value="2.1" calcext:value-type="float">
            <text:p>2.1</text:p>
          </table:table-cell>
          <table:table-cell office:value-type="float" office:value="1.65771812080537" calcext:value-type="float">
            <text:p>1.65771812080537</text:p>
          </table:table-cell>
          <table:table-cell office:value-type="float" office:value="1.37652811735941" calcext:value-type="float">
            <text:p>1.37652811735941</text:p>
          </table:table-cell>
          <table:table-cell office:value-type="float" office:value="1.67329424483889" calcext:value-type="float">
            <text:p>1.67329424483889</text:p>
          </table:table-cell>
          <table:table-cell/>
          <table:table-cell table:formula="of:=[.G381]-[.F381]" office:value-type="float" office:value="-1.67329424483889" calcext:value-type="float">
            <text:p>-1.67329424483889</text:p>
          </table:table-cell>
        </table:table-row>
        <table:table-row table:style-name="ro1" table:visibility="filter">
          <table:table-cell office:value-type="string" calcext:value-type="string">
            <text:p>Alex Newhook</text:p>
          </table:table-cell>
          <table:table-cell office:value-type="float" office:value="1.52816901408451" calcext:value-type="float">
            <text:p>1.52816901408451</text:p>
          </table:table-cell>
          <table:table-cell office:value-type="float" office:value="2" calcext:value-type="float">
            <text:p>2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1.49295774647887" calcext:value-type="float">
            <text:p>1.49295774647887</text:p>
          </table:table-cell>
          <table:table-cell office:value-type="float" office:value="1.67573623559539" calcext:value-type="float">
            <text:p>1.67573623559539</text:p>
          </table:table-cell>
          <table:table-cell/>
          <table:table-cell table:formula="of:=[.G382]-[.F382]" office:value-type="float" office:value="-1.67573623559539" calcext:value-type="float">
            <text:p>-1.67573623559539</text:p>
          </table:table-cell>
        </table:table-row>
        <table:table-row table:style-name="ro1" table:visibility="filter">
          <table:table-cell office:value-type="string" calcext:value-type="string">
            <text:p>Yakov Trenin</text:p>
          </table:table-cell>
          <table:table-cell office:value-type="float" office:value="1.63106796116505" calcext:value-type="float">
            <text:p>1.63106796116505</text:p>
          </table:table-cell>
          <table:table-cell office:value-type="float" office:value="1.46739130434783" calcext:value-type="float">
            <text:p>1.46739130434783</text:p>
          </table:table-cell>
          <table:table-cell office:value-type="float" office:value="1.89473684210526" calcext:value-type="float">
            <text:p>1.89473684210526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1.68163236023787" calcext:value-type="float">
            <text:p>1.68163236023787</text:p>
          </table:table-cell>
          <table:table-cell/>
          <table:table-cell table:formula="of:=[.G383]-[.F383]" office:value-type="float" office:value="-1.68163236023787" calcext:value-type="float">
            <text:p>-1.68163236023787</text:p>
          </table:table-cell>
        </table:table-row>
        <table:table-row table:style-name="ro1" table:visibility="filter">
          <table:table-cell office:value-type="string" calcext:value-type="string">
            <text:p>Karson Kuhlman</text:p>
          </table:table-cell>
          <table:table-cell office:value-type="float" office:value="1.42361111111111" calcext:value-type="float">
            <text:p>1.42361111111111</text:p>
          </table:table-cell>
          <table:table-cell office:value-type="float" office:value="2" calcext:value-type="float">
            <text:p>2</text:p>
          </table:table-cell>
          <table:table-cell office:value-type="float" office:value="1.55384615384615" calcext:value-type="float">
            <text:p>1.55384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.68186431623932" calcext:value-type="float">
            <text:p>1.68186431623932</text:p>
          </table:table-cell>
          <table:table-cell/>
          <table:table-cell table:formula="of:=[.G384]-[.F384]" office:value-type="float" office:value="-1.68186431623932" calcext:value-type="float">
            <text:p>-1.68186431623932</text:p>
          </table:table-cell>
        </table:table-row>
        <table:table-row table:style-name="ro1" table:visibility="filter">
          <table:table-cell office:value-type="string" calcext:value-type="string">
            <text:p>Nick Ritchie</text:p>
          </table:table-cell>
          <table:table-cell office:value-type="float" office:value="1.8452380952381" calcext:value-type="float">
            <text:p>1.8452380952381</text:p>
          </table:table-cell>
          <table:table-cell office:value-type="float" office:value="1.72435897435897" calcext:value-type="float">
            <text:p>1.72435897435897</text:p>
          </table:table-cell>
          <table:table-cell office:value-type="float" office:value="1.76763485477178" calcext:value-type="float">
            <text:p>1.76763485477178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69368298109221" calcext:value-type="float">
            <text:p>1.69368298109221</text:p>
          </table:table-cell>
          <table:table-cell/>
          <table:table-cell table:formula="of:=[.G385]-[.F385]" office:value-type="float" office:value="-1.69368298109221" calcext:value-type="float">
            <text:p>-1.69368298109221</text:p>
          </table:table-cell>
        </table:table-row>
        <table:table-row table:style-name="ro1" table:visibility="filter">
          <table:table-cell office:value-type="string" calcext:value-type="string">
            <text:p>Travis Hamonic</text:p>
          </table:table-cell>
          <table:table-cell office:value-type="float" office:value="1.86329113924051" calcext:value-type="float">
            <text:p>1.86329113924051</text:p>
          </table:table-cell>
          <table:table-cell office:value-type="float" office:value="1.79363057324841" calcext:value-type="float">
            <text:p>1.79363057324841</text:p>
          </table:table-cell>
          <table:table-cell office:value-type="float" office:value="1.82911392405063" calcext:value-type="float">
            <text:p>1.82911392405063</text:p>
          </table:table-cell>
          <table:table-cell office:value-type="float" office:value="1.29411764705882" calcext:value-type="float">
            <text:p>1.29411764705882</text:p>
          </table:table-cell>
          <table:table-cell office:value-type="float" office:value="1.69503832089959" calcext:value-type="float">
            <text:p>1.69503832089959</text:p>
          </table:table-cell>
          <table:table-cell/>
          <table:table-cell table:formula="of:=[.G386]-[.F386]" office:value-type="float" office:value="-1.69503832089959" calcext:value-type="float">
            <text:p>-1.69503832089959</text:p>
          </table:table-cell>
        </table:table-row>
        <table:table-row table:style-name="ro1" table:visibility="filter">
          <table:table-cell office:value-type="string" calcext:value-type="string">
            <text:p>Logan O'Connor</text:p>
          </table:table-cell>
          <table:table-cell office:value-type="float" office:value="1.36263736263736" calcext:value-type="float">
            <text:p>1.36263736263736</text:p>
          </table:table-cell>
          <table:table-cell office:value-type="float" office:value="1.39153439153439" calcext:value-type="float">
            <text:p>1.39153439153439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.37209302325581" calcext:value-type="float">
            <text:p>1.37209302325581</text:p>
          </table:table-cell>
          <table:table-cell office:value-type="float" office:value="1.69823286102356" calcext:value-type="float">
            <text:p>1.69823286102356</text:p>
          </table:table-cell>
          <table:table-cell/>
          <table:table-cell table:formula="of:=[.G387]-[.F387]" office:value-type="float" office:value="-1.69823286102356" calcext:value-type="float">
            <text:p>-1.69823286102356</text:p>
          </table:table-cell>
        </table:table-row>
        <table:table-row table:style-name="ro1" table:visibility="filter">
          <table:table-cell office:value-type="string" calcext:value-type="string">
            <text:p>Radko Gudas</text:p>
          </table:table-cell>
          <table:table-cell office:value-type="float" office:value="1.66566716641679" calcext:value-type="float">
            <text:p>1.66566716641679</text:p>
          </table:table-cell>
          <table:table-cell office:value-type="float" office:value="1.74251497005988" calcext:value-type="float">
            <text:p>1.74251497005988</text:p>
          </table:table-cell>
          <table:table-cell office:value-type="float" office:value="1.68965517241379" calcext:value-type="float">
            <text:p>1.68965517241379</text:p>
          </table:table-cell>
          <table:table-cell office:value-type="string" calcext:value-type="string">
            <text:p><text:s/>'NULL'</text:p>
          </table:table-cell>
          <table:table-cell office:value-type="float" office:value="1.69927910296349" calcext:value-type="float">
            <text:p>1.69927910296349</text:p>
          </table:table-cell>
          <table:table-cell/>
          <table:table-cell table:formula="of:=[.G388]-[.F388]" office:value-type="float" office:value="-1.69927910296349" calcext:value-type="float">
            <text:p>-1.69927910296349</text:p>
          </table:table-cell>
        </table:table-row>
        <table:table-row table:style-name="ro1" table:visibility="filter">
          <table:table-cell office:value-type="string" calcext:value-type="string">
            <text:p>Jeff Petry</text:p>
          </table:table-cell>
          <table:table-cell office:value-type="float" office:value="1.8384074941452" calcext:value-type="float">
            <text:p>1.8384074941452</text:p>
          </table:table-cell>
          <table:table-cell office:value-type="float" office:value="1.80140186915888" calcext:value-type="float">
            <text:p>1.80140186915888</text:p>
          </table:table-cell>
          <table:table-cell office:value-type="float" office:value="1.64583333333333" calcext:value-type="float">
            <text:p>1.64583333333333</text:p>
          </table:table-cell>
          <table:table-cell office:value-type="float" office:value="1.54545454545455" calcext:value-type="float">
            <text:p>1.54545454545455</text:p>
          </table:table-cell>
          <table:table-cell office:value-type="float" office:value="1.70777431052299" calcext:value-type="float">
            <text:p>1.70777431052299</text:p>
          </table:table-cell>
          <table:table-cell/>
          <table:table-cell table:formula="of:=[.G389]-[.F389]" office:value-type="float" office:value="-1.70777431052299" calcext:value-type="float">
            <text:p>-1.70777431052299</text:p>
          </table:table-cell>
        </table:table-row>
        <table:table-row table:style-name="ro1" table:visibility="filter">
          <table:table-cell office:value-type="string" calcext:value-type="string">
            <text:p>Charlie Coyle</text:p>
          </table:table-cell>
          <table:table-cell office:value-type="float" office:value="1.74642392717815" calcext:value-type="float">
            <text:p>1.74642392717815</text:p>
          </table:table-cell>
          <table:table-cell office:value-type="float" office:value="1.72340425531915" calcext:value-type="float">
            <text:p>1.72340425531915</text:p>
          </table:table-cell>
          <table:table-cell office:value-type="float" office:value="1.75257731958763" calcext:value-type="float">
            <text:p>1.75257731958763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1.71393470885457" calcext:value-type="float">
            <text:p>1.71393470885457</text:p>
          </table:table-cell>
          <table:table-cell/>
          <table:table-cell table:formula="of:=[.G390]-[.F390]" office:value-type="float" office:value="-1.71393470885457" calcext:value-type="float">
            <text:p>-1.71393470885457</text:p>
          </table:table-cell>
        </table:table-row>
        <table:table-row table:style-name="ro1" table:visibility="filter">
          <table:table-cell office:value-type="string" calcext:value-type="string">
            <text:p>Andre Burakovsky</text:p>
          </table:table-cell>
          <table:table-cell office:value-type="float" office:value="1.6637323943662" calcext:value-type="float">
            <text:p>1.6637323943662</text:p>
          </table:table-cell>
          <table:table-cell office:value-type="float" office:value="1.73255813953488" calcext:value-type="float">
            <text:p>1.73255813953488</text:p>
          </table:table-cell>
          <table:table-cell office:value-type="float" office:value="1.61484098939929" calcext:value-type="float">
            <text:p>1.61484098939929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1.71706859511081" calcext:value-type="float">
            <text:p>1.71706859511081</text:p>
          </table:table-cell>
          <table:table-cell/>
          <table:table-cell table:formula="of:=[.G391]-[.F391]" office:value-type="float" office:value="-1.71706859511081" calcext:value-type="float">
            <text:p>-1.71706859511081</text:p>
          </table:table-cell>
        </table:table-row>
        <table:table-row table:style-name="ro1" table:visibility="filter">
          <table:table-cell office:value-type="string" calcext:value-type="string">
            <text:p>Mikael Granlund</text:p>
          </table:table-cell>
          <table:table-cell office:value-type="float" office:value="1.86122448979592" calcext:value-type="float">
            <text:p>1.86122448979592</text:p>
          </table:table-cell>
          <table:table-cell office:value-type="float" office:value="1.81043956043956" calcext:value-type="float">
            <text:p>1.81043956043956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51538461538462" calcext:value-type="float">
            <text:p>1.51538461538462</text:p>
          </table:table-cell>
          <table:table-cell office:value-type="float" office:value="1.71863716640502" calcext:value-type="float">
            <text:p>1.71863716640502</text:p>
          </table:table-cell>
          <table:table-cell/>
          <table:table-cell table:formula="of:=[.G392]-[.F392]" office:value-type="float" office:value="-1.71863716640502" calcext:value-type="float">
            <text:p>-1.71863716640502</text:p>
          </table:table-cell>
        </table:table-row>
        <table:table-row table:style-name="ro1" table:visibility="filter">
          <table:table-cell office:value-type="string" calcext:value-type="string">
            <text:p>Kevin Labanc</text:p>
          </table:table-cell>
          <table:table-cell office:value-type="float" office:value="1.91148325358852" calcext:value-type="float">
            <text:p>1.91148325358852</text:p>
          </table:table-cell>
          <table:table-cell office:value-type="float" office:value="2.01587301587302" calcext:value-type="float">
            <text:p>2.01587301587302</text:p>
          </table:table-cell>
          <table:table-cell office:value-type="float" office:value="1" calcext:value-type="float">
            <text:p>1</text:p>
          </table:table-cell>
          <table:table-cell office:value-type="float" office:value="1.95215311004785" calcext:value-type="float">
            <text:p>1.95215311004785</text:p>
          </table:table-cell>
          <table:table-cell office:value-type="float" office:value="1.71987734487734" calcext:value-type="float">
            <text:p>1.71987734487734</text:p>
          </table:table-cell>
          <table:table-cell/>
          <table:table-cell table:formula="of:=[.G393]-[.F393]" office:value-type="float" office:value="-1.71987734487734" calcext:value-type="float">
            <text:p>-1.71987734487734</text:p>
          </table:table-cell>
        </table:table-row>
        <table:table-row table:style-name="ro1" table:visibility="filter">
          <table:table-cell office:value-type="string" calcext:value-type="string">
            <text:p>Mattias Ekholm</text:p>
          </table:table-cell>
          <table:table-cell office:value-type="float" office:value="1.62534435261708" calcext:value-type="float">
            <text:p>1.62534435261708</text:p>
          </table:table-cell>
          <table:table-cell office:value-type="float" office:value="1.72328767123288" calcext:value-type="float">
            <text:p>1.72328767123288</text:p>
          </table:table-cell>
          <table:table-cell office:value-type="float" office:value="1.75384615384615" calcext:value-type="float">
            <text:p>1.75384615384615</text:p>
          </table:table-cell>
          <table:table-cell office:value-type="float" office:value="1.86363636363636" calcext:value-type="float">
            <text:p>1.86363636363636</text:p>
          </table:table-cell>
          <table:table-cell office:value-type="float" office:value="1.74152863533312" calcext:value-type="float">
            <text:p>1.74152863533312</text:p>
          </table:table-cell>
          <table:table-cell/>
          <table:table-cell table:formula="of:=[.G394]-[.F394]" office:value-type="float" office:value="-1.74152863533312" calcext:value-type="float">
            <text:p>-1.74152863533312</text:p>
          </table:table-cell>
        </table:table-row>
        <table:table-row table:style-name="ro1" table:visibility="filter">
          <table:table-cell office:value-type="string" calcext:value-type="string">
            <text:p>Ryan Suter</text:p>
          </table:table-cell>
          <table:table-cell office:value-type="float" office:value="1.66617210682493" calcext:value-type="float">
            <text:p>1.66617210682493</text:p>
          </table:table-cell>
          <table:table-cell office:value-type="float" office:value="1.65718562874252" calcext:value-type="float">
            <text:p>1.65718562874252</text:p>
          </table:table-cell>
          <table:table-cell office:value-type="float" office:value="1.672" calcext:value-type="float">
            <text:p>1.672</text:p>
          </table:table-cell>
          <table:table-cell office:value-type="float" office:value="1.98245614035088" calcext:value-type="float">
            <text:p>1.98245614035088</text:p>
          </table:table-cell>
          <table:table-cell office:value-type="float" office:value="1.74445346897958" calcext:value-type="float">
            <text:p>1.74445346897958</text:p>
          </table:table-cell>
          <table:table-cell/>
          <table:table-cell table:formula="of:=[.G395]-[.F395]" office:value-type="float" office:value="-1.74445346897958" calcext:value-type="float">
            <text:p>-1.74445346897958</text:p>
          </table:table-cell>
        </table:table-row>
        <table:table-row table:style-name="ro1" table:visibility="filter">
          <table:table-cell office:value-type="string" calcext:value-type="string">
            <text:p>Erik Cernak</text:p>
          </table:table-cell>
          <table:table-cell office:value-type="float" office:value="1.66197183098592" calcext:value-type="float">
            <text:p>1.66197183098592</text:p>
          </table:table-cell>
          <table:table-cell office:value-type="float" office:value="2.2" calcext:value-type="float">
            <text:p>2.2</text:p>
          </table:table-cell>
          <table:table-cell office:value-type="float" office:value="1.47916666666667" calcext:value-type="float">
            <text:p>1.47916666666667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.7470493302955" calcext:value-type="float">
            <text:p>1.7470493302955</text:p>
          </table:table-cell>
          <table:table-cell/>
          <table:table-cell table:formula="of:=[.G396]-[.F396]" office:value-type="float" office:value="-1.7470493302955" calcext:value-type="float">
            <text:p>-1.7470493302955</text:p>
          </table:table-cell>
        </table:table-row>
        <table:table-row table:style-name="ro1" table:visibility="filter">
          <table:table-cell office:value-type="string" calcext:value-type="string">
            <text:p>David Krejci</text:p>
          </table:table-cell>
          <table:table-cell office:value-type="float" office:value="1.79081133919844" calcext:value-type="float">
            <text:p>1.79081133919844</text:p>
          </table:table-cell>
          <table:table-cell office:value-type="float" office:value="1.74803149606299" calcext:value-type="float">
            <text:p>1.74803149606299</text:p>
          </table:table-cell>
          <table:table-cell office:value-type="float" office:value="1.60606060606061" calcext:value-type="float">
            <text:p>1.60606060606061</text:p>
          </table:table-cell>
          <table:table-cell office:value-type="float" office:value="1.85279187817259" calcext:value-type="float">
            <text:p>1.85279187817259</text:p>
          </table:table-cell>
          <table:table-cell office:value-type="float" office:value="1.74942382987366" calcext:value-type="float">
            <text:p>1.74942382987366</text:p>
          </table:table-cell>
          <table:table-cell/>
          <table:table-cell table:formula="of:=[.G397]-[.F397]" office:value-type="float" office:value="-1.74942382987366" calcext:value-type="float">
            <text:p>-1.74942382987366</text:p>
          </table:table-cell>
        </table:table-row>
        <table:table-row table:style-name="ro1" table:visibility="filter">
          <table:table-cell office:value-type="string" calcext:value-type="string">
            <text:p>Lars Eller</text:p>
          </table:table-cell>
          <table:table-cell office:value-type="float" office:value="1.72892209178228" calcext:value-type="float">
            <text:p>1.72892209178228</text:p>
          </table:table-cell>
          <table:table-cell office:value-type="float" office:value="1.723044397463" calcext:value-type="float">
            <text:p>1.723044397463</text:p>
          </table:table-cell>
          <table:table-cell office:value-type="float" office:value="1.82222222222222" calcext:value-type="float">
            <text:p>1.82222222222222</text:p>
          </table:table-cell>
          <table:table-cell office:value-type="float" office:value="1.72435897435897" calcext:value-type="float">
            <text:p>1.72435897435897</text:p>
          </table:table-cell>
          <table:table-cell office:value-type="float" office:value="1.74963692145662" calcext:value-type="float">
            <text:p>1.74963692145662</text:p>
          </table:table-cell>
          <table:table-cell/>
          <table:table-cell table:formula="of:=[.G398]-[.F398]" office:value-type="float" office:value="-1.74963692145662" calcext:value-type="float">
            <text:p>-1.74963692145662</text:p>
          </table:table-cell>
        </table:table-row>
        <table:table-row table:style-name="ro1" table:visibility="filter">
          <table:table-cell office:value-type="string" calcext:value-type="string">
            <text:p>Nick Schmaltz</text:p>
          </table:table-cell>
          <table:table-cell office:value-type="float" office:value="1.61835748792271" calcext:value-type="float">
            <text:p>1.61835748792271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.75300566157344" calcext:value-type="float">
            <text:p>1.75300566157344</text:p>
          </table:table-cell>
          <table:table-cell/>
          <table:table-cell table:formula="of:=[.G399]-[.F399]" office:value-type="float" office:value="-1.75300566157344" calcext:value-type="float">
            <text:p>-1.75300566157344</text:p>
          </table:table-cell>
        </table:table-row>
        <table:table-row table:style-name="ro1" table:visibility="filter">
          <table:table-cell office:value-type="string" calcext:value-type="string">
            <text:p>Joel Armia</text:p>
          </table:table-cell>
          <table:table-cell office:value-type="float" office:value="1.88452655889146" calcext:value-type="float">
            <text:p>1.88452655889146</text:p>
          </table:table-cell>
          <table:table-cell office:value-type="float" office:value="1.84146341463415" calcext:value-type="float">
            <text:p>1.84146341463415</text:p>
          </table:table-cell>
          <table:table-cell office:value-type="float" office:value="1.76851851851852" calcext:value-type="float">
            <text:p>1.76851851851852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.75824250762641" calcext:value-type="float">
            <text:p>1.75824250762641</text:p>
          </table:table-cell>
          <table:table-cell/>
          <table:table-cell table:formula="of:=[.G400]-[.F400]" office:value-type="float" office:value="-1.75824250762641" calcext:value-type="float">
            <text:p>-1.75824250762641</text:p>
          </table:table-cell>
        </table:table-row>
        <table:table-row table:style-name="ro1" table:visibility="filter">
          <table:table-cell office:value-type="string" calcext:value-type="string">
            <text:p>Gabriel Vilardi</text:p>
          </table:table-cell>
          <table:table-cell office:value-type="float" office:value="1.61904761904762" calcext:value-type="float">
            <text:p>1.61904761904762</text:p>
          </table:table-cell>
          <table:table-cell office:value-type="float" office:value="2" calcext:value-type="float">
            <text:p>2</text:p>
          </table:table-cell>
          <table:table-cell office:value-type="float" office:value="1.88311688311688" calcext:value-type="float">
            <text:p>1.88311688311688</text:p>
          </table:table-cell>
          <table:table-cell office:value-type="float" office:value="1.54285714285714" calcext:value-type="float">
            <text:p>1.54285714285714</text:p>
          </table:table-cell>
          <table:table-cell office:value-type="float" office:value="1.76125541125541" calcext:value-type="float">
            <text:p>1.76125541125541</text:p>
          </table:table-cell>
          <table:table-cell/>
          <table:table-cell table:formula="of:=[.G401]-[.F401]" office:value-type="float" office:value="-1.76125541125541" calcext:value-type="float">
            <text:p>-1.76125541125541</text:p>
          </table:table-cell>
        </table:table-row>
        <table:table-row table:style-name="ro1" table:visibility="filter">
          <table:table-cell office:value-type="string" calcext:value-type="string">
            <text:p>Tyler Myers</text:p>
          </table:table-cell>
          <table:table-cell office:value-type="float" office:value="1.65891472868217" calcext:value-type="float">
            <text:p>1.65891472868217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1.60126582278481" calcext:value-type="float">
            <text:p>1.60126582278481</text:p>
          </table:table-cell>
          <table:table-cell office:value-type="float" office:value="1.64653243847875" calcext:value-type="float">
            <text:p>1.64653243847875</text:p>
          </table:table-cell>
          <table:table-cell office:value-type="float" office:value="1.76239253320072" calcext:value-type="float">
            <text:p>1.76239253320072</text:p>
          </table:table-cell>
          <table:table-cell/>
          <table:table-cell table:formula="of:=[.G402]-[.F402]" office:value-type="float" office:value="-1.76239253320072" calcext:value-type="float">
            <text:p>-1.76239253320072</text:p>
          </table:table-cell>
        </table:table-row>
        <table:table-row table:style-name="ro1" table:visibility="filter">
          <table:table-cell office:value-type="string" calcext:value-type="string">
            <text:p>Nick Foligno</text:p>
          </table:table-cell>
          <table:table-cell office:value-type="float" office:value="1.78538390379278" calcext:value-type="float">
            <text:p>1.78538390379278</text:p>
          </table:table-cell>
          <table:table-cell office:value-type="float" office:value="1.69087523277467" calcext:value-type="float">
            <text:p>1.69087523277467</text:p>
          </table:table-cell>
          <table:table-cell office:value-type="float" office:value="1.71270718232044" calcext:value-type="float">
            <text:p>1.71270718232044</text:p>
          </table:table-cell>
          <table:table-cell office:value-type="float" office:value="1.875" calcext:value-type="float">
            <text:p>1.875</text:p>
          </table:table-cell>
          <table:table-cell office:value-type="float" office:value="1.76599157972198" calcext:value-type="float">
            <text:p>1.76599157972198</text:p>
          </table:table-cell>
          <table:table-cell/>
          <table:table-cell table:formula="of:=[.G403]-[.F403]" office:value-type="float" office:value="-1.76599157972198" calcext:value-type="float">
            <text:p>-1.76599157972198</text:p>
          </table:table-cell>
        </table:table-row>
        <table:table-row table:style-name="ro1" table:visibility="filter">
          <table:table-cell office:value-type="string" calcext:value-type="string">
            <text:p>Colin Miller</text:p>
          </table:table-cell>
          <table:table-cell office:value-type="float" office:value="1.73731343283582" calcext:value-type="float">
            <text:p>1.73731343283582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1.76841926729986" calcext:value-type="float">
            <text:p>1.76841926729986</text:p>
          </table:table-cell>
          <table:table-cell/>
          <table:table-cell table:formula="of:=[.G404]-[.F404]" office:value-type="float" office:value="-1.76841926729986" calcext:value-type="float">
            <text:p>-1.76841926729986</text:p>
          </table:table-cell>
        </table:table-row>
        <table:table-row table:style-name="ro1" table:visibility="filter">
          <table:table-cell office:value-type="string" calcext:value-type="string">
            <text:p>Noah Hanifin</text:p>
          </table:table-cell>
          <table:table-cell office:value-type="float" office:value="1.82191780821918" calcext:value-type="float">
            <text:p>1.82191780821918</text:p>
          </table:table-cell>
          <table:table-cell office:value-type="float" office:value="1.82178217821782" calcext:value-type="float">
            <text:p>1.82178217821782</text:p>
          </table:table-cell>
          <table:table-cell office:value-type="float" office:value="1.79251700680272" calcext:value-type="float">
            <text:p>1.79251700680272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1.76976853402422" calcext:value-type="float">
            <text:p>1.76976853402422</text:p>
          </table:table-cell>
          <table:table-cell/>
          <table:table-cell table:formula="of:=[.G405]-[.F405]" office:value-type="float" office:value="-1.76976853402422" calcext:value-type="float">
            <text:p>-1.76976853402422</text:p>
          </table:table-cell>
        </table:table-row>
        <table:table-row table:style-name="ro1" table:visibility="filter">
          <table:table-cell office:value-type="string" calcext:value-type="string">
            <text:p>Jakob Pelleti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.77597402597403" calcext:value-type="float">
            <text:p>1.77597402597403</text:p>
          </table:table-cell>
          <table:table-cell/>
          <table:table-cell table:formula="of:=[.G406]-[.F406]" office:value-type="float" office:value="-1.77597402597403" calcext:value-type="float">
            <text:p>-1.77597402597403</text:p>
          </table:table-cell>
        </table:table-row>
        <table:table-row table:style-name="ro1" table:visibility="filter">
          <table:table-cell office:value-type="string" calcext:value-type="string">
            <text:p>Nathan Bastian</text:p>
          </table:table-cell>
          <table:table-cell office:value-type="float" office:value="1.11688311688312" calcext:value-type="float">
            <text:p>1.11688311688312</text:p>
          </table:table-cell>
          <table:table-cell office:value-type="float" office:value="1.35220125786164" calcext:value-type="float">
            <text:p>1.35220125786164</text:p>
          </table:table-cell>
          <table:table-cell office:value-type="float" office:value="3" calcext:value-type="float">
            <text:p>3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78133359368619" calcext:value-type="float">
            <text:p>1.78133359368619</text:p>
          </table:table-cell>
          <table:table-cell/>
          <table:table-cell table:formula="of:=[.G407]-[.F407]" office:value-type="float" office:value="-1.78133359368619" calcext:value-type="float">
            <text:p>-1.78133359368619</text:p>
          </table:table-cell>
        </table:table-row>
        <table:table-row table:style-name="ro1" table:visibility="filter">
          <table:table-cell office:value-type="string" calcext:value-type="string">
            <text:p>Charles Hudon</text:p>
          </table:table-cell>
          <table:table-cell office:value-type="float" office:value="1.5" calcext:value-type="float">
            <text:p>1.5</text:p>
          </table:table-cell>
          <table:table-cell office:value-type="float" office:value="2.05223880597015" calcext:value-type="float">
            <text:p>2.05223880597015</text:p>
          </table:table-cell>
          <table:table-cell office:value-type="float" office:value="1.625" calcext:value-type="float">
            <text:p>1.625</text:p>
          </table:table-cell>
          <table:table-cell office:value-type="float" office:value="1.96491228070175" calcext:value-type="float">
            <text:p>1.96491228070175</text:p>
          </table:table-cell>
          <table:table-cell office:value-type="float" office:value="1.78553777166798" calcext:value-type="float">
            <text:p>1.78553777166798</text:p>
          </table:table-cell>
          <table:table-cell/>
          <table:table-cell table:formula="of:=[.G408]-[.F408]" office:value-type="float" office:value="-1.78553777166798" calcext:value-type="float">
            <text:p>-1.78553777166798</text:p>
          </table:table-cell>
        </table:table-row>
        <table:table-row table:style-name="ro1" table:visibility="filter">
          <table:table-cell office:value-type="string" calcext:value-type="string">
            <text:p>Trevor Lewis</text:p>
          </table:table-cell>
          <table:table-cell office:value-type="float" office:value="1.75688073394495" calcext:value-type="float">
            <text:p>1.75688073394495</text:p>
          </table:table-cell>
          <table:table-cell office:value-type="float" office:value="1.70615034168565" calcext:value-type="float">
            <text:p>1.7061503416856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1.61714285714286" calcext:value-type="float">
            <text:p>1.61714285714286</text:p>
          </table:table-cell>
          <table:table-cell office:value-type="float" office:value="1.79277075592064" calcext:value-type="float">
            <text:p>1.79277075592064</text:p>
          </table:table-cell>
          <table:table-cell/>
          <table:table-cell table:formula="of:=[.G409]-[.F409]" office:value-type="float" office:value="-1.79277075592064" calcext:value-type="float">
            <text:p>-1.79277075592064</text:p>
          </table:table-cell>
        </table:table-row>
        <table:table-row table:style-name="ro1" table:visibility="filter">
          <table:table-cell office:value-type="string" calcext:value-type="string">
            <text:p>MacKenzie Weegar</text:p>
          </table:table-cell>
          <table:table-cell office:value-type="float" office:value="1.72654155495979" calcext:value-type="float">
            <text:p>1.72654155495979</text:p>
          </table:table-cell>
          <table:table-cell office:value-type="float" office:value="2" calcext:value-type="float">
            <text:p>2</text:p>
          </table:table-cell>
          <table:table-cell office:value-type="float" office:value="1.68229166666667" calcext:value-type="float">
            <text:p>1.68229166666667</text:p>
          </table:table-cell>
          <table:table-cell office:value-type="float" office:value="1.79166666666667" calcext:value-type="float">
            <text:p>1.79166666666667</text:p>
          </table:table-cell>
          <table:table-cell office:value-type="float" office:value="1.80012497207328" calcext:value-type="float">
            <text:p>1.80012497207328</text:p>
          </table:table-cell>
          <table:table-cell/>
          <table:table-cell table:formula="of:=[.G410]-[.F410]" office:value-type="float" office:value="-1.80012497207328" calcext:value-type="float">
            <text:p>-1.80012497207328</text:p>
          </table:table-cell>
        </table:table-row>
        <table:table-row table:style-name="ro1" table:visibility="filter">
          <table:table-cell office:value-type="string" calcext:value-type="string">
            <text:p>Neal Pionk</text:p>
          </table:table-cell>
          <table:table-cell office:value-type="float" office:value="1.95148247978437" calcext:value-type="float">
            <text:p>1.95148247978437</text:p>
          </table:table-cell>
          <table:table-cell office:value-type="float" office:value="2.01104972375691" calcext:value-type="float">
            <text:p>2.01104972375691</text:p>
          </table:table-cell>
          <table:table-cell office:value-type="float" office:value="1.5" calcext:value-type="float">
            <text:p>1.5</text:p>
          </table:table-cell>
          <table:table-cell office:value-type="float" office:value="1.74324324324324" calcext:value-type="float">
            <text:p>1.74324324324324</text:p>
          </table:table-cell>
          <table:table-cell office:value-type="float" office:value="1.80144386169613" calcext:value-type="float">
            <text:p>1.80144386169613</text:p>
          </table:table-cell>
          <table:table-cell/>
          <table:table-cell table:formula="of:=[.G411]-[.F411]" office:value-type="float" office:value="-1.80144386169613" calcext:value-type="float">
            <text:p>-1.80144386169613</text:p>
          </table:table-cell>
        </table:table-row>
        <table:table-row table:style-name="ro1" table:visibility="filter">
          <table:table-cell office:value-type="string" calcext:value-type="string">
            <text:p>Pierre-Olivier Joseph</text:p>
          </table:table-cell>
          <table:table-cell office:value-type="float" office:value="1.5125" calcext:value-type="float">
            <text:p>1.5125</text:p>
          </table:table-cell>
          <table:table-cell office:value-type="float" office:value="2.6" calcext:value-type="float">
            <text:p>2.6</text:p>
          </table:table-cell>
          <table:table-cell office:value-type="float" office:value="1.61904761904762" calcext:value-type="float">
            <text:p>1.61904761904762</text:p>
          </table:table-cell>
          <table:table-cell office:value-type="float" office:value="1.5" calcext:value-type="float">
            <text:p>1.5</text:p>
          </table:table-cell>
          <table:table-cell office:value-type="float" office:value="1.8078869047619" calcext:value-type="float">
            <text:p>1.8078869047619</text:p>
          </table:table-cell>
          <table:table-cell/>
          <table:table-cell table:formula="of:=[.G412]-[.F412]" office:value-type="float" office:value="-1.8078869047619" calcext:value-type="float">
            <text:p>-1.8078869047619</text:p>
          </table:table-cell>
        </table:table-row>
        <table:table-row table:style-name="ro1" table:visibility="filter">
          <table:table-cell office:value-type="string" calcext:value-type="string">
            <text:p>Sean Walker</text:p>
          </table:table-cell>
          <table:table-cell office:value-type="float" office:value="1.69683257918552" calcext:value-type="float">
            <text:p>1.69683257918552</text:p>
          </table:table-cell>
          <table:table-cell office:value-type="float" office:value="2.25" calcext:value-type="float">
            <text:p>2.25</text:p>
          </table:table-cell>
          <table:table-cell office:value-type="float" office:value="1.54545454545455" calcext:value-type="float">
            <text:p>1.54545454545455</text:p>
          </table:table-cell>
          <table:table-cell office:value-type="float" office:value="1.76699029126214" calcext:value-type="float">
            <text:p>1.76699029126214</text:p>
          </table:table-cell>
          <table:table-cell office:value-type="float" office:value="1.81481935397555" calcext:value-type="float">
            <text:p>1.81481935397555</text:p>
          </table:table-cell>
          <table:table-cell/>
          <table:table-cell table:formula="of:=[.G413]-[.F413]" office:value-type="float" office:value="-1.81481935397555" calcext:value-type="float">
            <text:p>-1.81481935397555</text:p>
          </table:table-cell>
        </table:table-row>
        <table:table-row table:style-name="ro1" table:visibility="filter">
          <table:table-cell office:value-type="string" calcext:value-type="string">
            <text:p>Jonathan Drouin</text:p>
          </table:table-cell>
          <table:table-cell office:value-type="float" office:value="1.87923728813559" calcext:value-type="float">
            <text:p>1.87923728813559</text:p>
          </table:table-cell>
          <table:table-cell office:value-type="float" office:value="2" calcext:value-type="float">
            <text:p>2</text:p>
          </table:table-cell>
          <table:table-cell office:value-type="float" office:value="1.824" calcext:value-type="float">
            <text:p>1.824</text:p>
          </table:table-cell>
          <table:table-cell office:value-type="float" office:value="1.57317073170732" calcext:value-type="float">
            <text:p>1.57317073170732</text:p>
          </table:table-cell>
          <table:table-cell office:value-type="float" office:value="1.81910200496073" calcext:value-type="float">
            <text:p>1.81910200496073</text:p>
          </table:table-cell>
          <table:table-cell/>
          <table:table-cell table:formula="of:=[.G414]-[.F414]" office:value-type="float" office:value="-1.81910200496073" calcext:value-type="float">
            <text:p>-1.81910200496073</text:p>
          </table:table-cell>
        </table:table-row>
        <table:table-row table:style-name="ro1" table:visibility="filter">
          <table:table-cell office:value-type="string" calcext:value-type="string">
            <text:p>Charlie McAvoy</text:p>
          </table:table-cell>
          <table:table-cell office:value-type="float" office:value="1.65573770491803" calcext:value-type="float">
            <text:p>1.65573770491803</text:p>
          </table:table-cell>
          <table:table-cell office:value-type="float" office:value="2.125" calcext:value-type="float">
            <text:p>2.125</text:p>
          </table:table-cell>
          <table:table-cell office:value-type="float" office:value="1.53591160220994" calcext:value-type="float">
            <text:p>1.53591160220994</text:p>
          </table:table-cell>
          <table:table-cell office:value-type="float" office:value="1.96296296296296" calcext:value-type="float">
            <text:p>1.96296296296296</text:p>
          </table:table-cell>
          <table:table-cell office:value-type="float" office:value="1.81990306752274" calcext:value-type="float">
            <text:p>1.81990306752274</text:p>
          </table:table-cell>
          <table:table-cell/>
          <table:table-cell table:formula="of:=[.G415]-[.F415]" office:value-type="float" office:value="-1.81990306752274" calcext:value-type="float">
            <text:p>-1.81990306752274</text:p>
          </table:table-cell>
        </table:table-row>
        <table:table-row table:style-name="ro1" table:visibility="filter">
          <table:table-cell office:value-type="string" calcext:value-type="string">
            <text:p>Mikhail Sergachev</text:p>
          </table:table-cell>
          <table:table-cell office:value-type="float" office:value="1.88732394366197" calcext:value-type="float">
            <text:p>1.88732394366197</text:p>
          </table:table-cell>
          <table:table-cell office:value-type="float" office:value="1.80140186915888" calcext:value-type="float">
            <text:p>1.80140186915888</text:p>
          </table:table-cell>
          <table:table-cell office:value-type="float" office:value="1.75" calcext:value-type="float">
            <text:p>1.75</text:p>
          </table:table-cell>
          <table:table-cell office:value-type="float" office:value="1.85377358490566" calcext:value-type="float">
            <text:p>1.85377358490566</text:p>
          </table:table-cell>
          <table:table-cell office:value-type="float" office:value="1.82312484943163" calcext:value-type="float">
            <text:p>1.82312484943163</text:p>
          </table:table-cell>
          <table:table-cell/>
          <table:table-cell table:formula="of:=[.G416]-[.F416]" office:value-type="float" office:value="-1.82312484943163" calcext:value-type="float">
            <text:p>-1.82312484943163</text:p>
          </table:table-cell>
        </table:table-row>
        <table:table-row table:style-name="ro1" table:visibility="filter">
          <table:table-cell office:value-type="string" calcext:value-type="string">
            <text:p>Nicolas Roy</text:p>
          </table:table-cell>
          <table:table-cell office:value-type="float" office:value="1.46082949308756" calcext:value-type="float">
            <text:p>1.46082949308756</text:p>
          </table:table-cell>
          <table:table-cell office:value-type="float" office:value="3" calcext:value-type="float">
            <text:p>3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41284403669725" calcext:value-type="float">
            <text:p>1.41284403669725</text:p>
          </table:table-cell>
          <table:table-cell office:value-type="float" office:value="1.82556123958906" calcext:value-type="float">
            <text:p>1.82556123958906</text:p>
          </table:table-cell>
          <table:table-cell/>
          <table:table-cell table:formula="of:=[.G417]-[.F417]" office:value-type="float" office:value="-1.82556123958906" calcext:value-type="float">
            <text:p>-1.82556123958906</text:p>
          </table:table-cell>
        </table:table-row>
        <table:table-row table:style-name="ro1" table:visibility="filter">
          <table:table-cell office:value-type="string" calcext:value-type="string">
            <text:p>Zach Bogosian</text:p>
          </table:table-cell>
          <table:table-cell office:value-type="float" office:value="1.78120978120978" calcext:value-type="float">
            <text:p>1.78120978120978</text:p>
          </table:table-cell>
          <table:table-cell office:value-type="float" office:value="2.15189873417722" calcext:value-type="float">
            <text:p>2.15189873417722</text:p>
          </table:table-cell>
          <table:table-cell office:value-type="float" office:value="1.65671641791045" calcext:value-type="float">
            <text:p>1.65671641791045</text:p>
          </table:table-cell>
          <table:table-cell office:value-type="float" office:value="1.72" calcext:value-type="float">
            <text:p>1.72</text:p>
          </table:table-cell>
          <table:table-cell office:value-type="float" office:value="1.82745623332436" calcext:value-type="float">
            <text:p>1.82745623332436</text:p>
          </table:table-cell>
          <table:table-cell/>
          <table:table-cell table:formula="of:=[.G418]-[.F418]" office:value-type="float" office:value="-1.82745623332436" calcext:value-type="float">
            <text:p>-1.82745623332436</text:p>
          </table:table-cell>
        </table:table-row>
        <table:table-row table:style-name="ro1" table:visibility="filter">
          <table:table-cell office:value-type="string" calcext:value-type="string">
            <text:p>Luke Kunin</text:p>
          </table:table-cell>
          <table:table-cell office:value-type="float" office:value="1.78014184397163" calcext:value-type="float">
            <text:p>1.78014184397163</text:p>
          </table:table-cell>
          <table:table-cell office:value-type="float" office:value="2" calcext:value-type="float">
            <text:p>2</text:p>
          </table:table-cell>
          <table:table-cell office:value-type="float" office:value="1.81506849315068" calcext:value-type="float">
            <text:p>1.81506849315068</text:p>
          </table:table-cell>
          <table:table-cell office:value-type="float" office:value="1.80555555555556" calcext:value-type="float">
            <text:p>1.80555555555556</text:p>
          </table:table-cell>
          <table:table-cell office:value-type="float" office:value="1.85019147316947" calcext:value-type="float">
            <text:p>1.85019147316947</text:p>
          </table:table-cell>
          <table:table-cell/>
          <table:table-cell table:formula="of:=[.G419]-[.F419]" office:value-type="float" office:value="-1.85019147316947" calcext:value-type="float">
            <text:p>-1.85019147316947</text:p>
          </table:table-cell>
        </table:table-row>
        <table:table-row table:style-name="ro1" table:visibility="filter">
          <table:table-cell office:value-type="string" calcext:value-type="string">
            <text:p>Anthony Duclair</text:p>
          </table:table-cell>
          <table:table-cell office:value-type="float" office:value="1.89495798319328" calcext:value-type="float">
            <text:p>1.89495798319328</text:p>
          </table:table-cell>
          <table:table-cell office:value-type="float" office:value="1.95081967213115" calcext:value-type="float">
            <text:p>1.95081967213115</text:p>
          </table:table-cell>
          <table:table-cell office:value-type="float" office:value="1.73417721518987" calcext:value-type="float">
            <text:p>1.73417721518987</text:p>
          </table:table-cell>
          <table:table-cell office:value-type="string" calcext:value-type="string">
            <text:p><text:s/>'NULL'</text:p>
          </table:table-cell>
          <table:table-cell office:value-type="float" office:value="1.8599849568381" calcext:value-type="float">
            <text:p>1.8599849568381</text:p>
          </table:table-cell>
          <table:table-cell/>
          <table:table-cell table:formula="of:=[.G420]-[.F420]" office:value-type="float" office:value="-1.8599849568381" calcext:value-type="float">
            <text:p>-1.8599849568381</text:p>
          </table:table-cell>
        </table:table-row>
        <table:table-row table:style-name="ro1" table:visibility="filter">
          <table:table-cell office:value-type="string" calcext:value-type="string">
            <text:p>Darren Helm</text:p>
          </table:table-cell>
          <table:table-cell office:value-type="float" office:value="1.92413793103448" calcext:value-type="float">
            <text:p>1.92413793103448</text:p>
          </table:table-cell>
          <table:table-cell office:value-type="float" office:value="1.88249694002448" calcext:value-type="float">
            <text:p>1.88249694002448</text:p>
          </table:table-cell>
          <table:table-cell office:value-type="float" office:value="1.87096774193548" calcext:value-type="float">
            <text:p>1.87096774193548</text:p>
          </table:table-cell>
          <table:table-cell office:value-type="float" office:value="1.82566585956416" calcext:value-type="float">
            <text:p>1.82566585956416</text:p>
          </table:table-cell>
          <table:table-cell office:value-type="float" office:value="1.87581711813965" calcext:value-type="float">
            <text:p>1.87581711813965</text:p>
          </table:table-cell>
          <table:table-cell/>
          <table:table-cell table:formula="of:=[.G421]-[.F421]" office:value-type="float" office:value="-1.87581711813965" calcext:value-type="float">
            <text:p>-1.87581711813965</text:p>
          </table:table-cell>
        </table:table-row>
        <table:table-row table:style-name="ro1" table:visibility="filter">
          <table:table-cell office:value-type="string" calcext:value-type="string">
            <text:p>Taylor Raddysh</text:p>
          </table:table-cell>
          <table:table-cell office:value-type="float" office:value="1.50354609929078" calcext:value-type="float">
            <text:p>1.50354609929078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88302938196555" calcext:value-type="float">
            <text:p>1.88302938196555</text:p>
          </table:table-cell>
          <table:table-cell/>
          <table:table-cell table:formula="of:=[.G422]-[.F422]" office:value-type="float" office:value="-1.88302938196555" calcext:value-type="float">
            <text:p>-1.88302938196555</text:p>
          </table:table-cell>
        </table:table-row>
        <table:table-row table:style-name="ro1" table:visibility="filter">
          <table:table-cell office:value-type="string" calcext:value-type="string">
            <text:p>Rafael Harvey-Pinard</text:p>
          </table:table-cell>
          <table:table-cell office:value-type="float" office:value="1.60714285714286" calcext:value-type="float">
            <text:p>1.60714285714286</text:p>
          </table:table-cell>
          <table:table-cell office:value-type="float" office:value="2.5" calcext:value-type="float">
            <text:p>2.5</text:p>
          </table:table-cell>
          <table:table-cell office:value-type="float" office:value="2.125" calcext:value-type="float">
            <text:p>2.125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1.88495879120879" calcext:value-type="float">
            <text:p>1.88495879120879</text:p>
          </table:table-cell>
          <table:table-cell/>
          <table:table-cell table:formula="of:=[.G423]-[.F423]" office:value-type="float" office:value="-1.88495879120879" calcext:value-type="float">
            <text:p>-1.88495879120879</text:p>
          </table:table-cell>
        </table:table-row>
        <table:table-row table:style-name="ro1" table:visibility="filter">
          <table:table-cell office:value-type="string" calcext:value-type="string">
            <text:p>Jordan Spence</text:p>
          </table:table-cell>
          <table:table-cell office:value-type="float" office:value="1.60714285714286" calcext:value-type="float">
            <text:p>1.60714285714286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.46153846153846" calcext:value-type="float">
            <text:p>1.46153846153846</text:p>
          </table:table-cell>
          <table:table-cell office:value-type="float" office:value="1.90050366300366" calcext:value-type="float">
            <text:p>1.90050366300366</text:p>
          </table:table-cell>
          <table:table-cell/>
          <table:table-cell table:formula="of:=[.G424]-[.F424]" office:value-type="float" office:value="-1.90050366300366" calcext:value-type="float">
            <text:p>-1.90050366300366</text:p>
          </table:table-cell>
        </table:table-row>
        <table:table-row table:style-name="ro1" table:visibility="filter">
          <table:table-cell office:value-type="string" calcext:value-type="string">
            <text:p>Anton Lundell</text:p>
          </table:table-cell>
          <table:table-cell office:value-type="float" office:value="1.75" calcext:value-type="float">
            <text:p>1.75</text:p>
          </table:table-cell>
          <table:table-cell office:value-type="float" office:value="2.01626016260163" calcext:value-type="float">
            <text:p>2.01626016260163</text:p>
          </table:table-cell>
          <table:table-cell office:value-type="float" office:value="1.93846153846154" calcext:value-type="float">
            <text:p>1.93846153846154</text:p>
          </table:table-cell>
          <table:table-cell office:value-type="string" calcext:value-type="string">
            <text:p><text:s/>'NULL'</text:p>
          </table:table-cell>
          <table:table-cell office:value-type="float" office:value="1.90157390035439" calcext:value-type="float">
            <text:p>1.90157390035439</text:p>
          </table:table-cell>
          <table:table-cell/>
          <table:table-cell table:formula="of:=[.G425]-[.F425]" office:value-type="float" office:value="-1.90157390035439" calcext:value-type="float">
            <text:p>-1.90157390035439</text:p>
          </table:table-cell>
        </table:table-row>
        <table:table-row table:style-name="ro1" table:visibility="filter">
          <table:table-cell office:value-type="string" calcext:value-type="string">
            <text:p>Fabian Zetterlund</text:p>
          </table:table-cell>
          <table:table-cell office:value-type="float" office:value="1.97014925373134" calcext:value-type="float">
            <text:p>1.97014925373134</text:p>
          </table:table-cell>
          <table:table-cell office:value-type="float" office:value="2" calcext:value-type="float">
            <text:p>2</text:p>
          </table:table-cell>
          <table:table-cell office:value-type="float" office:value="1.78787878787879" calcext:value-type="float">
            <text:p>1.78787878787879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1.90379272468825" calcext:value-type="float">
            <text:p>1.90379272468825</text:p>
          </table:table-cell>
          <table:table-cell/>
          <table:table-cell table:formula="of:=[.G426]-[.F426]" office:value-type="float" office:value="-1.90379272468825" calcext:value-type="float">
            <text:p>-1.90379272468825</text:p>
          </table:table-cell>
        </table:table-row>
        <table:table-row table:style-name="ro1" table:visibility="filter">
          <table:table-cell office:value-type="string" calcext:value-type="string">
            <text:p>Ryan Johansen</text:p>
          </table:table-cell>
          <table:table-cell office:value-type="float" office:value="1.8978622327791" calcext:value-type="float">
            <text:p>1.8978622327791</text:p>
          </table:table-cell>
          <table:table-cell office:value-type="float" office:value="2.15555555555556" calcext:value-type="float">
            <text:p>2.15555555555556</text:p>
          </table:table-cell>
          <table:table-cell office:value-type="float" office:value="1.88652482269504" calcext:value-type="float">
            <text:p>1.88652482269504</text:p>
          </table:table-cell>
          <table:table-cell office:value-type="float" office:value="1.70198675496689" calcext:value-type="float">
            <text:p>1.70198675496689</text:p>
          </table:table-cell>
          <table:table-cell office:value-type="float" office:value="1.91048234149914" calcext:value-type="float">
            <text:p>1.91048234149914</text:p>
          </table:table-cell>
          <table:table-cell/>
          <table:table-cell table:formula="of:=[.G427]-[.F427]" office:value-type="float" office:value="-1.91048234149914" calcext:value-type="float">
            <text:p>-1.91048234149914</text:p>
          </table:table-cell>
        </table:table-row>
        <table:table-row table:style-name="ro1" table:visibility="filter">
          <table:table-cell office:value-type="string" calcext:value-type="string">
            <text:p>Derick Brassard</text:p>
          </table:table-cell>
          <table:table-cell office:value-type="float" office:value="1.91741293532338" calcext:value-type="float">
            <text:p>1.91741293532338</text:p>
          </table:table-cell>
          <table:table-cell office:value-type="float" office:value="2.02529182879377" calcext:value-type="float">
            <text:p>2.02529182879377</text:p>
          </table:table-cell>
          <table:table-cell office:value-type="float" office:value="1.86033519553073" calcext:value-type="float">
            <text:p>1.86033519553073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.9315292206812" calcext:value-type="float">
            <text:p>1.9315292206812</text:p>
          </table:table-cell>
          <table:table-cell/>
          <table:table-cell table:formula="of:=[.G428]-[.F428]" office:value-type="float" office:value="-1.9315292206812" calcext:value-type="float">
            <text:p>-1.9315292206812</text:p>
          </table:table-cell>
        </table:table-row>
        <table:table-row table:style-name="ro1" table:visibility="filter">
          <table:table-cell office:value-type="string" calcext:value-type="string">
            <text:p>Phillip Di Giuseppe</text:p>
          </table:table-cell>
          <table:table-cell office:value-type="float" office:value="1.6" calcext:value-type="float">
            <text:p>1.6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.53271028037383" calcext:value-type="float">
            <text:p>1.53271028037383</text:p>
          </table:table-cell>
          <table:table-cell/>
          <table:table-cell office:value-type="float" office:value="1.9331256490135" calcext:value-type="float">
            <text:p>1.9331256490135</text:p>
          </table:table-cell>
          <table:table-cell/>
          <table:table-cell table:formula="of:=[.G429]-[.F429]" office:value-type="float" office:value="-1.9331256490135" calcext:value-type="float">
            <text:p>-1.9331256490135</text:p>
          </table:table-cell>
        </table:table-row>
        <table:table-row table:style-name="ro1" table:visibility="filter">
          <table:table-cell office:value-type="string" calcext:value-type="string">
            <text:p>Alex Killorn</text:p>
          </table:table-cell>
          <table:table-cell office:value-type="float" office:value="1.92413793103448" calcext:value-type="float">
            <text:p>1.92413793103448</text:p>
          </table:table-cell>
          <table:table-cell office:value-type="float" office:value="1.97092288242731" calcext:value-type="float">
            <text:p>1.97092288242731</text:p>
          </table:table-cell>
          <table:table-cell office:value-type="float" office:value="1.87848101265823" calcext:value-type="float">
            <text:p>1.87848101265823</text:p>
          </table:table-cell>
          <table:table-cell office:value-type="float" office:value="1.96" calcext:value-type="float">
            <text:p>1.96</text:p>
          </table:table-cell>
          <table:table-cell office:value-type="float" office:value="1.93338545653" calcext:value-type="float">
            <text:p>1.93338545653</text:p>
          </table:table-cell>
          <table:table-cell/>
          <table:table-cell table:formula="of:=[.G430]-[.F430]" office:value-type="float" office:value="-1.93338545653" calcext:value-type="float">
            <text:p>-1.93338545653</text:p>
          </table:table-cell>
        </table:table-row>
        <table:table-row table:style-name="ro1" table:visibility="filter">
          <table:table-cell office:value-type="string" calcext:value-type="string">
            <text:p>Erik Johnson</text:p>
          </table:table-cell>
          <table:table-cell office:value-type="float" office:value="1.9047619047619" calcext:value-type="float">
            <text:p>1.9047619047619</text:p>
          </table:table-cell>
          <table:table-cell office:value-type="float" office:value="2.0363436123348" calcext:value-type="float">
            <text:p>2.0363436123348</text:p>
          </table:table-cell>
          <table:table-cell office:value-type="float" office:value="1.92656587473002" calcext:value-type="float">
            <text:p>1.92656587473002</text:p>
          </table:table-cell>
          <table:table-cell office:value-type="float" office:value="1.94666666666667" calcext:value-type="float">
            <text:p>1.94666666666667</text:p>
          </table:table-cell>
          <table:table-cell office:value-type="float" office:value="1.95358451462335" calcext:value-type="float">
            <text:p>1.95358451462335</text:p>
          </table:table-cell>
          <table:table-cell/>
          <table:table-cell table:formula="of:=[.G431]-[.F431]" office:value-type="float" office:value="-1.95358451462335" calcext:value-type="float">
            <text:p>-1.95358451462335</text:p>
          </table:table-cell>
        </table:table-row>
        <table:table-row table:style-name="ro1" table:visibility="filter">
          <table:table-cell office:value-type="string" calcext:value-type="string">
            <text:p>Tyler Johnson</text:p>
          </table:table-cell>
          <table:table-cell office:value-type="float" office:value="1.8" calcext:value-type="float">
            <text:p>1.8</text:p>
          </table:table-cell>
          <table:table-cell office:value-type="float" office:value="2.04878048780488" calcext:value-type="float">
            <text:p>2.04878048780488</text:p>
          </table:table-cell>
          <table:table-cell office:value-type="float" office:value="2.09480122324159" calcext:value-type="float">
            <text:p>2.09480122324159</text:p>
          </table:table-cell>
          <table:table-cell office:value-type="float" office:value="1.88983050847458" calcext:value-type="float">
            <text:p>1.88983050847458</text:p>
          </table:table-cell>
          <table:table-cell office:value-type="float" office:value="1.95835305488026" calcext:value-type="float">
            <text:p>1.95835305488026</text:p>
          </table:table-cell>
          <table:table-cell/>
          <table:table-cell table:formula="of:=[.G432]-[.F432]" office:value-type="float" office:value="-1.95835305488026" calcext:value-type="float">
            <text:p>-1.95835305488026</text:p>
          </table:table-cell>
        </table:table-row>
        <table:table-row table:style-name="ro1" table:visibility="filter">
          <table:table-cell office:value-type="string" calcext:value-type="string">
            <text:p>William Karlsson</text:p>
          </table:table-cell>
          <table:table-cell office:value-type="float" office:value="1.84026622296173" calcext:value-type="float">
            <text:p>1.84026622296173</text:p>
          </table:table-cell>
          <table:table-cell office:value-type="float" office:value="2.3" calcext:value-type="float">
            <text:p>2.3</text:p>
          </table:table-cell>
          <table:table-cell office:value-type="float" office:value="1.82792207792208" calcext:value-type="float">
            <text:p>1.82792207792208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1.96426929744317" calcext:value-type="float">
            <text:p>1.96426929744317</text:p>
          </table:table-cell>
          <table:table-cell/>
          <table:table-cell table:formula="of:=[.G433]-[.F433]" office:value-type="float" office:value="-1.96426929744317" calcext:value-type="float">
            <text:p>-1.96426929744317</text:p>
          </table:table-cell>
        </table:table-row>
        <table:table-row table:style-name="ro1" table:visibility="filter">
          <table:table-cell office:value-type="string" calcext:value-type="string">
            <text:p>Brandon Hagel</text:p>
          </table:table-cell>
          <table:table-cell office:value-type="float" office:value="1.82323232323232" calcext:value-type="float">
            <text:p>1.82323232323232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.67391304347826" calcext:value-type="float">
            <text:p>1.67391304347826</text:p>
          </table:table-cell>
          <table:table-cell office:value-type="float" office:value="1.69444444444444" calcext:value-type="float">
            <text:p>1.69444444444444</text:p>
          </table:table-cell>
          <table:table-cell office:value-type="float" office:value="1.96456411945542" calcext:value-type="float">
            <text:p>1.96456411945542</text:p>
          </table:table-cell>
          <table:table-cell/>
          <table:table-cell table:formula="of:=[.G434]-[.F434]" office:value-type="float" office:value="-1.96456411945542" calcext:value-type="float">
            <text:p>-1.96456411945542</text:p>
          </table:table-cell>
        </table:table-row>
        <table:table-row table:style-name="ro1" table:visibility="filter">
          <table:table-cell office:value-type="string" calcext:value-type="string">
            <text:p>Oliver Ekman-Larsson</text:p>
          </table:table-cell>
          <table:table-cell office:value-type="float" office:value="1.25" calcext:value-type="float">
            <text:p>1.25</text:p>
          </table:table-cell>
          <table:table-cell office:value-type="float" office:value="2.2039911308204" calcext:value-type="float">
            <text:p>2.2039911308204</text:p>
          </table:table-cell>
          <table:table-cell office:value-type="float" office:value="2.29333333333333" calcext:value-type="float">
            <text:p>2.29333333333333</text:p>
          </table:table-cell>
          <table:table-cell office:value-type="float" office:value="2.12555066079295" calcext:value-type="float">
            <text:p>2.12555066079295</text:p>
          </table:table-cell>
          <table:table-cell office:value-type="float" office:value="1.96821878123667" calcext:value-type="float">
            <text:p>1.96821878123667</text:p>
          </table:table-cell>
          <table:table-cell/>
          <table:table-cell table:formula="of:=[.G435]-[.F435]" office:value-type="float" office:value="-1.96821878123667" calcext:value-type="float">
            <text:p>-1.96821878123667</text:p>
          </table:table-cell>
        </table:table-row>
        <table:table-row table:style-name="ro1" table:visibility="filter">
          <table:table-cell office:value-type="string" calcext:value-type="string">
            <text:p>Filip Hronek</text:p>
          </table:table-cell>
          <table:table-cell office:value-type="float" office:value="1.85901639344262" calcext:value-type="float">
            <text:p>1.85901639344262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.89473684210526" calcext:value-type="float">
            <text:p>1.89473684210526</text:p>
          </table:table-cell>
          <table:table-cell office:value-type="float" office:value="1.5" calcext:value-type="float">
            <text:p>1.5</text:p>
          </table:table-cell>
          <table:table-cell office:value-type="float" office:value="1.98010497555364" calcext:value-type="float">
            <text:p>1.98010497555364</text:p>
          </table:table-cell>
          <table:table-cell/>
          <table:table-cell table:formula="of:=[.G436]-[.F436]" office:value-type="float" office:value="-1.98010497555364" calcext:value-type="float">
            <text:p>-1.98010497555364</text:p>
          </table:table-cell>
        </table:table-row>
        <table:table-row table:style-name="ro1" table:visibility="filter">
          <table:table-cell office:value-type="string" calcext:value-type="string">
            <text:p>Ryan Donato</text:p>
          </table:table-cell>
          <table:table-cell office:value-type="float" office:value="1.9775641025641" calcext:value-type="float">
            <text:p>1.9775641025641</text:p>
          </table:table-cell>
          <table:table-cell office:value-type="float" office:value="2.43103448275862" calcext:value-type="float">
            <text:p>2.43103448275862</text:p>
          </table:table-cell>
          <table:table-cell office:value-type="float" office:value="1.83850931677019" calcext:value-type="float">
            <text:p>1.83850931677019</text:p>
          </table:table-cell>
          <table:table-cell office:value-type="float" office:value="1.7" calcext:value-type="float">
            <text:p>1.7</text:p>
          </table:table-cell>
          <table:table-cell office:value-type="float" office:value="1.98677697552323" calcext:value-type="float">
            <text:p>1.98677697552323</text:p>
          </table:table-cell>
          <table:table-cell/>
          <table:table-cell table:formula="of:=[.G437]-[.F437]" office:value-type="float" office:value="-1.98677697552323" calcext:value-type="float">
            <text:p>-1.98677697552323</text:p>
          </table:table-cell>
        </table:table-row>
        <table:table-row table:style-name="ro1" table:visibility="filter">
          <table:table-cell office:value-type="string" calcext:value-type="string">
            <text:p>Phillip Danault</text:p>
          </table:table-cell>
          <table:table-cell office:value-type="float" office:value="1.82527881040892" calcext:value-type="float">
            <text:p>1.82527881040892</text:p>
          </table:table-cell>
          <table:table-cell office:value-type="float" office:value="1.79220779220779" calcext:value-type="float">
            <text:p>1.79220779220779</text:p>
          </table:table-cell>
          <table:table-cell office:value-type="float" office:value="2.38461538461538" calcext:value-type="float">
            <text:p>2.38461538461538</text:p>
          </table:table-cell>
          <table:table-cell office:value-type="float" office:value="1.98823529411765" calcext:value-type="float">
            <text:p>1.98823529411765</text:p>
          </table:table-cell>
          <table:table-cell office:value-type="float" office:value="1.99758432033744" calcext:value-type="float">
            <text:p>1.99758432033744</text:p>
          </table:table-cell>
          <table:table-cell/>
          <table:table-cell table:formula="of:=[.G438]-[.F438]" office:value-type="float" office:value="-1.99758432033744" calcext:value-type="float">
            <text:p>-1.99758432033744</text:p>
          </table:table-cell>
        </table:table-row>
        <table:table-row table:style-name="ro1" table:visibility="filter">
          <table:table-cell office:value-type="string" calcext:value-type="string">
            <text:p>Max Domi</text:p>
          </table:table-cell>
          <table:table-cell office:value-type="float" office:value="1.92" calcext:value-type="float">
            <text:p>1.92</text:p>
          </table:table-cell>
          <table:table-cell office:value-type="float" office:value="2.04056437389771" calcext:value-type="float">
            <text:p>2.04056437389771</text:p>
          </table:table-cell>
          <table:table-cell office:value-type="float" office:value="2.2" calcext:value-type="float">
            <text:p>2.2</text:p>
          </table:table-cell>
          <table:table-cell office:value-type="float" office:value="1.91519434628975" calcext:value-type="float">
            <text:p>1.91519434628975</text:p>
          </table:table-cell>
          <table:table-cell office:value-type="float" office:value="2.01893968004687" calcext:value-type="float">
            <text:p>2.01893968004687</text:p>
          </table:table-cell>
          <table:table-cell/>
          <table:table-cell table:formula="of:=[.G439]-[.F439]" office:value-type="float" office:value="-2.01893968004687" calcext:value-type="float">
            <text:p>-2.01893968004687</text:p>
          </table:table-cell>
        </table:table-row>
        <table:table-row table:style-name="ro1" table:visibility="filter">
          <table:table-cell office:value-type="string" calcext:value-type="string">
            <text:p>Drew Doughty</text:p>
          </table:table-cell>
          <table:table-cell office:value-type="float" office:value="1.85294117647059" calcext:value-type="float">
            <text:p>1.85294117647059</text:p>
          </table:table-cell>
          <table:table-cell office:value-type="float" office:value="2.10915818686402" calcext:value-type="float">
            <text:p>2.10915818686402</text:p>
          </table:table-cell>
          <table:table-cell office:value-type="float" office:value="2.0259067357513" calcext:value-type="float">
            <text:p>2.0259067357513</text:p>
          </table:table-cell>
          <table:table-cell office:value-type="float" office:value="2.09461966604824" calcext:value-type="float">
            <text:p>2.09461966604824</text:p>
          </table:table-cell>
          <table:table-cell office:value-type="float" office:value="2.02065644128353" calcext:value-type="float">
            <text:p>2.02065644128353</text:p>
          </table:table-cell>
          <table:table-cell/>
          <table:table-cell table:formula="of:=[.G440]-[.F440]" office:value-type="float" office:value="-2.02065644128353" calcext:value-type="float">
            <text:p>-2.02065644128353</text:p>
          </table:table-cell>
        </table:table-row>
        <table:table-row table:style-name="ro1" table:visibility="filter">
          <table:table-cell office:value-type="string" calcext:value-type="string">
            <text:p>Denis Gurianov</text:p>
          </table:table-cell>
          <table:table-cell office:value-type="float" office:value="1.9812030075188" calcext:value-type="float">
            <text:p>1.9812030075188</text:p>
          </table:table-cell>
          <table:table-cell office:value-type="float" office:value="2.1" calcext:value-type="float">
            <text:p>2.1</text:p>
          </table:table-cell>
          <table:table-cell office:value-type="float" office:value="2.23809523809524" calcext:value-type="float">
            <text:p>2.23809523809524</text:p>
          </table:table-cell>
          <table:table-cell office:value-type="float" office:value="1.83846153846154" calcext:value-type="float">
            <text:p>1.83846153846154</text:p>
          </table:table-cell>
          <table:table-cell office:value-type="float" office:value="2.03943994601889" calcext:value-type="float">
            <text:p>2.03943994601889</text:p>
          </table:table-cell>
          <table:table-cell/>
          <table:table-cell table:formula="of:=[.G441]-[.F441]" office:value-type="float" office:value="-2.03943994601889" calcext:value-type="float">
            <text:p>-2.03943994601889</text:p>
          </table:table-cell>
        </table:table-row>
        <table:table-row table:style-name="ro1" table:visibility="filter">
          <table:table-cell office:value-type="string" calcext:value-type="string">
            <text:p>Trevor Moore</text:p>
          </table:table-cell>
          <table:table-cell office:value-type="float" office:value="1.94736842105263" calcext:value-type="float">
            <text:p>1.94736842105263</text:p>
          </table:table-cell>
          <table:table-cell office:value-type="float" office:value="2.0281124497992" calcext:value-type="float">
            <text:p>2.0281124497992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2.04574096601228" calcext:value-type="float">
            <text:p>2.04574096601228</text:p>
          </table:table-cell>
          <table:table-cell/>
          <table:table-cell table:formula="of:=[.G442]-[.F442]" office:value-type="float" office:value="-2.04574096601228" calcext:value-type="float">
            <text:p>-2.04574096601228</text:p>
          </table:table-cell>
        </table:table-row>
        <table:table-row table:style-name="ro1" table:visibility="filter">
          <table:table-cell office:value-type="string" calcext:value-type="string">
            <text:p>Victor Hedman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2.12486992715921" calcext:value-type="float">
            <text:p>2.12486992715921</text:p>
          </table:table-cell>
          <table:table-cell office:value-type="float" office:value="2.11538461538462" calcext:value-type="float">
            <text:p>2.11538461538462</text:p>
          </table:table-cell>
          <table:table-cell office:value-type="float" office:value="2.07478632478633" calcext:value-type="float">
            <text:p>2.07478632478633</text:p>
          </table:table-cell>
          <table:table-cell office:value-type="float" office:value="2.04934845212666" calcext:value-type="float">
            <text:p>2.04934845212666</text:p>
          </table:table-cell>
          <table:table-cell/>
          <table:table-cell table:formula="of:=[.G443]-[.F443]" office:value-type="float" office:value="-2.04934845212666" calcext:value-type="float">
            <text:p>-2.04934845212666</text:p>
          </table:table-cell>
        </table:table-row>
        <table:table-row table:style-name="ro1" table:visibility="filter">
          <table:table-cell office:value-type="string" calcext:value-type="string">
            <text:p>Tomas Tatar</text:p>
          </table:table-cell>
          <table:table-cell office:value-type="float" office:value="1.94615384615385" calcext:value-type="float">
            <text:p>1.94615384615385</text:p>
          </table:table-cell>
          <table:table-cell office:value-type="float" office:value="2.09505208333333" calcext:value-type="float">
            <text:p>2.09505208333333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2.08673469387755" calcext:value-type="float">
            <text:p>2.08673469387755</text:p>
          </table:table-cell>
          <table:table-cell office:value-type="float" office:value="2.05471242856846" calcext:value-type="float">
            <text:p>2.05471242856846</text:p>
          </table:table-cell>
          <table:table-cell/>
          <table:table-cell table:formula="of:=[.G444]-[.F444]" office:value-type="float" office:value="-2.05471242856846" calcext:value-type="float">
            <text:p>-2.05471242856846</text:p>
          </table:table-cell>
        </table:table-row>
        <table:table-row table:style-name="ro1" table:visibility="filter">
          <table:table-cell office:value-type="string" calcext:value-type="string">
            <text:p>Noah Gregor</text:p>
          </table:table-cell>
          <table:table-cell office:value-type="float" office:value="1.65217391304348" calcext:value-type="float">
            <text:p>1.65217391304348</text:p>
          </table:table-cell>
          <table:table-cell office:value-type="float" office:value="2.04268292682927" calcext:value-type="float">
            <text:p>2.04268292682927</text:p>
          </table:table-cell>
          <table:table-cell office:value-type="float" office:value="2.5" calcext:value-type="float">
            <text:p>2.5</text:p>
          </table:table-cell>
          <table:table-cell office:value-type="float" office:value="2.0609756097561" calcext:value-type="float">
            <text:p>2.0609756097561</text:p>
          </table:table-cell>
          <table:table-cell office:value-type="float" office:value="2.06395811240721" calcext:value-type="float">
            <text:p>2.06395811240721</text:p>
          </table:table-cell>
          <table:table-cell/>
          <table:table-cell table:formula="of:=[.G445]-[.F445]" office:value-type="float" office:value="-2.06395811240721" calcext:value-type="float">
            <text:p>-2.06395811240721</text:p>
          </table:table-cell>
        </table:table-row>
        <table:table-row table:style-name="ro1" table:visibility="filter">
          <table:table-cell office:value-type="string" calcext:value-type="string">
            <text:p>Sam Gagner</text:p>
          </table:table-cell>
          <table:table-cell office:value-type="float" office:value="2.03824091778203" calcext:value-type="float">
            <text:p>2.03824091778203</text:p>
          </table:table-cell>
          <table:table-cell office:value-type="float" office:value="2.02955665024631" calcext:value-type="float">
            <text:p>2.02955665024631</text:p>
          </table:table-cell>
          <table:table-cell office:value-type="float" office:value="2.10526315789474" calcext:value-type="float">
            <text:p>2.10526315789474</text:p>
          </table:table-cell>
          <table:table-cell office:value-type="float" office:value="2.10880829015544" calcext:value-type="float">
            <text:p>2.10880829015544</text:p>
          </table:table-cell>
          <table:table-cell office:value-type="float" office:value="2.07046725401963" calcext:value-type="float">
            <text:p>2.07046725401963</text:p>
          </table:table-cell>
          <table:table-cell/>
          <table:table-cell table:formula="of:=[.G446]-[.F446]" office:value-type="float" office:value="-2.07046725401963" calcext:value-type="float">
            <text:p>-2.07046725401963</text:p>
          </table:table-cell>
        </table:table-row>
        <table:table-row table:style-name="ro1" table:visibility="filter">
          <table:table-cell office:value-type="string" calcext:value-type="string">
            <text:p>Miles Wood</text:p>
          </table:table-cell>
          <table:table-cell office:value-type="float" office:value="2.11675126903553" calcext:value-type="float">
            <text:p>2.11675126903553</text:p>
          </table:table-cell>
          <table:table-cell office:value-type="float" office:value="2.18877551020408" calcext:value-type="float">
            <text:p>2.18877551020408</text:p>
          </table:table-cell>
          <table:table-cell office:value-type="float" office:value="2" calcext:value-type="float">
            <text:p>2</text:p>
          </table:table-cell>
          <table:table-cell office:value-type="float" office:value="2.01639344262295" calcext:value-type="float">
            <text:p>2.01639344262295</text:p>
          </table:table-cell>
          <table:table-cell office:value-type="float" office:value="2.08048005546564" calcext:value-type="float">
            <text:p>2.08048005546564</text:p>
          </table:table-cell>
          <table:table-cell/>
          <table:table-cell table:formula="of:=[.G447]-[.F447]" office:value-type="float" office:value="-2.08048005546564" calcext:value-type="float">
            <text:p>-2.08048005546564</text:p>
          </table:table-cell>
        </table:table-row>
        <table:table-row table:style-name="ro1" table:visibility="filter">
          <table:table-cell office:value-type="string" calcext:value-type="string">
            <text:p>Daniel Sprong</text:p>
          </table:table-cell>
          <table:table-cell office:value-type="float" office:value="2.39837398373984" calcext:value-type="float">
            <text:p>2.39837398373984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2.05098039215686" calcext:value-type="float">
            <text:p>2.05098039215686</text:p>
          </table:table-cell>
          <table:table-cell office:value-type="float" office:value="2.05" calcext:value-type="float">
            <text:p>2.05</text:p>
          </table:table-cell>
          <table:table-cell office:value-type="float" office:value="2.08317192730751" calcext:value-type="float">
            <text:p>2.08317192730751</text:p>
          </table:table-cell>
          <table:table-cell/>
          <table:table-cell table:formula="of:=[.G448]-[.F448]" office:value-type="float" office:value="-2.08317192730751" calcext:value-type="float">
            <text:p>-2.08317192730751</text:p>
          </table:table-cell>
        </table:table-row>
        <table:table-row table:style-name="ro1" table:visibility="filter">
          <table:table-cell office:value-type="string" calcext:value-type="string">
            <text:p>Evgenii Dadonov</text:p>
          </table:table-cell>
          <table:table-cell office:value-type="float" office:value="2.02575107296137" calcext:value-type="float">
            <text:p>2.02575107296137</text:p>
          </table:table-cell>
          <table:table-cell office:value-type="float" office:value="1.91139240506329" calcext:value-type="float">
            <text:p>1.91139240506329</text:p>
          </table:table-cell>
          <table:table-cell office:value-type="float" office:value="2.09957627118644" calcext:value-type="float">
            <text:p>2.09957627118644</text:p>
          </table:table-cell>
          <table:table-cell office:value-type="float" office:value="2.38095238095238" calcext:value-type="float">
            <text:p>2.38095238095238</text:p>
          </table:table-cell>
          <table:table-cell office:value-type="float" office:value="2.10441803254087" calcext:value-type="float">
            <text:p>2.10441803254087</text:p>
          </table:table-cell>
          <table:table-cell/>
          <table:table-cell table:formula="of:=[.G449]-[.F449]" office:value-type="float" office:value="-2.10441803254087" calcext:value-type="float">
            <text:p>-2.10441803254087</text:p>
          </table:table-cell>
        </table:table-row>
        <table:table-row table:style-name="ro1" table:visibility="filter">
          <table:table-cell office:value-type="string" calcext:value-type="string">
            <text:p>Sean Durzi</text:p>
          </table:table-cell>
          <table:table-cell office:value-type="float" office:value="1.72222222222222" calcext:value-type="float">
            <text:p>1.72222222222222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.84210526315789" calcext:value-type="float">
            <text:p>1.84210526315789</text:p>
          </table:table-cell>
          <table:table-cell office:value-type="float" office:value="2.1077485380117" calcext:value-type="float">
            <text:p>2.1077485380117</text:p>
          </table:table-cell>
          <table:table-cell/>
          <table:table-cell table:formula="of:=[.G450]-[.F450]" office:value-type="float" office:value="-2.1077485380117" calcext:value-type="float">
            <text:p>-2.1077485380117</text:p>
          </table:table-cell>
        </table:table-row>
        <table:table-row table:style-name="ro1" table:visibility="filter">
          <table:table-cell office:value-type="string" calcext:value-type="string">
            <text:p>Philip Broberg</text:p>
          </table:table-cell>
          <table:table-cell office:value-type="float" office:value="0.901639344262295" calcext:value-type="float">
            <text:p>0.901639344262295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2.10822233606557" calcext:value-type="float">
            <text:p>2.10822233606557</text:p>
          </table:table-cell>
          <table:table-cell/>
          <table:table-cell table:formula="of:=[.G451]-[.F451]" office:value-type="float" office:value="-2.10822233606557" calcext:value-type="float">
            <text:p>-2.10822233606557</text:p>
          </table:table-cell>
        </table:table-row>
        <table:table-row table:style-name="ro1" table:visibility="filter">
          <table:table-cell office:value-type="string" calcext:value-type="string">
            <text:p>Elias Lindholm</text:p>
          </table:table-cell>
          <table:table-cell office:value-type="float" office:value="1.95522388059702" calcext:value-type="float">
            <text:p>1.95522388059702</text:p>
          </table:table-cell>
          <table:table-cell office:value-type="float" office:value="2.17283950617284" calcext:value-type="float">
            <text:p>2.17283950617284</text:p>
          </table:table-cell>
          <table:table-cell office:value-type="float" office:value="2.21428571428571" calcext:value-type="float">
            <text:p>2.21428571428571</text:p>
          </table:table-cell>
          <table:table-cell office:value-type="float" office:value="2.09315068493151" calcext:value-type="float">
            <text:p>2.09315068493151</text:p>
          </table:table-cell>
          <table:table-cell office:value-type="float" office:value="2.10887494649677" calcext:value-type="float">
            <text:p>2.10887494649677</text:p>
          </table:table-cell>
          <table:table-cell/>
          <table:table-cell table:formula="of:=[.G452]-[.F452]" office:value-type="float" office:value="-2.10887494649677" calcext:value-type="float">
            <text:p>-2.10887494649677</text:p>
          </table:table-cell>
        </table:table-row>
        <table:table-row table:style-name="ro1" table:visibility="filter">
          <table:table-cell office:value-type="string" calcext:value-type="string">
            <text:p>Mark Stone</text:p>
          </table:table-cell>
          <table:table-cell office:value-type="float" office:value="2.29333333333333" calcext:value-type="float">
            <text:p>2.29333333333333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16095890410959" calcext:value-type="float">
            <text:p>2.16095890410959</text:p>
          </table:table-cell>
          <table:table-cell office:value-type="float" office:value="2.04878048780488" calcext:value-type="float">
            <text:p>2.04878048780488</text:p>
          </table:table-cell>
          <table:table-cell office:value-type="float" office:value="2.11014318131195" calcext:value-type="float">
            <text:p>2.11014318131195</text:p>
          </table:table-cell>
          <table:table-cell/>
          <table:table-cell table:formula="of:=[.G453]-[.F453]" office:value-type="float" office:value="-2.11014318131195" calcext:value-type="float">
            <text:p>-2.11014318131195</text:p>
          </table:table-cell>
        </table:table-row>
        <table:table-row table:style-name="ro1" table:visibility="filter">
          <table:table-cell office:value-type="string" calcext:value-type="string">
            <text:p>Tanner Pearson</text:p>
          </table:table-cell>
          <table:table-cell office:value-type="float" office:value="2" calcext:value-type="float">
            <text:p>2</text:p>
          </table:table-cell>
          <table:table-cell office:value-type="float" office:value="2.03389830508475" calcext:value-type="float">
            <text:p>2.03389830508475</text:p>
          </table:table-cell>
          <table:table-cell office:value-type="float" office:value="2.4" calcext:value-type="float">
            <text:p>2.4</text:p>
          </table:table-cell>
          <table:table-cell office:value-type="float" office:value="2.01730103806228" calcext:value-type="float">
            <text:p>2.01730103806228</text:p>
          </table:table-cell>
          <table:table-cell office:value-type="float" office:value="2.11279983578676" calcext:value-type="float">
            <text:p>2.11279983578676</text:p>
          </table:table-cell>
          <table:table-cell/>
          <table:table-cell table:formula="of:=[.G454]-[.F454]" office:value-type="float" office:value="-2.11279983578676" calcext:value-type="float">
            <text:p>-2.11279983578676</text:p>
          </table:table-cell>
        </table:table-row>
        <table:table-row table:style-name="ro1" table:visibility="filter">
          <table:table-cell office:value-type="string" calcext:value-type="string">
            <text:p>Seth Jones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2.1986013986014" calcext:value-type="float">
            <text:p>2.1986013986014</text:p>
          </table:table-cell>
          <table:table-cell office:value-type="float" office:value="2.2" calcext:value-type="float">
            <text:p>2.2</text:p>
          </table:table-cell>
          <table:table-cell office:value-type="float" office:value="2.01699716713881" calcext:value-type="float">
            <text:p>2.01699716713881</text:p>
          </table:table-cell>
          <table:table-cell office:value-type="float" office:value="2.12056630810172" calcext:value-type="float">
            <text:p>2.12056630810172</text:p>
          </table:table-cell>
          <table:table-cell/>
          <table:table-cell table:formula="of:=[.G455]-[.F455]" office:value-type="float" office:value="-2.12056630810172" calcext:value-type="float">
            <text:p>-2.12056630810172</text:p>
          </table:table-cell>
        </table:table-row>
        <table:table-row table:style-name="ro1" table:visibility="filter">
          <table:table-cell office:value-type="string" calcext:value-type="string">
            <text:p>Jonathan Huberdeau</text:p>
          </table:table-cell>
          <table:table-cell office:value-type="float" office:value="2.05234159779614" calcext:value-type="float">
            <text:p>2.05234159779614</text:p>
          </table:table-cell>
          <table:table-cell office:value-type="float" office:value="1.7" calcext:value-type="float">
            <text:p>1.7</text:p>
          </table:table-cell>
          <table:table-cell office:value-type="float" office:value="2.2866847826087" calcext:value-type="float">
            <text:p>2.2866847826087</text:p>
          </table:table-cell>
          <table:table-cell office:value-type="float" office:value="2.52482269503546" calcext:value-type="float">
            <text:p>2.52482269503546</text:p>
          </table:table-cell>
          <table:table-cell office:value-type="float" office:value="2.14096226886008" calcext:value-type="float">
            <text:p>2.14096226886008</text:p>
          </table:table-cell>
          <table:table-cell/>
          <table:table-cell table:formula="of:=[.G456]-[.F456]" office:value-type="float" office:value="-2.14096226886008" calcext:value-type="float">
            <text:p>-2.14096226886008</text:p>
          </table:table-cell>
        </table:table-row>
        <table:table-row table:style-name="ro1" table:visibility="filter">
          <table:table-cell office:value-type="string" calcext:value-type="string">
            <text:p>Mason Marchment</text:p>
          </table:table-cell>
          <table:table-cell office:value-type="float" office:value="2.2125" calcext:value-type="float">
            <text:p>2.2125</text:p>
          </table:table-cell>
          <table:table-cell office:value-type="float" office:value="2.0379746835443" calcext:value-type="float">
            <text:p>2.0379746835443</text:p>
          </table:table-cell>
          <table:table-cell office:value-type="float" office:value="2.2" calcext:value-type="float">
            <text:p>2.2</text:p>
          </table:table-cell>
          <table:table-cell office:value-type="float" office:value="2.18918918918919" calcext:value-type="float">
            <text:p>2.18918918918919</text:p>
          </table:table-cell>
          <table:table-cell office:value-type="float" office:value="2.15991596818337" calcext:value-type="float">
            <text:p>2.15991596818337</text:p>
          </table:table-cell>
          <table:table-cell/>
          <table:table-cell table:formula="of:=[.G457]-[.F457]" office:value-type="float" office:value="-2.15991596818337" calcext:value-type="float">
            <text:p>-2.15991596818337</text:p>
          </table:table-cell>
        </table:table-row>
        <table:table-row table:style-name="ro1" table:visibility="filter">
          <table:table-cell office:value-type="string" calcext:value-type="string">
            <text:p>Dakota Joshua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6" calcext:value-type="float">
            <text:p>6</text:p>
          </table:table-cell>
          <table:table-cell office:value-type="float" office:value="2.17043745727956" calcext:value-type="float">
            <text:p>2.17043745727956</text:p>
          </table:table-cell>
          <table:table-cell/>
          <table:table-cell table:formula="of:=[.G458]-[.F458]" office:value-type="float" office:value="-2.17043745727956" calcext:value-type="float">
            <text:p>-2.17043745727956</text:p>
          </table:table-cell>
        </table:table-row>
        <table:table-row table:style-name="ro1" table:visibility="filter">
          <table:table-cell office:value-type="string" calcext:value-type="string">
            <text:p>Artturi Lehkonen</text:p>
          </table:table-cell>
          <table:table-cell office:value-type="float" office:value="2.26086956521739" calcext:value-type="float">
            <text:p>2.26086956521739</text:p>
          </table:table-cell>
          <table:table-cell office:value-type="float" office:value="2.14345991561181" calcext:value-type="float">
            <text:p>2.14345991561181</text:p>
          </table:table-cell>
          <table:table-cell office:value-type="float" office:value="2.2" calcext:value-type="float">
            <text:p>2.2</text:p>
          </table:table-cell>
          <table:table-cell office:value-type="float" office:value="2.13135593220339" calcext:value-type="float">
            <text:p>2.13135593220339</text:p>
          </table:table-cell>
          <table:table-cell office:value-type="float" office:value="2.18392135325815" calcext:value-type="float">
            <text:p>2.18392135325815</text:p>
          </table:table-cell>
          <table:table-cell/>
          <table:table-cell table:formula="of:=[.G459]-[.F459]" office:value-type="float" office:value="-2.18392135325815" calcext:value-type="float">
            <text:p>-2.18392135325815</text:p>
          </table:table-cell>
        </table:table-row>
        <table:table-row table:style-name="ro1" table:visibility="filter">
          <table:table-cell office:value-type="string" calcext:value-type="string">
            <text:p>Pierre-Luc Dubois</text:p>
          </table:table-cell>
          <table:table-cell office:value-type="float" office:value="1.90909090909091" calcext:value-type="float">
            <text:p>1.90909090909091</text:p>
          </table:table-cell>
          <table:table-cell office:value-type="float" office:value="2.31042654028436" calcext:value-type="float">
            <text:p>2.31042654028436</text:p>
          </table:table-cell>
          <table:table-cell office:value-type="float" office:value="2.22857142857143" calcext:value-type="float">
            <text:p>2.22857142857143</text:p>
          </table:table-cell>
          <table:table-cell office:value-type="float" office:value="2.29665071770335" calcext:value-type="float">
            <text:p>2.29665071770335</text:p>
          </table:table-cell>
          <table:table-cell office:value-type="float" office:value="2.18618489891251" calcext:value-type="float">
            <text:p>2.18618489891251</text:p>
          </table:table-cell>
          <table:table-cell/>
          <table:table-cell table:formula="of:=[.G460]-[.F460]" office:value-type="float" office:value="-2.18618489891251" calcext:value-type="float">
            <text:p>-2.18618489891251</text:p>
          </table:table-cell>
        </table:table-row>
        <table:table-row table:style-name="ro1" table:visibility="filter">
          <table:table-cell office:value-type="string" calcext:value-type="string">
            <text:p>Sean Monahan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2.30543318649046" calcext:value-type="float">
            <text:p>2.30543318649046</text:p>
          </table:table-cell>
          <table:table-cell office:value-type="float" office:value="2.125" calcext:value-type="float">
            <text:p>2.125</text:p>
          </table:table-cell>
          <table:table-cell office:value-type="float" office:value="2.18803418803419" calcext:value-type="float">
            <text:p>2.18803418803419</text:p>
          </table:table-cell>
          <table:table-cell office:value-type="float" office:value="2.19033112934545" calcext:value-type="float">
            <text:p>2.19033112934545</text:p>
          </table:table-cell>
          <table:table-cell/>
          <table:table-cell table:formula="of:=[.G461]-[.F461]" office:value-type="float" office:value="-2.19033112934545" calcext:value-type="float">
            <text:p>-2.19033112934545</text:p>
          </table:table-cell>
        </table:table-row>
        <table:table-row table:style-name="ro1" table:visibility="filter">
          <table:table-cell office:value-type="string" calcext:value-type="string">
            <text:p>Tyson Barrie</text:p>
          </table:table-cell>
          <table:table-cell office:value-type="float" office:value="2.30958904109589" calcext:value-type="float">
            <text:p>2.30958904109589</text:p>
          </table:table-cell>
          <table:table-cell office:value-type="float" office:value="2.20639147802929" calcext:value-type="float">
            <text:p>2.20639147802929</text:p>
          </table:table-cell>
          <table:table-cell office:value-type="float" office:value="2.05263157894737" calcext:value-type="float">
            <text:p>2.05263157894737</text:p>
          </table:table-cell>
          <table:table-cell office:value-type="float" office:value="2.29545454545455" calcext:value-type="float">
            <text:p>2.29545454545455</text:p>
          </table:table-cell>
          <table:table-cell office:value-type="float" office:value="2.21601666088178" calcext:value-type="float">
            <text:p>2.21601666088178</text:p>
          </table:table-cell>
          <table:table-cell/>
          <table:table-cell table:formula="of:=[.G462]-[.F462]" office:value-type="float" office:value="-2.21601666088178" calcext:value-type="float">
            <text:p>-2.21601666088178</text:p>
          </table:table-cell>
        </table:table-row>
        <table:table-row table:style-name="ro1" table:visibility="filter">
          <table:table-cell office:value-type="string" calcext:value-type="string">
            <text:p>Cole Guttman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.2281746031746" calcext:value-type="float">
            <text:p>2.2281746031746</text:p>
          </table:table-cell>
          <table:table-cell/>
          <table:table-cell table:formula="of:=[.G463]-[.F463]" office:value-type="float" office:value="-2.2281746031746" calcext:value-type="float">
            <text:p>-2.2281746031746</text:p>
          </table:table-cell>
        </table:table-row>
        <table:table-row table:style-name="ro1" table:visibility="filter">
          <table:table-cell office:value-type="string" calcext:value-type="string">
            <text:p>Nick Bjugstad</text:p>
          </table:table-cell>
          <table:table-cell office:value-type="float" office:value="2.23675496688742" calcext:value-type="float">
            <text:p>2.23675496688742</text:p>
          </table:table-cell>
          <table:table-cell office:value-type="float" office:value="2" calcext:value-type="float">
            <text:p>2</text:p>
          </table:table-cell>
          <table:table-cell office:value-type="float" office:value="2.36585365853659" calcext:value-type="float">
            <text:p>2.36585365853659</text:p>
          </table:table-cell>
          <table:table-cell office:value-type="float" office:value="2.33670033670034" calcext:value-type="float">
            <text:p>2.33670033670034</text:p>
          </table:table-cell>
          <table:table-cell office:value-type="float" office:value="2.23482724053109" calcext:value-type="float">
            <text:p>2.23482724053109</text:p>
          </table:table-cell>
          <table:table-cell/>
          <table:table-cell table:formula="of:=[.G464]-[.F464]" office:value-type="float" office:value="-2.23482724053109" calcext:value-type="float">
            <text:p>-2.23482724053109</text:p>
          </table:table-cell>
        </table:table-row>
        <table:table-row table:style-name="ro1" table:visibility="filter">
          <table:table-cell office:value-type="string" calcext:value-type="string">
            <text:p>Alexander Edler</text:p>
          </table:table-cell>
          <table:table-cell office:value-type="float" office:value="2.25988700564972" calcext:value-type="float">
            <text:p>2.25988700564972</text:p>
          </table:table-cell>
          <table:table-cell office:value-type="float" office:value="2.07729941291585" calcext:value-type="float">
            <text:p>2.07729941291585</text:p>
          </table:table-cell>
          <table:table-cell office:value-type="float" office:value="2.64864864864865" calcext:value-type="float">
            <text:p>2.64864864864865</text:p>
          </table:table-cell>
          <table:table-cell office:value-type="float" office:value="2.06066536203523" calcext:value-type="float">
            <text:p>2.06066536203523</text:p>
          </table:table-cell>
          <table:table-cell office:value-type="float" office:value="2.26162510731236" calcext:value-type="float">
            <text:p>2.26162510731236</text:p>
          </table:table-cell>
          <table:table-cell/>
          <table:table-cell table:formula="of:=[.G465]-[.F465]" office:value-type="float" office:value="-2.26162510731236" calcext:value-type="float">
            <text:p>-2.26162510731236</text:p>
          </table:table-cell>
        </table:table-row>
        <table:table-row table:style-name="ro1" table:visibility="filter">
          <table:table-cell office:value-type="string" calcext:value-type="string">
            <text:p>Evan Rodrigues</text:p>
          </table:table-cell>
          <table:table-cell office:value-type="float" office:value="2.22368421052632" calcext:value-type="float">
            <text:p>2.22368421052632</text:p>
          </table:table-cell>
          <table:table-cell office:value-type="float" office:value="2.32702702702703" calcext:value-type="float">
            <text:p>2.32702702702703</text:p>
          </table:table-cell>
          <table:table-cell office:value-type="float" office:value="2.13333333333333" calcext:value-type="float">
            <text:p>2.13333333333333</text:p>
          </table:table-cell>
          <table:table-cell office:value-type="float" office:value="2.36516853932584" calcext:value-type="float">
            <text:p>2.36516853932584</text:p>
          </table:table-cell>
          <table:table-cell office:value-type="float" office:value="2.26230327755313" calcext:value-type="float">
            <text:p>2.26230327755313</text:p>
          </table:table-cell>
          <table:table-cell/>
          <table:table-cell table:formula="of:=[.G466]-[.F466]" office:value-type="float" office:value="-2.26230327755313" calcext:value-type="float">
            <text:p>-2.26230327755313</text:p>
          </table:table-cell>
        </table:table-row>
        <table:table-row table:style-name="ro1" table:visibility="filter">
          <table:table-cell office:value-type="string" calcext:value-type="string">
            <text:p>Arthur Kaliyev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.31746031746032" calcext:value-type="float">
            <text:p>2.31746031746032</text:p>
          </table:table-cell>
          <table:table-cell office:value-type="float" office:value="2.78947368421053" calcext:value-type="float">
            <text:p>2.78947368421053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27673350041771" calcext:value-type="float">
            <text:p>2.27673350041771</text:p>
          </table:table-cell>
          <table:table-cell/>
          <table:table-cell table:formula="of:=[.G467]-[.F467]" office:value-type="float" office:value="-2.27673350041771" calcext:value-type="float">
            <text:p>-2.27673350041771</text:p>
          </table:table-cell>
        </table:table-row>
        <table:table-row table:style-name="ro1" table:visibility="filter">
          <table:table-cell office:value-type="string" calcext:value-type="string">
            <text:p>Josh Norris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2.19548872180451" calcext:value-type="float">
            <text:p>2.19548872180451</text:p>
          </table:table-cell>
          <table:table-cell office:value-type="float" office:value="2.5" calcext:value-type="float">
            <text:p>2.5</text:p>
          </table:table-cell>
          <table:table-cell office:value-type="float" office:value="2.31818181818182" calcext:value-type="float">
            <text:p>2.31818181818182</text:p>
          </table:table-cell>
          <table:table-cell office:value-type="float" office:value="2.28119541277436" calcext:value-type="float">
            <text:p>2.28119541277436</text:p>
          </table:table-cell>
          <table:table-cell/>
          <table:table-cell table:formula="of:=[.G468]-[.F468]" office:value-type="float" office:value="-2.28119541277436" calcext:value-type="float">
            <text:p>-2.28119541277436</text:p>
          </table:table-cell>
        </table:table-row>
        <table:table-row table:style-name="ro1" table:visibility="filter">
          <table:table-cell office:value-type="string" calcext:value-type="string">
            <text:p>Jake Sanderson</text:p>
          </table:table-cell>
          <table:table-cell office:value-type="float" office:value="1.56451612903226" calcext:value-type="float">
            <text:p>1.56451612903226</text:p>
          </table:table-cell>
          <table:table-cell office:value-type="float" office:value="1.36666666666667" calcext:value-type="float">
            <text:p>1.3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2.3042242703533" calcext:value-type="float">
            <text:p>2.3042242703533</text:p>
          </table:table-cell>
          <table:table-cell/>
          <table:table-cell table:formula="of:=[.G469]-[.F469]" office:value-type="float" office:value="-2.3042242703533" calcext:value-type="float">
            <text:p>-2.3042242703533</text:p>
          </table:table-cell>
        </table:table-row>
        <table:table-row table:style-name="ro1" table:visibility="filter">
          <table:table-cell office:value-type="string" calcext:value-type="string">
            <text:p>Jason Zucker</text:p>
          </table:table-cell>
          <table:table-cell office:value-type="float" office:value="2.25566343042071" calcext:value-type="float">
            <text:p>2.25566343042071</text:p>
          </table:table-cell>
          <table:table-cell office:value-type="float" office:value="2.30668841761827" calcext:value-type="float">
            <text:p>2.30668841761827</text:p>
          </table:table-cell>
          <table:table-cell office:value-type="float" office:value="2.38888888888889" calcext:value-type="float">
            <text:p>2.38888888888889</text:p>
          </table:table-cell>
          <table:table-cell office:value-type="float" office:value="2.425" calcext:value-type="float">
            <text:p>2.425</text:p>
          </table:table-cell>
          <table:table-cell office:value-type="float" office:value="2.34406018423197" calcext:value-type="float">
            <text:p>2.34406018423197</text:p>
          </table:table-cell>
          <table:table-cell/>
          <table:table-cell table:formula="of:=[.G470]-[.F470]" office:value-type="float" office:value="-2.34406018423197" calcext:value-type="float">
            <text:p>-2.34406018423197</text:p>
          </table:table-cell>
        </table:table-row>
        <table:table-row table:style-name="ro1" table:visibility="filter">
          <table:table-cell office:value-type="string" calcext:value-type="string">
            <text:p>Zach Werenski</text:p>
          </table:table-cell>
          <table:table-cell office:value-type="float" office:value="1.9" calcext:value-type="float">
            <text:p>1.9</text:p>
          </table:table-cell>
          <table:table-cell office:value-type="float" office:value="2.61057692307692" calcext:value-type="float">
            <text:p>2.61057692307692</text:p>
          </table:table-cell>
          <table:table-cell office:value-type="float" office:value="2.32051282051282" calcext:value-type="float">
            <text:p>2.32051282051282</text:p>
          </table:table-cell>
          <table:table-cell office:value-type="float" office:value="2.54634146341463" calcext:value-type="float">
            <text:p>2.54634146341463</text:p>
          </table:table-cell>
          <table:table-cell office:value-type="float" office:value="2.34435780175109" calcext:value-type="float">
            <text:p>2.34435780175109</text:p>
          </table:table-cell>
          <table:table-cell/>
          <table:table-cell table:formula="of:=[.G471]-[.F471]" office:value-type="float" office:value="-2.34435780175109" calcext:value-type="float">
            <text:p>-2.34435780175109</text:p>
          </table:table-cell>
        </table:table-row>
        <table:table-row table:style-name="ro1" table:visibility="filter">
          <table:table-cell office:value-type="string" calcext:value-type="string">
            <text:p>Thomas Chabot</text:p>
          </table:table-cell>
          <table:table-cell office:value-type="float" office:value="2.71505376344086" calcext:value-type="float">
            <text:p>2.71505376344086</text:p>
          </table:table-cell>
          <table:table-cell office:value-type="float" office:value="2.45187165775401" calcext:value-type="float">
            <text:p>2.45187165775401</text:p>
          </table:table-cell>
          <table:table-cell office:value-type="float" office:value="2" calcext:value-type="float">
            <text:p>2</text:p>
          </table:table-cell>
          <table:table-cell office:value-type="float" office:value="2.23728813559322" calcext:value-type="float">
            <text:p>2.23728813559322</text:p>
          </table:table-cell>
          <table:table-cell office:value-type="float" office:value="2.35105338919702" calcext:value-type="float">
            <text:p>2.35105338919702</text:p>
          </table:table-cell>
          <table:table-cell/>
          <table:table-cell table:formula="of:=[.G472]-[.F472]" office:value-type="float" office:value="-2.35105338919702" calcext:value-type="float">
            <text:p>-2.35105338919702</text:p>
          </table:table-cell>
        </table:table-row>
        <table:table-row table:style-name="ro1" table:visibility="filter">
          <table:table-cell office:value-type="string" calcext:value-type="string">
            <text:p>Michael Eyssimont</text:p>
          </table:table-cell>
          <table:table-cell office:value-type="float" office:value="2.36170212765957" calcext:value-type="float">
            <text:p>2.36170212765957</text:p>
          </table:table-cell>
          <table:table-cell office:value-type="float" office:value="2.5" calcext:value-type="float">
            <text:p>2.5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2.13636363636364" calcext:value-type="float">
            <text:p>2.13636363636364</text:p>
          </table:table-cell>
          <table:table-cell office:value-type="float" office:value="2.35665929814866" calcext:value-type="float">
            <text:p>2.35665929814866</text:p>
          </table:table-cell>
          <table:table-cell/>
          <table:table-cell table:formula="of:=[.G473]-[.F473]" office:value-type="float" office:value="-2.35665929814866" calcext:value-type="float">
            <text:p>-2.35665929814866</text:p>
          </table:table-cell>
        </table:table-row>
        <table:table-row table:style-name="ro1" table:visibility="filter">
          <table:table-cell office:value-type="string" calcext:value-type="string">
            <text:p>Pavel Dorofeyev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'NULL'</text:p>
          </table:table-cell>
          <table:table-cell/>
          <table:table-cell office:value-type="float" office:value="2.35714285714286" calcext:value-type="float">
            <text:p>2.35714285714286</text:p>
          </table:table-cell>
          <table:table-cell/>
          <table:table-cell table:formula="of:=[.G474]-[.F474]" office:value-type="float" office:value="-2.35714285714286" calcext:value-type="float">
            <text:p>-2.35714285714286</text:p>
          </table:table-cell>
        </table:table-row>
        <table:table-row table:style-name="ro1" table:visibility="filter">
          <table:table-cell office:value-type="string" calcext:value-type="string">
            <text:p>Andreas Athanasiou</text:p>
          </table:table-cell>
          <table:table-cell office:value-type="float" office:value="2.18693693693694" calcext:value-type="float">
            <text:p>2.18693693693694</text:p>
          </table:table-cell>
          <table:table-cell office:value-type="float" office:value="2.88888888888889" calcext:value-type="float">
            <text:p>2.88888888888889</text:p>
          </table:table-cell>
          <table:table-cell office:value-type="float" office:value="2.14444444444444" calcext:value-type="float">
            <text:p>2.14444444444444</text:p>
          </table:table-cell>
          <table:table-cell office:value-type="float" office:value="2.27678571428571" calcext:value-type="float">
            <text:p>2.27678571428571</text:p>
          </table:table-cell>
          <table:table-cell office:value-type="float" office:value="2.374263996139" calcext:value-type="float">
            <text:p>2.374263996139</text:p>
          </table:table-cell>
          <table:table-cell/>
          <table:table-cell table:formula="of:=[.G475]-[.F475]" office:value-type="float" office:value="-2.374263996139" calcext:value-type="float">
            <text:p>-2.374263996139</text:p>
          </table:table-cell>
        </table:table-row>
        <table:table-row table:style-name="ro1" table:visibility="filter">
          <table:table-cell office:value-type="string" calcext:value-type="string">
            <text:p>Jakob Chychrun</text:p>
          </table:table-cell>
          <table:table-cell office:value-type="float" office:value="2.31428571428571" calcext:value-type="float">
            <text:p>2.31428571428571</text:p>
          </table:table-cell>
          <table:table-cell office:value-type="float" office:value="2.37631578947368" calcext:value-type="float">
            <text:p>2.37631578947368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2.28042328042328" calcext:value-type="float">
            <text:p>2.28042328042328</text:p>
          </table:table-cell>
          <table:table-cell office:value-type="float" office:value="2.38561333890281" calcext:value-type="float">
            <text:p>2.38561333890281</text:p>
          </table:table-cell>
          <table:table-cell/>
          <table:table-cell table:formula="of:=[.G476]-[.F476]" office:value-type="float" office:value="-2.38561333890281" calcext:value-type="float">
            <text:p>-2.38561333890281</text:p>
          </table:table-cell>
        </table:table-row>
        <table:table-row table:style-name="ro1" table:visibility="filter">
          <table:table-cell office:value-type="string" calcext:value-type="string">
            <text:p>Bryan Rust</text:p>
          </table:table-cell>
          <table:table-cell office:value-type="float" office:value="2.30612244897959" calcext:value-type="float">
            <text:p>2.30612244897959</text:p>
          </table:table-cell>
          <table:table-cell office:value-type="float" office:value="2.86666666666667" calcext:value-type="float">
            <text:p>2.86666666666667</text:p>
          </table:table-cell>
          <table:table-cell office:value-type="float" office:value="2.13807531380753" calcext:value-type="float">
            <text:p>2.13807531380753</text:p>
          </table:table-cell>
          <table:table-cell office:value-type="float" office:value="2.2375" calcext:value-type="float">
            <text:p>2.2375</text:p>
          </table:table-cell>
          <table:table-cell office:value-type="float" office:value="2.38709110736345" calcext:value-type="float">
            <text:p>2.38709110736345</text:p>
          </table:table-cell>
          <table:table-cell/>
          <table:table-cell table:formula="of:=[.G477]-[.F477]" office:value-type="float" office:value="-2.38709110736345" calcext:value-type="float">
            <text:p>-2.38709110736345</text:p>
          </table:table-cell>
        </table:table-row>
        <table:table-row table:style-name="ro1" table:visibility="filter">
          <table:table-cell office:value-type="string" calcext:value-type="string">
            <text:p>Matt Duchene</text:p>
          </table:table-cell>
          <table:table-cell office:value-type="float" office:value="2.45923632610939" calcext:value-type="float">
            <text:p>2.45923632610939</text:p>
          </table:table-cell>
          <table:table-cell office:value-type="float" office:value="2.04" calcext:value-type="float">
            <text:p>2.04</text:p>
          </table:table-cell>
          <table:table-cell office:value-type="float" office:value="2.61303462321792" calcext:value-type="float">
            <text:p>2.61303462321792</text:p>
          </table:table-cell>
          <table:table-cell office:value-type="float" office:value="2.43636363636364" calcext:value-type="float">
            <text:p>2.43636363636364</text:p>
          </table:table-cell>
          <table:table-cell office:value-type="float" office:value="2.38715864642274" calcext:value-type="float">
            <text:p>2.38715864642274</text:p>
          </table:table-cell>
          <table:table-cell/>
          <table:table-cell table:formula="of:=[.G478]-[.F478]" office:value-type="float" office:value="-2.38715864642274" calcext:value-type="float">
            <text:p>-2.38715864642274</text:p>
          </table:table-cell>
        </table:table-row>
        <table:table-row table:style-name="ro1" table:visibility="filter">
          <table:table-cell office:value-type="string" calcext:value-type="string">
            <text:p>Josh Anderson</text:p>
          </table:table-cell>
          <table:table-cell office:value-type="float" office:value="2.42394014962594" calcext:value-type="float">
            <text:p>2.42394014962594</text:p>
          </table:table-cell>
          <table:table-cell office:value-type="float" office:value="2.45945945945946" calcext:value-type="float">
            <text:p>2.45945945945946</text:p>
          </table:table-cell>
          <table:table-cell office:value-type="float" office:value="2.4031007751938" calcext:value-type="float">
            <text:p>2.4031007751938</text:p>
          </table:table-cell>
          <table:table-cell office:value-type="string" calcext:value-type="string">
            <text:p><text:s/>'NULL'</text:p>
          </table:table-cell>
          <table:table-cell office:value-type="float" office:value="2.4288334614264" calcext:value-type="float">
            <text:p>2.4288334614264</text:p>
          </table:table-cell>
          <table:table-cell/>
          <table:table-cell table:formula="of:=[.G479]-[.F479]" office:value-type="float" office:value="-2.4288334614264" calcext:value-type="float">
            <text:p>-2.4288334614264</text:p>
          </table:table-cell>
        </table:table-row>
        <table:table-row table:style-name="ro1" table:visibility="filter">
          <table:table-cell office:value-type="string" calcext:value-type="string">
            <text:p>Joey Anderson</text:p>
          </table:table-cell>
          <table:table-cell office:value-type="float" office:value="2.42394014962594" calcext:value-type="float">
            <text:p>2.42394014962594</text:p>
          </table:table-cell>
          <table:table-cell office:value-type="float" office:value="2.45945945945946" calcext:value-type="float">
            <text:p>2.45945945945946</text:p>
          </table:table-cell>
          <table:table-cell office:value-type="float" office:value="2.4031007751938" calcext:value-type="float">
            <text:p>2.4031007751938</text:p>
          </table:table-cell>
          <table:table-cell office:value-type="string" calcext:value-type="string">
            <text:p><text:s/>'NULL'</text:p>
          </table:table-cell>
          <table:table-cell office:value-type="float" office:value="2.4288334614264" calcext:value-type="float">
            <text:p>2.4288334614264</text:p>
          </table:table-cell>
          <table:table-cell/>
          <table:table-cell table:formula="of:=[.G480]-[.F480]" office:value-type="float" office:value="-2.4288334614264" calcext:value-type="float">
            <text:p>-2.4288334614264</text:p>
          </table:table-cell>
        </table:table-row>
        <table:table-row table:style-name="ro1" table:visibility="filter">
          <table:table-cell office:value-type="string" calcext:value-type="string">
            <text:p>Ilya Mikheyev</text:p>
          </table:table-cell>
          <table:table-cell office:value-type="float" office:value="2.30729166666667" calcext:value-type="float">
            <text:p>2.30729166666667</text:p>
          </table:table-cell>
          <table:table-cell office:value-type="float" office:value="2.25" calcext:value-type="float">
            <text:p>2.25</text:p>
          </table:table-cell>
          <table:table-cell office:value-type="float" office:value="2.33673469387755" calcext:value-type="float">
            <text:p>2.33673469387755</text:p>
          </table:table-cell>
          <table:table-cell office:value-type="float" office:value="2.82142857142857" calcext:value-type="float">
            <text:p>2.82142857142857</text:p>
          </table:table-cell>
          <table:table-cell office:value-type="float" office:value="2.4288637329932" calcext:value-type="float">
            <text:p>2.4288637329932</text:p>
          </table:table-cell>
          <table:table-cell/>
          <table:table-cell table:formula="of:=[.G481]-[.F481]" office:value-type="float" office:value="-2.4288637329932" calcext:value-type="float">
            <text:p>-2.4288637329932</text:p>
          </table:table-cell>
        </table:table-row>
        <table:table-row table:style-name="ro1" table:visibility="filter">
          <table:table-cell office:value-type="string" calcext:value-type="string">
            <text:p>Jonathan Toews</text:p>
          </table:table-cell>
          <table:table-cell office:value-type="float" office:value="2.53490566037736" calcext:value-type="float">
            <text:p>2.53490566037736</text:p>
          </table:table-cell>
          <table:table-cell office:value-type="float" office:value="2.28787878787879" calcext:value-type="float">
            <text:p>2.28787878787879</text:p>
          </table:table-cell>
          <table:table-cell office:value-type="float" office:value="2.55491329479769" calcext:value-type="float">
            <text:p>2.55491329479769</text:p>
          </table:table-cell>
          <table:table-cell office:value-type="float" office:value="2.42965779467681" calcext:value-type="float">
            <text:p>2.42965779467681</text:p>
          </table:table-cell>
          <table:table-cell office:value-type="float" office:value="2.45183888443266" calcext:value-type="float">
            <text:p>2.45183888443266</text:p>
          </table:table-cell>
          <table:table-cell/>
          <table:table-cell table:formula="of:=[.G482]-[.F482]" office:value-type="float" office:value="-2.45183888443266" calcext:value-type="float">
            <text:p>-2.45183888443266</text:p>
          </table:table-cell>
        </table:table-row>
        <table:table-row table:style-name="ro1" table:visibility="filter">
          <table:table-cell office:value-type="string" calcext:value-type="string">
            <text:p>Yegor Sharangovich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2.0261780104712" calcext:value-type="float">
            <text:p>2.0261780104712</text:p>
          </table:table-cell>
          <table:table-cell office:value-type="float" office:value="3" calcext:value-type="float">
            <text:p>3</text:p>
          </table:table-cell>
          <table:table-cell office:value-type="float" office:value="2.08333333333333" calcext:value-type="float">
            <text:p>2.08333333333333</text:p>
          </table:table-cell>
          <table:table-cell office:value-type="float" office:value="2.45919601776932" calcext:value-type="float">
            <text:p>2.45919601776932</text:p>
          </table:table-cell>
          <table:table-cell/>
          <table:table-cell table:formula="of:=[.G483]-[.F483]" office:value-type="float" office:value="-2.45919601776932" calcext:value-type="float">
            <text:p>-2.45919601776932</text:p>
          </table:table-cell>
        </table:table-row>
        <table:table-row table:style-name="ro1" table:visibility="filter">
          <table:table-cell office:value-type="string" calcext:value-type="string">
            <text:p>Zach Hyman</text:p>
          </table:table-cell>
          <table:table-cell office:value-type="float" office:value="2.38912133891213" calcext:value-type="float">
            <text:p>2.38912133891213</text:p>
          </table:table-cell>
          <table:table-cell office:value-type="float" office:value="2.37782340862423" calcext:value-type="float">
            <text:p>2.37782340862423</text:p>
          </table:table-cell>
          <table:table-cell office:value-type="float" office:value="2.84615384615385" calcext:value-type="float">
            <text:p>2.84615384615385</text:p>
          </table:table-cell>
          <table:table-cell office:value-type="float" office:value="2.38297872340426" calcext:value-type="float">
            <text:p>2.38297872340426</text:p>
          </table:table-cell>
          <table:table-cell office:value-type="float" office:value="2.49901932927362" calcext:value-type="float">
            <text:p>2.49901932927362</text:p>
          </table:table-cell>
          <table:table-cell/>
          <table:table-cell table:formula="of:=[.G484]-[.F484]" office:value-type="float" office:value="-2.49901932927362" calcext:value-type="float">
            <text:p>-2.49901932927362</text:p>
          </table:table-cell>
        </table:table-row>
        <table:table-row table:style-name="ro1" table:visibility="filter">
          <table:table-cell office:value-type="string" calcext:value-type="string">
            <text:p>Blake Wheeler</text:p>
          </table:table-cell>
          <table:table-cell office:value-type="float" office:value="2.54561717352415" calcext:value-type="float">
            <text:p>2.54561717352415</text:p>
          </table:table-cell>
          <table:table-cell office:value-type="float" office:value="2.57828054298643" calcext:value-type="float">
            <text:p>2.57828054298643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64390243902439" calcext:value-type="float">
            <text:p>2.64390243902439</text:p>
          </table:table-cell>
          <table:table-cell office:value-type="float" office:value="2.52528337221708" calcext:value-type="float">
            <text:p>2.52528337221708</text:p>
          </table:table-cell>
          <table:table-cell/>
          <table:table-cell table:formula="of:=[.G485]-[.F485]" office:value-type="float" office:value="-2.52528337221708" calcext:value-type="float">
            <text:p>-2.52528337221708</text:p>
          </table:table-cell>
        </table:table-row>
        <table:table-row table:style-name="ro1" table:visibility="filter">
          <table:table-cell office:value-type="string" calcext:value-type="string">
            <text:p>Rickard Rakell</text:p>
          </table:table-cell>
          <table:table-cell office:value-type="float" office:value="2.37223974763407" calcext:value-type="float">
            <text:p>2.37223974763407</text:p>
          </table:table-cell>
          <table:table-cell office:value-type="float" office:value="2.5440251572327" calcext:value-type="float">
            <text:p>2.5440251572327</text:p>
          </table:table-cell>
          <table:table-cell office:value-type="float" office:value="2.58823529411765" calcext:value-type="float">
            <text:p>2.58823529411765</text:p>
          </table:table-cell>
          <table:table-cell office:value-type="float" office:value="2.6" calcext:value-type="float">
            <text:p>2.6</text:p>
          </table:table-cell>
          <table:table-cell office:value-type="float" office:value="2.52612504974611" calcext:value-type="float">
            <text:p>2.52612504974611</text:p>
          </table:table-cell>
          <table:table-cell/>
          <table:table-cell table:formula="of:=[.G486]-[.F486]" office:value-type="float" office:value="-2.52612504974611" calcext:value-type="float">
            <text:p>-2.52612504974611</text:p>
          </table:table-cell>
        </table:table-row>
        <table:table-row table:style-name="ro1" table:visibility="filter">
          <table:table-cell office:value-type="string" calcext:value-type="string">
            <text:p>Artemi Panarin</text:p>
          </table:table-cell>
          <table:table-cell office:value-type="float" office:value="2.56347826086957" calcext:value-type="float">
            <text:p>2.56347826086957</text:p>
          </table:table-cell>
          <table:table-cell office:value-type="float" office:value="2.44" calcext:value-type="float">
            <text:p>2.44</text:p>
          </table:table-cell>
          <table:table-cell office:value-type="float" office:value="2.73426573426573" calcext:value-type="float">
            <text:p>2.73426573426573</text:p>
          </table:table-cell>
          <table:table-cell office:value-type="float" office:value="2.4040404040404" calcext:value-type="float">
            <text:p>2.4040404040404</text:p>
          </table:table-cell>
          <table:table-cell office:value-type="float" office:value="2.53544609979393" calcext:value-type="float">
            <text:p>2.53544609979393</text:p>
          </table:table-cell>
          <table:table-cell/>
          <table:table-cell table:formula="of:=[.G487]-[.F487]" office:value-type="float" office:value="-2.53544609979393" calcext:value-type="float">
            <text:p>-2.53544609979393</text:p>
          </table:table-cell>
        </table:table-row>
        <table:table-row table:style-name="ro1" table:visibility="filter">
          <table:table-cell office:value-type="string" calcext:value-type="string">
            <text:p>Corey Perry</text:p>
          </table:table-cell>
          <table:table-cell office:value-type="float" office:value="2.62218649517685" calcext:value-type="float">
            <text:p>2.62218649517685</text:p>
          </table:table-cell>
          <table:table-cell office:value-type="float" office:value="2.95238095238095" calcext:value-type="float">
            <text:p>2.95238095238095</text:p>
          </table:table-cell>
          <table:table-cell office:value-type="float" office:value="2.39095315024233" calcext:value-type="float">
            <text:p>2.39095315024233</text:p>
          </table:table-cell>
          <table:table-cell office:value-type="float" office:value="2.66079295154185" calcext:value-type="float">
            <text:p>2.66079295154185</text:p>
          </table:table-cell>
          <table:table-cell office:value-type="float" office:value="2.65657838733549" calcext:value-type="float">
            <text:p>2.65657838733549</text:p>
          </table:table-cell>
          <table:table-cell/>
          <table:table-cell table:formula="of:=[.G488]-[.F488]" office:value-type="float" office:value="-2.65657838733549" calcext:value-type="float">
            <text:p>-2.65657838733549</text:p>
          </table:table-cell>
        </table:table-row>
        <table:table-row table:style-name="ro1" table:visibility="filter">
          <table:table-cell office:value-type="string" calcext:value-type="string">
            <text:p>Mika Zibanejad</text:p>
          </table:table-cell>
          <table:table-cell office:value-type="float" office:value="2.625" calcext:value-type="float">
            <text:p>2.625</text:p>
          </table:table-cell>
          <table:table-cell office:value-type="float" office:value="3.25" calcext:value-type="float">
            <text:p>3.25</text:p>
          </table:table-cell>
          <table:table-cell office:value-type="float" office:value="2.73087071240106" calcext:value-type="float">
            <text:p>2.73087071240106</text:p>
          </table:table-cell>
          <table:table-cell office:value-type="float" office:value="2.48979591836735" calcext:value-type="float">
            <text:p>2.48979591836735</text:p>
          </table:table-cell>
          <table:table-cell office:value-type="float" office:value="2.7739166576921" calcext:value-type="float">
            <text:p>2.7739166576921</text:p>
          </table:table-cell>
          <table:table-cell/>
          <table:table-cell table:formula="of:=[.G489]-[.F489]" office:value-type="float" office:value="-2.7739166576921" calcext:value-type="float">
            <text:p>-2.7739166576921</text:p>
          </table:table-cell>
        </table:table-row>
        <table:table-row table:style-name="ro1" table:visibility="filter">
          <table:table-cell office:value-type="string" calcext:value-type="string">
            <text:p>Kevin Fiala</text:p>
          </table:table-cell>
          <table:table-cell office:value-type="float" office:value="2.65567010309278" calcext:value-type="float">
            <text:p>2.65567010309278</text:p>
          </table:table-cell>
          <table:table-cell office:value-type="float" office:value="3.22222222222222" calcext:value-type="float">
            <text:p>3.22222222222222</text:p>
          </table:table-cell>
          <table:table-cell office:value-type="float" office:value="2.6144578313253" calcext:value-type="float">
            <text:p>2.6144578313253</text:p>
          </table:table-cell>
          <table:table-cell office:value-type="float" office:value="2.83057851239669" calcext:value-type="float">
            <text:p>2.83057851239669</text:p>
          </table:table-cell>
          <table:table-cell office:value-type="float" office:value="2.83073216725925" calcext:value-type="float">
            <text:p>2.83073216725925</text:p>
          </table:table-cell>
          <table:table-cell/>
          <table:table-cell table:formula="of:=[.G490]-[.F490]" office:value-type="float" office:value="-2.83073216725925" calcext:value-type="float">
            <text:p>-2.83073216725925</text:p>
          </table:table-cell>
        </table:table-row>
        <table:table-row table:style-name="ro1" table:visibility="filter">
          <table:table-cell office:value-type="string" calcext:value-type="string">
            <text:p>Roman Josi</text:p>
          </table:table-cell>
          <table:table-cell office:value-type="float" office:value="2.93090909090909" calcext:value-type="float">
            <text:p>2.93090909090909</text:p>
          </table:table-cell>
          <table:table-cell office:value-type="float" office:value="2.64150943396226" calcext:value-type="float">
            <text:p>2.64150943396226</text:p>
          </table:table-cell>
          <table:table-cell office:value-type="float" office:value="2.87857142857143" calcext:value-type="float">
            <text:p>2.87857142857143</text:p>
          </table:table-cell>
          <table:table-cell office:value-type="float" office:value="2.94988066825776" calcext:value-type="float">
            <text:p>2.94988066825776</text:p>
          </table:table-cell>
          <table:table-cell office:value-type="float" office:value="2.85021765542514" calcext:value-type="float">
            <text:p>2.85021765542514</text:p>
          </table:table-cell>
          <table:table-cell/>
          <table:table-cell table:formula="of:=[.G491]-[.F491]" office:value-type="float" office:value="-2.85021765542514" calcext:value-type="float">
            <text:p>-2.85021765542514</text:p>
          </table:table-cell>
        </table:table-row>
        <table:table-row table:style-name="ro1" table:visibility="filter">
          <table:table-cell office:value-type="string" calcext:value-type="string">
            <text:p>Phil Kessel</text:p>
          </table:table-cell>
          <table:table-cell office:value-type="float" office:value="3.10062893081761" calcext:value-type="float">
            <text:p>3.10062893081761</text:p>
          </table:table-cell>
          <table:table-cell office:value-type="float" office:value="2.72413793103448" calcext:value-type="float">
            <text:p>2.72413793103448</text:p>
          </table:table-cell>
          <table:table-cell office:value-type="float" office:value="3.01022012578616" calcext:value-type="float">
            <text:p>3.01022012578616</text:p>
          </table:table-cell>
          <table:table-cell office:value-type="float" office:value="2.98723404255319" calcext:value-type="float">
            <text:p>2.98723404255319</text:p>
          </table:table-cell>
          <table:table-cell office:value-type="float" office:value="2.95555525754786" calcext:value-type="float">
            <text:p>2.95555525754786</text:p>
          </table:table-cell>
          <table:table-cell/>
          <table:table-cell table:formula="of:=[.G492]-[.F492]" office:value-type="float" office:value="-2.95555525754786" calcext:value-type="float">
            <text:p>-2.95555525754786</text:p>
          </table:table-cell>
        </table:table-row>
        <table:table-row table:style-name="ro1" table:visibility="filter">
          <table:table-cell office:value-type="string" calcext:value-type="string">
            <text:p>Patrice Bergeron</text:p>
          </table:table-cell>
          <table:table-cell office:value-type="float" office:value="3.00896860986547" calcext:value-type="float">
            <text:p>3.00896860986547</text:p>
          </table:table-cell>
          <table:table-cell office:value-type="float" office:value="2.9047619047619" calcext:value-type="float">
            <text:p>2.9047619047619</text:p>
          </table:table-cell>
          <table:table-cell office:value-type="float" office:value="3.07644305772231" calcext:value-type="float">
            <text:p>3.07644305772231</text:p>
          </table:table-cell>
          <table:table-cell office:value-type="float" office:value="2.94488188976378" calcext:value-type="float">
            <text:p>2.94488188976378</text:p>
          </table:table-cell>
          <table:table-cell office:value-type="float" office:value="2.98376386552837" calcext:value-type="float">
            <text:p>2.98376386552837</text:p>
          </table:table-cell>
          <table:table-cell/>
          <table:table-cell table:formula="of:=[.G493]-[.F493]" office:value-type="float" office:value="-2.98376386552837" calcext:value-type="float">
            <text:p>-2.98376386552837</text:p>
          </table:table-cell>
        </table:table-row>
        <table:table-row table:style-name="ro1" table:visibility="filter">
          <table:table-cell office:value-type="string" calcext:value-type="string">
            <text:p>Eric Staal</text:p>
          </table:table-cell>
          <table:table-cell office:value-type="float" office:value="3.00293685756241" calcext:value-type="float">
            <text:p>3.00293685756241</text:p>
          </table:table-cell>
          <table:table-cell office:value-type="float" office:value="2.98" calcext:value-type="float">
            <text:p>2.98</text:p>
          </table:table-cell>
          <table:table-cell office:value-type="float" office:value="3.0836820083682" calcext:value-type="float">
            <text:p>3.0836820083682</text:p>
          </table:table-cell>
          <table:table-cell office:value-type="string" calcext:value-type="string">
            <text:p><text:s/>'NULL'</text:p>
          </table:table-cell>
          <table:table-cell office:value-type="float" office:value="3.02220628864354" calcext:value-type="float">
            <text:p>3.02220628864354</text:p>
          </table:table-cell>
          <table:table-cell/>
          <table:table-cell table:formula="of:=[.G494]-[.F494]" office:value-type="float" office:value="-3.02220628864354" calcext:value-type="float">
            <text:p>-3.02220628864354</text:p>
          </table:table-cell>
        </table:table-row>
        <table:table-row table:style-name="ro1" table:visibility="filter">
          <table:table-cell office:value-type="string" calcext:value-type="string">
            <text:p>Steven Stamkos</text:p>
          </table:table-cell>
          <table:table-cell office:value-type="float" office:value="3.23076923076923" calcext:value-type="float">
            <text:p>3.23076923076923</text:p>
          </table:table-cell>
          <table:table-cell office:value-type="float" office:value="2.96685082872928" calcext:value-type="float">
            <text:p>2.96685082872928</text:p>
          </table:table-cell>
          <table:table-cell office:value-type="float" office:value="3.07178968655207" calcext:value-type="float">
            <text:p>3.07178968655207</text:p>
          </table:table-cell>
          <table:table-cell office:value-type="float" office:value="2.86734693877551" calcext:value-type="float">
            <text:p>2.86734693877551</text:p>
          </table:table-cell>
          <table:table-cell office:value-type="float" office:value="3.03418917120652" calcext:value-type="float">
            <text:p>3.03418917120652</text:p>
          </table:table-cell>
          <table:table-cell/>
          <table:table-cell table:formula="of:=[.G495]-[.F495]" office:value-type="float" office:value="-3.03418917120652" calcext:value-type="float">
            <text:p>-3.03418917120652</text:p>
          </table:table-cell>
        </table:table-row>
        <table:table-row table:style-name="ro1" table:visibility="filter">
          <table:table-cell office:value-type="string" calcext:value-type="string">
            <text:p>Jeff Carter</text:p>
          </table:table-cell>
          <table:table-cell office:value-type="float" office:value="3" calcext:value-type="float">
            <text:p>3</text:p>
          </table:table-cell>
          <table:table-cell office:value-type="float" office:value="2.98541329011345" calcext:value-type="float">
            <text:p>2.98541329011345</text:p>
          </table:table-cell>
          <table:table-cell office:value-type="float" office:value="3.11588330632091" calcext:value-type="float">
            <text:p>3.11588330632091</text:p>
          </table:table-cell>
          <table:table-cell office:value-type="float" office:value="3.10548523206751" calcext:value-type="float">
            <text:p>3.10548523206751</text:p>
          </table:table-cell>
          <table:table-cell office:value-type="float" office:value="3.05169545712547" calcext:value-type="float">
            <text:p>3.05169545712547</text:p>
          </table:table-cell>
          <table:table-cell/>
          <table:table-cell table:formula="of:=[.G496]-[.F496]" office:value-type="float" office:value="-3.05169545712547" calcext:value-type="float">
            <text:p>-3.05169545712547</text:p>
          </table:table-cell>
        </table:table-row>
        <table:table-row table:style-name="ro1" table:visibility="filter">
          <table:table-cell office:value-type="string" calcext:value-type="string">
            <text:p>Filip Forsberg</text:p>
          </table:table-cell>
          <table:table-cell office:value-type="float" office:value="3.4" calcext:value-type="float">
            <text:p>3.4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3.01623376623377" calcext:value-type="float">
            <text:p>3.01623376623377</text:p>
          </table:table-cell>
          <table:table-cell office:value-type="float" office:value="3.15483870967742" calcext:value-type="float">
            <text:p>3.15483870967742</text:p>
          </table:table-cell>
          <table:table-cell office:value-type="float" office:value="3.08507581128549" calcext:value-type="float">
            <text:p>3.08507581128549</text:p>
          </table:table-cell>
          <table:table-cell/>
          <table:table-cell table:formula="of:=[.G497]-[.F497]" office:value-type="float" office:value="-3.08507581128549" calcext:value-type="float">
            <text:p>-3.08507581128549</text:p>
          </table:table-cell>
        </table:table-row>
        <table:table-row table:style-name="ro1" table:visibility="filter">
          <table:table-cell office:value-type="string" calcext:value-type="string">
            <text:p>Brendan Gallagher</text:p>
          </table:table-cell>
          <table:table-cell office:value-type="float" office:value="3.35483870967742" calcext:value-type="float">
            <text:p>3.35483870967742</text:p>
          </table:table-cell>
          <table:table-cell office:value-type="float" office:value="3.09653092006033" calcext:value-type="float">
            <text:p>3.09653092006033</text:p>
          </table:table-cell>
          <table:table-cell office:value-type="float" office:value="3.16814159292035" calcext:value-type="float">
            <text:p>3.16814159292035</text:p>
          </table:table-cell>
          <table:table-cell office:value-type="float" office:value="3.06948640483384" calcext:value-type="float">
            <text:p>3.06948640483384</text:p>
          </table:table-cell>
          <table:table-cell office:value-type="float" office:value="3.17224940687299" calcext:value-type="float">
            <text:p>3.17224940687299</text:p>
          </table:table-cell>
          <table:table-cell/>
          <table:table-cell table:formula="of:=[.G498]-[.F498]" office:value-type="float" office:value="-3.17224940687299" calcext:value-type="float">
            <text:p>-3.17224940687299</text:p>
          </table:table-cell>
        </table:table-row>
        <table:table-row table:style-name="ro1" table:visibility="filter">
          <table:table-cell office:value-type="string" calcext:value-type="string">
            <text:p>Patric Hornqvist</text:p>
          </table:table-cell>
          <table:table-cell office:value-type="float" office:value="3.31578947368421" calcext:value-type="float">
            <text:p>3.31578947368421</text:p>
          </table:table-cell>
          <table:table-cell office:value-type="float" office:value="3.13096559378468" calcext:value-type="float">
            <text:p>3.13096559378468</text:p>
          </table:table-cell>
          <table:table-cell office:value-type="float" office:value="3.20925110132159" calcext:value-type="float">
            <text:p>3.20925110132159</text:p>
          </table:table-cell>
          <table:table-cell office:value-type="string" calcext:value-type="string">
            <text:p><text:s/>'NULL'</text:p>
          </table:table-cell>
          <table:table-cell office:value-type="float" office:value="3.21866872293016" calcext:value-type="float">
            <text:p>3.21866872293016</text:p>
          </table:table-cell>
          <table:table-cell/>
          <table:table-cell table:formula="of:=[.G499]-[.F499]" office:value-type="float" office:value="-3.21866872293016" calcext:value-type="float">
            <text:p>-3.21866872293016</text:p>
          </table:table-cell>
        </table:table-row>
        <table:table-row table:style-name="ro1" table:visibility="filter">
          <table:table-cell office:value-type="string" calcext:value-type="string">
            <text:p>Cole Caufield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3.11290322580645" calcext:value-type="float">
            <text:p>3.11290322580645</text:p>
          </table:table-cell>
          <table:table-cell office:value-type="float" office:value="2.93333333333333" calcext:value-type="float">
            <text:p>2.93333333333333</text:p>
          </table:table-cell>
          <table:table-cell office:value-type="float" office:value="3.05691056910569" calcext:value-type="float">
            <text:p>3.05691056910569</text:p>
          </table:table-cell>
          <table:table-cell office:value-type="float" office:value="3.2341201153947" calcext:value-type="float">
            <text:p>3.2341201153947</text:p>
          </table:table-cell>
          <table:table-cell/>
          <table:table-cell table:formula="of:=[.G500]-[.F500]" office:value-type="float" office:value="-3.2341201153947" calcext:value-type="float">
            <text:p>-3.2341201153947</text:p>
          </table:table-cell>
        </table:table-row>
        <table:table-row table:style-name="ro1" table:visibility="filter">
          <table:table-cell office:value-type="string" calcext:value-type="string">
            <text:p>Tyler Seguin</text:p>
          </table:table-cell>
          <table:table-cell office:value-type="float" office:value="3.77777777777778" calcext:value-type="float">
            <text:p>3.77777777777778</text:p>
          </table:table-cell>
          <table:table-cell office:value-type="float" office:value="3.39189189189189" calcext:value-type="float">
            <text:p>3.39189189189189</text:p>
          </table:table-cell>
          <table:table-cell office:value-type="float" office:value="3.35505617977528" calcext:value-type="float">
            <text:p>3.35505617977528</text:p>
          </table:table-cell>
          <table:table-cell office:value-type="float" office:value="3.16778523489933" calcext:value-type="float">
            <text:p>3.16778523489933</text:p>
          </table:table-cell>
          <table:table-cell office:value-type="float" office:value="3.42312777108607" calcext:value-type="float">
            <text:p>3.42312777108607</text:p>
          </table:table-cell>
          <table:table-cell/>
          <table:table-cell table:formula="of:=[.G501]-[.F501]" office:value-type="float" office:value="-3.42312777108607" calcext:value-type="float">
            <text:p>-3.42312777108607</text:p>
          </table:table-cell>
        </table:table-row>
        <table:table-row table:style-name="ro1">
          <table:table-cell office:value-type="string" calcext:value-type="string">
            <text:p>Juuse Saros</text:p>
          </table:table-cell>
          <table:table-cell office:value-type="float" office:value="28.5681818181818" calcext:value-type="float">
            <text:p>28.5681818181818</text:p>
          </table:table-cell>
          <table:table-cell office:value-type="float" office:value="27.5182481751825" calcext:value-type="float">
            <text:p>27.5182481751825</text:p>
          </table:table-cell>
          <table:table-cell office:value-type="float" office:value="28.0073529411765" calcext:value-type="float">
            <text:p>28.0073529411765</text:p>
          </table:table-cell>
          <table:table-cell office:value-type="float" office:value="28.2" calcext:value-type="float">
            <text:p>28.2</text:p>
          </table:table-cell>
          <table:table-cell office:value-type="float" office:value="28.0734457336352" calcext:value-type="float">
            <text:p>28.0734457336352</text:p>
          </table:table-cell>
          <table:table-cell office:value-type="float" office:value="24.5" calcext:value-type="float">
            <text:p>24.5</text:p>
          </table:table-cell>
          <table:table-cell table:formula="of:=[.G502]-[.F502]" office:value-type="float" office:value="-3.5734457336352" calcext:value-type="float">
            <text:p>-3.5734457336352</text:p>
          </table:table-cell>
        </table:table-row>
        <table:table-row table:style-name="ro1" table:visibility="filter">
          <table:table-cell office:value-type="string" calcext:value-type="string">
            <text:p>Akira Schmid</text:p>
          </table:table-cell>
          <table:table-cell office:value-type="float" office:value="0" calcext:value-type="float">
            <text:p>0</text:p>
          </table:table-cell>
          <table:table-cell office:value-type="float" office:value="19.75" calcext:value-type="float">
            <text:p>19.75</text:p>
          </table:table-cell>
          <table:table-cell office:value-type="float" office:value="19.45" calcext:value-type="float">
            <text:p>19.45</text:p>
          </table:table-cell>
          <table:table-cell office:value-type="float" office:value="15.2222222222222" calcext:value-type="float">
            <text:p>15.2222222222222</text:p>
          </table:table-cell>
          <table:table-cell office:value-type="float" office:value="13.6055555555556" calcext:value-type="float">
            <text:p>13.6055555555556</text:p>
          </table:table-cell>
          <table:table-cell/>
          <table:table-cell table:formula="of:=[.G503]-[.F503]" office:value-type="float" office:value="-13.6055555555556" calcext:value-type="float">
            <text:p>-13.6055555555556</text:p>
          </table:table-cell>
        </table:table-row>
        <table:table-row table:style-name="ro1" table:visibility="filter">
          <table:table-cell office:value-type="string" calcext:value-type="string">
            <text:p>Jiri Patera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'NULL'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G504]-[.F504]" office:value-type="float" office:value="-15" calcext:value-type="float">
            <text:p>-15</text:p>
          </table:table-cell>
        </table:table-row>
        <table:table-row table:style-name="ro1" table:visibility="filter">
          <table:table-cell office:value-type="string" calcext:value-type="string">
            <text:p>Joonas Korpisalo</text:p>
          </table:table-cell>
          <table:table-cell office:value-type="float" office:value="0" calcext:value-type="float">
            <text:p>0</text:p>
          </table:table-cell>
          <table:table-cell office:value-type="float" office:value="25.6111111111111" calcext:value-type="float">
            <text:p>25.6111111111111</text:p>
          </table:table-cell>
          <table:table-cell office:value-type="float" office:value="26.1408450704225" calcext:value-type="float">
            <text:p>26.1408450704225</text:p>
          </table:table-cell>
          <table:table-cell office:value-type="float" office:value="24.8260869565217" calcext:value-type="float">
            <text:p>24.8260869565217</text:p>
          </table:table-cell>
          <table:table-cell office:value-type="float" office:value="19.1445107845138" calcext:value-type="float">
            <text:p>19.1445107845138</text:p>
          </table:table-cell>
          <table:table-cell/>
          <table:table-cell table:formula="of:=[.G505]-[.F505]" office:value-type="float" office:value="-19.1445107845138" calcext:value-type="float">
            <text:p>-19.1445107845138</text:p>
          </table:table-cell>
        </table:table-row>
        <table:table-row table:style-name="ro1" table:visibility="filter">
          <table:table-cell office:value-type="string" calcext:value-type="string">
            <text:p>Spencer Knight</text:p>
          </table:table-cell>
          <table:table-cell office:value-type="float" office:value="0" calcext:value-type="float">
            <text:p>0</text:p>
          </table:table-cell>
          <table:table-cell office:value-type="float" office:value="25.4561403508772" calcext:value-type="float">
            <text:p>25.4561403508772</text:p>
          </table:table-cell>
          <table:table-cell office:value-type="float" office:value="27.5454545454545" calcext:value-type="float">
            <text:p>27.5454545454545</text:p>
          </table:table-cell>
          <table:table-cell office:value-type="float" office:value="25.8571428571429" calcext:value-type="float">
            <text:p>25.8571428571429</text:p>
          </table:table-cell>
          <table:table-cell office:value-type="float" office:value="19.7146844383687" calcext:value-type="float">
            <text:p>19.7146844383687</text:p>
          </table:table-cell>
          <table:table-cell/>
          <table:table-cell table:formula="of:=[.G506]-[.F506]" office:value-type="float" office:value="-19.7146844383687" calcext:value-type="float">
            <text:p>-19.7146844383687</text:p>
          </table:table-cell>
        </table:table-row>
        <table:table-row table:style-name="ro1" table:visibility="filter">
          <table:table-cell office:value-type="string" calcext:value-type="string">
            <text:p>Kevin Lankinen</text:p>
          </table:table-cell>
          <table:table-cell office:value-type="float" office:value="0" calcext:value-type="float">
            <text:p>0</text:p>
          </table:table-cell>
          <table:table-cell office:value-type="float" office:value="29.775" calcext:value-type="float">
            <text:p>29.775</text:p>
          </table:table-cell>
          <table:table-cell office:value-type="float" office:value="28.6190476190476" calcext:value-type="float">
            <text:p>28.6190476190476</text:p>
          </table:table-cell>
          <table:table-cell office:value-type="float" office:value="29.8333333333333" calcext:value-type="float">
            <text:p>29.8333333333333</text:p>
          </table:table-cell>
          <table:table-cell office:value-type="float" office:value="22.0568452380952" calcext:value-type="float">
            <text:p>22.0568452380952</text:p>
          </table:table-cell>
          <table:table-cell/>
          <table:table-cell table:formula="of:=[.G507]-[.F507]" office:value-type="float" office:value="-22.0568452380952" calcext:value-type="float">
            <text:p>-22.0568452380952</text:p>
          </table:table-cell>
        </table:table-row>
        <table:table-row table:style-name="ro1" table:visibility="filter">
          <table:table-cell office:value-type="string" calcext:value-type="string">
            <text:p>Collin Delia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7.1914893617021" calcext:value-type="float">
            <text:p>27.1914893617021</text:p>
          </table:table-cell>
          <table:table-cell office:value-type="float" office:value="28.5555555555556" calcext:value-type="float">
            <text:p>28.5555555555556</text:p>
          </table:table-cell>
          <table:table-cell office:value-type="float" office:value="22.1867612293144" calcext:value-type="float">
            <text:p>22.1867612293144</text:p>
          </table:table-cell>
          <table:table-cell/>
          <table:table-cell table:formula="of:=[.G508]-[.F508]" office:value-type="float" office:value="-22.1867612293144" calcext:value-type="float">
            <text:p>-22.1867612293144</text:p>
          </table:table-cell>
        </table:table-row>
        <table:table-row table:style-name="ro1" table:visibility="filter">
          <table:table-cell office:value-type="string" calcext:value-type="string">
            <text:p>Michael Hutchinson</text:p>
          </table:table-cell>
          <table:table-cell office:value-type="float" office:value="24.2051282051282" calcext:value-type="float">
            <text:p>24.2051282051282</text:p>
          </table:table-cell>
          <table:table-cell office:value-type="float" office:value="20.8148148148148" calcext:value-type="float">
            <text:p>20.8148148148148</text:p>
          </table:table-cell>
          <table:table-cell office:value-type="float" office:value="22" calcext:value-type="float">
            <text:p>22</text:p>
          </table:table-cell>
          <table:table-cell office:value-type="float" office:value="23.6142857142857" calcext:value-type="float">
            <text:p>23.6142857142857</text:p>
          </table:table-cell>
          <table:table-cell office:value-type="float" office:value="22.6585571835572" calcext:value-type="float">
            <text:p>22.6585571835572</text:p>
          </table:table-cell>
          <table:table-cell/>
          <table:table-cell table:formula="of:=[.G509]-[.F509]" office:value-type="float" office:value="-22.6585571835572" calcext:value-type="float">
            <text:p>-22.6585571835572</text:p>
          </table:table-cell>
        </table:table-row>
        <table:table-row table:style-name="ro1" table:visibility="filter">
          <table:table-cell office:value-type="string" calcext:value-type="string">
            <text:p>Brian Elliott</text:p>
          </table:table-cell>
          <table:table-cell office:value-type="float" office:value="24.2945454545455" calcext:value-type="float">
            <text:p>24.2945454545455</text:p>
          </table:table-cell>
          <table:table-cell office:value-type="float" office:value="20.3529411764706" calcext:value-type="float">
            <text:p>20.3529411764706</text:p>
          </table:table-cell>
          <table:table-cell office:value-type="float" office:value="23.0631578947368" calcext:value-type="float">
            <text:p>23.0631578947368</text:p>
          </table:table-cell>
          <table:table-cell office:value-type="float" office:value="23.817843866171" calcext:value-type="float">
            <text:p>23.817843866171</text:p>
          </table:table-cell>
          <table:table-cell office:value-type="float" office:value="22.882122097981" calcext:value-type="float">
            <text:p>22.882122097981</text:p>
          </table:table-cell>
          <table:table-cell/>
          <table:table-cell table:formula="of:=[.G510]-[.F510]" office:value-type="float" office:value="-22.882122097981" calcext:value-type="float">
            <text:p>-22.882122097981</text:p>
          </table:table-cell>
        </table:table-row>
        <table:table-row table:style-name="ro1" table:visibility="filter">
          <table:table-cell office:value-type="string" calcext:value-type="string">
            <text:p>Dan Vladar</text:p>
          </table:table-cell>
          <table:table-cell office:value-type="float" office:value="25.9090909090909" calcext:value-type="float">
            <text:p>25.9090909090909</text:p>
          </table:table-cell>
          <table:table-cell office:value-type="float" office:value="27.6666666666667" calcext:value-type="float">
            <text:p>27.6666666666667</text:p>
          </table:table-cell>
          <table:table-cell office:value-type="float" office:value="15.5" calcext:value-type="float">
            <text:p>15.5</text:p>
          </table:table-cell>
          <table:table-cell office:value-type="float" office:value="23.8076923076923" calcext:value-type="float">
            <text:p>23.8076923076923</text:p>
          </table:table-cell>
          <table:table-cell office:value-type="float" office:value="23.2208624708625" calcext:value-type="float">
            <text:p>23.2208624708625</text:p>
          </table:table-cell>
          <table:table-cell/>
          <table:table-cell table:formula="of:=[.G511]-[.F511]" office:value-type="float" office:value="-23.2208624708625" calcext:value-type="float">
            <text:p>-23.2208624708625</text:p>
          </table:table-cell>
        </table:table-row>
        <table:table-row table:style-name="ro1" table:visibility="filter">
          <table:table-cell office:value-type="string" calcext:value-type="string">
            <text:p>Kevin Mandoles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6.3333333333333" calcext:value-type="float">
            <text:p>36.3333333333333</text:p>
          </table:table-cell>
          <table:table-cell office:value-type="string" calcext:value-type="string">
            <text:p><text:s/>'NULL'</text:p>
          </table:table-cell>
          <table:table-cell office:value-type="float" office:value="23.4444444444444" calcext:value-type="float">
            <text:p>23.4444444444444</text:p>
          </table:table-cell>
          <table:table-cell/>
          <table:table-cell table:formula="of:=[.G512]-[.F512]" office:value-type="float" office:value="-23.4444444444444" calcext:value-type="float">
            <text:p>-23.4444444444444</text:p>
          </table:table-cell>
        </table:table-row>
        <table:table-row table:style-name="ro1" table:visibility="filter">
          <table:table-cell office:value-type="string" calcext:value-type="string">
            <text:p>Jonathan Quick</text:p>
          </table:table-cell>
          <table:table-cell office:value-type="float" office:value="24.5073627844712" calcext:value-type="float">
            <text:p>24.5073627844712</text:p>
          </table:table-cell>
          <table:table-cell office:value-type="float" office:value="23.6649746192893" calcext:value-type="float">
            <text:p>23.6649746192893</text:p>
          </table:table-cell>
          <table:table-cell office:value-type="float" office:value="22.3548387096774" calcext:value-type="float">
            <text:p>22.3548387096774</text:p>
          </table:table-cell>
          <table:table-cell office:value-type="float" office:value="23.5298013245033" calcext:value-type="float">
            <text:p>23.5298013245033</text:p>
          </table:table-cell>
          <table:table-cell office:value-type="float" office:value="23.5142443594853" calcext:value-type="float">
            <text:p>23.5142443594853</text:p>
          </table:table-cell>
          <table:table-cell/>
          <table:table-cell table:formula="of:=[.G513]-[.F513]" office:value-type="float" office:value="-23.5142443594853" calcext:value-type="float">
            <text:p>-23.5142443594853</text:p>
          </table:table-cell>
        </table:table-row>
        <table:table-row table:style-name="ro1" table:visibility="filter">
          <table:table-cell office:value-type="string" calcext:value-type="string">
            <text:p>Ivan Prosvetov</text:p>
          </table:table-cell>
          <table:table-cell office:value-type="float" office:value="24.5714285714286" calcext:value-type="float">
            <text:p>24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3.6428571428571" calcext:value-type="float">
            <text:p>23.6428571428571</text:p>
          </table:table-cell>
          <table:table-cell/>
          <table:table-cell table:formula="of:=[.G514]-[.F514]" office:value-type="float" office:value="-23.6428571428571" calcext:value-type="float">
            <text:p>-23.6428571428571</text:p>
          </table:table-cell>
        </table:table-row>
        <table:table-row table:style-name="ro1" table:visibility="filter">
          <table:table-cell office:value-type="string" calcext:value-type="string">
            <text:p>Laurent Brossoit</text:p>
          </table:table-cell>
          <table:table-cell office:value-type="float" office:value="24.2752293577982" calcext:value-type="float">
            <text:p>24.2752293577982</text:p>
          </table:table-cell>
          <table:table-cell office:value-type="float" office:value="19.1818181818182" calcext:value-type="float">
            <text:p>19.1818181818182</text:p>
          </table:table-cell>
          <table:table-cell office:value-type="float" office:value="27.3333333333333" calcext:value-type="float">
            <text:p>27.3333333333333</text:p>
          </table:table-cell>
          <table:table-cell office:value-type="float" office:value="24.4489795918367" calcext:value-type="float">
            <text:p>24.4489795918367</text:p>
          </table:table-cell>
          <table:table-cell office:value-type="float" office:value="23.8098401161966" calcext:value-type="float">
            <text:p>23.8098401161966</text:p>
          </table:table-cell>
          <table:table-cell/>
          <table:table-cell table:formula="of:=[.G515]-[.F515]" office:value-type="float" office:value="-23.8098401161966" calcext:value-type="float">
            <text:p>-23.8098401161966</text:p>
          </table:table-cell>
        </table:table-row>
        <table:table-row table:style-name="ro1" table:visibility="filter">
          <table:table-cell office:value-type="string" calcext:value-type="string">
            <text:p>Keith Kinkaid</text:p>
          </table:table-cell>
          <table:table-cell office:value-type="float" office:value="25.3668639053254" calcext:value-type="float">
            <text:p>25.3668639053254</text:p>
          </table:table-cell>
          <table:table-cell office:value-type="float" office:value="26.0927835051546" calcext:value-type="float">
            <text:p>26.0927835051546</text:p>
          </table:table-cell>
          <table:table-cell office:value-type="float" office:value="19.6666666666667" calcext:value-type="float">
            <text:p>19.6666666666667</text:p>
          </table:table-cell>
          <table:table-cell office:value-type="float" office:value="25.0232558139535" calcext:value-type="float">
            <text:p>25.0232558139535</text:p>
          </table:table-cell>
          <table:table-cell office:value-type="float" office:value="24.0373924727751" calcext:value-type="float">
            <text:p>24.0373924727751</text:p>
          </table:table-cell>
          <table:table-cell/>
          <table:table-cell table:formula="of:=[.G516]-[.F516]" office:value-type="float" office:value="-24.0373924727751" calcext:value-type="float">
            <text:p>-24.0373924727751</text:p>
          </table:table-cell>
        </table:table-row>
        <table:table-row table:style-name="ro1" table:visibility="filter">
          <table:table-cell office:value-type="string" calcext:value-type="string">
            <text:p>Philipp Grubauer</text:p>
          </table:table-cell>
          <table:table-cell office:value-type="float" office:value="24.3411371237458" calcext:value-type="float">
            <text:p>24.3411371237458</text:p>
          </table:table-cell>
          <table:table-cell office:value-type="float" office:value="24.8562091503268" calcext:value-type="float">
            <text:p>24.8562091503268</text:p>
          </table:table-cell>
          <table:table-cell office:value-type="float" office:value="23.9152542372881" calcext:value-type="float">
            <text:p>23.9152542372881</text:p>
          </table:table-cell>
          <table:table-cell office:value-type="float" office:value="23.2666666666667" calcext:value-type="float">
            <text:p>23.2666666666667</text:p>
          </table:table-cell>
          <table:table-cell office:value-type="float" office:value="24.0948167945069" calcext:value-type="float">
            <text:p>24.0948167945069</text:p>
          </table:table-cell>
          <table:table-cell/>
          <table:table-cell table:formula="of:=[.G517]-[.F517]" office:value-type="float" office:value="-24.0948167945069" calcext:value-type="float">
            <text:p>-24.0948167945069</text:p>
          </table:table-cell>
        </table:table-row>
        <table:table-row table:style-name="ro1" table:visibility="filter">
          <table:table-cell office:value-type="string" calcext:value-type="string">
            <text:p>Casey DeSmith</text:p>
          </table:table-cell>
          <table:table-cell office:value-type="float" office:value="25.8823529411765" calcext:value-type="float">
            <text:p>25.8823529411765</text:p>
          </table:table-cell>
          <table:table-cell office:value-type="float" office:value="26.4728682170543" calcext:value-type="float">
            <text:p>26.4728682170543</text:p>
          </table:table-cell>
          <table:table-cell office:value-type="float" office:value="22.1428571428571" calcext:value-type="float">
            <text:p>22.1428571428571</text:p>
          </table:table-cell>
          <table:table-cell office:value-type="float" office:value="22.5909090909091" calcext:value-type="float">
            <text:p>22.5909090909091</text:p>
          </table:table-cell>
          <table:table-cell office:value-type="float" office:value="24.2722468479992" calcext:value-type="float">
            <text:p>24.2722468479992</text:p>
          </table:table-cell>
          <table:table-cell/>
          <table:table-cell table:formula="of:=[.G518]-[.F518]" office:value-type="float" office:value="-24.2722468479992" calcext:value-type="float">
            <text:p>-24.2722468479992</text:p>
          </table:table-cell>
        </table:table-row>
        <table:table-row table:style-name="ro1" table:visibility="filter">
          <table:table-cell office:value-type="string" calcext:value-type="string">
            <text:p>Vitek Vanecek</text:p>
          </table:table-cell>
          <table:table-cell office:value-type="float" office:value="24.1967213114754" calcext:value-type="float">
            <text:p>24.1967213114754</text:p>
          </table:table-cell>
          <table:table-cell office:value-type="float" office:value="25.8181818181818" calcext:value-type="float">
            <text:p>25.8181818181818</text:p>
          </table:table-cell>
          <table:table-cell office:value-type="float" office:value="23.9701492537313" calcext:value-type="float">
            <text:p>23.9701492537313</text:p>
          </table:table-cell>
          <table:table-cell office:value-type="float" office:value="23.6666666666667" calcext:value-type="float">
            <text:p>23.6666666666667</text:p>
          </table:table-cell>
          <table:table-cell office:value-type="float" office:value="24.4129297625138" calcext:value-type="float">
            <text:p>24.4129297625138</text:p>
          </table:table-cell>
          <table:table-cell/>
          <table:table-cell table:formula="of:=[.G519]-[.F519]" office:value-type="float" office:value="-24.4129297625138" calcext:value-type="float">
            <text:p>-24.4129297625138</text:p>
          </table:table-cell>
        </table:table-row>
        <table:table-row table:style-name="ro1" table:visibility="filter">
          <table:table-cell office:value-type="string" calcext:value-type="string">
            <text:p>David Rittich</text:p>
          </table:table-cell>
          <table:table-cell office:value-type="float" office:value="24.3567251461988" calcext:value-type="float">
            <text:p>24.3567251461988</text:p>
          </table:table-cell>
          <table:table-cell office:value-type="float" office:value="21.4057971014493" calcext:value-type="float">
            <text:p>21.4057971014493</text:p>
          </table:table-cell>
          <table:table-cell office:value-type="float" office:value="21.9583333333333" calcext:value-type="float">
            <text:p>21.9583333333333</text:p>
          </table:table-cell>
          <table:table-cell office:value-type="float" office:value="30.3333333333333" calcext:value-type="float">
            <text:p>30.3333333333333</text:p>
          </table:table-cell>
          <table:table-cell office:value-type="float" office:value="24.5135472285787" calcext:value-type="float">
            <text:p>24.5135472285787</text:p>
          </table:table-cell>
          <table:table-cell/>
          <table:table-cell table:formula="of:=[.G520]-[.F520]" office:value-type="float" office:value="-24.5135472285787" calcext:value-type="float">
            <text:p>-24.5135472285787</text:p>
          </table:table-cell>
        </table:table-row>
        <table:table-row table:style-name="ro1" table:visibility="filter">
          <table:table-cell office:value-type="string" calcext:value-type="string">
            <text:p>Martin Jones</text:p>
          </table:table-cell>
          <table:table-cell office:value-type="float" office:value="24.7602739726027" calcext:value-type="float">
            <text:p>24.7602739726027</text:p>
          </table:table-cell>
          <table:table-cell office:value-type="float" office:value="24.7323943661972" calcext:value-type="float">
            <text:p>24.7323943661972</text:p>
          </table:table-cell>
          <table:table-cell office:value-type="float" office:value="22.8333333333333" calcext:value-type="float">
            <text:p>22.8333333333333</text:p>
          </table:table-cell>
          <table:table-cell office:value-type="float" office:value="25.9315068493151" calcext:value-type="float">
            <text:p>25.9315068493151</text:p>
          </table:table-cell>
          <table:table-cell office:value-type="float" office:value="24.5643771303621" calcext:value-type="float">
            <text:p>24.5643771303621</text:p>
          </table:table-cell>
          <table:table-cell/>
          <table:table-cell table:formula="of:=[.G521]-[.F521]" office:value-type="float" office:value="-24.5643771303621" calcext:value-type="float">
            <text:p>-24.5643771303621</text:p>
          </table:table-cell>
        </table:table-row>
        <table:table-row table:style-name="ro1" table:visibility="filter">
          <table:table-cell office:value-type="string" calcext:value-type="string">
            <text:p>Jeremy Swayman</text:p>
          </table:table-cell>
          <table:table-cell office:value-type="float" office:value="24.0632911392405" calcext:value-type="float">
            <text:p>24.0632911392405</text:p>
          </table:table-cell>
          <table:table-cell office:value-type="float" office:value="25" calcext:value-type="float">
            <text:p>25</text:p>
          </table:table-cell>
          <table:table-cell office:value-type="float" office:value="24.1818181818182" calcext:value-type="float">
            <text:p>24.1818181818182</text:p>
          </table:table-cell>
          <table:table-cell office:value-type="float" office:value="25.7619047619048" calcext:value-type="float">
            <text:p>25.7619047619048</text:p>
          </table:table-cell>
          <table:table-cell office:value-type="float" office:value="24.7517535207409" calcext:value-type="float">
            <text:p>24.7517535207409</text:p>
          </table:table-cell>
          <table:table-cell/>
          <table:table-cell table:formula="of:=[.G522]-[.F522]" office:value-type="float" office:value="-24.7517535207409" calcext:value-type="float">
            <text:p>-24.7517535207409</text:p>
          </table:table-cell>
        </table:table-row>
        <table:table-row table:style-name="ro1" table:visibility="filter">
          <table:table-cell office:value-type="string" calcext:value-type="string">
            <text:p>Jake Oettinger</text:p>
          </table:table-cell>
          <table:table-cell office:value-type="float" office:value="25.2734375" calcext:value-type="float">
            <text:p>25.2734375</text:p>
          </table:table-cell>
          <table:table-cell office:value-type="float" office:value="26.5178571428571" calcext:value-type="float">
            <text:p>26.5178571428571</text:p>
          </table:table-cell>
          <table:table-cell office:value-type="float" office:value="25.1851851851852" calcext:value-type="float">
            <text:p>25.1851851851852</text:p>
          </table:table-cell>
          <table:table-cell office:value-type="float" office:value="23.6666666666667" calcext:value-type="float">
            <text:p>23.6666666666667</text:p>
          </table:table-cell>
          <table:table-cell office:value-type="float" office:value="25.1607866236773" calcext:value-type="float">
            <text:p>25.1607866236773</text:p>
          </table:table-cell>
          <table:table-cell/>
          <table:table-cell table:formula="of:=[.G523]-[.F523]" office:value-type="float" office:value="-25.1607866236773" calcext:value-type="float">
            <text:p>-25.1607866236773</text:p>
          </table:table-cell>
        </table:table-row>
        <table:table-row table:style-name="ro1" table:visibility="filter">
          <table:table-cell office:value-type="string" calcext:value-type="string">
            <text:p>Adin Hill</text:p>
          </table:table-cell>
          <table:table-cell office:value-type="float" office:value="24.2673267326733" calcext:value-type="float">
            <text:p>24.2673267326733</text:p>
          </table:table-cell>
          <table:table-cell office:value-type="float" office:value="24.25" calcext:value-type="float">
            <text:p>24.25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24.2340425531915" calcext:value-type="float">
            <text:p>24.2340425531915</text:p>
          </table:table-cell>
          <table:table-cell office:value-type="float" office:value="25.2711756547995" calcext:value-type="float">
            <text:p>25.2711756547995</text:p>
          </table:table-cell>
          <table:table-cell/>
          <table:table-cell table:formula="of:=[.G524]-[.F524]" office:value-type="float" office:value="-25.2711756547995" calcext:value-type="float">
            <text:p>-25.2711756547995</text:p>
          </table:table-cell>
        </table:table-row>
        <table:table-row table:style-name="ro1" table:visibility="filter">
          <table:table-cell office:value-type="string" calcext:value-type="string">
            <text:p>Anton Khudobin</text:p>
          </table:table-cell>
          <table:table-cell office:value-type="float" office:value="24.6545454545455" calcext:value-type="float">
            <text:p>24.6545454545455</text:p>
          </table:table-cell>
          <table:table-cell office:value-type="float" office:value="25.1737451737452" calcext:value-type="float">
            <text:p>25.1737451737452</text:p>
          </table:table-cell>
          <table:table-cell office:value-type="float" office:value="25.5555555555556" calcext:value-type="float">
            <text:p>25.5555555555556</text:p>
          </table:table-cell>
          <table:table-cell office:value-type="float" office:value="25.7635135135135" calcext:value-type="float">
            <text:p>25.7635135135135</text:p>
          </table:table-cell>
          <table:table-cell office:value-type="float" office:value="25.2868399243399" calcext:value-type="float">
            <text:p>25.2868399243399</text:p>
          </table:table-cell>
          <table:table-cell/>
          <table:table-cell table:formula="of:=[.G525]-[.F525]" office:value-type="float" office:value="-25.2868399243399" calcext:value-type="float">
            <text:p>-25.2868399243399</text:p>
          </table:table-cell>
        </table:table-row>
        <table:table-row table:style-name="ro1" table:visibility="filter">
          <table:table-cell office:value-type="string" calcext:value-type="string">
            <text:p>Jack Campbell</text:p>
          </table:table-cell>
          <table:table-cell office:value-type="float" office:value="24.6666666666667" calcext:value-type="float">
            <text:p>24.6666666666667</text:p>
          </table:table-cell>
          <table:table-cell office:value-type="float" office:value="25.688622754491" calcext:value-type="float">
            <text:p>25.688622754491</text:p>
          </table:table-cell>
          <table:table-cell office:value-type="float" office:value="26.7777777777778" calcext:value-type="float">
            <text:p>26.7777777777778</text:p>
          </table:table-cell>
          <table:table-cell office:value-type="float" office:value="24.1232876712329" calcext:value-type="float">
            <text:p>24.1232876712329</text:p>
          </table:table-cell>
          <table:table-cell office:value-type="float" office:value="25.3140887175421" calcext:value-type="float">
            <text:p>25.3140887175421</text:p>
          </table:table-cell>
          <table:table-cell/>
          <table:table-cell table:formula="of:=[.G526]-[.F526]" office:value-type="float" office:value="-25.3140887175421" calcext:value-type="float">
            <text:p>-25.3140887175421</text:p>
          </table:table-cell>
        </table:table-row>
        <table:table-row table:style-name="ro1" table:visibility="filter">
          <table:table-cell office:value-type="string" calcext:value-type="string">
            <text:p>Alex Stalock</text:p>
          </table:table-cell>
          <table:table-cell office:value-type="float" office:value="24.8539325842697" calcext:value-type="float">
            <text:p>24.8539325842697</text:p>
          </table:table-cell>
          <table:table-cell office:value-type="float" office:value="23.8888888888889" calcext:value-type="float">
            <text:p>23.8888888888889</text:p>
          </table:table-cell>
          <table:table-cell office:value-type="float" office:value="29" calcext:value-type="float">
            <text:p>29</text:p>
          </table:table-cell>
          <table:table-cell office:value-type="float" office:value="23.7823529411765" calcext:value-type="float">
            <text:p>23.7823529411765</text:p>
          </table:table-cell>
          <table:table-cell office:value-type="float" office:value="25.3812936035838" calcext:value-type="float">
            <text:p>25.3812936035838</text:p>
          </table:table-cell>
          <table:table-cell/>
          <table:table-cell table:formula="of:=[.G527]-[.F527]" office:value-type="float" office:value="-25.3812936035838" calcext:value-type="float">
            <text:p>-25.3812936035838</text:p>
          </table:table-cell>
        </table:table-row>
        <table:table-row table:style-name="ro1" table:visibility="filter">
          <table:table-cell office:value-type="string" calcext:value-type="string">
            <text:p>Kaapo Kahkonen</text:p>
          </table:table-cell>
          <table:table-cell office:value-type="float" office:value="24.5" calcext:value-type="float">
            <text:p>24.5</text:p>
          </table:table-cell>
          <table:table-cell office:value-type="float" office:value="26.8333333333333" calcext:value-type="float">
            <text:p>26.8333333333333</text:p>
          </table:table-cell>
          <table:table-cell office:value-type="float" office:value="28.25" calcext:value-type="float">
            <text:p>28.25</text:p>
          </table:table-cell>
          <table:table-cell office:value-type="float" office:value="23.5" calcext:value-type="float">
            <text:p>23.5</text:p>
          </table:table-cell>
          <table:table-cell office:value-type="float" office:value="25.7708333333333" calcext:value-type="float">
            <text:p>25.7708333333333</text:p>
          </table:table-cell>
          <table:table-cell/>
          <table:table-cell table:formula="of:=[.G528]-[.F528]" office:value-type="float" office:value="-25.7708333333333" calcext:value-type="float">
            <text:p>-25.7708333333333</text:p>
          </table:table-cell>
        </table:table-row>
        <table:table-row table:style-name="ro1" table:visibility="filter">
          <table:table-cell office:value-type="string" calcext:value-type="string">
            <text:p>Petr Mrazek</text:p>
          </table:table-cell>
          <table:table-cell office:value-type="float" office:value="24.7833333333333" calcext:value-type="float">
            <text:p>24.7833333333333</text:p>
          </table:table-cell>
          <table:table-cell office:value-type="float" office:value="25.125" calcext:value-type="float">
            <text:p>25.125</text:p>
          </table:table-cell>
          <table:table-cell office:value-type="float" office:value="27.7857142857143" calcext:value-type="float">
            <text:p>27.7857142857143</text:p>
          </table:table-cell>
          <table:table-cell office:value-type="float" office:value="25.9823529411765" calcext:value-type="float">
            <text:p>25.9823529411765</text:p>
          </table:table-cell>
          <table:table-cell office:value-type="float" office:value="25.919100140056" calcext:value-type="float">
            <text:p>25.919100140056</text:p>
          </table:table-cell>
          <table:table-cell/>
          <table:table-cell table:formula="of:=[.G529]-[.F529]" office:value-type="float" office:value="-25.919100140056" calcext:value-type="float">
            <text:p>-25.919100140056</text:p>
          </table:table-cell>
        </table:table-row>
        <table:table-row table:style-name="ro1" table:visibility="filter">
          <table:table-cell office:value-type="string" calcext:value-type="string">
            <text:p>Connor Ingram</text:p>
          </table:table-cell>
          <table:table-cell office:value-type="float" office:value="0" calcext:value-type="float">
            <text:p>0</text:p>
          </table:table-cell>
          <table:table-cell office:value-type="float" office:value="33.6363636363636" calcext:value-type="float">
            <text:p>33.6363636363636</text:p>
          </table:table-cell>
          <table:table-cell office:value-type="float" office:value="38.75" calcext:value-type="float">
            <text:p>38.75</text:p>
          </table:table-cell>
          <table:table-cell office:value-type="float" office:value="31.9642857142857" calcext:value-type="float">
            <text:p>31.9642857142857</text:p>
          </table:table-cell>
          <table:table-cell office:value-type="float" office:value="26.0876623376623" calcext:value-type="float">
            <text:p>26.0876623376623</text:p>
          </table:table-cell>
          <table:table-cell/>
          <table:table-cell table:formula="of:=[.G530]-[.F530]" office:value-type="float" office:value="-26.0876623376623" calcext:value-type="float">
            <text:p>-26.0876623376623</text:p>
          </table:table-cell>
        </table:table-row>
        <table:table-row table:style-name="ro1" table:visibility="filter">
          <table:table-cell office:value-type="string" calcext:value-type="string">
            <text:p>Jaroslav Halak</text:p>
          </table:table-cell>
          <table:table-cell office:value-type="float" office:value="25.8385416666667" calcext:value-type="float">
            <text:p>25.8385416666667</text:p>
          </table:table-cell>
          <table:table-cell office:value-type="float" office:value="27.7307692307692" calcext:value-type="float">
            <text:p>27.7307692307692</text:p>
          </table:table-cell>
          <table:table-cell office:value-type="float" office:value="25.6057692307692" calcext:value-type="float">
            <text:p>25.6057692307692</text:p>
          </table:table-cell>
          <table:table-cell office:value-type="float" office:value="25.8006993006993" calcext:value-type="float">
            <text:p>25.8006993006993</text:p>
          </table:table-cell>
          <table:table-cell office:value-type="float" office:value="26.2439448572261" calcext:value-type="float">
            <text:p>26.2439448572261</text:p>
          </table:table-cell>
          <table:table-cell/>
          <table:table-cell table:formula="of:=[.G531]-[.F531]" office:value-type="float" office:value="-26.2439448572261" calcext:value-type="float">
            <text:p>-26.2439448572261</text:p>
          </table:table-cell>
        </table:table-row>
        <table:table-row table:style-name="ro1" table:visibility="filter">
          <table:table-cell office:value-type="string" calcext:value-type="string">
            <text:p>Alexandar Georgiev</text:p>
          </table:table-cell>
          <table:table-cell office:value-type="float" office:value="27" calcext:value-type="float">
            <text:p>27</text:p>
          </table:table-cell>
          <table:table-cell office:value-type="float" office:value="24.2631578947368" calcext:value-type="float">
            <text:p>24.2631578947368</text:p>
          </table:table-cell>
          <table:table-cell office:value-type="float" office:value="27.6842105263158" calcext:value-type="float">
            <text:p>27.6842105263158</text:p>
          </table:table-cell>
          <table:table-cell office:value-type="float" office:value="27.0056497175141" calcext:value-type="float">
            <text:p>27.0056497175141</text:p>
          </table:table-cell>
          <table:table-cell office:value-type="float" office:value="26.4882545346417" calcext:value-type="float">
            <text:p>26.4882545346417</text:p>
          </table:table-cell>
          <table:table-cell/>
          <table:table-cell table:formula="of:=[.G532]-[.F532]" office:value-type="float" office:value="-26.4882545346417" calcext:value-type="float">
            <text:p>-26.4882545346417</text:p>
          </table:table-cell>
        </table:table-row>
        <table:table-row table:style-name="ro1" table:visibility="filter">
          <table:table-cell office:value-type="string" calcext:value-type="string">
            <text:p>Jake Allen</text:p>
          </table:table-cell>
          <table:table-cell office:value-type="float" office:value="26.54" calcext:value-type="float">
            <text:p>26.54</text:p>
          </table:table-cell>
          <table:table-cell office:value-type="float" office:value="25.2474489795918" calcext:value-type="float">
            <text:p>25.2474489795918</text:p>
          </table:table-cell>
          <table:table-cell office:value-type="float" office:value="26.7424242424242" calcext:value-type="float">
            <text:p>26.7424242424242</text:p>
          </table:table-cell>
          <table:table-cell office:value-type="float" office:value="27.75" calcext:value-type="float">
            <text:p>27.75</text:p>
          </table:table-cell>
          <table:table-cell office:value-type="float" office:value="26.569968305504" calcext:value-type="float">
            <text:p>26.569968305504</text:p>
          </table:table-cell>
          <table:table-cell/>
          <table:table-cell table:formula="of:=[.G533]-[.F533]" office:value-type="float" office:value="-26.569968305504" calcext:value-type="float">
            <text:p>-26.569968305504</text:p>
          </table:table-cell>
        </table:table-row>
        <table:table-row table:style-name="ro1" table:visibility="filter">
          <table:table-cell office:value-type="string" calcext:value-type="string">
            <text:p>Anton Forsberg</text:p>
          </table:table-cell>
          <table:table-cell office:value-type="float" office:value="27.1818181818182" calcext:value-type="float">
            <text:p>27.1818181818182</text:p>
          </table:table-cell>
          <table:table-cell office:value-type="float" office:value="26.6076923076923" calcext:value-type="float">
            <text:p>26.6076923076923</text:p>
          </table:table-cell>
          <table:table-cell office:value-type="float" office:value="26.2" calcext:value-type="float">
            <text:p>26.2</text:p>
          </table:table-cell>
          <table:table-cell office:value-type="float" office:value="26.3492063492063" calcext:value-type="float">
            <text:p>26.3492063492063</text:p>
          </table:table-cell>
          <table:table-cell office:value-type="float" office:value="26.5846792096792" calcext:value-type="float">
            <text:p>26.5846792096792</text:p>
          </table:table-cell>
          <table:table-cell/>
          <table:table-cell table:formula="of:=[.G534]-[.F534]" office:value-type="float" office:value="-26.5846792096792" calcext:value-type="float">
            <text:p>-26.5846792096792</text:p>
          </table:table-cell>
        </table:table-row>
        <table:table-row table:style-name="ro1" table:visibility="filter">
          <table:table-cell office:value-type="string" calcext:value-type="string">
            <text:p>Igor Shesterkin</text:p>
          </table:table-cell>
          <table:table-cell office:value-type="float" office:value="27.3181818181818" calcext:value-type="float">
            <text:p>27.3181818181818</text:p>
          </table:table-cell>
          <table:table-cell office:value-type="float" office:value="25.2" calcext:value-type="float">
            <text:p>25.2</text:p>
          </table:table-cell>
          <table:table-cell office:value-type="float" office:value="27.6621621621622" calcext:value-type="float">
            <text:p>27.6621621621622</text:p>
          </table:table-cell>
          <table:table-cell office:value-type="float" office:value="27.5595238095238" calcext:value-type="float">
            <text:p>27.5595238095238</text:p>
          </table:table-cell>
          <table:table-cell office:value-type="float" office:value="26.9349669474669" calcext:value-type="float">
            <text:p>26.9349669474669</text:p>
          </table:table-cell>
          <table:table-cell/>
          <table:table-cell table:formula="of:=[.G535]-[.F535]" office:value-type="float" office:value="-26.9349669474669" calcext:value-type="float">
            <text:p>-26.9349669474669</text:p>
          </table:table-cell>
        </table:table-row>
        <table:table-row table:style-name="ro1" table:visibility="filter">
          <table:table-cell office:value-type="string" calcext:value-type="string">
            <text:p>Cam Talbot</text:p>
          </table:table-cell>
          <table:table-cell office:value-type="float" office:value="27.9875" calcext:value-type="float">
            <text:p>27.9875</text:p>
          </table:table-cell>
          <table:table-cell office:value-type="float" office:value="26.7943925233645" calcext:value-type="float">
            <text:p>26.7943925233645</text:p>
          </table:table-cell>
          <table:table-cell office:value-type="float" office:value="27.1428571428571" calcext:value-type="float">
            <text:p>27.1428571428571</text:p>
          </table:table-cell>
          <table:table-cell office:value-type="float" office:value="26.4018264840183" calcext:value-type="float">
            <text:p>26.4018264840183</text:p>
          </table:table-cell>
          <table:table-cell office:value-type="float" office:value="27.08164403756" calcext:value-type="float">
            <text:p>27.08164403756</text:p>
          </table:table-cell>
          <table:table-cell/>
          <table:table-cell table:formula="of:=[.G536]-[.F536]" office:value-type="float" office:value="-27.08164403756" calcext:value-type="float">
            <text:p>-27.08164403756</text:p>
          </table:table-cell>
        </table:table-row>
        <table:table-row table:style-name="ro1" table:visibility="filter">
          <table:table-cell office:value-type="string" calcext:value-type="string">
            <text:p>Pavel Francouz</text:p>
          </table:table-cell>
          <table:table-cell office:value-type="float" office:value="26.9583333333333" calcext:value-type="float">
            <text:p>26.9583333333333</text:p>
          </table:table-cell>
          <table:table-cell office:value-type="float" office:value="26.0909090909091" calcext:value-type="float">
            <text:p>26.090909090909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7.3497474747475" calcext:value-type="float">
            <text:p>27.3497474747475</text:p>
          </table:table-cell>
          <table:table-cell/>
          <table:table-cell table:formula="of:=[.G537]-[.F537]" office:value-type="float" office:value="-27.3497474747475" calcext:value-type="float">
            <text:p>-27.3497474747475</text:p>
          </table:table-cell>
        </table:table-row>
        <table:table-row table:style-name="ro1" table:visibility="filter">
          <table:table-cell office:value-type="string" calcext:value-type="string">
            <text:p>James Reimer</text:p>
          </table:table-cell>
          <table:table-cell office:value-type="float" office:value="26.8251121076233" calcext:value-type="float">
            <text:p>26.8251121076233</text:p>
          </table:table-cell>
          <table:table-cell office:value-type="float" office:value="26.7109207708779" calcext:value-type="float">
            <text:p>26.7109207708779</text:p>
          </table:table-cell>
          <table:table-cell office:value-type="float" office:value="26.3626373626374" calcext:value-type="float">
            <text:p>26.3626373626374</text:p>
          </table:table-cell>
          <table:table-cell office:value-type="float" office:value="30.6666666666667" calcext:value-type="float">
            <text:p>30.6666666666667</text:p>
          </table:table-cell>
          <table:table-cell office:value-type="float" office:value="27.6413342269513" calcext:value-type="float">
            <text:p>27.6413342269513</text:p>
          </table:table-cell>
          <table:table-cell/>
          <table:table-cell table:formula="of:=[.G538]-[.F538]" office:value-type="float" office:value="-27.6413342269513" calcext:value-type="float">
            <text:p>-27.6413342269513</text:p>
          </table:table-cell>
        </table:table-row>
        <table:table-row table:style-name="ro1" table:visibility="filter">
          <table:table-cell office:value-type="string" calcext:value-type="string">
            <text:p>Jonathan Bernier</text:p>
          </table:table-cell>
          <table:table-cell office:value-type="float" office:value="26.01" calcext:value-type="float">
            <text:p>26.01</text:p>
          </table:table-cell>
          <table:table-cell office:value-type="float" office:value="26.3366336633663" calcext:value-type="float">
            <text:p>26.3366336633663</text:p>
          </table:table-cell>
          <table:table-cell office:value-type="float" office:value="27.0657894736842" calcext:value-type="float">
            <text:p>27.0657894736842</text:p>
          </table:table-cell>
          <table:table-cell office:value-type="float" office:value="31.5714285714286" calcext:value-type="float">
            <text:p>31.5714285714286</text:p>
          </table:table-cell>
          <table:table-cell office:value-type="float" office:value="27.7459629271198" calcext:value-type="float">
            <text:p>27.7459629271198</text:p>
          </table:table-cell>
          <table:table-cell/>
          <table:table-cell table:formula="of:=[.G539]-[.F539]" office:value-type="float" office:value="-27.7459629271198" calcext:value-type="float">
            <text:p>-27.7459629271198</text:p>
          </table:table-cell>
        </table:table-row>
        <table:table-row table:style-name="ro1" table:visibility="filter">
          <table:table-cell office:value-type="string" calcext:value-type="string">
            <text:p>Mackenzie Blackwood</text:p>
          </table:table-cell>
          <table:table-cell office:value-type="float" office:value="25.5466666666667" calcext:value-type="float">
            <text:p>25.5466666666667</text:p>
          </table:table-cell>
          <table:table-cell office:value-type="float" office:value="27.1020408163265" calcext:value-type="float">
            <text:p>27.1020408163265</text:p>
          </table:table-cell>
          <table:table-cell office:value-type="float" office:value="28.1" calcext:value-type="float">
            <text:p>28.1</text:p>
          </table:table-cell>
          <table:table-cell office:value-type="float" office:value="31" calcext:value-type="float">
            <text:p>31</text:p>
          </table:table-cell>
          <table:table-cell office:value-type="float" office:value="27.9371768707483" calcext:value-type="float">
            <text:p>27.9371768707483</text:p>
          </table:table-cell>
          <table:table-cell/>
          <table:table-cell table:formula="of:=[.G540]-[.F540]" office:value-type="float" office:value="-27.9371768707483" calcext:value-type="float">
            <text:p>-27.9371768707483</text:p>
          </table:table-cell>
        </table:table-row>
        <table:table-row table:style-name="ro1" table:visibility="filter">
          <table:table-cell office:value-type="string" calcext:value-type="string">
            <text:p>Sam Montembeault</text:p>
          </table:table-cell>
          <table:table-cell office:value-type="float" office:value="26.7956989247312" calcext:value-type="float">
            <text:p>26.7956989247312</text:p>
          </table:table-cell>
          <table:table-cell office:value-type="float" office:value="35" calcext:value-type="float">
            <text:p>35</text:p>
          </table:table-cell>
          <table:table-cell office:value-type="float" office:value="28.8653846153846" calcext:value-type="float">
            <text:p>28.8653846153846</text:p>
          </table:table-cell>
          <table:table-cell office:value-type="float" office:value="23.6363636363636" calcext:value-type="float">
            <text:p>23.6363636363636</text:p>
          </table:table-cell>
          <table:table-cell office:value-type="float" office:value="28.5743617941199" calcext:value-type="float">
            <text:p>28.5743617941199</text:p>
          </table:table-cell>
          <table:table-cell/>
          <table:table-cell table:formula="of:=[.G541]-[.F541]" office:value-type="float" office:value="-28.5743617941199" calcext:value-type="float">
            <text:p>-28.5743617941199</text:p>
          </table:table-cell>
        </table:table-row>
        <table:table-row table:style-name="ro1" table:visibility="filter">
          <table:table-cell office:value-type="string" calcext:value-type="string">
            <text:p>Linus Ullmark</text:p>
          </table:table-cell>
          <table:table-cell office:value-type="float" office:value="24.6153846153846" calcext:value-type="float">
            <text:p>24.6153846153846</text:p>
          </table:table-cell>
          <table:table-cell office:value-type="float" office:value="34.5" calcext:value-type="float">
            <text:p>34.5</text:p>
          </table:table-cell>
          <table:table-cell office:value-type="float" office:value="27.1608040201005" calcext:value-type="float">
            <text:p>27.1608040201005</text:p>
          </table:table-cell>
          <table:table-cell office:value-type="float" office:value="28.2291666666667" calcext:value-type="float">
            <text:p>28.2291666666667</text:p>
          </table:table-cell>
          <table:table-cell office:value-type="float" office:value="28.6263388255379" calcext:value-type="float">
            <text:p>28.6263388255379</text:p>
          </table:table-cell>
          <table:table-cell/>
          <table:table-cell table:formula="of:=[.G542]-[.F542]" office:value-type="float" office:value="-28.6263388255379" calcext:value-type="float">
            <text:p>-28.6263388255379</text:p>
          </table:table-cell>
        </table:table-row>
        <table:table-row table:style-name="ro1" table:visibility="filter">
          <table:table-cell office:value-type="string" calcext:value-type="string">
            <text:p>Connor Hellebuyck</text:p>
          </table:table-cell>
          <table:table-cell office:value-type="float" office:value="29.463768115942" calcext:value-type="float">
            <text:p>29.463768115942</text:p>
          </table:table-cell>
          <table:table-cell office:value-type="float" office:value="27.3037974683544" calcext:value-type="float">
            <text:p>27.3037974683544</text:p>
          </table:table-cell>
          <table:table-cell office:value-type="float" office:value="28.1180555555556" calcext:value-type="float">
            <text:p>28.1180555555556</text:p>
          </table:table-cell>
          <table:table-cell office:value-type="float" office:value="29.6666666666667" calcext:value-type="float">
            <text:p>29.6666666666667</text:p>
          </table:table-cell>
          <table:table-cell office:value-type="float" office:value="28.6380719516297" calcext:value-type="float">
            <text:p>28.6380719516297</text:p>
          </table:table-cell>
          <table:table-cell/>
          <table:table-cell table:formula="of:=[.G543]-[.F543]" office:value-type="float" office:value="-28.6380719516297" calcext:value-type="float">
            <text:p>-28.6380719516297</text:p>
          </table:table-cell>
        </table:table-row>
        <table:table-row table:style-name="ro1" table:visibility="filter">
          <table:table-cell office:value-type="string" calcext:value-type="string">
            <text:p>Thatcher Demko</text:p>
          </table:table-cell>
          <table:table-cell office:value-type="float" office:value="28.7123287671233" calcext:value-type="float">
            <text:p>28.7123287671233</text:p>
          </table:table-cell>
          <table:table-cell office:value-type="float" office:value="27.75" calcext:value-type="float">
            <text:p>27.75</text:p>
          </table:table-cell>
          <table:table-cell office:value-type="float" office:value="28.5796178343949" calcext:value-type="float">
            <text:p>28.5796178343949</text:p>
          </table:table-cell>
          <table:table-cell office:value-type="float" office:value="29.7631578947368" calcext:value-type="float">
            <text:p>29.7631578947368</text:p>
          </table:table-cell>
          <table:table-cell office:value-type="float" office:value="28.7012761240638" calcext:value-type="float">
            <text:p>28.7012761240638</text:p>
          </table:table-cell>
          <table:table-cell/>
          <table:table-cell table:formula="of:=[.G544]-[.F544]" office:value-type="float" office:value="-28.7012761240638" calcext:value-type="float">
            <text:p>-28.7012761240638</text:p>
          </table:table-cell>
        </table:table-row>
        <table:table-row table:style-name="ro1" table:visibility="filter">
          <table:table-cell office:value-type="string" calcext:value-type="string">
            <text:p>Logan Thompson</text:p>
          </table:table-cell>
          <table:table-cell office:value-type="float" office:value="25.4" calcext:value-type="float">
            <text:p>25.4</text:p>
          </table:table-cell>
          <table:table-cell office:value-type="float" office:value="26.92" calcext:value-type="float">
            <text:p>26.92</text:p>
          </table:table-cell>
          <table:table-cell office:value-type="float" office:value="27.1607142857143" calcext:value-type="float">
            <text:p>27.1607142857143</text:p>
          </table:table-cell>
          <table:table-cell office:value-type="float" office:value="36" calcext:value-type="float">
            <text:p>36</text:p>
          </table:table-cell>
          <table:table-cell office:value-type="float" office:value="28.8701785714286" calcext:value-type="float">
            <text:p>28.8701785714286</text:p>
          </table:table-cell>
          <table:table-cell/>
          <table:table-cell table:formula="of:=[.G545]-[.F545]" office:value-type="float" office:value="-28.8701785714286" calcext:value-type="float">
            <text:p>-28.8701785714286</text:p>
          </table:table-cell>
        </table:table-row>
        <table:table-row table:style-name="ro1" table:visibility="filter">
          <table:table-cell office:value-type="string" calcext:value-type="string">
            <text:p>Karel Vejmelka</text:p>
          </table:table-cell>
          <table:table-cell office:value-type="float" office:value="34.0769230769231" calcext:value-type="float">
            <text:p>34.0769230769231</text:p>
          </table:table-cell>
          <table:table-cell office:value-type="float" office:value="29.71875" calcext:value-type="float">
            <text:p>29.71875</text:p>
          </table:table-cell>
          <table:table-cell office:value-type="float" office:value="30.1063829787234" calcext:value-type="float">
            <text:p>30.1063829787234</text:p>
          </table:table-cell>
          <table:table-cell office:value-type="float" office:value="23" calcext:value-type="float">
            <text:p>23</text:p>
          </table:table-cell>
          <table:table-cell office:value-type="float" office:value="29.2255140139116" calcext:value-type="float">
            <text:p>29.2255140139116</text:p>
          </table:table-cell>
          <table:table-cell/>
          <table:table-cell table:formula="of:=[.G546]-[.F546]" office:value-type="float" office:value="-29.2255140139116" calcext:value-type="float">
            <text:p>-29.2255140139116</text:p>
          </table:table-cell>
        </table:table-row>
        <table:table-row table:style-name="ro1" table:visibility="filter">
          <table:table-cell office:value-type="string" calcext:value-type="string">
            <text:p>Elvis Merzlikins</text:p>
          </table:table-cell>
          <table:table-cell office:value-type="float" office:value="27.7391304347826" calcext:value-type="float">
            <text:p>27.7391304347826</text:p>
          </table:table-cell>
          <table:table-cell office:value-type="float" office:value="35.75" calcext:value-type="float">
            <text:p>35.75</text:p>
          </table:table-cell>
          <table:table-cell office:value-type="float" office:value="27.5637583892617" calcext:value-type="float">
            <text:p>27.5637583892617</text:p>
          </table:table-cell>
          <table:table-cell office:value-type="float" office:value="27.5657894736842" calcext:value-type="float">
            <text:p>27.5657894736842</text:p>
          </table:table-cell>
          <table:table-cell office:value-type="float" office:value="29.6546695744321" calcext:value-type="float">
            <text:p>29.6546695744321</text:p>
          </table:table-cell>
          <table:table-cell/>
          <table:table-cell table:formula="of:=[.G547]-[.F547]" office:value-type="float" office:value="-29.6546695744321" calcext:value-type="float">
            <text:p>-29.6546695744321</text:p>
          </table:table-cell>
        </table:table-row>
        <table:table-row table:style-name="ro1" table:visibility="filter">
          <table:table-cell office:value-type="string" calcext:value-type="string">
            <text:p>Scott Wedgewood</text:p>
          </table:table-cell>
          <table:table-cell office:value-type="float" office:value="33.6666666666667" calcext:value-type="float">
            <text:p>33.6666666666667</text:p>
          </table:table-cell>
          <table:table-cell office:value-type="float" office:value="34" calcext:value-type="float">
            <text:p>34</text:p>
          </table:table-cell>
          <table:table-cell office:value-type="float" office:value="27.9789473684211" calcext:value-type="float">
            <text:p>27.9789473684211</text:p>
          </table:table-cell>
          <table:table-cell office:value-type="float" office:value="29.1020408163265" calcext:value-type="float">
            <text:p>29.1020408163265</text:p>
          </table:table-cell>
          <table:table-cell office:value-type="float" office:value="31.1869137128536" calcext:value-type="float">
            <text:p>31.1869137128536</text:p>
          </table:table-cell>
          <table:table-cell/>
          <table:table-cell table:formula="of:=[.G548]-[.F548]" office:value-type="float" office:value="-31.1869137128536" calcext:value-type="float">
            <text:p>-31.1869137128536</text:p>
          </table:table-cell>
        </table:table-row>
      </table:table>
      <table:named-expressions/>
      <table:database-ranges>
        <table:database-range table:name="__Anonymous_Sheet_DB__0" table:target-range-address="player_stats_03_16_2023.A1:player_stats_03_16_2023.H548" table:display-filter-buttons="true">
          <table:filter>
            <table:filter-and>
              <table:filter-condition table:value="2" table:operator="=" table:field-number="6">
                <table:filter-set-item table:value="2"/>
                <table:filter-set-item table:value="2.5"/>
                <table:filter-set-item table:value="23.5"/>
                <table:filter-set-item table:value="24.5"/>
                <table:filter-set-item table:value="27.5"/>
                <table:filter-set-item table:value="28.5"/>
                <table:filter-set-item table:value="3"/>
                <table:filter-set-item table:value="3.5"/>
                <table:filter-set-item table:value="4"/>
                <table:filter-set-item table:value="4.5"/>
              </table:filter-condition>
            </table:filter-and>
          </table:filter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6T15:40:24.854000000</dc:date>
    <meta:editing-duration>PT4H12M44S</meta:editing-duration>
    <meta:editing-cycles>1</meta:editing-cycles>
    <meta:document-statistic meta:table-count="1" meta:cell-count="3912" meta:object-count="0"/>
    <meta:generator>LibreOffice/7.4.4.2$Windows_X86_64 LibreOffice_project/85569322deea74ec9134968a29af2df5663baa21</meta:generator>
  </office:meta>
</office:document-meta>
</file>